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ato Black1" svg:font-family="'Lato Black'" style:font-adornments="Black" style:font-pitch="variable"/>
    <style:font-face style:name="Lato Black" svg:font-family="'Lato Black'" style:font-adornments="Black Italic" style:font-pitch="variable"/>
    <style:font-face style:name="Lato Heavy" svg:font-family="'Lato Heavy'" style:font-adornments="Heavy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left" style:shadow="none"/>
    </style:style>
    <style:style style:name="Table1.A" style:family="table-column">
      <style:table-column-properties style:column-width="1.0583in"/>
    </style:style>
    <style:style style:name="Table1.B" style:family="table-column">
      <style:table-column-properties style:column-width="0.8743in"/>
    </style:style>
    <style:style style:name="Table1.C" style:family="table-column">
      <style:table-column-properties style:column-width="4.7604in"/>
    </style:style>
    <style:style style:name="Table1.A1" style:family="table-cell">
      <style:table-cell-properties style:vertical-align="middle" fo:padding="0in" fo:border="none"/>
    </style:style>
    <style:style style:name="P1" style:family="paragraph" style:parent-style-name="Text_20_body">
      <style:text-properties fo:language="it" fo:country="IT"/>
    </style:style>
    <style:style style:name="P2" style:family="paragraph" style:parent-style-name="Text_20_body" style:list-style-name="L1">
      <style:text-properties fo:language="it" fo:country="IT"/>
    </style:style>
    <style:style style:name="P3" style:family="paragraph" style:parent-style-name="Text_20_body" style:list-style-name="L3">
      <style:text-properties fo:language="it" fo:country="IT"/>
    </style:style>
    <style:style style:name="P4" style:family="paragraph" style:parent-style-name="Text_20_body" style:list-style-name="L14">
      <style:text-properties fo:language="it" fo:country="IT" fo:font-weight="bold"/>
    </style:style>
    <style:style style:name="P5" style:family="paragraph" style:parent-style-name="Text_20_body" style:list-style-name="L20">
      <style:text-properties fo:language="it" fo:country="IT" fo:font-weight="bold"/>
    </style:style>
    <style:style style:name="P6" style:family="paragraph" style:parent-style-name="Text_20_body" style:list-style-name="L25">
      <style:text-properties fo:language="it" fo:country="IT" fo:font-weight="bold"/>
    </style:style>
    <style:style style:name="P7" style:family="paragraph" style:parent-style-name="Text_20_body" style:list-style-name="L27">
      <style:text-properties fo:language="it" fo:country="IT" fo:font-weight="bold"/>
    </style:style>
    <style:style style:name="P8" style:family="paragraph" style:parent-style-name="Text_20_body" style:list-style-name="L29">
      <style:text-properties fo:language="it" fo:country="IT" fo:font-weight="bold"/>
    </style:style>
    <style:style style:name="P9" style:family="paragraph" style:parent-style-name="Text_20_body" style:list-style-name="L31">
      <style:text-properties fo:language="it" fo:country="IT" fo:font-weight="bold"/>
    </style:style>
    <style:style style:name="P10" style:family="paragraph" style:parent-style-name="Text_20_body" style:list-style-name="L36">
      <style:text-properties fo:language="it" fo:country="IT" fo:font-weight="bold"/>
    </style:style>
    <style:style style:name="P11" style:family="paragraph" style:parent-style-name="Text_20_body" style:list-style-name="L40">
      <style:text-properties fo:language="it" fo:country="IT" fo:font-weight="bold"/>
    </style:style>
    <style:style style:name="P12" style:family="paragraph" style:parent-style-name="Text_20_body" style:list-style-name="L43">
      <style:text-properties fo:language="it" fo:country="IT" fo:font-weight="bold"/>
    </style:style>
    <style:style style:name="P13" style:family="paragraph" style:parent-style-name="Text_20_body" style:list-style-name="L47">
      <style:text-properties fo:language="it" fo:country="IT" fo:font-weight="bold"/>
    </style:style>
    <style:style style:name="P14" style:family="paragraph" style:parent-style-name="Text_20_body" style:list-style-name="L49">
      <style:text-properties fo:language="it" fo:country="IT" fo:font-weight="bold"/>
    </style:style>
    <style:style style:name="P15" style:family="paragraph" style:parent-style-name="Text_20_body" style:list-style-name="L51">
      <style:text-properties fo:language="it" fo:country="IT" fo:font-weight="bold"/>
    </style:style>
    <style:style style:name="P16" style:family="paragraph" style:parent-style-name="Text_20_body" style:list-style-name="L57">
      <style:text-properties fo:language="it" fo:country="IT" fo:font-weight="bold"/>
    </style:style>
    <style:style style:name="P17" style:family="paragraph" style:parent-style-name="Text_20_body" style:list-style-name="L61">
      <style:text-properties fo:language="it" fo:country="IT" fo:font-weight="bold"/>
    </style:style>
    <style:style style:name="P18" style:family="paragraph" style:parent-style-name="Text_20_body" style:list-style-name="L63">
      <style:text-properties fo:language="it" fo:country="IT" fo:font-weight="bold"/>
    </style:style>
    <style:style style:name="P19" style:family="paragraph" style:parent-style-name="Text_20_body" style:list-style-name="L69">
      <style:text-properties fo:language="it" fo:country="IT" fo:font-weight="bold"/>
    </style:style>
    <style:style style:name="P20" style:family="paragraph" style:parent-style-name="Text_20_body" style:list-style-name="L82">
      <style:text-properties fo:language="it" fo:country="IT" fo:font-weight="bold"/>
    </style:style>
    <style:style style:name="P21" style:family="paragraph" style:parent-style-name="Text_20_body" style:list-style-name="L94">
      <style:text-properties fo:language="it" fo:country="IT" fo:font-weight="bold"/>
    </style:style>
    <style:style style:name="P22" style:family="paragraph" style:parent-style-name="Text_20_body" style:list-style-name="L96">
      <style:text-properties fo:language="it" fo:country="IT" fo:font-weight="bold"/>
    </style:style>
    <style:style style:name="P23" style:family="paragraph" style:parent-style-name="Text_20_body" style:list-style-name="L105">
      <style:text-properties fo:language="it" fo:country="IT" fo:font-weight="bold"/>
    </style:style>
    <style:style style:name="P24" style:family="paragraph" style:parent-style-name="Text_20_body" style:list-style-name="L109">
      <style:text-properties fo:language="it" fo:country="IT" fo:font-weight="bold"/>
    </style:style>
    <style:style style:name="P25" style:family="paragraph" style:parent-style-name="Text_20_body" style:list-style-name="L112">
      <style:text-properties fo:language="it" fo:country="IT" fo:font-weight="bold"/>
    </style:style>
    <style:style style:name="P26" style:family="paragraph" style:parent-style-name="Text_20_body" style:list-style-name="L114">
      <style:text-properties fo:language="it" fo:country="IT" fo:font-weight="bold"/>
    </style:style>
    <style:style style:name="P27" style:family="paragraph" style:parent-style-name="Text_20_body" style:list-style-name="L119">
      <style:text-properties fo:language="it" fo:country="IT" fo:font-weight="bold"/>
    </style:style>
    <style:style style:name="P28" style:family="paragraph" style:parent-style-name="Text_20_body" style:list-style-name="L123">
      <style:text-properties fo:language="it" fo:country="IT" fo:font-weight="bold"/>
    </style:style>
    <style:style style:name="P29" style:family="paragraph" style:parent-style-name="Text_20_body" style:list-style-name="L128">
      <style:text-properties fo:language="it" fo:country="IT" fo:font-weight="bold"/>
    </style:style>
    <style:style style:name="P30" style:family="paragraph" style:parent-style-name="Text_20_body" style:list-style-name="L130">
      <style:text-properties fo:language="it" fo:country="IT" fo:font-weight="bold"/>
    </style:style>
    <style:style style:name="P31" style:family="paragraph" style:parent-style-name="Text_20_body" style:list-style-name="L134">
      <style:text-properties fo:language="it" fo:country="IT" fo:font-weight="bold"/>
    </style:style>
    <style:style style:name="P32" style:family="paragraph" style:parent-style-name="Text_20_body" style:list-style-name="L136">
      <style:text-properties fo:language="it" fo:country="IT" fo:font-weight="bold"/>
    </style:style>
    <style:style style:name="P33" style:family="paragraph" style:parent-style-name="Text_20_body" style:list-style-name="L138">
      <style:text-properties fo:language="it" fo:country="IT" fo:font-weight="bold"/>
    </style:style>
    <style:style style:name="P34" style:family="paragraph" style:parent-style-name="Text_20_body" style:list-style-name="L141">
      <style:text-properties fo:language="it" fo:country="IT" fo:font-weight="bold"/>
    </style:style>
    <style:style style:name="P35" style:family="paragraph" style:parent-style-name="Text_20_body" style:list-style-name="L151">
      <style:text-properties fo:language="it" fo:country="IT" fo:font-weight="bold"/>
    </style:style>
    <style:style style:name="P36" style:family="paragraph" style:parent-style-name="Text_20_body" style:list-style-name="L157">
      <style:text-properties fo:language="it" fo:country="IT" fo:font-weight="bold"/>
    </style:style>
    <style:style style:name="P37" style:family="paragraph" style:parent-style-name="Text_20_body" style:list-style-name="L159">
      <style:text-properties fo:language="it" fo:country="IT" fo:font-weight="bold"/>
    </style:style>
    <style:style style:name="P38" style:family="paragraph" style:parent-style-name="Text_20_body" style:list-style-name="L161">
      <style:text-properties fo:language="it" fo:country="IT" fo:font-weight="bold"/>
    </style:style>
    <style:style style:name="P39" style:family="paragraph" style:parent-style-name="Text_20_body" style:list-style-name="L163">
      <style:text-properties fo:language="it" fo:country="IT" fo:font-weight="bold"/>
    </style:style>
    <style:style style:name="P40" style:family="paragraph" style:parent-style-name="Text_20_body" style:list-style-name="L165">
      <style:text-properties fo:language="it" fo:country="IT" fo:font-weight="bold"/>
    </style:style>
    <style:style style:name="P41" style:family="paragraph" style:parent-style-name="Text_20_body" style:list-style-name="L169">
      <style:text-properties fo:language="it" fo:country="IT" fo:font-weight="bold"/>
    </style:style>
    <style:style style:name="P42" style:family="paragraph" style:parent-style-name="Text_20_body" style:list-style-name="L179">
      <style:text-properties fo:language="it" fo:country="IT" fo:font-weight="bold"/>
    </style:style>
    <style:style style:name="P43" style:family="paragraph" style:parent-style-name="Text_20_body" style:list-style-name="L181">
      <style:text-properties fo:language="it" fo:country="IT" fo:font-weight="bold"/>
    </style:style>
    <style:style style:name="P44" style:family="paragraph" style:parent-style-name="Text_20_body" style:list-style-name="L183">
      <style:text-properties fo:language="it" fo:country="IT" fo:font-weight="bold"/>
    </style:style>
    <style:style style:name="P45" style:family="paragraph" style:parent-style-name="Text_20_body" style:list-style-name="L185">
      <style:text-properties fo:language="it" fo:country="IT" fo:font-weight="bold"/>
    </style:style>
    <style:style style:name="P46" style:family="paragraph" style:parent-style-name="Text_20_body" style:list-style-name="L192">
      <style:text-properties fo:language="it" fo:country="IT" fo:font-weight="bold"/>
    </style:style>
    <style:style style:name="P47" style:family="paragraph" style:parent-style-name="Text_20_body" style:list-style-name="L194">
      <style:text-properties fo:language="it" fo:country="IT" fo:font-weight="bold"/>
    </style:style>
    <style:style style:name="P48" style:family="paragraph" style:parent-style-name="Text_20_body" style:list-style-name="L198">
      <style:text-properties fo:language="it" fo:country="IT" fo:font-weight="bold"/>
    </style:style>
    <style:style style:name="P49" style:family="paragraph" style:parent-style-name="Text_20_body" style:list-style-name="L201">
      <style:text-properties fo:language="it" fo:country="IT" fo:font-weight="bold"/>
    </style:style>
    <style:style style:name="P50" style:family="paragraph" style:parent-style-name="Text_20_body" style:list-style-name="L203">
      <style:text-properties fo:language="it" fo:country="IT" fo:font-weight="bold"/>
    </style:style>
    <style:style style:name="P51" style:family="paragraph" style:parent-style-name="Text_20_body" style:list-style-name="L205">
      <style:text-properties fo:language="it" fo:country="IT" fo:font-weight="bold"/>
    </style:style>
    <style:style style:name="P52" style:family="paragraph" style:parent-style-name="Text_20_body" style:list-style-name="L211">
      <style:text-properties fo:language="it" fo:country="IT" fo:font-weight="bold"/>
    </style:style>
    <style:style style:name="P53" style:family="paragraph" style:parent-style-name="Text_20_body" style:list-style-name="L214">
      <style:text-properties fo:language="it" fo:country="IT" fo:font-weight="bold"/>
    </style:style>
    <style:style style:name="P54" style:family="paragraph" style:parent-style-name="Text_20_body" style:list-style-name="L216">
      <style:text-properties fo:language="it" fo:country="IT" fo:font-weight="bold"/>
    </style:style>
    <style:style style:name="P55" style:family="paragraph" style:parent-style-name="Text_20_body" style:list-style-name="L219">
      <style:text-properties fo:language="it" fo:country="IT" fo:font-weight="bold"/>
    </style:style>
    <style:style style:name="P56" style:family="paragraph" style:parent-style-name="Text_20_body" style:list-style-name="L223">
      <style:text-properties fo:language="it" fo:country="IT" fo:font-weight="bold"/>
    </style:style>
    <style:style style:name="P57" style:family="paragraph" style:parent-style-name="Text_20_body" style:list-style-name="L226">
      <style:text-properties fo:language="it" fo:country="IT" fo:font-weight="bold"/>
    </style:style>
    <style:style style:name="P58" style:family="paragraph" style:parent-style-name="Text_20_body" style:list-style-name="L240">
      <style:text-properties fo:language="it" fo:country="IT" fo:font-weight="bold"/>
    </style:style>
    <style:style style:name="P59" style:family="paragraph" style:parent-style-name="Text_20_body" style:list-style-name="L243">
      <style:text-properties fo:language="it" fo:country="IT" fo:font-weight="bold"/>
    </style:style>
    <style:style style:name="P60" style:family="paragraph" style:parent-style-name="Text_20_body" style:list-style-name="L248">
      <style:text-properties fo:language="it" fo:country="IT" fo:font-weight="bold"/>
    </style:style>
    <style:style style:name="P61" style:family="paragraph" style:parent-style-name="Text_20_body" style:list-style-name="L250">
      <style:text-properties fo:language="it" fo:country="IT" fo:font-weight="bold"/>
    </style:style>
    <style:style style:name="P62" style:family="paragraph" style:parent-style-name="Text_20_body" style:list-style-name="L267">
      <style:text-properties fo:language="it" fo:country="IT" fo:font-weight="bold"/>
    </style:style>
    <style:style style:name="P63" style:family="paragraph" style:parent-style-name="Text_20_body" style:list-style-name="L269">
      <style:text-properties fo:language="it" fo:country="IT" fo:font-weight="bold"/>
    </style:style>
    <style:style style:name="P64" style:family="paragraph" style:parent-style-name="Text_20_body" style:list-style-name="L271">
      <style:text-properties fo:language="it" fo:country="IT" fo:font-weight="bold"/>
    </style:style>
    <style:style style:name="P65" style:family="paragraph" style:parent-style-name="Text_20_body" style:list-style-name="L274">
      <style:text-properties fo:language="it" fo:country="IT" fo:font-weight="bold"/>
    </style:style>
    <style:style style:name="P66" style:family="paragraph" style:parent-style-name="Text_20_body" style:list-style-name="L280">
      <style:text-properties fo:language="it" fo:country="IT" fo:font-weight="bold"/>
    </style:style>
    <style:style style:name="P67" style:family="paragraph" style:parent-style-name="Text_20_body" style:list-style-name="L283">
      <style:text-properties fo:language="it" fo:country="IT" fo:font-weight="bold"/>
    </style:style>
    <style:style style:name="P68" style:family="paragraph" style:parent-style-name="Text_20_body" style:list-style-name="L285">
      <style:text-properties fo:language="it" fo:country="IT" fo:font-weight="bold"/>
    </style:style>
    <style:style style:name="P69" style:family="paragraph" style:parent-style-name="Text_20_body" style:list-style-name="L294">
      <style:text-properties fo:language="it" fo:country="IT" fo:font-weight="bold"/>
    </style:style>
    <style:style style:name="P70" style:family="paragraph" style:parent-style-name="Text_20_body" style:list-style-name="L296">
      <style:text-properties fo:language="it" fo:country="IT" fo:font-weight="bold"/>
    </style:style>
    <style:style style:name="P71" style:family="paragraph" style:parent-style-name="Text_20_body" style:list-style-name="L301">
      <style:text-properties fo:language="it" fo:country="IT" fo:font-weight="bold"/>
    </style:style>
    <style:style style:name="P72" style:family="paragraph" style:parent-style-name="Text_20_body" style:list-style-name="L303">
      <style:text-properties fo:language="it" fo:country="IT" fo:font-weight="bold"/>
    </style:style>
    <style:style style:name="P73" style:family="paragraph" style:parent-style-name="Text_20_body" style:list-style-name="L307">
      <style:text-properties fo:language="it" fo:country="IT" fo:font-weight="bold"/>
    </style:style>
    <style:style style:name="P74" style:family="paragraph" style:parent-style-name="Text_20_body" style:list-style-name="L309">
      <style:text-properties fo:language="it" fo:country="IT" fo:font-weight="bold"/>
    </style:style>
    <style:style style:name="P75" style:family="paragraph" style:parent-style-name="Text_20_body" style:list-style-name="L311">
      <style:text-properties fo:language="it" fo:country="IT" fo:font-weight="bold"/>
    </style:style>
    <style:style style:name="P76" style:family="paragraph" style:parent-style-name="Text_20_body" style:list-style-name="L313">
      <style:text-properties fo:language="it" fo:country="IT" fo:font-weight="bold"/>
    </style:style>
    <style:style style:name="P77" style:family="paragraph" style:parent-style-name="Text_20_body" style:list-style-name="L315">
      <style:text-properties fo:language="it" fo:country="IT" fo:font-weight="bold"/>
    </style:style>
    <style:style style:name="P78" style:family="paragraph" style:parent-style-name="Text_20_body" style:list-style-name="L319">
      <style:text-properties fo:language="it" fo:country="IT" fo:font-weight="bold"/>
    </style:style>
    <style:style style:name="P79" style:family="paragraph" style:parent-style-name="Text_20_body" style:list-style-name="L323">
      <style:text-properties fo:language="it" fo:country="IT" fo:font-weight="bold"/>
    </style:style>
    <style:style style:name="P80" style:family="paragraph" style:parent-style-name="Text_20_body" style:list-style-name="L325">
      <style:text-properties fo:language="it" fo:country="IT" fo:font-weight="bold"/>
    </style:style>
    <style:style style:name="P81" style:family="paragraph" style:parent-style-name="Text_20_body" style:list-style-name="L328">
      <style:text-properties fo:language="it" fo:country="IT" fo:font-weight="bold"/>
    </style:style>
    <style:style style:name="P82" style:family="paragraph" style:parent-style-name="Text_20_body" style:list-style-name="L330">
      <style:text-properties fo:language="it" fo:country="IT" fo:font-weight="bold"/>
    </style:style>
    <style:style style:name="P83" style:family="paragraph" style:parent-style-name="Text_20_body" style:list-style-name="L332">
      <style:text-properties fo:language="it" fo:country="IT" fo:font-weight="bold"/>
    </style:style>
    <style:style style:name="P84" style:family="paragraph" style:parent-style-name="Text_20_body" style:list-style-name="L336">
      <style:text-properties fo:language="it" fo:country="IT" fo:font-weight="bold"/>
    </style:style>
    <style:style style:name="P85" style:family="paragraph" style:parent-style-name="Text_20_body" style:list-style-name="L338">
      <style:text-properties fo:language="it" fo:country="IT" fo:font-weight="bold"/>
    </style:style>
    <style:style style:name="P86" style:family="paragraph" style:parent-style-name="Text_20_body" style:list-style-name="L340">
      <style:text-properties fo:language="it" fo:country="IT" fo:font-weight="bold"/>
    </style:style>
    <style:style style:name="P87" style:family="paragraph" style:parent-style-name="Text_20_body" style:list-style-name="L342">
      <style:text-properties fo:language="it" fo:country="IT" fo:font-weight="bold"/>
    </style:style>
    <style:style style:name="P88" style:family="paragraph" style:parent-style-name="Text_20_body" style:list-style-name="L344">
      <style:text-properties fo:language="it" fo:country="IT" fo:font-weight="bold"/>
    </style:style>
    <style:style style:name="P89" style:family="paragraph" style:parent-style-name="Text_20_body" style:list-style-name="L346">
      <style:text-properties fo:language="it" fo:country="IT" fo:font-weight="bold"/>
    </style:style>
    <style:style style:name="P90" style:family="paragraph" style:parent-style-name="Text_20_body" style:list-style-name="L348">
      <style:text-properties fo:language="it" fo:country="IT" fo:font-weight="bold"/>
    </style:style>
    <style:style style:name="P91" style:family="paragraph" style:parent-style-name="Text_20_body" style:list-style-name="L350">
      <style:text-properties fo:language="it" fo:country="IT" fo:font-weight="bold"/>
    </style:style>
    <style:style style:name="P92" style:family="paragraph" style:parent-style-name="Text_20_body" style:list-style-name="L352">
      <style:text-properties fo:language="it" fo:country="IT" fo:font-weight="bold"/>
    </style:style>
    <style:style style:name="P93" style:family="paragraph" style:parent-style-name="Text_20_body" style:list-style-name="L354">
      <style:text-properties fo:language="it" fo:country="IT" fo:font-weight="bold"/>
    </style:style>
    <style:style style:name="P94" style:family="paragraph" style:parent-style-name="Text_20_body" style:list-style-name="L356">
      <style:text-properties fo:language="it" fo:country="IT" fo:font-weight="bold"/>
    </style:style>
    <style:style style:name="P95" style:family="paragraph" style:parent-style-name="Text_20_body" style:list-style-name="L358">
      <style:text-properties fo:language="it" fo:country="IT" fo:font-weight="bold"/>
    </style:style>
    <style:style style:name="P96" style:family="paragraph" style:parent-style-name="Text_20_body" style:list-style-name="L362">
      <style:text-properties fo:language="it" fo:country="IT" fo:font-weight="bold"/>
    </style:style>
    <style:style style:name="P97" style:family="paragraph" style:parent-style-name="Text_20_body" style:list-style-name="L364">
      <style:text-properties fo:language="it" fo:country="IT" fo:font-weight="bold"/>
    </style:style>
    <style:style style:name="P98" style:family="paragraph" style:parent-style-name="Text_20_body" style:list-style-name="L368">
      <style:text-properties fo:language="it" fo:country="IT" fo:font-weight="bold"/>
    </style:style>
    <style:style style:name="P99" style:family="paragraph" style:parent-style-name="Text_20_body" style:list-style-name="L374">
      <style:text-properties fo:language="it" fo:country="IT" fo:font-weight="bold"/>
    </style:style>
    <style:style style:name="P100" style:family="paragraph" style:parent-style-name="Text_20_body" style:list-style-name="L378">
      <style:text-properties fo:language="it" fo:country="IT" fo:font-weight="bold"/>
    </style:style>
    <style:style style:name="P101" style:family="paragraph" style:parent-style-name="Text_20_body" style:list-style-name="L382">
      <style:text-properties fo:language="it" fo:country="IT" fo:font-weight="bold"/>
    </style:style>
    <style:style style:name="P102" style:family="paragraph" style:parent-style-name="Text_20_body" style:list-style-name="L384">
      <style:text-properties fo:language="it" fo:country="IT" fo:font-weight="bold"/>
    </style:style>
    <style:style style:name="P103" style:family="paragraph" style:parent-style-name="Text_20_body" style:list-style-name="L387">
      <style:text-properties fo:language="it" fo:country="IT" fo:font-weight="bold"/>
    </style:style>
    <style:style style:name="P104" style:family="paragraph" style:parent-style-name="Text_20_body" style:list-style-name="L389">
      <style:text-properties fo:language="it" fo:country="IT" fo:font-weight="bold"/>
    </style:style>
    <style:style style:name="P105" style:family="paragraph" style:parent-style-name="Text_20_body" style:list-style-name="L391">
      <style:text-properties fo:language="it" fo:country="IT" fo:font-weight="bold"/>
    </style:style>
    <style:style style:name="P106" style:family="paragraph" style:parent-style-name="Text_20_body" style:list-style-name="L393">
      <style:text-properties fo:language="it" fo:country="IT" fo:font-weight="bold"/>
    </style:style>
    <style:style style:name="P107" style:family="paragraph" style:parent-style-name="Text_20_body" style:list-style-name="L396">
      <style:text-properties fo:language="it" fo:country="IT" fo:font-weight="bold"/>
    </style:style>
    <style:style style:name="P108" style:family="paragraph" style:parent-style-name="Text_20_body" style:list-style-name="L398">
      <style:text-properties fo:language="it" fo:country="IT" fo:font-weight="bold"/>
    </style:style>
    <style:style style:name="P109" style:family="paragraph" style:parent-style-name="Text_20_body" style:list-style-name="L400">
      <style:text-properties fo:language="it" fo:country="IT" fo:font-weight="bold"/>
    </style:style>
    <style:style style:name="P110" style:family="paragraph" style:parent-style-name="Text_20_body" style:list-style-name="L402">
      <style:text-properties fo:language="it" fo:country="IT" fo:font-weight="bold"/>
    </style:style>
    <style:style style:name="P111" style:family="paragraph" style:parent-style-name="Text_20_body" style:list-style-name="L404">
      <style:text-properties fo:language="it" fo:country="IT" fo:font-weight="bold"/>
    </style:style>
    <style:style style:name="P112" style:family="paragraph" style:parent-style-name="Text_20_body" style:list-style-name="L406">
      <style:text-properties fo:language="it" fo:country="IT" fo:font-weight="bold"/>
    </style:style>
    <style:style style:name="P113" style:family="paragraph" style:parent-style-name="Text_20_body" style:list-style-name="L408">
      <style:text-properties fo:language="it" fo:country="IT" fo:font-weight="bold"/>
    </style:style>
    <style:style style:name="P114" style:family="paragraph" style:parent-style-name="Text_20_body" style:list-style-name="L45">
      <style:text-properties fo:language="it" fo:country="IT"/>
    </style:style>
    <style:style style:name="P115" style:family="paragraph" style:parent-style-name="Text_20_body" style:list-style-name="L54">
      <style:text-properties fo:language="it" fo:country="IT"/>
    </style:style>
    <style:style style:name="P116" style:family="paragraph" style:parent-style-name="Text_20_body" style:list-style-name="L59">
      <style:text-properties fo:language="it" fo:country="IT"/>
    </style:style>
    <style:style style:name="P117" style:family="paragraph" style:parent-style-name="Text_20_body" style:list-style-name="L71">
      <style:text-properties fo:language="it" fo:country="IT"/>
    </style:style>
    <style:style style:name="P118" style:family="paragraph" style:parent-style-name="Text_20_body" style:list-style-name="L87">
      <style:text-properties fo:language="it" fo:country="IT"/>
    </style:style>
    <style:style style:name="P119" style:family="paragraph" style:parent-style-name="Text_20_body" style:list-style-name="L90">
      <style:text-properties fo:language="it" fo:country="IT"/>
    </style:style>
    <style:style style:name="P120" style:family="paragraph" style:parent-style-name="Text_20_body" style:list-style-name="L98">
      <style:text-properties fo:language="it" fo:country="IT"/>
    </style:style>
    <style:style style:name="P121" style:family="paragraph" style:parent-style-name="Text_20_body" style:list-style-name="L102">
      <style:text-properties fo:language="it" fo:country="IT"/>
    </style:style>
    <style:style style:name="P122" style:family="paragraph" style:parent-style-name="Text_20_body" style:list-style-name="L117">
      <style:text-properties fo:language="it" fo:country="IT"/>
    </style:style>
    <style:style style:name="P123" style:family="paragraph" style:parent-style-name="Text_20_body" style:list-style-name="L126">
      <style:text-properties fo:language="it" fo:country="IT"/>
    </style:style>
    <style:style style:name="P124" style:family="paragraph" style:parent-style-name="Text_20_body" style:list-style-name="L132">
      <style:text-properties fo:language="it" fo:country="IT"/>
    </style:style>
    <style:style style:name="P125" style:family="paragraph" style:parent-style-name="Text_20_body" style:list-style-name="L144">
      <style:text-properties fo:language="it" fo:country="IT"/>
    </style:style>
    <style:style style:name="P126" style:family="paragraph" style:parent-style-name="Text_20_body" style:list-style-name="L167">
      <style:text-properties fo:language="it" fo:country="IT"/>
    </style:style>
    <style:style style:name="P127" style:family="paragraph" style:parent-style-name="Text_20_body" style:list-style-name="L187">
      <style:text-properties fo:language="it" fo:country="IT"/>
    </style:style>
    <style:style style:name="P128" style:family="paragraph" style:parent-style-name="Text_20_body" style:list-style-name="L190">
      <style:text-properties fo:language="it" fo:country="IT"/>
    </style:style>
    <style:style style:name="P129" style:family="paragraph" style:parent-style-name="Text_20_body" style:list-style-name="L196">
      <style:text-properties fo:language="it" fo:country="IT"/>
    </style:style>
    <style:style style:name="P130" style:family="paragraph" style:parent-style-name="Text_20_body" style:list-style-name="L238">
      <style:text-properties fo:language="it" fo:country="IT"/>
    </style:style>
    <style:style style:name="P131" style:family="paragraph" style:parent-style-name="Text_20_body" style:list-style-name="L246">
      <style:text-properties fo:language="it" fo:country="IT"/>
    </style:style>
    <style:style style:name="P132" style:family="paragraph" style:parent-style-name="Text_20_body" style:list-style-name="L249">
      <style:text-properties fo:language="it" fo:country="IT"/>
    </style:style>
    <style:style style:name="P133" style:family="paragraph" style:parent-style-name="Text_20_body" style:list-style-name="L256">
      <style:text-properties fo:language="it" fo:country="IT"/>
    </style:style>
    <style:style style:name="P134" style:family="paragraph" style:parent-style-name="Text_20_body" style:list-style-name="L258">
      <style:text-properties fo:language="it" fo:country="IT"/>
    </style:style>
    <style:style style:name="P135" style:family="paragraph" style:parent-style-name="Text_20_body" style:list-style-name="L259">
      <style:text-properties fo:language="it" fo:country="IT"/>
    </style:style>
    <style:style style:name="P136" style:family="paragraph" style:parent-style-name="Text_20_body" style:list-style-name="L291">
      <style:text-properties fo:language="it" fo:country="IT"/>
    </style:style>
    <style:style style:name="P137" style:family="paragraph" style:parent-style-name="Text_20_body" style:list-style-name="L299">
      <style:text-properties fo:language="it" fo:country="IT"/>
    </style:style>
    <style:style style:name="P138" style:family="paragraph" style:parent-style-name="Text_20_body" style:list-style-name="L305">
      <style:text-properties fo:language="it" fo:country="IT"/>
    </style:style>
    <style:style style:name="P139" style:family="paragraph" style:parent-style-name="Text_20_body" style:list-style-name="L321">
      <style:text-properties fo:language="it" fo:country="IT"/>
    </style:style>
    <style:style style:name="P140" style:family="paragraph" style:parent-style-name="Text_20_body" style:list-style-name="L334">
      <style:text-properties fo:language="it" fo:country="IT"/>
    </style:style>
    <style:style style:name="P141" style:family="paragraph" style:parent-style-name="Text_20_body" style:list-style-name="L360">
      <style:text-properties fo:language="it" fo:country="IT"/>
    </style:style>
    <style:style style:name="P142" style:family="paragraph" style:parent-style-name="Text_20_body" style:list-style-name="L366">
      <style:text-properties fo:language="it" fo:country="IT"/>
    </style:style>
    <style:style style:name="P143" style:family="paragraph" style:parent-style-name="Text_20_body" style:list-style-name="L370">
      <style:text-properties fo:language="it" fo:country="IT"/>
    </style:style>
    <style:style style:name="P144" style:family="paragraph" style:parent-style-name="Text_20_body" style:list-style-name="L372">
      <style:text-properties fo:language="it" fo:country="IT"/>
    </style:style>
    <style:style style:name="P145" style:family="paragraph" style:parent-style-name="Text_20_body" style:list-style-name="L376">
      <style:text-properties fo:language="it" fo:country="IT"/>
    </style:style>
    <style:style style:name="P146" style:family="paragraph" style:parent-style-name="Text_20_body" style:list-style-name="L380">
      <style:text-properties fo:language="it" fo:country="IT"/>
    </style:style>
    <style:style style:name="P147" style:family="paragraph" style:parent-style-name="Text_20_body" style:list-style-name="L410">
      <style:text-properties fo:language="it" fo:country="IT"/>
    </style:style>
    <style:style style:name="P148" style:family="paragraph" style:parent-style-name="Text_20_body" style:list-style-name="L412">
      <style:text-properties fo:language="it" fo:country="IT"/>
    </style:style>
    <style:style style:name="P149" style:family="paragraph" style:parent-style-name="Text_20_body" style:list-style-name="L417">
      <style:text-properties fo:language="it" fo:country="IT"/>
    </style:style>
    <style:style style:name="P150" style:family="paragraph" style:parent-style-name="Text_20_body" style:list-style-name="L419">
      <style:text-properties fo:language="it" fo:country="IT"/>
    </style:style>
    <style:style style:name="P151" style:family="paragraph" style:parent-style-name="Text_20_body" style:list-style-name="L4"/>
    <style:style style:name="P152" style:family="paragraph" style:parent-style-name="Text_20_body" style:list-style-name="L5"/>
    <style:style style:name="P153" style:family="paragraph" style:parent-style-name="Text_20_body" style:list-style-name="L6"/>
    <style:style style:name="P154" style:family="paragraph" style:parent-style-name="Text_20_body" style:list-style-name="L7"/>
    <style:style style:name="P155" style:family="paragraph" style:parent-style-name="Text_20_body" style:list-style-name="L8"/>
    <style:style style:name="P156" style:family="paragraph" style:parent-style-name="Text_20_body" style:list-style-name="L9"/>
    <style:style style:name="P157" style:family="paragraph" style:parent-style-name="Text_20_body" style:list-style-name="L10"/>
    <style:style style:name="P158" style:family="paragraph" style:parent-style-name="Text_20_body" style:list-style-name="L11"/>
    <style:style style:name="P159" style:family="paragraph" style:parent-style-name="Text_20_body" style:list-style-name="L12"/>
    <style:style style:name="P160" style:family="paragraph" style:parent-style-name="Text_20_body" style:list-style-name="L13"/>
    <style:style style:name="P161" style:family="paragraph" style:parent-style-name="Text_20_body" style:list-style-name="L15"/>
    <style:style style:name="P162" style:family="paragraph" style:parent-style-name="Text_20_body" style:list-style-name="L16"/>
    <style:style style:name="P163" style:family="paragraph" style:parent-style-name="Text_20_body" style:list-style-name="L17"/>
    <style:style style:name="P164" style:family="paragraph" style:parent-style-name="Text_20_body" style:list-style-name="L18"/>
    <style:style style:name="P165" style:family="paragraph" style:parent-style-name="Text_20_body" style:list-style-name="L19"/>
    <style:style style:name="P166" style:family="paragraph" style:parent-style-name="Text_20_body" style:list-style-name="L21"/>
    <style:style style:name="P167" style:family="paragraph" style:parent-style-name="Text_20_body" style:list-style-name="L22"/>
    <style:style style:name="P168" style:family="paragraph" style:parent-style-name="Text_20_body" style:list-style-name="L23"/>
    <style:style style:name="P169" style:family="paragraph" style:parent-style-name="Text_20_body" style:list-style-name="L24"/>
    <style:style style:name="P170" style:family="paragraph" style:parent-style-name="Text_20_body" style:list-style-name="L26"/>
    <style:style style:name="P171" style:family="paragraph" style:parent-style-name="Text_20_body" style:list-style-name="L28"/>
    <style:style style:name="P172" style:family="paragraph" style:parent-style-name="Text_20_body" style:list-style-name="L30"/>
    <style:style style:name="P173" style:family="paragraph" style:parent-style-name="Text_20_body" style:list-style-name="L32"/>
    <style:style style:name="P174" style:family="paragraph" style:parent-style-name="Text_20_body" style:list-style-name="L33"/>
    <style:style style:name="P175" style:family="paragraph" style:parent-style-name="Text_20_body" style:list-style-name="L34"/>
    <style:style style:name="P176" style:family="paragraph" style:parent-style-name="Text_20_body" style:list-style-name="L35"/>
    <style:style style:name="P177" style:family="paragraph" style:parent-style-name="Text_20_body" style:list-style-name="L37"/>
    <style:style style:name="P178" style:family="paragraph" style:parent-style-name="Text_20_body" style:list-style-name="L38"/>
    <style:style style:name="P179" style:family="paragraph" style:parent-style-name="Text_20_body" style:list-style-name="L39"/>
    <style:style style:name="P180" style:family="paragraph" style:parent-style-name="Text_20_body" style:list-style-name="L41"/>
    <style:style style:name="P181" style:family="paragraph" style:parent-style-name="Text_20_body" style:list-style-name="L42"/>
    <style:style style:name="P182" style:family="paragraph" style:parent-style-name="Text_20_body" style:list-style-name="L44"/>
    <style:style style:name="P183" style:family="paragraph" style:parent-style-name="Text_20_body" style:list-style-name="L46"/>
    <style:style style:name="P184" style:family="paragraph" style:parent-style-name="Text_20_body" style:list-style-name="L48"/>
    <style:style style:name="P185" style:family="paragraph" style:parent-style-name="Text_20_body" style:list-style-name="L50"/>
    <style:style style:name="P186" style:family="paragraph" style:parent-style-name="Text_20_body" style:list-style-name="L52"/>
    <style:style style:name="P187" style:family="paragraph" style:parent-style-name="Text_20_body" style:list-style-name="L53"/>
    <style:style style:name="P188" style:family="paragraph" style:parent-style-name="Text_20_body" style:list-style-name="L55"/>
    <style:style style:name="P189" style:family="paragraph" style:parent-style-name="Text_20_body" style:list-style-name="L56"/>
    <style:style style:name="P190" style:family="paragraph" style:parent-style-name="Text_20_body" style:list-style-name="L58"/>
    <style:style style:name="P191" style:family="paragraph" style:parent-style-name="Text_20_body" style:list-style-name="L60"/>
    <style:style style:name="P192" style:family="paragraph" style:parent-style-name="Text_20_body" style:list-style-name="L62"/>
    <style:style style:name="P193" style:family="paragraph" style:parent-style-name="Text_20_body" style:list-style-name="L64"/>
    <style:style style:name="P194" style:family="paragraph" style:parent-style-name="Text_20_body" style:list-style-name="L65"/>
    <style:style style:name="P195" style:family="paragraph" style:parent-style-name="Text_20_body" style:list-style-name="L66"/>
    <style:style style:name="P196" style:family="paragraph" style:parent-style-name="Text_20_body" style:list-style-name="L67"/>
    <style:style style:name="P197" style:family="paragraph" style:parent-style-name="Text_20_body" style:list-style-name="L68"/>
    <style:style style:name="P198" style:family="paragraph" style:parent-style-name="Text_20_body" style:list-style-name="L70"/>
    <style:style style:name="P199" style:family="paragraph" style:parent-style-name="Text_20_body" style:list-style-name="L72"/>
    <style:style style:name="P200" style:family="paragraph" style:parent-style-name="Text_20_body" style:list-style-name="L73"/>
    <style:style style:name="P201" style:family="paragraph" style:parent-style-name="Text_20_body" style:list-style-name="L74"/>
    <style:style style:name="P202" style:family="paragraph" style:parent-style-name="Text_20_body" style:list-style-name="L75"/>
    <style:style style:name="P203" style:family="paragraph" style:parent-style-name="Text_20_body" style:list-style-name="L76"/>
    <style:style style:name="P204" style:family="paragraph" style:parent-style-name="Text_20_body" style:list-style-name="L77"/>
    <style:style style:name="P205" style:family="paragraph" style:parent-style-name="Text_20_body" style:list-style-name="L78"/>
    <style:style style:name="P206" style:family="paragraph" style:parent-style-name="Text_20_body" style:list-style-name="L79"/>
    <style:style style:name="P207" style:family="paragraph" style:parent-style-name="Text_20_body" style:list-style-name="L80"/>
    <style:style style:name="P208" style:family="paragraph" style:parent-style-name="Text_20_body" style:list-style-name="L81"/>
    <style:style style:name="P209" style:family="paragraph" style:parent-style-name="Text_20_body" style:list-style-name="L83"/>
    <style:style style:name="P210" style:family="paragraph" style:parent-style-name="Text_20_body" style:list-style-name="L84"/>
    <style:style style:name="P211" style:family="paragraph" style:parent-style-name="Text_20_body" style:list-style-name="L85"/>
    <style:style style:name="P212" style:family="paragraph" style:parent-style-name="Text_20_body" style:list-style-name="L86">
      <style:text-properties fo:font-size="10pt" fo:language="it" fo:country="IT"/>
    </style:style>
    <style:style style:name="P213" style:family="paragraph" style:parent-style-name="Text_20_body" style:list-style-name="L93">
      <style:text-properties fo:font-size="10pt" fo:language="it" fo:country="IT"/>
    </style:style>
    <style:style style:name="P214" style:family="paragraph" style:parent-style-name="Text_20_body" style:list-style-name="L95">
      <style:text-properties fo:font-size="10pt" fo:language="it" fo:country="IT"/>
    </style:style>
    <style:style style:name="P215" style:family="paragraph" style:parent-style-name="Text_20_body" style:list-style-name="L101">
      <style:text-properties fo:font-size="10pt" fo:language="it" fo:country="IT"/>
    </style:style>
    <style:style style:name="P216" style:family="paragraph" style:parent-style-name="Text_20_body" style:list-style-name="L150">
      <style:text-properties fo:font-size="10pt" fo:language="it" fo:country="IT"/>
    </style:style>
    <style:style style:name="P217" style:family="paragraph" style:parent-style-name="Text_20_body" style:list-style-name="L156">
      <style:text-properties fo:font-size="10pt" fo:language="it" fo:country="IT"/>
    </style:style>
    <style:style style:name="P218" style:family="paragraph" style:parent-style-name="Text_20_body" style:list-style-name="L178">
      <style:text-properties fo:font-size="10pt" fo:language="it" fo:country="IT"/>
    </style:style>
    <style:style style:name="P219" style:family="paragraph" style:parent-style-name="Text_20_body" style:list-style-name="L222">
      <style:text-properties fo:font-size="10pt" fo:language="it" fo:country="IT"/>
    </style:style>
    <style:style style:name="P220" style:family="paragraph" style:parent-style-name="Text_20_body" style:list-style-name="L264">
      <style:text-properties fo:font-size="10pt" fo:language="it" fo:country="IT"/>
    </style:style>
    <style:style style:name="P221" style:family="paragraph" style:parent-style-name="Text_20_body" style:list-style-name="L88"/>
    <style:style style:name="P222" style:family="paragraph" style:parent-style-name="Text_20_body" style:list-style-name="L89"/>
    <style:style style:name="P223" style:family="paragraph" style:parent-style-name="Text_20_body" style:list-style-name="L91"/>
    <style:style style:name="P224" style:family="paragraph" style:parent-style-name="Text_20_body" style:list-style-name="L92"/>
    <style:style style:name="P225" style:family="paragraph" style:parent-style-name="Text_20_body" style:list-style-name="L97"/>
    <style:style style:name="P226" style:family="paragraph" style:parent-style-name="Text_20_body" style:list-style-name="L99"/>
    <style:style style:name="P227" style:family="paragraph" style:parent-style-name="Text_20_body" style:list-style-name="L100"/>
    <style:style style:name="P228" style:family="paragraph" style:parent-style-name="Text_20_body" style:list-style-name="L103"/>
    <style:style style:name="P229" style:family="paragraph" style:parent-style-name="Text_20_body" style:list-style-name="L104"/>
    <style:style style:name="P230" style:family="paragraph" style:parent-style-name="Text_20_body" style:list-style-name="L106"/>
    <style:style style:name="P231" style:family="paragraph" style:parent-style-name="Text_20_body" style:list-style-name="L107"/>
    <style:style style:name="P232" style:family="paragraph" style:parent-style-name="Text_20_body" style:list-style-name="L108"/>
    <style:style style:name="P233" style:family="paragraph" style:parent-style-name="Text_20_body" style:list-style-name="L110"/>
    <style:style style:name="P234" style:family="paragraph" style:parent-style-name="Text_20_body" style:list-style-name="L111"/>
    <style:style style:name="P235" style:family="paragraph" style:parent-style-name="Text_20_body" style:list-style-name="L113"/>
    <style:style style:name="P236" style:family="paragraph" style:parent-style-name="Text_20_body" style:list-style-name="L115"/>
    <style:style style:name="P237" style:family="paragraph" style:parent-style-name="Text_20_body" style:list-style-name="L116"/>
    <style:style style:name="P238" style:family="paragraph" style:parent-style-name="Text_20_body" style:list-style-name="L118"/>
    <style:style style:name="P239" style:family="paragraph" style:parent-style-name="Text_20_body" style:list-style-name="L120"/>
    <style:style style:name="P240" style:family="paragraph" style:parent-style-name="Text_20_body" style:list-style-name="L121"/>
    <style:style style:name="P241" style:family="paragraph" style:parent-style-name="Text_20_body" style:list-style-name="L122"/>
    <style:style style:name="P242" style:family="paragraph" style:parent-style-name="Text_20_body" style:list-style-name="L124"/>
    <style:style style:name="P243" style:family="paragraph" style:parent-style-name="Text_20_body" style:list-style-name="L125"/>
    <style:style style:name="P244" style:family="paragraph" style:parent-style-name="Text_20_body" style:list-style-name="L127"/>
    <style:style style:name="P245" style:family="paragraph" style:parent-style-name="Text_20_body" style:list-style-name="L129"/>
    <style:style style:name="P246" style:family="paragraph" style:parent-style-name="Text_20_body" style:list-style-name="L131"/>
    <style:style style:name="P247" style:family="paragraph" style:parent-style-name="Text_20_body" style:list-style-name="L133"/>
    <style:style style:name="P248" style:family="paragraph" style:parent-style-name="Text_20_body" style:list-style-name="L135"/>
    <style:style style:name="P249" style:family="paragraph" style:parent-style-name="Text_20_body" style:list-style-name="L137"/>
    <style:style style:name="P250" style:family="paragraph" style:parent-style-name="Text_20_body" style:list-style-name="L139"/>
    <style:style style:name="P251" style:family="paragraph" style:parent-style-name="Text_20_body" style:list-style-name="L140"/>
    <style:style style:name="P252" style:family="paragraph" style:parent-style-name="Text_20_body" style:list-style-name="L142"/>
    <style:style style:name="P253" style:family="paragraph" style:parent-style-name="Text_20_body" style:list-style-name="L143"/>
    <style:style style:name="P254" style:family="paragraph" style:parent-style-name="Text_20_body" style:list-style-name="L145"/>
    <style:style style:name="P255" style:family="paragraph" style:parent-style-name="Text_20_body" style:list-style-name="L146"/>
    <style:style style:name="P256" style:family="paragraph" style:parent-style-name="Text_20_body" style:list-style-name="L147"/>
    <style:style style:name="P257" style:family="paragraph" style:parent-style-name="Text_20_body" style:list-style-name="L148"/>
    <style:style style:name="P258" style:family="paragraph" style:parent-style-name="Text_20_body" style:list-style-name="L149"/>
    <style:style style:name="P259" style:family="paragraph" style:parent-style-name="Text_20_body" style:list-style-name="L152"/>
    <style:style style:name="P260" style:family="paragraph" style:parent-style-name="Text_20_body" style:list-style-name="L153"/>
    <style:style style:name="P261" style:family="paragraph" style:parent-style-name="Text_20_body" style:list-style-name="L154"/>
    <style:style style:name="P262" style:family="paragraph" style:parent-style-name="Text_20_body" style:list-style-name="L155"/>
    <style:style style:name="P263" style:family="paragraph" style:parent-style-name="Text_20_body" style:list-style-name="L158"/>
    <style:style style:name="P264" style:family="paragraph" style:parent-style-name="Text_20_body" style:list-style-name="L160"/>
    <style:style style:name="P265" style:family="paragraph" style:parent-style-name="Text_20_body" style:list-style-name="L162"/>
    <style:style style:name="P266" style:family="paragraph" style:parent-style-name="Text_20_body" style:list-style-name="L164"/>
    <style:style style:name="P267" style:family="paragraph" style:parent-style-name="Text_20_body" style:list-style-name="L166"/>
    <style:style style:name="P268" style:family="paragraph" style:parent-style-name="Text_20_body" style:list-style-name="L168"/>
    <style:style style:name="P269" style:family="paragraph" style:parent-style-name="Text_20_body" style:list-style-name="L170"/>
    <style:style style:name="P270" style:family="paragraph" style:parent-style-name="Text_20_body" style:list-style-name="L171"/>
    <style:style style:name="P271" style:family="paragraph" style:parent-style-name="Text_20_body" style:list-style-name="L172"/>
    <style:style style:name="P272" style:family="paragraph" style:parent-style-name="Text_20_body" style:list-style-name="L173"/>
    <style:style style:name="P273" style:family="paragraph" style:parent-style-name="Text_20_body" style:list-style-name="L174"/>
    <style:style style:name="P274" style:family="paragraph" style:parent-style-name="Text_20_body" style:list-style-name="L175"/>
    <style:style style:name="P275" style:family="paragraph" style:parent-style-name="Text_20_body" style:list-style-name="L176"/>
    <style:style style:name="P276" style:family="paragraph" style:parent-style-name="Text_20_body" style:list-style-name="L177"/>
    <style:style style:name="P277" style:family="paragraph" style:parent-style-name="Text_20_body" style:list-style-name="L180"/>
    <style:style style:name="P278" style:family="paragraph" style:parent-style-name="Text_20_body" style:list-style-name="L182"/>
    <style:style style:name="P279" style:family="paragraph" style:parent-style-name="Text_20_body" style:list-style-name="L184"/>
    <style:style style:name="P280" style:family="paragraph" style:parent-style-name="Text_20_body" style:list-style-name="L186"/>
    <style:style style:name="P281" style:family="paragraph" style:parent-style-name="Text_20_body" style:list-style-name="L188"/>
    <style:style style:name="P282" style:family="paragraph" style:parent-style-name="Text_20_body" style:list-style-name="L189"/>
    <style:style style:name="P283" style:family="paragraph" style:parent-style-name="Text_20_body" style:list-style-name="L191"/>
    <style:style style:name="P284" style:family="paragraph" style:parent-style-name="Text_20_body" style:list-style-name="L193"/>
    <style:style style:name="P285" style:family="paragraph" style:parent-style-name="Text_20_body" style:list-style-name="L195"/>
    <style:style style:name="P286" style:family="paragraph" style:parent-style-name="Text_20_body" style:list-style-name="L197"/>
    <style:style style:name="P287" style:family="paragraph" style:parent-style-name="Text_20_body" style:list-style-name="L199"/>
    <style:style style:name="P288" style:family="paragraph" style:parent-style-name="Text_20_body" style:list-style-name="L200"/>
    <style:style style:name="P289" style:family="paragraph" style:parent-style-name="Text_20_body" style:list-style-name="L202"/>
    <style:style style:name="P290" style:family="paragraph" style:parent-style-name="Text_20_body" style:list-style-name="L204"/>
    <style:style style:name="P291" style:family="paragraph" style:parent-style-name="Text_20_body" style:list-style-name="L206"/>
    <style:style style:name="P292" style:family="paragraph" style:parent-style-name="Text_20_body" style:list-style-name="L207"/>
    <style:style style:name="P293" style:family="paragraph" style:parent-style-name="Text_20_body" style:list-style-name="L208"/>
    <style:style style:name="P294" style:family="paragraph" style:parent-style-name="Text_20_body" style:list-style-name="L209"/>
    <style:style style:name="P295" style:family="paragraph" style:parent-style-name="Text_20_body" style:list-style-name="L210"/>
    <style:style style:name="P296" style:family="paragraph" style:parent-style-name="Text_20_body" style:list-style-name="L212"/>
    <style:style style:name="P297" style:family="paragraph" style:parent-style-name="Text_20_body" style:list-style-name="L213"/>
    <style:style style:name="P298" style:family="paragraph" style:parent-style-name="Text_20_body" style:list-style-name="L215"/>
    <style:style style:name="P299" style:family="paragraph" style:parent-style-name="Text_20_body" style:list-style-name="L217"/>
    <style:style style:name="P300" style:family="paragraph" style:parent-style-name="Text_20_body" style:list-style-name="L218"/>
    <style:style style:name="P301" style:family="paragraph" style:parent-style-name="Text_20_body" style:list-style-name="L220"/>
    <style:style style:name="P302" style:family="paragraph" style:parent-style-name="Text_20_body" style:list-style-name="L221"/>
    <style:style style:name="P303" style:family="paragraph" style:parent-style-name="Text_20_body" style:list-style-name="L224"/>
    <style:style style:name="P304" style:family="paragraph" style:parent-style-name="Text_20_body" style:list-style-name="L225"/>
    <style:style style:name="P305" style:family="paragraph" style:parent-style-name="Text_20_body" style:list-style-name="L227"/>
    <style:style style:name="P306" style:family="paragraph" style:parent-style-name="Text_20_body" style:list-style-name="L228"/>
    <style:style style:name="P307" style:family="paragraph" style:parent-style-name="Text_20_body" style:list-style-name="L229"/>
    <style:style style:name="P308" style:family="paragraph" style:parent-style-name="Text_20_body" style:list-style-name="L230"/>
    <style:style style:name="P309" style:family="paragraph" style:parent-style-name="Text_20_body" style:list-style-name="L231"/>
    <style:style style:name="P310" style:family="paragraph" style:parent-style-name="Text_20_body" style:list-style-name="L232"/>
    <style:style style:name="P311" style:family="paragraph" style:parent-style-name="Text_20_body" style:list-style-name="L233"/>
    <style:style style:name="P312" style:family="paragraph" style:parent-style-name="Text_20_body" style:list-style-name="L234"/>
    <style:style style:name="P313" style:family="paragraph" style:parent-style-name="Text_20_body" style:list-style-name="L235"/>
    <style:style style:name="P314" style:family="paragraph" style:parent-style-name="Text_20_body" style:list-style-name="L236"/>
    <style:style style:name="P315" style:family="paragraph" style:parent-style-name="Text_20_body" style:list-style-name="L237"/>
    <style:style style:name="P316" style:family="paragraph" style:parent-style-name="Text_20_body" style:list-style-name="L239"/>
    <style:style style:name="P317" style:family="paragraph" style:parent-style-name="Text_20_body" style:list-style-name="L241"/>
    <style:style style:name="P318" style:family="paragraph" style:parent-style-name="Text_20_body" style:list-style-name="L242"/>
    <style:style style:name="P319" style:family="paragraph" style:parent-style-name="Text_20_body" style:list-style-name="L244"/>
    <style:style style:name="P320" style:family="paragraph" style:parent-style-name="Text_20_body" style:list-style-name="L245"/>
    <style:style style:name="P321" style:family="paragraph" style:parent-style-name="Text_20_body" style:list-style-name="L247"/>
    <style:style style:name="P322" style:family="paragraph" style:parent-style-name="Text_20_body" style:list-style-name="L251"/>
    <style:style style:name="P323" style:family="paragraph" style:parent-style-name="Text_20_body" style:list-style-name="L252"/>
    <style:style style:name="P324" style:family="paragraph" style:parent-style-name="Text_20_body" style:list-style-name="L253"/>
    <style:style style:name="P325" style:family="paragraph" style:parent-style-name="Text_20_body" style:list-style-name="L254"/>
    <style:style style:name="P326" style:family="paragraph" style:parent-style-name="Text_20_body" style:list-style-name="L255"/>
    <style:style style:name="P327" style:family="paragraph" style:parent-style-name="Text_20_body" style:list-style-name="L257"/>
    <style:style style:name="P328" style:family="paragraph" style:parent-style-name="Text_20_body" style:list-style-name="L260"/>
    <style:style style:name="P329" style:family="paragraph" style:parent-style-name="Text_20_body" style:list-style-name="L261"/>
    <style:style style:name="P330" style:family="paragraph" style:parent-style-name="Text_20_body" style:list-style-name="L262"/>
    <style:style style:name="P331" style:family="paragraph" style:parent-style-name="Text_20_body" style:list-style-name="L263"/>
    <style:style style:name="P332" style:family="paragraph" style:parent-style-name="Text_20_body" style:list-style-name="L265"/>
    <style:style style:name="P333" style:family="paragraph" style:parent-style-name="Text_20_body" style:list-style-name="L266"/>
    <style:style style:name="P334" style:family="paragraph" style:parent-style-name="Text_20_body" style:list-style-name="L268"/>
    <style:style style:name="P335" style:family="paragraph" style:parent-style-name="Text_20_body" style:list-style-name="L270"/>
    <style:style style:name="P336" style:family="paragraph" style:parent-style-name="Text_20_body" style:list-style-name="L272"/>
    <style:style style:name="P337" style:family="paragraph" style:parent-style-name="Text_20_body" style:list-style-name="L273"/>
    <style:style style:name="P338" style:family="paragraph" style:parent-style-name="Text_20_body" style:list-style-name="L275"/>
    <style:style style:name="P339" style:family="paragraph" style:parent-style-name="Text_20_body" style:list-style-name="L276"/>
    <style:style style:name="P340" style:family="paragraph" style:parent-style-name="Text_20_body" style:list-style-name="L277"/>
    <style:style style:name="P341" style:family="paragraph" style:parent-style-name="Text_20_body" style:list-style-name="L278"/>
    <style:style style:name="P342" style:family="paragraph" style:parent-style-name="Text_20_body" style:list-style-name="L279"/>
    <style:style style:name="P343" style:family="paragraph" style:parent-style-name="Text_20_body" style:list-style-name="L281"/>
    <style:style style:name="P344" style:family="paragraph" style:parent-style-name="Text_20_body" style:list-style-name="L282"/>
    <style:style style:name="P345" style:family="paragraph" style:parent-style-name="Text_20_body" style:list-style-name="L284"/>
    <style:style style:name="P346" style:family="paragraph" style:parent-style-name="Text_20_body" style:list-style-name="L286"/>
    <style:style style:name="P347" style:family="paragraph" style:parent-style-name="Text_20_body" style:list-style-name="L287"/>
    <style:style style:name="P348" style:family="paragraph" style:parent-style-name="Text_20_body" style:list-style-name="L288"/>
    <style:style style:name="P349" style:family="paragraph" style:parent-style-name="Text_20_body" style:list-style-name="L289"/>
    <style:style style:name="P350" style:family="paragraph" style:parent-style-name="Text_20_body" style:list-style-name="L290"/>
    <style:style style:name="P351" style:family="paragraph" style:parent-style-name="Text_20_body" style:list-style-name="L292"/>
    <style:style style:name="P352" style:family="paragraph" style:parent-style-name="Text_20_body" style:list-style-name="L293"/>
    <style:style style:name="P353" style:family="paragraph" style:parent-style-name="Text_20_body" style:list-style-name="L295"/>
    <style:style style:name="P354" style:family="paragraph" style:parent-style-name="Text_20_body" style:list-style-name="L297"/>
    <style:style style:name="P355" style:family="paragraph" style:parent-style-name="Text_20_body" style:list-style-name="L298"/>
    <style:style style:name="P356" style:family="paragraph" style:parent-style-name="Text_20_body" style:list-style-name="L302"/>
    <style:style style:name="P357" style:family="paragraph" style:parent-style-name="Text_20_body" style:list-style-name="L304"/>
    <style:style style:name="P358" style:family="paragraph" style:parent-style-name="Text_20_body" style:list-style-name="L306"/>
    <style:style style:name="P359" style:family="paragraph" style:parent-style-name="Text_20_body" style:list-style-name="L308"/>
    <style:style style:name="P360" style:family="paragraph" style:parent-style-name="Text_20_body" style:list-style-name="L310"/>
    <style:style style:name="P361" style:family="paragraph" style:parent-style-name="Text_20_body" style:list-style-name="L312"/>
    <style:style style:name="P362" style:family="paragraph" style:parent-style-name="Text_20_body" style:list-style-name="L314"/>
    <style:style style:name="P363" style:family="paragraph" style:parent-style-name="Text_20_body" style:list-style-name="L316"/>
    <style:style style:name="P364" style:family="paragraph" style:parent-style-name="Text_20_body" style:list-style-name="L317"/>
    <style:style style:name="P365" style:family="paragraph" style:parent-style-name="Text_20_body" style:list-style-name="L318"/>
    <style:style style:name="P366" style:family="paragraph" style:parent-style-name="Text_20_body" style:list-style-name="L320"/>
    <style:style style:name="P367" style:family="paragraph" style:parent-style-name="Text_20_body" style:list-style-name="L322"/>
    <style:style style:name="P368" style:family="paragraph" style:parent-style-name="Text_20_body" style:list-style-name="L324"/>
    <style:style style:name="P369" style:family="paragraph" style:parent-style-name="Text_20_body" style:list-style-name="L326"/>
    <style:style style:name="P370" style:family="paragraph" style:parent-style-name="Text_20_body" style:list-style-name="L327"/>
    <style:style style:name="P371" style:family="paragraph" style:parent-style-name="Text_20_body" style:list-style-name="L329"/>
    <style:style style:name="P372" style:family="paragraph" style:parent-style-name="Text_20_body" style:list-style-name="L331"/>
    <style:style style:name="P373" style:family="paragraph" style:parent-style-name="Text_20_body" style:list-style-name="L333"/>
    <style:style style:name="P374" style:family="paragraph" style:parent-style-name="Text_20_body" style:list-style-name="L335"/>
    <style:style style:name="P375" style:family="paragraph" style:parent-style-name="Text_20_body" style:list-style-name="L337"/>
    <style:style style:name="P376" style:family="paragraph" style:parent-style-name="Text_20_body" style:list-style-name="L339"/>
    <style:style style:name="P377" style:family="paragraph" style:parent-style-name="Text_20_body" style:list-style-name="L341"/>
    <style:style style:name="P378" style:family="paragraph" style:parent-style-name="Text_20_body" style:list-style-name="L343"/>
    <style:style style:name="P379" style:family="paragraph" style:parent-style-name="Text_20_body" style:list-style-name="L345"/>
    <style:style style:name="P380" style:family="paragraph" style:parent-style-name="Text_20_body" style:list-style-name="L347"/>
    <style:style style:name="P381" style:family="paragraph" style:parent-style-name="Text_20_body" style:list-style-name="L349"/>
    <style:style style:name="P382" style:family="paragraph" style:parent-style-name="Text_20_body" style:list-style-name="L351"/>
    <style:style style:name="P383" style:family="paragraph" style:parent-style-name="Text_20_body" style:list-style-name="L353"/>
    <style:style style:name="P384" style:family="paragraph" style:parent-style-name="Text_20_body" style:list-style-name="L355"/>
    <style:style style:name="P385" style:family="paragraph" style:parent-style-name="Text_20_body" style:list-style-name="L357"/>
    <style:style style:name="P386" style:family="paragraph" style:parent-style-name="Text_20_body" style:list-style-name="L359"/>
    <style:style style:name="P387" style:family="paragraph" style:parent-style-name="Text_20_body" style:list-style-name="L361"/>
    <style:style style:name="P388" style:family="paragraph" style:parent-style-name="Text_20_body" style:list-style-name="L363"/>
    <style:style style:name="P389" style:family="paragraph" style:parent-style-name="Text_20_body" style:list-style-name="L365"/>
    <style:style style:name="P390" style:family="paragraph" style:parent-style-name="Text_20_body" style:list-style-name="L367"/>
    <style:style style:name="P391" style:family="paragraph" style:parent-style-name="Text_20_body" style:list-style-name="L369"/>
    <style:style style:name="P392" style:family="paragraph" style:parent-style-name="Text_20_body" style:list-style-name="L371"/>
    <style:style style:name="P393" style:family="paragraph" style:parent-style-name="Text_20_body" style:list-style-name="L373"/>
    <style:style style:name="P394" style:family="paragraph" style:parent-style-name="Text_20_body" style:list-style-name="L375"/>
    <style:style style:name="P395" style:family="paragraph" style:parent-style-name="Text_20_body" style:list-style-name="L377"/>
    <style:style style:name="P396" style:family="paragraph" style:parent-style-name="Text_20_body" style:list-style-name="L379"/>
    <style:style style:name="P397" style:family="paragraph" style:parent-style-name="Text_20_body" style:list-style-name="L381"/>
    <style:style style:name="P398" style:family="paragraph" style:parent-style-name="Text_20_body" style:list-style-name="L383"/>
    <style:style style:name="P399" style:family="paragraph" style:parent-style-name="Text_20_body" style:list-style-name="L385"/>
    <style:style style:name="P400" style:family="paragraph" style:parent-style-name="Text_20_body" style:list-style-name="L386"/>
    <style:style style:name="P401" style:family="paragraph" style:parent-style-name="Text_20_body" style:list-style-name="L388"/>
    <style:style style:name="P402" style:family="paragraph" style:parent-style-name="Text_20_body" style:list-style-name="L390"/>
    <style:style style:name="P403" style:family="paragraph" style:parent-style-name="Text_20_body" style:list-style-name="L392"/>
    <style:style style:name="P404" style:family="paragraph" style:parent-style-name="Text_20_body" style:list-style-name="L394"/>
    <style:style style:name="P405" style:family="paragraph" style:parent-style-name="Text_20_body" style:list-style-name="L395"/>
    <style:style style:name="P406" style:family="paragraph" style:parent-style-name="Text_20_body" style:list-style-name="L397"/>
    <style:style style:name="P407" style:family="paragraph" style:parent-style-name="Text_20_body" style:list-style-name="L399"/>
    <style:style style:name="P408" style:family="paragraph" style:parent-style-name="Text_20_body" style:list-style-name="L401"/>
    <style:style style:name="P409" style:family="paragraph" style:parent-style-name="Text_20_body" style:list-style-name="L403"/>
    <style:style style:name="P410" style:family="paragraph" style:parent-style-name="Text_20_body" style:list-style-name="L405"/>
    <style:style style:name="P411" style:family="paragraph" style:parent-style-name="Text_20_body" style:list-style-name="L407"/>
    <style:style style:name="P412" style:family="paragraph" style:parent-style-name="Text_20_body" style:list-style-name="L409"/>
    <style:style style:name="P413" style:family="paragraph" style:parent-style-name="Text_20_body" style:list-style-name="L411"/>
    <style:style style:name="P414" style:family="paragraph" style:parent-style-name="Text_20_body" style:list-style-name="L413"/>
    <style:style style:name="P415" style:family="paragraph" style:parent-style-name="Text_20_body" style:list-style-name="L414"/>
    <style:style style:name="P416" style:family="paragraph" style:parent-style-name="Text_20_body" style:list-style-name="L415"/>
    <style:style style:name="P417" style:family="paragraph" style:parent-style-name="Text_20_body" style:list-style-name="L416"/>
    <style:style style:name="P418" style:family="paragraph" style:parent-style-name="Text_20_body" style:list-style-name="L418"/>
    <style:style style:name="P419" style:family="paragraph" style:parent-style-name="Text_20_body" style:list-style-name="L420"/>
    <style:style style:name="P420" style:family="paragraph" style:parent-style-name="Text_20_body" style:list-style-name="L421"/>
    <style:style style:name="P421" style:family="paragraph" style:parent-style-name="Text_20_body">
      <style:paragraph-properties fo:margin-top="0in" fo:margin-bottom="0in" loext:contextual-spacing="false"/>
    </style:style>
    <style:style style:name="P422" style:family="paragraph" style:parent-style-name="Text_20_body" style:list-style-name="L1">
      <style:paragraph-properties fo:margin-top="0in" fo:margin-bottom="0in" loext:contextual-spacing="false"/>
    </style:style>
    <style:style style:name="P423" style:family="paragraph" style:parent-style-name="Text_20_body" style:list-style-name="L3">
      <style:paragraph-properties fo:margin-top="0in" fo:margin-bottom="0in" loext:contextual-spacing="false"/>
      <style:text-properties fo:language="it" fo:country="IT"/>
    </style:style>
    <style:style style:name="P424" style:family="paragraph" style:parent-style-name="Text_20_body" style:list-style-name="L14">
      <style:paragraph-properties fo:margin-top="0in" fo:margin-bottom="0in" loext:contextual-spacing="false"/>
      <style:text-properties fo:language="it" fo:country="IT"/>
    </style:style>
    <style:style style:name="P425" style:family="paragraph" style:parent-style-name="Text_20_body" style:list-style-name="L20">
      <style:paragraph-properties fo:margin-top="0in" fo:margin-bottom="0in" loext:contextual-spacing="false"/>
      <style:text-properties fo:language="it" fo:country="IT"/>
    </style:style>
    <style:style style:name="P426" style:family="paragraph" style:parent-style-name="Text_20_body" style:list-style-name="L25">
      <style:paragraph-properties fo:margin-top="0in" fo:margin-bottom="0in" loext:contextual-spacing="false"/>
      <style:text-properties fo:language="it" fo:country="IT"/>
    </style:style>
    <style:style style:name="P427" style:family="paragraph" style:parent-style-name="Text_20_body" style:list-style-name="L27">
      <style:paragraph-properties fo:margin-top="0in" fo:margin-bottom="0in" loext:contextual-spacing="false"/>
      <style:text-properties fo:language="it" fo:country="IT"/>
    </style:style>
    <style:style style:name="P428" style:family="paragraph" style:parent-style-name="Text_20_body" style:list-style-name="L29">
      <style:paragraph-properties fo:margin-top="0in" fo:margin-bottom="0in" loext:contextual-spacing="false"/>
      <style:text-properties fo:language="it" fo:country="IT"/>
    </style:style>
    <style:style style:name="P429" style:family="paragraph" style:parent-style-name="Text_20_body" style:list-style-name="L31">
      <style:paragraph-properties fo:margin-top="0in" fo:margin-bottom="0in" loext:contextual-spacing="false"/>
      <style:text-properties fo:language="it" fo:country="IT"/>
    </style:style>
    <style:style style:name="P430" style:family="paragraph" style:parent-style-name="Text_20_body" style:list-style-name="L36">
      <style:paragraph-properties fo:margin-top="0in" fo:margin-bottom="0in" loext:contextual-spacing="false"/>
      <style:text-properties fo:language="it" fo:country="IT"/>
    </style:style>
    <style:style style:name="P431" style:family="paragraph" style:parent-style-name="Text_20_body" style:list-style-name="L40">
      <style:paragraph-properties fo:margin-top="0in" fo:margin-bottom="0in" loext:contextual-spacing="false"/>
      <style:text-properties fo:language="it" fo:country="IT"/>
    </style:style>
    <style:style style:name="P432" style:family="paragraph" style:parent-style-name="Text_20_body" style:list-style-name="L43">
      <style:paragraph-properties fo:margin-top="0in" fo:margin-bottom="0in" loext:contextual-spacing="false"/>
      <style:text-properties fo:language="it" fo:country="IT"/>
    </style:style>
    <style:style style:name="P433" style:family="paragraph" style:parent-style-name="Text_20_body" style:list-style-name="L45">
      <style:paragraph-properties fo:margin-top="0in" fo:margin-bottom="0in" loext:contextual-spacing="false"/>
      <style:text-properties fo:language="it" fo:country="IT"/>
    </style:style>
    <style:style style:name="P434" style:family="paragraph" style:parent-style-name="Text_20_body" style:list-style-name="L47">
      <style:paragraph-properties fo:margin-top="0in" fo:margin-bottom="0in" loext:contextual-spacing="false"/>
      <style:text-properties fo:language="it" fo:country="IT"/>
    </style:style>
    <style:style style:name="P435" style:family="paragraph" style:parent-style-name="Text_20_body" style:list-style-name="L49">
      <style:paragraph-properties fo:margin-top="0in" fo:margin-bottom="0in" loext:contextual-spacing="false"/>
      <style:text-properties fo:language="it" fo:country="IT"/>
    </style:style>
    <style:style style:name="P436" style:family="paragraph" style:parent-style-name="Text_20_body" style:list-style-name="L54">
      <style:paragraph-properties fo:margin-top="0in" fo:margin-bottom="0in" loext:contextual-spacing="false"/>
      <style:text-properties fo:language="it" fo:country="IT"/>
    </style:style>
    <style:style style:name="P437" style:family="paragraph" style:parent-style-name="Text_20_body" style:list-style-name="L57">
      <style:paragraph-properties fo:margin-top="0in" fo:margin-bottom="0in" loext:contextual-spacing="false"/>
      <style:text-properties fo:language="it" fo:country="IT"/>
    </style:style>
    <style:style style:name="P438" style:family="paragraph" style:parent-style-name="Text_20_body" style:list-style-name="L59">
      <style:paragraph-properties fo:margin-top="0in" fo:margin-bottom="0in" loext:contextual-spacing="false"/>
      <style:text-properties fo:language="it" fo:country="IT"/>
    </style:style>
    <style:style style:name="P439" style:family="paragraph" style:parent-style-name="Text_20_body" style:list-style-name="L71">
      <style:paragraph-properties fo:margin-top="0in" fo:margin-bottom="0in" loext:contextual-spacing="false"/>
      <style:text-properties fo:language="it" fo:country="IT"/>
    </style:style>
    <style:style style:name="P440" style:family="paragraph" style:parent-style-name="Text_20_body" style:list-style-name="L82">
      <style:paragraph-properties fo:margin-top="0in" fo:margin-bottom="0in" loext:contextual-spacing="false"/>
      <style:text-properties fo:language="it" fo:country="IT"/>
    </style:style>
    <style:style style:name="P441" style:family="paragraph" style:parent-style-name="Text_20_body" style:list-style-name="L87">
      <style:paragraph-properties fo:margin-top="0in" fo:margin-bottom="0in" loext:contextual-spacing="false"/>
      <style:text-properties fo:language="it" fo:country="IT"/>
    </style:style>
    <style:style style:name="P442" style:family="paragraph" style:parent-style-name="Text_20_body" style:list-style-name="L90">
      <style:paragraph-properties fo:margin-top="0in" fo:margin-bottom="0in" loext:contextual-spacing="false"/>
      <style:text-properties fo:language="it" fo:country="IT"/>
    </style:style>
    <style:style style:name="P443" style:family="paragraph" style:parent-style-name="Text_20_body" style:list-style-name="L94">
      <style:paragraph-properties fo:margin-top="0in" fo:margin-bottom="0in" loext:contextual-spacing="false"/>
      <style:text-properties fo:language="it" fo:country="IT"/>
    </style:style>
    <style:style style:name="P444" style:family="paragraph" style:parent-style-name="Text_20_body" style:list-style-name="L96">
      <style:paragraph-properties fo:margin-top="0in" fo:margin-bottom="0in" loext:contextual-spacing="false"/>
      <style:text-properties fo:language="it" fo:country="IT"/>
    </style:style>
    <style:style style:name="P445" style:family="paragraph" style:parent-style-name="Text_20_body" style:list-style-name="L98">
      <style:paragraph-properties fo:margin-top="0in" fo:margin-bottom="0in" loext:contextual-spacing="false"/>
      <style:text-properties fo:language="it" fo:country="IT"/>
    </style:style>
    <style:style style:name="P446" style:family="paragraph" style:parent-style-name="Text_20_body" style:list-style-name="L102">
      <style:paragraph-properties fo:margin-top="0in" fo:margin-bottom="0in" loext:contextual-spacing="false"/>
      <style:text-properties fo:language="it" fo:country="IT"/>
    </style:style>
    <style:style style:name="P447" style:family="paragraph" style:parent-style-name="Text_20_body" style:list-style-name="L105">
      <style:paragraph-properties fo:margin-top="0in" fo:margin-bottom="0in" loext:contextual-spacing="false"/>
      <style:text-properties fo:language="it" fo:country="IT"/>
    </style:style>
    <style:style style:name="P448" style:family="paragraph" style:parent-style-name="Text_20_body" style:list-style-name="L107">
      <style:paragraph-properties fo:margin-top="0in" fo:margin-bottom="0in" loext:contextual-spacing="false"/>
      <style:text-properties fo:language="it" fo:country="IT"/>
    </style:style>
    <style:style style:name="P449" style:family="paragraph" style:parent-style-name="Text_20_body" style:list-style-name="L109">
      <style:paragraph-properties fo:margin-top="0in" fo:margin-bottom="0in" loext:contextual-spacing="false"/>
      <style:text-properties fo:language="it" fo:country="IT"/>
    </style:style>
    <style:style style:name="P450" style:family="paragraph" style:parent-style-name="Text_20_body" style:list-style-name="L117">
      <style:paragraph-properties fo:margin-top="0in" fo:margin-bottom="0in" loext:contextual-spacing="false"/>
      <style:text-properties fo:language="it" fo:country="IT"/>
    </style:style>
    <style:style style:name="P451" style:family="paragraph" style:parent-style-name="Text_20_body" style:list-style-name="L119">
      <style:paragraph-properties fo:margin-top="0in" fo:margin-bottom="0in" loext:contextual-spacing="false"/>
      <style:text-properties fo:language="it" fo:country="IT"/>
    </style:style>
    <style:style style:name="P452" style:family="paragraph" style:parent-style-name="Text_20_body" style:list-style-name="L123">
      <style:paragraph-properties fo:margin-top="0in" fo:margin-bottom="0in" loext:contextual-spacing="false"/>
      <style:text-properties fo:language="it" fo:country="IT"/>
    </style:style>
    <style:style style:name="P453" style:family="paragraph" style:parent-style-name="Text_20_body" style:list-style-name="L126">
      <style:paragraph-properties fo:margin-top="0in" fo:margin-bottom="0in" loext:contextual-spacing="false"/>
      <style:text-properties fo:language="it" fo:country="IT"/>
    </style:style>
    <style:style style:name="P454" style:family="paragraph" style:parent-style-name="Text_20_body" style:list-style-name="L128">
      <style:paragraph-properties fo:margin-top="0in" fo:margin-bottom="0in" loext:contextual-spacing="false"/>
      <style:text-properties fo:language="it" fo:country="IT"/>
    </style:style>
    <style:style style:name="P455" style:family="paragraph" style:parent-style-name="Text_20_body" style:list-style-name="L132">
      <style:paragraph-properties fo:margin-top="0in" fo:margin-bottom="0in" loext:contextual-spacing="false"/>
      <style:text-properties fo:language="it" fo:country="IT"/>
    </style:style>
    <style:style style:name="P456" style:family="paragraph" style:parent-style-name="Text_20_body" style:list-style-name="L134">
      <style:paragraph-properties fo:margin-top="0in" fo:margin-bottom="0in" loext:contextual-spacing="false"/>
      <style:text-properties fo:language="it" fo:country="IT"/>
    </style:style>
    <style:style style:name="P457" style:family="paragraph" style:parent-style-name="Text_20_body" style:list-style-name="L136">
      <style:paragraph-properties fo:margin-top="0in" fo:margin-bottom="0in" loext:contextual-spacing="false"/>
      <style:text-properties fo:language="it" fo:country="IT"/>
    </style:style>
    <style:style style:name="P458" style:family="paragraph" style:parent-style-name="Text_20_body" style:list-style-name="L138">
      <style:paragraph-properties fo:margin-top="0in" fo:margin-bottom="0in" loext:contextual-spacing="false"/>
      <style:text-properties fo:language="it" fo:country="IT"/>
    </style:style>
    <style:style style:name="P459" style:family="paragraph" style:parent-style-name="Text_20_body" style:list-style-name="L141">
      <style:paragraph-properties fo:margin-top="0in" fo:margin-bottom="0in" loext:contextual-spacing="false"/>
      <style:text-properties fo:language="it" fo:country="IT"/>
    </style:style>
    <style:style style:name="P460" style:family="paragraph" style:parent-style-name="Text_20_body" style:list-style-name="L144">
      <style:paragraph-properties fo:margin-top="0in" fo:margin-bottom="0in" loext:contextual-spacing="false"/>
      <style:text-properties fo:language="it" fo:country="IT"/>
    </style:style>
    <style:style style:name="P461" style:family="paragraph" style:parent-style-name="Text_20_body" style:list-style-name="L151">
      <style:paragraph-properties fo:margin-top="0in" fo:margin-bottom="0in" loext:contextual-spacing="false"/>
      <style:text-properties fo:language="it" fo:country="IT"/>
    </style:style>
    <style:style style:name="P462" style:family="paragraph" style:parent-style-name="Text_20_body" style:list-style-name="L161">
      <style:paragraph-properties fo:margin-top="0in" fo:margin-bottom="0in" loext:contextual-spacing="false"/>
      <style:text-properties fo:language="it" fo:country="IT"/>
    </style:style>
    <style:style style:name="P463" style:family="paragraph" style:parent-style-name="Text_20_body" style:list-style-name="L167">
      <style:paragraph-properties fo:margin-top="0in" fo:margin-bottom="0in" loext:contextual-spacing="false"/>
      <style:text-properties fo:language="it" fo:country="IT"/>
    </style:style>
    <style:style style:name="P464" style:family="paragraph" style:parent-style-name="Text_20_body" style:list-style-name="L169">
      <style:paragraph-properties fo:margin-top="0in" fo:margin-bottom="0in" loext:contextual-spacing="false"/>
      <style:text-properties fo:language="it" fo:country="IT"/>
    </style:style>
    <style:style style:name="P465" style:family="paragraph" style:parent-style-name="Text_20_body" style:list-style-name="L181">
      <style:paragraph-properties fo:margin-top="0in" fo:margin-bottom="0in" loext:contextual-spacing="false"/>
      <style:text-properties fo:language="it" fo:country="IT"/>
    </style:style>
    <style:style style:name="P466" style:family="paragraph" style:parent-style-name="Text_20_body" style:list-style-name="L183">
      <style:paragraph-properties fo:margin-top="0in" fo:margin-bottom="0in" loext:contextual-spacing="false"/>
      <style:text-properties fo:language="it" fo:country="IT"/>
    </style:style>
    <style:style style:name="P467" style:family="paragraph" style:parent-style-name="Text_20_body" style:list-style-name="L185">
      <style:paragraph-properties fo:margin-top="0in" fo:margin-bottom="0in" loext:contextual-spacing="false"/>
      <style:text-properties fo:language="it" fo:country="IT"/>
    </style:style>
    <style:style style:name="P468" style:family="paragraph" style:parent-style-name="Text_20_body" style:list-style-name="L187">
      <style:paragraph-properties fo:margin-top="0in" fo:margin-bottom="0in" loext:contextual-spacing="false"/>
      <style:text-properties fo:language="it" fo:country="IT"/>
    </style:style>
    <style:style style:name="P469" style:family="paragraph" style:parent-style-name="Text_20_body" style:list-style-name="L190">
      <style:paragraph-properties fo:margin-top="0in" fo:margin-bottom="0in" loext:contextual-spacing="false"/>
      <style:text-properties fo:language="it" fo:country="IT"/>
    </style:style>
    <style:style style:name="P470" style:family="paragraph" style:parent-style-name="Text_20_body" style:list-style-name="L192">
      <style:paragraph-properties fo:margin-top="0in" fo:margin-bottom="0in" loext:contextual-spacing="false"/>
      <style:text-properties fo:language="it" fo:country="IT"/>
    </style:style>
    <style:style style:name="P471" style:family="paragraph" style:parent-style-name="Text_20_body" style:list-style-name="L194">
      <style:paragraph-properties fo:margin-top="0in" fo:margin-bottom="0in" loext:contextual-spacing="false"/>
      <style:text-properties fo:language="it" fo:country="IT"/>
    </style:style>
    <style:style style:name="P472" style:family="paragraph" style:parent-style-name="Text_20_body" style:list-style-name="L196">
      <style:paragraph-properties fo:margin-top="0in" fo:margin-bottom="0in" loext:contextual-spacing="false"/>
      <style:text-properties fo:language="it" fo:country="IT"/>
    </style:style>
    <style:style style:name="P473" style:family="paragraph" style:parent-style-name="Text_20_body" style:list-style-name="L203">
      <style:paragraph-properties fo:margin-top="0in" fo:margin-bottom="0in" loext:contextual-spacing="false"/>
      <style:text-properties fo:language="it" fo:country="IT"/>
    </style:style>
    <style:style style:name="P474" style:family="paragraph" style:parent-style-name="Text_20_body" style:list-style-name="L205">
      <style:paragraph-properties fo:margin-top="0in" fo:margin-bottom="0in" loext:contextual-spacing="false"/>
      <style:text-properties fo:language="it" fo:country="IT"/>
    </style:style>
    <style:style style:name="P475" style:family="paragraph" style:parent-style-name="Text_20_body" style:list-style-name="L211">
      <style:paragraph-properties fo:margin-top="0in" fo:margin-bottom="0in" loext:contextual-spacing="false"/>
      <style:text-properties fo:language="it" fo:country="IT"/>
    </style:style>
    <style:style style:name="P476" style:family="paragraph" style:parent-style-name="Text_20_body" style:list-style-name="L214">
      <style:paragraph-properties fo:margin-top="0in" fo:margin-bottom="0in" loext:contextual-spacing="false"/>
      <style:text-properties fo:language="it" fo:country="IT"/>
    </style:style>
    <style:style style:name="P477" style:family="paragraph" style:parent-style-name="Text_20_body" style:list-style-name="L216">
      <style:paragraph-properties fo:margin-top="0in" fo:margin-bottom="0in" loext:contextual-spacing="false"/>
      <style:text-properties fo:language="it" fo:country="IT"/>
    </style:style>
    <style:style style:name="P478" style:family="paragraph" style:parent-style-name="Text_20_body" style:list-style-name="L219">
      <style:paragraph-properties fo:margin-top="0in" fo:margin-bottom="0in" loext:contextual-spacing="false"/>
      <style:text-properties fo:language="it" fo:country="IT"/>
    </style:style>
    <style:style style:name="P479" style:family="paragraph" style:parent-style-name="Text_20_body" style:list-style-name="L223">
      <style:paragraph-properties fo:margin-top="0in" fo:margin-bottom="0in" loext:contextual-spacing="false"/>
      <style:text-properties fo:language="it" fo:country="IT"/>
    </style:style>
    <style:style style:name="P480" style:family="paragraph" style:parent-style-name="Text_20_body" style:list-style-name="L226">
      <style:paragraph-properties fo:margin-top="0in" fo:margin-bottom="0in" loext:contextual-spacing="false"/>
      <style:text-properties fo:language="it" fo:country="IT"/>
    </style:style>
    <style:style style:name="P481" style:family="paragraph" style:parent-style-name="Text_20_body" style:list-style-name="L238">
      <style:paragraph-properties fo:margin-top="0in" fo:margin-bottom="0in" loext:contextual-spacing="false"/>
      <style:text-properties fo:language="it" fo:country="IT"/>
    </style:style>
    <style:style style:name="P482" style:family="paragraph" style:parent-style-name="Text_20_body" style:list-style-name="L240">
      <style:paragraph-properties fo:margin-top="0in" fo:margin-bottom="0in" loext:contextual-spacing="false"/>
      <style:text-properties fo:language="it" fo:country="IT"/>
    </style:style>
    <style:style style:name="P483" style:family="paragraph" style:parent-style-name="Text_20_body" style:list-style-name="L243">
      <style:paragraph-properties fo:margin-top="0in" fo:margin-bottom="0in" loext:contextual-spacing="false"/>
      <style:text-properties fo:language="it" fo:country="IT"/>
    </style:style>
    <style:style style:name="P484" style:family="paragraph" style:parent-style-name="Text_20_body" style:list-style-name="L246">
      <style:paragraph-properties fo:margin-top="0in" fo:margin-bottom="0in" loext:contextual-spacing="false"/>
      <style:text-properties fo:language="it" fo:country="IT"/>
    </style:style>
    <style:style style:name="P485" style:family="paragraph" style:parent-style-name="Text_20_body" style:list-style-name="L248">
      <style:paragraph-properties fo:margin-top="0in" fo:margin-bottom="0in" loext:contextual-spacing="false"/>
      <style:text-properties fo:language="it" fo:country="IT"/>
    </style:style>
    <style:style style:name="P486" style:family="paragraph" style:parent-style-name="Text_20_body" style:list-style-name="L259">
      <style:paragraph-properties fo:margin-top="0in" fo:margin-bottom="0in" loext:contextual-spacing="false"/>
      <style:text-properties fo:language="it" fo:country="IT"/>
    </style:style>
    <style:style style:name="P487" style:family="paragraph" style:parent-style-name="Text_20_body" style:list-style-name="L267">
      <style:paragraph-properties fo:margin-top="0in" fo:margin-bottom="0in" loext:contextual-spacing="false"/>
      <style:text-properties fo:language="it" fo:country="IT"/>
    </style:style>
    <style:style style:name="P488" style:family="paragraph" style:parent-style-name="Text_20_body" style:list-style-name="L271">
      <style:paragraph-properties fo:margin-top="0in" fo:margin-bottom="0in" loext:contextual-spacing="false"/>
      <style:text-properties fo:language="it" fo:country="IT"/>
    </style:style>
    <style:style style:name="P489" style:family="paragraph" style:parent-style-name="Text_20_body" style:list-style-name="L274">
      <style:paragraph-properties fo:margin-top="0in" fo:margin-bottom="0in" loext:contextual-spacing="false"/>
      <style:text-properties fo:language="it" fo:country="IT"/>
    </style:style>
    <style:style style:name="P490" style:family="paragraph" style:parent-style-name="Text_20_body" style:list-style-name="L280">
      <style:paragraph-properties fo:margin-top="0in" fo:margin-bottom="0in" loext:contextual-spacing="false"/>
      <style:text-properties fo:language="it" fo:country="IT"/>
    </style:style>
    <style:style style:name="P491" style:family="paragraph" style:parent-style-name="Text_20_body" style:list-style-name="L285">
      <style:paragraph-properties fo:margin-top="0in" fo:margin-bottom="0in" loext:contextual-spacing="false"/>
      <style:text-properties fo:language="it" fo:country="IT"/>
    </style:style>
    <style:style style:name="P492" style:family="paragraph" style:parent-style-name="Text_20_body" style:list-style-name="L296">
      <style:paragraph-properties fo:margin-top="0in" fo:margin-bottom="0in" loext:contextual-spacing="false"/>
      <style:text-properties fo:language="it" fo:country="IT"/>
    </style:style>
    <style:style style:name="P493" style:family="paragraph" style:parent-style-name="Text_20_body" style:list-style-name="L299">
      <style:paragraph-properties fo:margin-top="0in" fo:margin-bottom="0in" loext:contextual-spacing="false"/>
      <style:text-properties fo:language="it" fo:country="IT"/>
    </style:style>
    <style:style style:name="P494" style:family="paragraph" style:parent-style-name="Text_20_body" style:list-style-name="L301">
      <style:paragraph-properties fo:margin-top="0in" fo:margin-bottom="0in" loext:contextual-spacing="false"/>
      <style:text-properties fo:language="it" fo:country="IT"/>
    </style:style>
    <style:style style:name="P495" style:family="paragraph" style:parent-style-name="Text_20_body" style:list-style-name="L303">
      <style:paragraph-properties fo:margin-top="0in" fo:margin-bottom="0in" loext:contextual-spacing="false"/>
      <style:text-properties fo:language="it" fo:country="IT"/>
    </style:style>
    <style:style style:name="P496" style:family="paragraph" style:parent-style-name="Text_20_body" style:list-style-name="L305">
      <style:paragraph-properties fo:margin-top="0in" fo:margin-bottom="0in" loext:contextual-spacing="false"/>
      <style:text-properties fo:language="it" fo:country="IT"/>
    </style:style>
    <style:style style:name="P497" style:family="paragraph" style:parent-style-name="Text_20_body" style:list-style-name="L307">
      <style:paragraph-properties fo:margin-top="0in" fo:margin-bottom="0in" loext:contextual-spacing="false"/>
      <style:text-properties fo:language="it" fo:country="IT"/>
    </style:style>
    <style:style style:name="P498" style:family="paragraph" style:parent-style-name="Text_20_body" style:list-style-name="L309">
      <style:paragraph-properties fo:margin-top="0in" fo:margin-bottom="0in" loext:contextual-spacing="false"/>
      <style:text-properties fo:language="it" fo:country="IT"/>
    </style:style>
    <style:style style:name="P499" style:family="paragraph" style:parent-style-name="Text_20_body" style:list-style-name="L311">
      <style:paragraph-properties fo:margin-top="0in" fo:margin-bottom="0in" loext:contextual-spacing="false"/>
      <style:text-properties fo:language="it" fo:country="IT"/>
    </style:style>
    <style:style style:name="P500" style:family="paragraph" style:parent-style-name="Text_20_body" style:list-style-name="L315">
      <style:paragraph-properties fo:margin-top="0in" fo:margin-bottom="0in" loext:contextual-spacing="false"/>
      <style:text-properties fo:language="it" fo:country="IT"/>
    </style:style>
    <style:style style:name="P501" style:family="paragraph" style:parent-style-name="Text_20_body" style:list-style-name="L319">
      <style:paragraph-properties fo:margin-top="0in" fo:margin-bottom="0in" loext:contextual-spacing="false"/>
      <style:text-properties fo:language="it" fo:country="IT"/>
    </style:style>
    <style:style style:name="P502" style:family="paragraph" style:parent-style-name="Text_20_body" style:list-style-name="L323">
      <style:paragraph-properties fo:margin-top="0in" fo:margin-bottom="0in" loext:contextual-spacing="false"/>
      <style:text-properties fo:language="it" fo:country="IT"/>
    </style:style>
    <style:style style:name="P503" style:family="paragraph" style:parent-style-name="Text_20_body" style:list-style-name="L328">
      <style:paragraph-properties fo:margin-top="0in" fo:margin-bottom="0in" loext:contextual-spacing="false"/>
      <style:text-properties fo:language="it" fo:country="IT"/>
    </style:style>
    <style:style style:name="P504" style:family="paragraph" style:parent-style-name="Text_20_body" style:list-style-name="L330">
      <style:paragraph-properties fo:margin-top="0in" fo:margin-bottom="0in" loext:contextual-spacing="false"/>
      <style:text-properties fo:language="it" fo:country="IT"/>
    </style:style>
    <style:style style:name="P505" style:family="paragraph" style:parent-style-name="Text_20_body" style:list-style-name="L332">
      <style:paragraph-properties fo:margin-top="0in" fo:margin-bottom="0in" loext:contextual-spacing="false"/>
      <style:text-properties fo:language="it" fo:country="IT"/>
    </style:style>
    <style:style style:name="P506" style:family="paragraph" style:parent-style-name="Text_20_body" style:list-style-name="L336">
      <style:paragraph-properties fo:margin-top="0in" fo:margin-bottom="0in" loext:contextual-spacing="false"/>
      <style:text-properties fo:language="it" fo:country="IT"/>
    </style:style>
    <style:style style:name="P507" style:family="paragraph" style:parent-style-name="Text_20_body" style:list-style-name="L338">
      <style:paragraph-properties fo:margin-top="0in" fo:margin-bottom="0in" loext:contextual-spacing="false"/>
      <style:text-properties fo:language="it" fo:country="IT"/>
    </style:style>
    <style:style style:name="P508" style:family="paragraph" style:parent-style-name="Text_20_body" style:list-style-name="L342">
      <style:paragraph-properties fo:margin-top="0in" fo:margin-bottom="0in" loext:contextual-spacing="false"/>
      <style:text-properties fo:language="it" fo:country="IT"/>
    </style:style>
    <style:style style:name="P509" style:family="paragraph" style:parent-style-name="Text_20_body" style:list-style-name="L344">
      <style:paragraph-properties fo:margin-top="0in" fo:margin-bottom="0in" loext:contextual-spacing="false"/>
      <style:text-properties fo:language="it" fo:country="IT"/>
    </style:style>
    <style:style style:name="P510" style:family="paragraph" style:parent-style-name="Text_20_body" style:list-style-name="L346">
      <style:paragraph-properties fo:margin-top="0in" fo:margin-bottom="0in" loext:contextual-spacing="false"/>
      <style:text-properties fo:language="it" fo:country="IT"/>
    </style:style>
    <style:style style:name="P511" style:family="paragraph" style:parent-style-name="Text_20_body" style:list-style-name="L348">
      <style:paragraph-properties fo:margin-top="0in" fo:margin-bottom="0in" loext:contextual-spacing="false"/>
      <style:text-properties fo:language="it" fo:country="IT"/>
    </style:style>
    <style:style style:name="P512" style:family="paragraph" style:parent-style-name="Text_20_body" style:list-style-name="L350">
      <style:paragraph-properties fo:margin-top="0in" fo:margin-bottom="0in" loext:contextual-spacing="false"/>
      <style:text-properties fo:language="it" fo:country="IT"/>
    </style:style>
    <style:style style:name="P513" style:family="paragraph" style:parent-style-name="Text_20_body" style:list-style-name="L352">
      <style:paragraph-properties fo:margin-top="0in" fo:margin-bottom="0in" loext:contextual-spacing="false"/>
      <style:text-properties fo:language="it" fo:country="IT"/>
    </style:style>
    <style:style style:name="P514" style:family="paragraph" style:parent-style-name="Text_20_body" style:list-style-name="L354">
      <style:paragraph-properties fo:margin-top="0in" fo:margin-bottom="0in" loext:contextual-spacing="false"/>
      <style:text-properties fo:language="it" fo:country="IT"/>
    </style:style>
    <style:style style:name="P515" style:family="paragraph" style:parent-style-name="Text_20_body" style:list-style-name="L356">
      <style:paragraph-properties fo:margin-top="0in" fo:margin-bottom="0in" loext:contextual-spacing="false"/>
      <style:text-properties fo:language="it" fo:country="IT"/>
    </style:style>
    <style:style style:name="P516" style:family="paragraph" style:parent-style-name="Text_20_body" style:list-style-name="L358">
      <style:paragraph-properties fo:margin-top="0in" fo:margin-bottom="0in" loext:contextual-spacing="false"/>
      <style:text-properties fo:language="it" fo:country="IT"/>
    </style:style>
    <style:style style:name="P517" style:family="paragraph" style:parent-style-name="Text_20_body" style:list-style-name="L360">
      <style:paragraph-properties fo:margin-top="0in" fo:margin-bottom="0in" loext:contextual-spacing="false"/>
      <style:text-properties fo:language="it" fo:country="IT"/>
    </style:style>
    <style:style style:name="P518" style:family="paragraph" style:parent-style-name="Text_20_body" style:list-style-name="L362">
      <style:paragraph-properties fo:margin-top="0in" fo:margin-bottom="0in" loext:contextual-spacing="false"/>
      <style:text-properties fo:language="it" fo:country="IT"/>
    </style:style>
    <style:style style:name="P519" style:family="paragraph" style:parent-style-name="Text_20_body" style:list-style-name="L364">
      <style:paragraph-properties fo:margin-top="0in" fo:margin-bottom="0in" loext:contextual-spacing="false"/>
      <style:text-properties fo:language="it" fo:country="IT"/>
    </style:style>
    <style:style style:name="P520" style:family="paragraph" style:parent-style-name="Text_20_body" style:list-style-name="L366">
      <style:paragraph-properties fo:margin-top="0in" fo:margin-bottom="0in" loext:contextual-spacing="false"/>
      <style:text-properties fo:language="it" fo:country="IT"/>
    </style:style>
    <style:style style:name="P521" style:family="paragraph" style:parent-style-name="Text_20_body" style:list-style-name="L368">
      <style:paragraph-properties fo:margin-top="0in" fo:margin-bottom="0in" loext:contextual-spacing="false"/>
      <style:text-properties fo:language="it" fo:country="IT"/>
    </style:style>
    <style:style style:name="P522" style:family="paragraph" style:parent-style-name="Text_20_body" style:list-style-name="L370">
      <style:paragraph-properties fo:margin-top="0in" fo:margin-bottom="0in" loext:contextual-spacing="false"/>
      <style:text-properties fo:language="it" fo:country="IT"/>
    </style:style>
    <style:style style:name="P523" style:family="paragraph" style:parent-style-name="Text_20_body" style:list-style-name="L372">
      <style:paragraph-properties fo:margin-top="0in" fo:margin-bottom="0in" loext:contextual-spacing="false"/>
      <style:text-properties fo:language="it" fo:country="IT"/>
    </style:style>
    <style:style style:name="P524" style:family="paragraph" style:parent-style-name="Text_20_body" style:list-style-name="L374">
      <style:paragraph-properties fo:margin-top="0in" fo:margin-bottom="0in" loext:contextual-spacing="false"/>
      <style:text-properties fo:language="it" fo:country="IT"/>
    </style:style>
    <style:style style:name="P525" style:family="paragraph" style:parent-style-name="Text_20_body" style:list-style-name="L376">
      <style:paragraph-properties fo:margin-top="0in" fo:margin-bottom="0in" loext:contextual-spacing="false"/>
      <style:text-properties fo:language="it" fo:country="IT"/>
    </style:style>
    <style:style style:name="P526" style:family="paragraph" style:parent-style-name="Text_20_body" style:list-style-name="L378">
      <style:paragraph-properties fo:margin-top="0in" fo:margin-bottom="0in" loext:contextual-spacing="false"/>
      <style:text-properties fo:language="it" fo:country="IT"/>
    </style:style>
    <style:style style:name="P527" style:family="paragraph" style:parent-style-name="Text_20_body" style:list-style-name="L380">
      <style:paragraph-properties fo:margin-top="0in" fo:margin-bottom="0in" loext:contextual-spacing="false"/>
      <style:text-properties fo:language="it" fo:country="IT"/>
    </style:style>
    <style:style style:name="P528" style:family="paragraph" style:parent-style-name="Text_20_body" style:list-style-name="L382">
      <style:paragraph-properties fo:margin-top="0in" fo:margin-bottom="0in" loext:contextual-spacing="false"/>
      <style:text-properties fo:language="it" fo:country="IT"/>
    </style:style>
    <style:style style:name="P529" style:family="paragraph" style:parent-style-name="Text_20_body" style:list-style-name="L384">
      <style:paragraph-properties fo:margin-top="0in" fo:margin-bottom="0in" loext:contextual-spacing="false"/>
      <style:text-properties fo:language="it" fo:country="IT"/>
    </style:style>
    <style:style style:name="P530" style:family="paragraph" style:parent-style-name="Text_20_body" style:list-style-name="L387">
      <style:paragraph-properties fo:margin-top="0in" fo:margin-bottom="0in" loext:contextual-spacing="false"/>
      <style:text-properties fo:language="it" fo:country="IT"/>
    </style:style>
    <style:style style:name="P531" style:family="paragraph" style:parent-style-name="Text_20_body" style:list-style-name="L391">
      <style:paragraph-properties fo:margin-top="0in" fo:margin-bottom="0in" loext:contextual-spacing="false"/>
      <style:text-properties fo:language="it" fo:country="IT"/>
    </style:style>
    <style:style style:name="P532" style:family="paragraph" style:parent-style-name="Text_20_body" style:list-style-name="L393">
      <style:paragraph-properties fo:margin-top="0in" fo:margin-bottom="0in" loext:contextual-spacing="false"/>
      <style:text-properties fo:language="it" fo:country="IT"/>
    </style:style>
    <style:style style:name="P533" style:family="paragraph" style:parent-style-name="Text_20_body" style:list-style-name="L396">
      <style:paragraph-properties fo:margin-top="0in" fo:margin-bottom="0in" loext:contextual-spacing="false"/>
      <style:text-properties fo:language="it" fo:country="IT"/>
    </style:style>
    <style:style style:name="P534" style:family="paragraph" style:parent-style-name="Text_20_body" style:list-style-name="L398">
      <style:paragraph-properties fo:margin-top="0in" fo:margin-bottom="0in" loext:contextual-spacing="false"/>
      <style:text-properties fo:language="it" fo:country="IT"/>
    </style:style>
    <style:style style:name="P535" style:family="paragraph" style:parent-style-name="Text_20_body" style:list-style-name="L404">
      <style:paragraph-properties fo:margin-top="0in" fo:margin-bottom="0in" loext:contextual-spacing="false"/>
      <style:text-properties fo:language="it" fo:country="IT"/>
    </style:style>
    <style:style style:name="P536" style:family="paragraph" style:parent-style-name="Text_20_body" style:list-style-name="L406">
      <style:paragraph-properties fo:margin-top="0in" fo:margin-bottom="0in" loext:contextual-spacing="false"/>
      <style:text-properties fo:language="it" fo:country="IT"/>
    </style:style>
    <style:style style:name="P537" style:family="paragraph" style:parent-style-name="Text_20_body" style:list-style-name="L408">
      <style:paragraph-properties fo:margin-top="0in" fo:margin-bottom="0in" loext:contextual-spacing="false"/>
      <style:text-properties fo:language="it" fo:country="IT"/>
    </style:style>
    <style:style style:name="P538" style:family="paragraph" style:parent-style-name="Text_20_body" style:list-style-name="L410">
      <style:paragraph-properties fo:margin-top="0in" fo:margin-bottom="0in" loext:contextual-spacing="false"/>
      <style:text-properties fo:language="it" fo:country="IT"/>
    </style:style>
    <style:style style:name="P539" style:family="paragraph" style:parent-style-name="Text_20_body" style:list-style-name="L412">
      <style:paragraph-properties fo:margin-top="0in" fo:margin-bottom="0in" loext:contextual-spacing="false"/>
      <style:text-properties fo:language="it" fo:country="IT"/>
    </style:style>
    <style:style style:name="P540" style:family="paragraph" style:parent-style-name="Text_20_body" style:list-style-name="L419">
      <style:paragraph-properties fo:margin-top="0in" fo:margin-bottom="0in" loext:contextual-spacing="false"/>
      <style:text-properties fo:language="it" fo:country="IT"/>
    </style:style>
    <style:style style:name="P541" style:family="paragraph" style:parent-style-name="Text_20_body" style:list-style-name="L2">
      <style:paragraph-properties fo:margin-top="0in" fo:margin-bottom="0in" loext:contextual-spacing="false"/>
    </style:style>
    <style:style style:name="P542" style:family="paragraph" style:parent-style-name="Text_20_body" style:list-style-name="L3">
      <style:paragraph-properties fo:margin-top="0in" fo:margin-bottom="0in" loext:contextual-spacing="false"/>
    </style:style>
    <style:style style:name="P543" style:family="paragraph" style:parent-style-name="Text_20_body" style:list-style-name="L9">
      <style:paragraph-properties fo:margin-top="0in" fo:margin-bottom="0in" loext:contextual-spacing="false"/>
    </style:style>
    <style:style style:name="P544" style:family="paragraph" style:parent-style-name="Text_20_body" style:list-style-name="L10">
      <style:paragraph-properties fo:margin-top="0in" fo:margin-bottom="0in" loext:contextual-spacing="false"/>
    </style:style>
    <style:style style:name="P545" style:family="paragraph" style:parent-style-name="Text_20_body" style:list-style-name="L11">
      <style:paragraph-properties fo:margin-top="0in" fo:margin-bottom="0in" loext:contextual-spacing="false"/>
    </style:style>
    <style:style style:name="P546" style:family="paragraph" style:parent-style-name="Text_20_body" style:list-style-name="L13">
      <style:paragraph-properties fo:margin-top="0in" fo:margin-bottom="0in" loext:contextual-spacing="false"/>
    </style:style>
    <style:style style:name="P547" style:family="paragraph" style:parent-style-name="Text_20_body" style:list-style-name="L14">
      <style:paragraph-properties fo:margin-top="0in" fo:margin-bottom="0in" loext:contextual-spacing="false"/>
    </style:style>
    <style:style style:name="P548" style:family="paragraph" style:parent-style-name="Text_20_body" style:list-style-name="L18">
      <style:paragraph-properties fo:margin-top="0in" fo:margin-bottom="0in" loext:contextual-spacing="false"/>
    </style:style>
    <style:style style:name="P549" style:family="paragraph" style:parent-style-name="Text_20_body" style:list-style-name="L19">
      <style:paragraph-properties fo:margin-top="0in" fo:margin-bottom="0in" loext:contextual-spacing="false"/>
    </style:style>
    <style:style style:name="P550" style:family="paragraph" style:parent-style-name="Text_20_body" style:list-style-name="L21">
      <style:paragraph-properties fo:margin-top="0in" fo:margin-bottom="0in" loext:contextual-spacing="false"/>
    </style:style>
    <style:style style:name="P551" style:family="paragraph" style:parent-style-name="Text_20_body" style:list-style-name="L22">
      <style:paragraph-properties fo:margin-top="0in" fo:margin-bottom="0in" loext:contextual-spacing="false"/>
    </style:style>
    <style:style style:name="P552" style:family="paragraph" style:parent-style-name="Text_20_body" style:list-style-name="L24">
      <style:paragraph-properties fo:margin-top="0in" fo:margin-bottom="0in" loext:contextual-spacing="false"/>
    </style:style>
    <style:style style:name="P553" style:family="paragraph" style:parent-style-name="Text_20_body" style:list-style-name="L28">
      <style:paragraph-properties fo:margin-top="0in" fo:margin-bottom="0in" loext:contextual-spacing="false"/>
    </style:style>
    <style:style style:name="P554" style:family="paragraph" style:parent-style-name="Text_20_body" style:list-style-name="L29">
      <style:paragraph-properties fo:margin-top="0in" fo:margin-bottom="0in" loext:contextual-spacing="false"/>
    </style:style>
    <style:style style:name="P555" style:family="paragraph" style:parent-style-name="Text_20_body" style:list-style-name="L30">
      <style:paragraph-properties fo:margin-top="0in" fo:margin-bottom="0in" loext:contextual-spacing="false"/>
    </style:style>
    <style:style style:name="P556" style:family="paragraph" style:parent-style-name="Text_20_body" style:list-style-name="L32">
      <style:paragraph-properties fo:margin-top="0in" fo:margin-bottom="0in" loext:contextual-spacing="false"/>
    </style:style>
    <style:style style:name="P557" style:family="paragraph" style:parent-style-name="Text_20_body" style:list-style-name="L33">
      <style:paragraph-properties fo:margin-top="0in" fo:margin-bottom="0in" loext:contextual-spacing="false"/>
    </style:style>
    <style:style style:name="P558" style:family="paragraph" style:parent-style-name="Text_20_body" style:list-style-name="L34">
      <style:paragraph-properties fo:margin-top="0in" fo:margin-bottom="0in" loext:contextual-spacing="false"/>
    </style:style>
    <style:style style:name="P559" style:family="paragraph" style:parent-style-name="Text_20_body" style:list-style-name="L37">
      <style:paragraph-properties fo:margin-top="0in" fo:margin-bottom="0in" loext:contextual-spacing="false"/>
    </style:style>
    <style:style style:name="P560" style:family="paragraph" style:parent-style-name="Text_20_body" style:list-style-name="L39">
      <style:paragraph-properties fo:margin-top="0in" fo:margin-bottom="0in" loext:contextual-spacing="false"/>
    </style:style>
    <style:style style:name="P561" style:family="paragraph" style:parent-style-name="Text_20_body" style:list-style-name="L42">
      <style:paragraph-properties fo:margin-top="0in" fo:margin-bottom="0in" loext:contextual-spacing="false"/>
    </style:style>
    <style:style style:name="P562" style:family="paragraph" style:parent-style-name="Text_20_body" style:list-style-name="L44">
      <style:paragraph-properties fo:margin-top="0in" fo:margin-bottom="0in" loext:contextual-spacing="false"/>
    </style:style>
    <style:style style:name="P563" style:family="paragraph" style:parent-style-name="Text_20_body" style:list-style-name="L45">
      <style:paragraph-properties fo:margin-top="0in" fo:margin-bottom="0in" loext:contextual-spacing="false"/>
    </style:style>
    <style:style style:name="P564" style:family="paragraph" style:parent-style-name="Text_20_body" style:list-style-name="L46">
      <style:paragraph-properties fo:margin-top="0in" fo:margin-bottom="0in" loext:contextual-spacing="false"/>
    </style:style>
    <style:style style:name="P565" style:family="paragraph" style:parent-style-name="Text_20_body" style:list-style-name="L48">
      <style:paragraph-properties fo:margin-top="0in" fo:margin-bottom="0in" loext:contextual-spacing="false"/>
    </style:style>
    <style:style style:name="P566" style:family="paragraph" style:parent-style-name="Text_20_body" style:list-style-name="L50">
      <style:paragraph-properties fo:margin-top="0in" fo:margin-bottom="0in" loext:contextual-spacing="false"/>
    </style:style>
    <style:style style:name="P567" style:family="paragraph" style:parent-style-name="Text_20_body" style:list-style-name="L52">
      <style:paragraph-properties fo:margin-top="0in" fo:margin-bottom="0in" loext:contextual-spacing="false"/>
    </style:style>
    <style:style style:name="P568" style:family="paragraph" style:parent-style-name="Text_20_body" style:list-style-name="L53">
      <style:paragraph-properties fo:margin-top="0in" fo:margin-bottom="0in" loext:contextual-spacing="false"/>
    </style:style>
    <style:style style:name="P569" style:family="paragraph" style:parent-style-name="Text_20_body" style:list-style-name="L55">
      <style:paragraph-properties fo:margin-top="0in" fo:margin-bottom="0in" loext:contextual-spacing="false"/>
    </style:style>
    <style:style style:name="P570" style:family="paragraph" style:parent-style-name="Text_20_body" style:list-style-name="L58">
      <style:paragraph-properties fo:margin-top="0in" fo:margin-bottom="0in" loext:contextual-spacing="false"/>
    </style:style>
    <style:style style:name="P571" style:family="paragraph" style:parent-style-name="Text_20_body" style:list-style-name="L60">
      <style:paragraph-properties fo:margin-top="0in" fo:margin-bottom="0in" loext:contextual-spacing="false"/>
    </style:style>
    <style:style style:name="P572" style:family="paragraph" style:parent-style-name="Text_20_body" style:list-style-name="L62">
      <style:paragraph-properties fo:margin-top="0in" fo:margin-bottom="0in" loext:contextual-spacing="false"/>
    </style:style>
    <style:style style:name="P573" style:family="paragraph" style:parent-style-name="Text_20_body" style:list-style-name="L71">
      <style:paragraph-properties fo:margin-top="0in" fo:margin-bottom="0in" loext:contextual-spacing="false"/>
    </style:style>
    <style:style style:name="P574" style:family="paragraph" style:parent-style-name="Text_20_body" style:list-style-name="L88">
      <style:paragraph-properties fo:margin-top="0in" fo:margin-bottom="0in" loext:contextual-spacing="false"/>
    </style:style>
    <style:style style:name="P575" style:family="paragraph" style:parent-style-name="Text_20_body" style:list-style-name="L95">
      <style:paragraph-properties fo:margin-top="0in" fo:margin-bottom="0in" loext:contextual-spacing="false"/>
    </style:style>
    <style:style style:name="P576" style:family="paragraph" style:parent-style-name="Text_20_body" style:list-style-name="L97">
      <style:paragraph-properties fo:margin-top="0in" fo:margin-bottom="0in" loext:contextual-spacing="false"/>
    </style:style>
    <style:style style:name="P577" style:family="paragraph" style:parent-style-name="Text_20_body" style:list-style-name="L100">
      <style:paragraph-properties fo:margin-top="0in" fo:margin-bottom="0in" loext:contextual-spacing="false"/>
    </style:style>
    <style:style style:name="P578" style:family="paragraph" style:parent-style-name="Text_20_body" style:list-style-name="L101">
      <style:paragraph-properties fo:margin-top="0in" fo:margin-bottom="0in" loext:contextual-spacing="false"/>
    </style:style>
    <style:style style:name="P579" style:family="paragraph" style:parent-style-name="Text_20_body" style:list-style-name="L103">
      <style:paragraph-properties fo:margin-top="0in" fo:margin-bottom="0in" loext:contextual-spacing="false"/>
    </style:style>
    <style:style style:name="P580" style:family="paragraph" style:parent-style-name="Text_20_body" style:list-style-name="L104">
      <style:paragraph-properties fo:margin-top="0in" fo:margin-bottom="0in" loext:contextual-spacing="false"/>
    </style:style>
    <style:style style:name="P581" style:family="paragraph" style:parent-style-name="Text_20_body" style:list-style-name="L106">
      <style:paragraph-properties fo:margin-top="0in" fo:margin-bottom="0in" loext:contextual-spacing="false"/>
    </style:style>
    <style:style style:name="P582" style:family="paragraph" style:parent-style-name="Text_20_body" style:list-style-name="L110">
      <style:paragraph-properties fo:margin-top="0in" fo:margin-bottom="0in" loext:contextual-spacing="false"/>
    </style:style>
    <style:style style:name="P583" style:family="paragraph" style:parent-style-name="Text_20_body" style:list-style-name="L113">
      <style:paragraph-properties fo:margin-top="0in" fo:margin-bottom="0in" loext:contextual-spacing="false"/>
    </style:style>
    <style:style style:name="P584" style:family="paragraph" style:parent-style-name="Text_20_body" style:list-style-name="L115">
      <style:paragraph-properties fo:margin-top="0in" fo:margin-bottom="0in" loext:contextual-spacing="false"/>
    </style:style>
    <style:style style:name="P585" style:family="paragraph" style:parent-style-name="Text_20_body" style:list-style-name="L116">
      <style:paragraph-properties fo:margin-top="0in" fo:margin-bottom="0in" loext:contextual-spacing="false"/>
    </style:style>
    <style:style style:name="P586" style:family="paragraph" style:parent-style-name="Text_20_body" style:list-style-name="L121">
      <style:paragraph-properties fo:margin-top="0in" fo:margin-bottom="0in" loext:contextual-spacing="false"/>
    </style:style>
    <style:style style:name="P587" style:family="paragraph" style:parent-style-name="Text_20_body" style:list-style-name="L124">
      <style:paragraph-properties fo:margin-top="0in" fo:margin-bottom="0in" loext:contextual-spacing="false"/>
    </style:style>
    <style:style style:name="P588" style:family="paragraph" style:parent-style-name="Text_20_body" style:list-style-name="L125">
      <style:paragraph-properties fo:margin-top="0in" fo:margin-bottom="0in" loext:contextual-spacing="false"/>
    </style:style>
    <style:style style:name="P589" style:family="paragraph" style:parent-style-name="Text_20_body" style:list-style-name="L127">
      <style:paragraph-properties fo:margin-top="0in" fo:margin-bottom="0in" loext:contextual-spacing="false"/>
    </style:style>
    <style:style style:name="P590" style:family="paragraph" style:parent-style-name="Text_20_body" style:list-style-name="L129">
      <style:paragraph-properties fo:margin-top="0in" fo:margin-bottom="0in" loext:contextual-spacing="false"/>
    </style:style>
    <style:style style:name="P591" style:family="paragraph" style:parent-style-name="Text_20_body" style:list-style-name="L131">
      <style:paragraph-properties fo:margin-top="0in" fo:margin-bottom="0in" loext:contextual-spacing="false"/>
    </style:style>
    <style:style style:name="P592" style:family="paragraph" style:parent-style-name="Text_20_body" style:list-style-name="L133">
      <style:paragraph-properties fo:margin-top="0in" fo:margin-bottom="0in" loext:contextual-spacing="false"/>
    </style:style>
    <style:style style:name="P593" style:family="paragraph" style:parent-style-name="Text_20_body" style:list-style-name="L135">
      <style:paragraph-properties fo:margin-top="0in" fo:margin-bottom="0in" loext:contextual-spacing="false"/>
    </style:style>
    <style:style style:name="P594" style:family="paragraph" style:parent-style-name="Text_20_body" style:list-style-name="L137">
      <style:paragraph-properties fo:margin-top="0in" fo:margin-bottom="0in" loext:contextual-spacing="false"/>
    </style:style>
    <style:style style:name="P595" style:family="paragraph" style:parent-style-name="Text_20_body" style:list-style-name="L158">
      <style:paragraph-properties fo:margin-top="0in" fo:margin-bottom="0in" loext:contextual-spacing="false"/>
    </style:style>
    <style:style style:name="P596" style:family="paragraph" style:parent-style-name="Text_20_body" style:list-style-name="L160">
      <style:paragraph-properties fo:margin-top="0in" fo:margin-bottom="0in" loext:contextual-spacing="false"/>
    </style:style>
    <style:style style:name="P597" style:family="paragraph" style:parent-style-name="Text_20_body" style:list-style-name="L162">
      <style:paragraph-properties fo:margin-top="0in" fo:margin-bottom="0in" loext:contextual-spacing="false"/>
    </style:style>
    <style:style style:name="P598" style:family="paragraph" style:parent-style-name="Text_20_body" style:list-style-name="L166">
      <style:paragraph-properties fo:margin-top="0in" fo:margin-bottom="0in" loext:contextual-spacing="false"/>
    </style:style>
    <style:style style:name="P599" style:family="paragraph" style:parent-style-name="Text_20_body" style:list-style-name="L168">
      <style:paragraph-properties fo:margin-top="0in" fo:margin-bottom="0in" loext:contextual-spacing="false"/>
    </style:style>
    <style:style style:name="P600" style:family="paragraph" style:parent-style-name="Text_20_body" style:list-style-name="L177">
      <style:paragraph-properties fo:margin-top="0in" fo:margin-bottom="0in" loext:contextual-spacing="false"/>
    </style:style>
    <style:style style:name="P601" style:family="paragraph" style:parent-style-name="Text_20_body" style:list-style-name="L180">
      <style:paragraph-properties fo:margin-top="0in" fo:margin-bottom="0in" loext:contextual-spacing="false"/>
    </style:style>
    <style:style style:name="P602" style:family="paragraph" style:parent-style-name="Text_20_body" style:list-style-name="L182">
      <style:paragraph-properties fo:margin-top="0in" fo:margin-bottom="0in" loext:contextual-spacing="false"/>
    </style:style>
    <style:style style:name="P603" style:family="paragraph" style:parent-style-name="Text_20_body" style:list-style-name="L184">
      <style:paragraph-properties fo:margin-top="0in" fo:margin-bottom="0in" loext:contextual-spacing="false"/>
    </style:style>
    <style:style style:name="P604" style:family="paragraph" style:parent-style-name="Text_20_body" style:list-style-name="L186">
      <style:paragraph-properties fo:margin-top="0in" fo:margin-bottom="0in" loext:contextual-spacing="false"/>
    </style:style>
    <style:style style:name="P605" style:family="paragraph" style:parent-style-name="Text_20_body" style:list-style-name="L191">
      <style:paragraph-properties fo:margin-top="0in" fo:margin-bottom="0in" loext:contextual-spacing="false"/>
    </style:style>
    <style:style style:name="P606" style:family="paragraph" style:parent-style-name="Text_20_body" style:list-style-name="L193">
      <style:paragraph-properties fo:margin-top="0in" fo:margin-bottom="0in" loext:contextual-spacing="false"/>
    </style:style>
    <style:style style:name="P607" style:family="paragraph" style:parent-style-name="Text_20_body" style:list-style-name="L195">
      <style:paragraph-properties fo:margin-top="0in" fo:margin-bottom="0in" loext:contextual-spacing="false"/>
    </style:style>
    <style:style style:name="P608" style:family="paragraph" style:parent-style-name="Text_20_body" style:list-style-name="L197">
      <style:paragraph-properties fo:margin-top="0in" fo:margin-bottom="0in" loext:contextual-spacing="false"/>
    </style:style>
    <style:style style:name="P609" style:family="paragraph" style:parent-style-name="Text_20_body" style:list-style-name="L199">
      <style:paragraph-properties fo:margin-top="0in" fo:margin-bottom="0in" loext:contextual-spacing="false"/>
    </style:style>
    <style:style style:name="P610" style:family="paragraph" style:parent-style-name="Text_20_body" style:list-style-name="L202">
      <style:paragraph-properties fo:margin-top="0in" fo:margin-bottom="0in" loext:contextual-spacing="false"/>
    </style:style>
    <style:style style:name="P611" style:family="paragraph" style:parent-style-name="Text_20_body" style:list-style-name="L204">
      <style:paragraph-properties fo:margin-top="0in" fo:margin-bottom="0in" loext:contextual-spacing="false"/>
    </style:style>
    <style:style style:name="P612" style:family="paragraph" style:parent-style-name="Text_20_body" style:list-style-name="L206">
      <style:paragraph-properties fo:margin-top="0in" fo:margin-bottom="0in" loext:contextual-spacing="false"/>
    </style:style>
    <style:style style:name="P613" style:family="paragraph" style:parent-style-name="Text_20_body" style:list-style-name="L207">
      <style:paragraph-properties fo:margin-top="0in" fo:margin-bottom="0in" loext:contextual-spacing="false"/>
    </style:style>
    <style:style style:name="P614" style:family="paragraph" style:parent-style-name="Text_20_body" style:list-style-name="L208">
      <style:paragraph-properties fo:margin-top="0in" fo:margin-bottom="0in" loext:contextual-spacing="false"/>
    </style:style>
    <style:style style:name="P615" style:family="paragraph" style:parent-style-name="Text_20_body" style:list-style-name="L215">
      <style:paragraph-properties fo:margin-top="0in" fo:margin-bottom="0in" loext:contextual-spacing="false"/>
    </style:style>
    <style:style style:name="P616" style:family="paragraph" style:parent-style-name="Text_20_body" style:list-style-name="L217">
      <style:paragraph-properties fo:margin-top="0in" fo:margin-bottom="0in" loext:contextual-spacing="false"/>
    </style:style>
    <style:style style:name="P617" style:family="paragraph" style:parent-style-name="Text_20_body" style:list-style-name="L218">
      <style:paragraph-properties fo:margin-top="0in" fo:margin-bottom="0in" loext:contextual-spacing="false"/>
    </style:style>
    <style:style style:name="P618" style:family="paragraph" style:parent-style-name="Text_20_body" style:list-style-name="L220">
      <style:paragraph-properties fo:margin-top="0in" fo:margin-bottom="0in" loext:contextual-spacing="false"/>
    </style:style>
    <style:style style:name="P619" style:family="paragraph" style:parent-style-name="Text_20_body" style:list-style-name="L221">
      <style:paragraph-properties fo:margin-top="0in" fo:margin-bottom="0in" loext:contextual-spacing="false"/>
    </style:style>
    <style:style style:name="P620" style:family="paragraph" style:parent-style-name="Text_20_body" style:list-style-name="L235">
      <style:paragraph-properties fo:margin-top="0in" fo:margin-bottom="0in" loext:contextual-spacing="false"/>
    </style:style>
    <style:style style:name="P621" style:family="paragraph" style:parent-style-name="Text_20_body" style:list-style-name="L236">
      <style:paragraph-properties fo:margin-top="0in" fo:margin-bottom="0in" loext:contextual-spacing="false"/>
    </style:style>
    <style:style style:name="P622" style:family="paragraph" style:parent-style-name="Text_20_body" style:list-style-name="L237">
      <style:paragraph-properties fo:margin-top="0in" fo:margin-bottom="0in" loext:contextual-spacing="false"/>
    </style:style>
    <style:style style:name="P623" style:family="paragraph" style:parent-style-name="Text_20_body" style:list-style-name="L239">
      <style:paragraph-properties fo:margin-top="0in" fo:margin-bottom="0in" loext:contextual-spacing="false"/>
    </style:style>
    <style:style style:name="P624" style:family="paragraph" style:parent-style-name="Text_20_body" style:list-style-name="L241">
      <style:paragraph-properties fo:margin-top="0in" fo:margin-bottom="0in" loext:contextual-spacing="false"/>
    </style:style>
    <style:style style:name="P625" style:family="paragraph" style:parent-style-name="Text_20_body" style:list-style-name="L249">
      <style:paragraph-properties fo:margin-top="0in" fo:margin-bottom="0in" loext:contextual-spacing="false"/>
    </style:style>
    <style:style style:name="P626" style:family="paragraph" style:parent-style-name="Text_20_body" style:list-style-name="L252">
      <style:paragraph-properties fo:margin-top="0in" fo:margin-bottom="0in" loext:contextual-spacing="false"/>
    </style:style>
    <style:style style:name="P627" style:family="paragraph" style:parent-style-name="Text_20_body" style:list-style-name="L255">
      <style:paragraph-properties fo:margin-top="0in" fo:margin-bottom="0in" loext:contextual-spacing="false"/>
    </style:style>
    <style:style style:name="P628" style:family="paragraph" style:parent-style-name="Text_20_body" style:list-style-name="L268">
      <style:paragraph-properties fo:margin-top="0in" fo:margin-bottom="0in" loext:contextual-spacing="false"/>
    </style:style>
    <style:style style:name="P629" style:family="paragraph" style:parent-style-name="Text_20_body" style:list-style-name="L270">
      <style:paragraph-properties fo:margin-top="0in" fo:margin-bottom="0in" loext:contextual-spacing="false"/>
    </style:style>
    <style:style style:name="P630" style:family="paragraph" style:parent-style-name="Text_20_body" style:list-style-name="L275">
      <style:paragraph-properties fo:margin-top="0in" fo:margin-bottom="0in" loext:contextual-spacing="false"/>
    </style:style>
    <style:style style:name="P631" style:family="paragraph" style:parent-style-name="Text_20_body" style:list-style-name="L278">
      <style:paragraph-properties fo:margin-top="0in" fo:margin-bottom="0in" loext:contextual-spacing="false"/>
    </style:style>
    <style:style style:name="P632" style:family="paragraph" style:parent-style-name="Text_20_body" style:list-style-name="L279">
      <style:paragraph-properties fo:margin-top="0in" fo:margin-bottom="0in" loext:contextual-spacing="false"/>
    </style:style>
    <style:style style:name="P633" style:family="paragraph" style:parent-style-name="Text_20_body" style:list-style-name="L284">
      <style:paragraph-properties fo:margin-top="0in" fo:margin-bottom="0in" loext:contextual-spacing="false"/>
    </style:style>
    <style:style style:name="P634" style:family="paragraph" style:parent-style-name="Text_20_body" style:list-style-name="L289">
      <style:paragraph-properties fo:margin-top="0in" fo:margin-bottom="0in" loext:contextual-spacing="false"/>
    </style:style>
    <style:style style:name="P635" style:family="paragraph" style:parent-style-name="Text_20_body" style:list-style-name="L295">
      <style:paragraph-properties fo:margin-top="0in" fo:margin-bottom="0in" loext:contextual-spacing="false"/>
    </style:style>
    <style:style style:name="P636" style:family="paragraph" style:parent-style-name="Text_20_body" style:list-style-name="L302">
      <style:paragraph-properties fo:margin-top="0in" fo:margin-bottom="0in" loext:contextual-spacing="false"/>
    </style:style>
    <style:style style:name="P637" style:family="paragraph" style:parent-style-name="Text_20_body" style:list-style-name="L304">
      <style:paragraph-properties fo:margin-top="0in" fo:margin-bottom="0in" loext:contextual-spacing="false"/>
    </style:style>
    <style:style style:name="P638" style:family="paragraph" style:parent-style-name="Text_20_body" style:list-style-name="L306">
      <style:paragraph-properties fo:margin-top="0in" fo:margin-bottom="0in" loext:contextual-spacing="false"/>
    </style:style>
    <style:style style:name="P639" style:family="paragraph" style:parent-style-name="Text_20_body" style:list-style-name="L308">
      <style:paragraph-properties fo:margin-top="0in" fo:margin-bottom="0in" loext:contextual-spacing="false"/>
    </style:style>
    <style:style style:name="P640" style:family="paragraph" style:parent-style-name="Text_20_body" style:list-style-name="L310">
      <style:paragraph-properties fo:margin-top="0in" fo:margin-bottom="0in" loext:contextual-spacing="false"/>
    </style:style>
    <style:style style:name="P641" style:family="paragraph" style:parent-style-name="Text_20_body" style:list-style-name="L312">
      <style:paragraph-properties fo:margin-top="0in" fo:margin-bottom="0in" loext:contextual-spacing="false"/>
    </style:style>
    <style:style style:name="P642" style:family="paragraph" style:parent-style-name="Text_20_body" style:list-style-name="L314">
      <style:paragraph-properties fo:margin-top="0in" fo:margin-bottom="0in" loext:contextual-spacing="false"/>
    </style:style>
    <style:style style:name="P643" style:family="paragraph" style:parent-style-name="Text_20_body" style:list-style-name="L316">
      <style:paragraph-properties fo:margin-top="0in" fo:margin-bottom="0in" loext:contextual-spacing="false"/>
    </style:style>
    <style:style style:name="P644" style:family="paragraph" style:parent-style-name="Text_20_body" style:list-style-name="L318">
      <style:paragraph-properties fo:margin-top="0in" fo:margin-bottom="0in" loext:contextual-spacing="false"/>
    </style:style>
    <style:style style:name="P645" style:family="paragraph" style:parent-style-name="Text_20_body" style:list-style-name="L320">
      <style:paragraph-properties fo:margin-top="0in" fo:margin-bottom="0in" loext:contextual-spacing="false"/>
    </style:style>
    <style:style style:name="P646" style:family="paragraph" style:parent-style-name="Text_20_body" style:list-style-name="L322">
      <style:paragraph-properties fo:margin-top="0in" fo:margin-bottom="0in" loext:contextual-spacing="false"/>
    </style:style>
    <style:style style:name="P647" style:family="paragraph" style:parent-style-name="Text_20_body" style:list-style-name="L324">
      <style:paragraph-properties fo:margin-top="0in" fo:margin-bottom="0in" loext:contextual-spacing="false"/>
    </style:style>
    <style:style style:name="P648" style:family="paragraph" style:parent-style-name="Text_20_body" style:list-style-name="L326">
      <style:paragraph-properties fo:margin-top="0in" fo:margin-bottom="0in" loext:contextual-spacing="false"/>
    </style:style>
    <style:style style:name="P649" style:family="paragraph" style:parent-style-name="Text_20_body" style:list-style-name="L327">
      <style:paragraph-properties fo:margin-top="0in" fo:margin-bottom="0in" loext:contextual-spacing="false"/>
    </style:style>
    <style:style style:name="P650" style:family="paragraph" style:parent-style-name="Text_20_body" style:list-style-name="L329">
      <style:paragraph-properties fo:margin-top="0in" fo:margin-bottom="0in" loext:contextual-spacing="false"/>
    </style:style>
    <style:style style:name="P651" style:family="paragraph" style:parent-style-name="Text_20_body" style:list-style-name="L331">
      <style:paragraph-properties fo:margin-top="0in" fo:margin-bottom="0in" loext:contextual-spacing="false"/>
    </style:style>
    <style:style style:name="P652" style:family="paragraph" style:parent-style-name="Text_20_body" style:list-style-name="L333">
      <style:paragraph-properties fo:margin-top="0in" fo:margin-bottom="0in" loext:contextual-spacing="false"/>
    </style:style>
    <style:style style:name="P653" style:family="paragraph" style:parent-style-name="Text_20_body" style:list-style-name="L335">
      <style:paragraph-properties fo:margin-top="0in" fo:margin-bottom="0in" loext:contextual-spacing="false"/>
    </style:style>
    <style:style style:name="P654" style:family="paragraph" style:parent-style-name="Text_20_body" style:list-style-name="L337">
      <style:paragraph-properties fo:margin-top="0in" fo:margin-bottom="0in" loext:contextual-spacing="false"/>
    </style:style>
    <style:style style:name="P655" style:family="paragraph" style:parent-style-name="Text_20_body" style:list-style-name="L339">
      <style:paragraph-properties fo:margin-top="0in" fo:margin-bottom="0in" loext:contextual-spacing="false"/>
    </style:style>
    <style:style style:name="P656" style:family="paragraph" style:parent-style-name="Text_20_body" style:list-style-name="L341">
      <style:paragraph-properties fo:margin-top="0in" fo:margin-bottom="0in" loext:contextual-spacing="false"/>
    </style:style>
    <style:style style:name="P657" style:family="paragraph" style:parent-style-name="Text_20_body" style:list-style-name="L342">
      <style:paragraph-properties fo:margin-top="0in" fo:margin-bottom="0in" loext:contextual-spacing="false"/>
    </style:style>
    <style:style style:name="P658" style:family="paragraph" style:parent-style-name="Text_20_body" style:list-style-name="L343">
      <style:paragraph-properties fo:margin-top="0in" fo:margin-bottom="0in" loext:contextual-spacing="false"/>
    </style:style>
    <style:style style:name="P659" style:family="paragraph" style:parent-style-name="Text_20_body" style:list-style-name="L345">
      <style:paragraph-properties fo:margin-top="0in" fo:margin-bottom="0in" loext:contextual-spacing="false"/>
    </style:style>
    <style:style style:name="P660" style:family="paragraph" style:parent-style-name="Text_20_body" style:list-style-name="L347">
      <style:paragraph-properties fo:margin-top="0in" fo:margin-bottom="0in" loext:contextual-spacing="false"/>
    </style:style>
    <style:style style:name="P661" style:family="paragraph" style:parent-style-name="Text_20_body" style:list-style-name="L349">
      <style:paragraph-properties fo:margin-top="0in" fo:margin-bottom="0in" loext:contextual-spacing="false"/>
    </style:style>
    <style:style style:name="P662" style:family="paragraph" style:parent-style-name="Text_20_body" style:list-style-name="L351">
      <style:paragraph-properties fo:margin-top="0in" fo:margin-bottom="0in" loext:contextual-spacing="false"/>
    </style:style>
    <style:style style:name="P663" style:family="paragraph" style:parent-style-name="Text_20_body" style:list-style-name="L353">
      <style:paragraph-properties fo:margin-top="0in" fo:margin-bottom="0in" loext:contextual-spacing="false"/>
    </style:style>
    <style:style style:name="P664" style:family="paragraph" style:parent-style-name="Text_20_body" style:list-style-name="L355">
      <style:paragraph-properties fo:margin-top="0in" fo:margin-bottom="0in" loext:contextual-spacing="false"/>
    </style:style>
    <style:style style:name="P665" style:family="paragraph" style:parent-style-name="Text_20_body" style:list-style-name="L357">
      <style:paragraph-properties fo:margin-top="0in" fo:margin-bottom="0in" loext:contextual-spacing="false"/>
    </style:style>
    <style:style style:name="P666" style:family="paragraph" style:parent-style-name="Text_20_body" style:list-style-name="L359">
      <style:paragraph-properties fo:margin-top="0in" fo:margin-bottom="0in" loext:contextual-spacing="false"/>
    </style:style>
    <style:style style:name="P667" style:family="paragraph" style:parent-style-name="Text_20_body" style:list-style-name="L361">
      <style:paragraph-properties fo:margin-top="0in" fo:margin-bottom="0in" loext:contextual-spacing="false"/>
    </style:style>
    <style:style style:name="P668" style:family="paragraph" style:parent-style-name="Text_20_body" style:list-style-name="L363">
      <style:paragraph-properties fo:margin-top="0in" fo:margin-bottom="0in" loext:contextual-spacing="false"/>
    </style:style>
    <style:style style:name="P669" style:family="paragraph" style:parent-style-name="Text_20_body" style:list-style-name="L365">
      <style:paragraph-properties fo:margin-top="0in" fo:margin-bottom="0in" loext:contextual-spacing="false"/>
    </style:style>
    <style:style style:name="P670" style:family="paragraph" style:parent-style-name="Text_20_body" style:list-style-name="L367">
      <style:paragraph-properties fo:margin-top="0in" fo:margin-bottom="0in" loext:contextual-spacing="false"/>
    </style:style>
    <style:style style:name="P671" style:family="paragraph" style:parent-style-name="Text_20_body" style:list-style-name="L369">
      <style:paragraph-properties fo:margin-top="0in" fo:margin-bottom="0in" loext:contextual-spacing="false"/>
    </style:style>
    <style:style style:name="P672" style:family="paragraph" style:parent-style-name="Text_20_body" style:list-style-name="L371">
      <style:paragraph-properties fo:margin-top="0in" fo:margin-bottom="0in" loext:contextual-spacing="false"/>
    </style:style>
    <style:style style:name="P673" style:family="paragraph" style:parent-style-name="Text_20_body" style:list-style-name="L372">
      <style:paragraph-properties fo:margin-top="0in" fo:margin-bottom="0in" loext:contextual-spacing="false"/>
    </style:style>
    <style:style style:name="P674" style:family="paragraph" style:parent-style-name="Text_20_body" style:list-style-name="L373">
      <style:paragraph-properties fo:margin-top="0in" fo:margin-bottom="0in" loext:contextual-spacing="false"/>
    </style:style>
    <style:style style:name="P675" style:family="paragraph" style:parent-style-name="Text_20_body" style:list-style-name="L375">
      <style:paragraph-properties fo:margin-top="0in" fo:margin-bottom="0in" loext:contextual-spacing="false"/>
    </style:style>
    <style:style style:name="P676" style:family="paragraph" style:parent-style-name="Text_20_body" style:list-style-name="L377">
      <style:paragraph-properties fo:margin-top="0in" fo:margin-bottom="0in" loext:contextual-spacing="false"/>
    </style:style>
    <style:style style:name="P677" style:family="paragraph" style:parent-style-name="Text_20_body" style:list-style-name="L379">
      <style:paragraph-properties fo:margin-top="0in" fo:margin-bottom="0in" loext:contextual-spacing="false"/>
    </style:style>
    <style:style style:name="P678" style:family="paragraph" style:parent-style-name="Text_20_body" style:list-style-name="L381">
      <style:paragraph-properties fo:margin-top="0in" fo:margin-bottom="0in" loext:contextual-spacing="false"/>
    </style:style>
    <style:style style:name="P679" style:family="paragraph" style:parent-style-name="Text_20_body" style:list-style-name="L383">
      <style:paragraph-properties fo:margin-top="0in" fo:margin-bottom="0in" loext:contextual-spacing="false"/>
    </style:style>
    <style:style style:name="P680" style:family="paragraph" style:parent-style-name="Text_20_body" style:list-style-name="L385">
      <style:paragraph-properties fo:margin-top="0in" fo:margin-bottom="0in" loext:contextual-spacing="false"/>
    </style:style>
    <style:style style:name="P681" style:family="paragraph" style:parent-style-name="Text_20_body" style:list-style-name="L386">
      <style:paragraph-properties fo:margin-top="0in" fo:margin-bottom="0in" loext:contextual-spacing="false"/>
    </style:style>
    <style:style style:name="P682" style:family="paragraph" style:parent-style-name="Text_20_body" style:list-style-name="L388">
      <style:paragraph-properties fo:margin-top="0in" fo:margin-bottom="0in" loext:contextual-spacing="false"/>
    </style:style>
    <style:style style:name="P683" style:family="paragraph" style:parent-style-name="Text_20_body" style:list-style-name="L390">
      <style:paragraph-properties fo:margin-top="0in" fo:margin-bottom="0in" loext:contextual-spacing="false"/>
    </style:style>
    <style:style style:name="P684" style:family="paragraph" style:parent-style-name="Text_20_body" style:list-style-name="L392">
      <style:paragraph-properties fo:margin-top="0in" fo:margin-bottom="0in" loext:contextual-spacing="false"/>
    </style:style>
    <style:style style:name="P685" style:family="paragraph" style:parent-style-name="Text_20_body" style:list-style-name="L395">
      <style:paragraph-properties fo:margin-top="0in" fo:margin-bottom="0in" loext:contextual-spacing="false"/>
    </style:style>
    <style:style style:name="P686" style:family="paragraph" style:parent-style-name="Text_20_body" style:list-style-name="L403">
      <style:paragraph-properties fo:margin-top="0in" fo:margin-bottom="0in" loext:contextual-spacing="false"/>
    </style:style>
    <style:style style:name="P687" style:family="paragraph" style:parent-style-name="Text_20_body" style:list-style-name="L405">
      <style:paragraph-properties fo:margin-top="0in" fo:margin-bottom="0in" loext:contextual-spacing="false"/>
    </style:style>
    <style:style style:name="P688" style:family="paragraph" style:parent-style-name="Text_20_body" style:list-style-name="L407">
      <style:paragraph-properties fo:margin-top="0in" fo:margin-bottom="0in" loext:contextual-spacing="false"/>
    </style:style>
    <style:style style:name="P689" style:family="paragraph" style:parent-style-name="Text_20_body" style:list-style-name="L409">
      <style:paragraph-properties fo:margin-top="0in" fo:margin-bottom="0in" loext:contextual-spacing="false"/>
    </style:style>
    <style:style style:name="P690" style:family="paragraph" style:parent-style-name="Text_20_body" style:list-style-name="L411">
      <style:paragraph-properties fo:margin-top="0in" fo:margin-bottom="0in" loext:contextual-spacing="false"/>
    </style:style>
    <style:style style:name="P691" style:family="paragraph" style:parent-style-name="Text_20_body" style:list-style-name="L413">
      <style:paragraph-properties fo:margin-top="0in" fo:margin-bottom="0in" loext:contextual-spacing="false"/>
    </style:style>
    <style:style style:name="P692" style:family="paragraph" style:parent-style-name="Text_20_body" style:list-style-name="L416">
      <style:paragraph-properties fo:margin-top="0in" fo:margin-bottom="0in" loext:contextual-spacing="false"/>
    </style:style>
    <style:style style:name="P693" style:family="paragraph" style:parent-style-name="Text_20_body" style:list-style-name="L418">
      <style:paragraph-properties fo:margin-top="0in" fo:margin-bottom="0in" loext:contextual-spacing="false"/>
    </style:style>
    <style:style style:name="P694" style:family="paragraph" style:parent-style-name="Text_20_body" style:list-style-name="L420">
      <style:paragraph-properties fo:margin-top="0in" fo:margin-bottom="0in" loext:contextual-spacing="false"/>
    </style:style>
    <style:style style:name="P695" style:family="paragraph" style:parent-style-name="Text_20_body" style:list-style-name="L421">
      <style:paragraph-properties fo:margin-top="0in" fo:margin-bottom="0in" loext:contextual-spacing="false"/>
    </style:style>
    <style:style style:name="P696" style:family="paragraph" style:parent-style-name="Table_20_Contents">
      <style:paragraph-properties fo:text-align="center" style:justify-single-word="false"/>
    </style:style>
    <style:style style:name="P697" style:family="paragraph" style:parent-style-name="Table_20_Contents">
      <style:text-properties fo:font-size="2pt" style:font-size-asian="2pt" style:font-size-complex="2pt"/>
    </style:style>
    <style:style style:name="P698" style:family="paragraph" style:parent-style-name="Heading_20_2">
      <style:text-properties fo:language="it" fo:country="IT"/>
    </style:style>
    <style:style style:name="P699" style:family="paragraph" style:parent-style-name="Heading_20_2">
      <style:text-properties fo:language="it" fo:country="IT" style:language-asian="it" style:country-asian="IT" style:language-complex="it" style:country-complex="IT"/>
    </style:style>
    <style:style style:name="P700" style:family="paragraph" style:parent-style-name="Heading_20_2">
      <style:paragraph-properties style:writing-mode="lr-tb"/>
    </style:style>
    <style:style style:name="P701" style:family="paragraph" style:parent-style-name="List_20_Contents" style:list-style-name="L26">
      <style:text-properties fo:font-size="10pt" fo:language="it" fo:country="IT"/>
    </style:style>
    <style:style style:name="P702" style:family="paragraph" style:parent-style-name="List_20_Contents">
      <style:text-properties fo:language="it" fo:country="IT"/>
    </style:style>
    <style:style style:name="P703" style:family="paragraph" style:parent-style-name="List_20_Contents" style:list-style-name="L300">
      <style:text-properties fo:language="it" fo:country="IT"/>
    </style:style>
    <style:style style:name="P704" style:family="paragraph" style:parent-style-name="List_20_Contents" style:list-style-name="L300"/>
    <style:style style:name="P705" style:family="paragraph" style:parent-style-name="List_20_Contents">
      <style:paragraph-properties fo:margin-top="0in" fo:margin-bottom="0.1965in" loext:contextual-spacing="false"/>
    </style:style>
    <style:style style:name="P706" style:family="paragraph" style:parent-style-name="List_20_Contents">
      <style:paragraph-properties fo:margin-top="0in" fo:margin-bottom="0.1965in" loext:contextual-spacing="false"/>
      <style:text-properties fo:font-size="10pt" fo:language="it" fo:country="IT"/>
    </style:style>
    <style:style style:name="P707" style:family="paragraph" style:parent-style-name="List_20_Contents" style:list-style-name="L26">
      <style:paragraph-properties fo:margin-top="0in" fo:margin-bottom="0.1965in" loext:contextual-spacing="false"/>
      <style:text-properties fo:font-size="10pt" fo:language="it" fo:country="IT"/>
    </style:style>
    <style:style style:name="P708" style:family="paragraph" style:parent-style-name="List_20_Contents">
      <style:paragraph-properties fo:margin-top="0in" fo:margin-bottom="0.1965in" loext:contextual-spacing="false"/>
      <style:text-properties fo:language="it" fo:country="IT"/>
    </style:style>
    <style:style style:name="P709" style:family="paragraph" style:parent-style-name="List_20_Contents" style:list-style-name="L300">
      <style:paragraph-properties fo:margin-top="0in" fo:margin-bottom="0.1965in" loext:contextual-spacing="false"/>
    </style:style>
    <style:style style:name="P710" style:family="paragraph" style:parent-style-name="Heading_20_3">
      <style:text-properties fo:language="it" fo:country="IT"/>
    </style:style>
    <style:style style:name="P711" style:family="paragraph" style:parent-style-name="Footer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712" style:family="paragraph" style:parent-style-name="List_20_Heading">
      <style:text-properties fo:language="it" fo:country="IT"/>
    </style:style>
    <style:style style:name="P713" style:family="paragraph" style:parent-style-name="List_20_Heading">
      <style:paragraph-properties fo:margin-top="0in" fo:margin-bottom="0.1965in" loext:contextual-spacing="false"/>
      <style:text-properties fo:language="it" fo:country="IT"/>
    </style:style>
    <style:style style:name="P71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715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fo:font-weight="bold"/>
    </style:style>
    <style:style style:name="T2" style:family="text">
      <style:text-properties fo:language="it" fo:country="IT"/>
    </style:style>
    <style:style style:name="T3" style:family="text">
      <style:text-properties fo:language="it" fo:country="IT" fo:font-weight="bold"/>
    </style:style>
    <style:style style:name="T4" style:family="text">
      <style:text-properties fo:language="it" fo:country="IT" fo:font-style="italic"/>
    </style:style>
    <style:style style:name="T5" style:family="text">
      <style:text-properties fo:language="it" fo:country="IT" fo:font-style="italic" fo:font-weight="bold"/>
    </style:style>
    <style:style style:name="T6" style:family="text">
      <style:text-properties fo:language="it" fo:country="IT" style:text-underline-style="none"/>
    </style:style>
    <style:style style:name="T7" style:family="text">
      <style:text-properties fo:language="it" fo:country="IT" fo:font-style="normal" style:text-underline-style="none" style:font-style-asian="normal" style:font-style-complex="normal"/>
    </style:style>
    <style:style style:name="T8" style:family="text">
      <style:text-properties fo:font-style="italic"/>
    </style:style>
    <style:style style:name="T9" style:family="text">
      <style:text-properties fo:font-size="10pt"/>
    </style:style>
    <style:style style:name="T10" style:family="text">
      <style:text-properties fo:font-size="10pt" fo:font-style="italic"/>
    </style:style>
    <style:style style:name="T11" style:family="text">
      <style:text-properties fo:font-size="10pt" fo:language="it" fo:country="IT"/>
    </style:style>
    <style:style style:name="T12" style:family="text">
      <style:text-properties fo:font-size="10pt" fo:language="it" fo:country="IT" fo:font-style="italic"/>
    </style:style>
    <style:style style:name="T13" style:family="text">
      <style:text-properties fo:font-variant="small-caps"/>
    </style:style>
    <style:style style:name="T14" style:family="text">
      <style:text-properties fo:font-variant="small-caps" fo:language="it" fo:country="IT"/>
    </style:style>
    <style:style style:name="T15" style:family="text">
      <style:text-properties style:text-position="33% 80%" fo:language="it" fo:country="IT" fo:font-style="italic"/>
    </style:style>
    <style:style style:name="T16" style:family="text">
      <style:text-properties fo:font-variant="normal" fo:text-transform="none" fo:language="it" fo:country="IT" fo:font-style="normal"/>
    </style:style>
    <style:style style:name="T17" style:family="text">
      <style:text-properties fo:font-variant="normal" fo:text-transform="none" fo:language="it" fo:country="IT" fo:font-style="italic"/>
    </style:style>
    <style:style style:name="T18" style:family="text">
      <style:text-properties fo:font-variant="normal" fo:text-transform="none" fo:font-size="10pt" fo:language="it" fo:country="IT" fo:font-style="normal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9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9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9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9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9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9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9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9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9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9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0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0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0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0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0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0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0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0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0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0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2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3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3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3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3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3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3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3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3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https://it.wikipedia.org/w/index.php" xlink:type="simple">
          <form:properties>
            <form:property form:property-name="PropertyChangeNotificationEnabled" office:value-type="boolean" office:boolean-value="true"/>
          </form:properties>
          <form:hidden form:name="title" form:control-implementation="ooo:com.sun.star.form.component.HiddenControl" xml:id="control1" form:id="control1" form:value="Speciale:Ricerca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ontent">
        <text:p text:style-name="Heading_20_1"><text:bookmark text:name="firstHeading"/><text:span text:style-name="T2">Verbi irregolari italiani</text:span></text:p>
        <text:section text:style-name="Sect1" text:name="bodyContent">
          <text:section text:style-name="Sect2" text:name="mw-content-text">
            <text:p text:style-name="Text_20_body"><text:span text:style-name="T2">Nella </text:span><text:a xlink:type="simple" xlink:href="https://it.wikipedia.org/wiki/Lingua_italiana" text:style-name="Internet_20_link" text:visited-style-name="Visited_20_Internet_20_Link"><text:span text:style-name="T3">lingua italiana</text:span></text:a><text:span text:style-name="T2"> sono presenti diversi </text:span><text:a xlink:type="simple" xlink:href="https://it.wikipedia.org/wiki/Verbo_irregolare" text:style-name="Internet_20_link" text:visited-style-name="Visited_20_Internet_20_Link"><text:span text:style-name="T3">verbi irregolari</text:span></text:a><text:span text:style-name="T2"> (quasi tutti concentrati nella </text:span><text:a xlink:type="simple" xlink:href="https://it.wikipedia.org/wiki/Seconda_coniugazione" text:style-name="Internet_20_link" text:visited-style-name="Visited_20_Internet_20_Link"><text:span text:style-name="T2">seconda coniugazione</text:span></text:a><text:span text:style-name="T2">), ovvero </text:span><text:a xlink:type="simple" xlink:href="https://it.wikipedia.org/wiki/Verbo" text:style-name="Internet_20_link" text:visited-style-name="Visited_20_Internet_20_Link"><text:span text:style-name="T2">verbi</text:span></text:a><text:span text:style-name="T2"> che mostrano una sorta di irregolarità sotto i seguenti punti di vista: </text:span></text:p>
            <text:list xml:id="list3337265272435179545" text:style-name="L1">
              <text:list-item>
                <text:p text:style-name="P422"><text:span text:style-name="T2">a livello </text:span><text:a xlink:type="simple" xlink:href="https://it.wikipedia.org/wiki/Desinenza" text:style-name="Internet_20_link" text:visited-style-name="Visited_20_Internet_20_Link"><text:span text:style-name="T2">desinenziale</text:span></text:a><text:span text:style-name="T2"> per la presenza di terminazioni diverse da quelle dello schema dei verbi regolari (</text:span><text:a xlink:type="simple" xlink:href="https://it.wikipedia.org/wiki/Prima_coniugazione" text:style-name="Internet_20_link" text:visited-style-name="Visited_20_Internet_20_Link"><text:span text:style-name="T2">-</text:span></text:a><text:a xlink:type="simple" xlink:href="https://it.wikipedia.org/wiki/Prima_coniugazione" text:style-name="Internet_20_link" text:visited-style-name="Visited_20_Internet_20_Link"><text:span text:style-name="T4">are</text:span></text:a><text:span text:style-name="T2">, </text:span><text:a xlink:type="simple" xlink:href="https://it.wikipedia.org/wiki/Seconda_coniugazione" text:style-name="Internet_20_link" text:visited-style-name="Visited_20_Internet_20_Link"><text:span text:style-name="T2">-</text:span></text:a><text:a xlink:type="simple" xlink:href="https://it.wikipedia.org/wiki/Seconda_coniugazione" text:style-name="Internet_20_link" text:visited-style-name="Visited_20_Internet_20_Link"><text:span text:style-name="T4">ere</text:span></text:a><text:span text:style-name="T2">, </text:span><text:a xlink:type="simple" xlink:href="https://it.wikipedia.org/wiki/Terza_coniugazione" text:style-name="Internet_20_link" text:visited-style-name="Visited_20_Internet_20_Link"><text:span text:style-name="T2">-</text:span></text:a><text:a xlink:type="simple" xlink:href="https://it.wikipedia.org/wiki/Terza_coniugazione" text:style-name="Internet_20_link" text:visited-style-name="Visited_20_Internet_20_Link"><text:span text:style-name="T4">ire</text:span></text:a><text:span text:style-name="T2">: per esempio </text:span><text:span text:style-name="T4">io sono salito</text:span><text:span text:style-name="T2">; verbo regolare, ma </text:span><text:span text:style-name="T4">io sono venuto</text:span><text:span text:style-name="T2">, non </text:span><text:span text:style-name="T4">venito</text:span><text:span text:style-name="T2">; verbo quindi irregolare). </text:span></text:p>
              </text:list-item>
              <text:list-item>
                <text:p text:style-name="P422"><text:span text:style-name="T2">a livello </text:span><text:a xlink:type="simple" xlink:href="https://it.wikipedia.org/wiki/Tema_(morfologia)" text:style-name="Internet_20_link" text:visited-style-name="Visited_20_Internet_20_Link"><text:span text:style-name="T2">tematico</text:span></text:a><text:span text:style-name="T2"> o con cambio di </text:span><text:a xlink:type="simple" xlink:href="https://it.wikipedia.org/wiki/Radice_(linguistica)" text:style-name="Internet_20_link" text:visited-style-name="Visited_20_Internet_20_Link"><text:span text:style-name="T2">radice</text:span></text:a><text:span text:style-name="T2"> (esempio: </text:span><text:span text:style-name="T4">voi andate</text:span><text:span text:style-name="T2">, ma </text:span><text:span text:style-name="T4">essi vanno</text:span><text:span text:style-name="T2">: si parla in questo caso di </text:span><text:a xlink:type="simple" xlink:href="https://it.wikipedia.org/wiki/Suppletivismo" text:style-name="Internet_20_link" text:visited-style-name="Visited_20_Internet_20_Link"><text:span text:style-name="T4">suppletivismo</text:span></text:a><text:span text:style-name="T2">). </text:span></text:p>
              </text:list-item>
              <text:list-item>
                <text:p text:style-name="P2">con modificazioni non prevedibili per aggiustamenti tra tema e desinenza (<text:span text:style-name="T8">sapere, sapiente</text:span>).</text:p>
              </text:list-item>
            </text:list>
            <text:section text:style-name="Sect1" text:name="toc">
              <text:h text:style-name="P700" text:outline-level="2"><text:bookmark-start text:name="__RefHeading___Toc427_925071808"/><text:span text:style-name="T2">Indice</text:span><text:bookmark-end text:name="__RefHeading___Toc427_925071808"/></text:h>
              <text:table-of-content text:style-name="Sect1" text:protected="true" text:name="Table of Contents1">
                <text:table-of-content-source text:outline-level="5">
                  <text:index-title-template text:style-name="Contents_20_Heading"/>
                  <text:table-of-content-entry-template text:outline-level="1" text:style-name="Contents_20_1">
                    <text:index-entry-link-start text:style-name="Index_20_Link"/>
                    <text:index-entry-chapter/>
                    <text:index-entry-text/>
                    <text:index-entry-tab-stop style:type="right" style:leader-char="."/>
                    <text:index-entry-page-number/>
                    <text:index-entry-link-end/>
                  </text:table-of-content-entry-template>
                  <text:table-of-content-entry-template text:outline-level="2" text:style-name="Contents_20_2">
                    <text:index-entry-link-start text:style-name="Index_20_Link"/>
                    <text:index-entry-chapter/>
                    <text:index-entry-text/>
                    <text:index-entry-tab-stop style:type="right" style:leader-char="."/>
                    <text:index-entry-page-number/>
                    <text:index-entry-link-end/>
                  </text:table-of-content-entry-template>
                  <text:table-of-content-entry-template text:outline-level="3" text:style-name="Contents_20_3">
                    <text:index-entry-link-start text:style-name="Index_20_Link"/>
                    <text:index-entry-chapter/>
                    <text:index-entry-text/>
                    <text:index-entry-tab-stop style:type="right" style:leader-char="."/>
                    <text:index-entry-page-number/>
                    <text:index-entry-link-end/>
                  </text:table-of-content-entry-template>
                  <text:table-of-content-entry-template text:outline-level="4" text:style-name="Contents_20_4">
                    <text:index-entry-link-start text:style-name="Index_20_Link"/>
                    <text:index-entry-chapter/>
                    <text:index-entry-text/>
                    <text:index-entry-tab-stop style:type="right" style:leader-char="."/>
                    <text:index-entry-page-number/>
                    <text:index-entry-link-end/>
                  </text:table-of-content-entry-template>
                  <text:table-of-content-entry-template text:outline-level="5" text:style-name="Contents_20_5">
                    <text:index-entry-link-start text:style-name="Index_20_Link"/>
                    <text:index-entry-chapter/>
                    <text:index-entry-text/>
                    <text:index-entry-tab-stop style:type="right" style:leader-char="."/>
                    <text:index-entry-page-number/>
                    <text:index-entry-link-end/>
                  </text:table-of-content-entry-template>
                  <text:table-of-content-entry-template text:outline-level="6" text:style-name="Contents_20_6">
                    <text:index-entry-link-start text:style-name="Index_20_Link"/>
                    <text:index-entry-chapter/>
                    <text:index-entry-text/>
                    <text:index-entry-tab-stop style:type="right" style:leader-char="."/>
                    <text:index-entry-page-number/>
                    <text:index-entry-link-end/>
                  </text:table-of-content-entry-template>
                  <text:table-of-content-entry-template text:outline-level="7" text:style-name="Contents_20_7">
                    <text:index-entry-link-start text:style-name="Index_20_Link"/>
                    <text:index-entry-chapter/>
                    <text:index-entry-text/>
                    <text:index-entry-tab-stop style:type="right" style:leader-char="."/>
                    <text:index-entry-page-number/>
                    <text:index-entry-link-end/>
                  </text:table-of-content-entry-template>
                  <text:table-of-content-entry-template text:outline-level="8" text:style-name="Contents_20_8">
                    <text:index-entry-link-start text:style-name="Index_20_Link"/>
                    <text:index-entry-chapter/>
                    <text:index-entry-text/>
                    <text:index-entry-tab-stop style:type="right" style:leader-char="."/>
                    <text:index-entry-page-number/>
                    <text:index-entry-link-end/>
                  </text:table-of-content-entry-template>
                  <text:table-of-content-entry-template text:outline-level="9" text:style-name="Contents_20_9">
                    <text:index-entry-link-start text:style-name="Index_20_Link"/>
                    <text:index-entry-chapter/>
                    <text:index-entry-text/>
                    <text:index-entry-tab-stop style:type="right" style:leader-char="."/>
                    <text:index-entry-page-number/>
                    <text:index-entry-link-end/>
                  </text:table-of-content-entry-template>
                  <text:table-of-content-entry-template text:outline-level="10" text:style-name="Contents_20_10">
                    <text:index-entry-link-start text:style-name="Index_20_Link"/>
                    <text:index-entry-chapter/>
                    <text:index-entry-text/>
                    <text:index-entry-tab-stop style:type="right" style:leader-char="."/>
                    <text:index-entry-page-number/>
                    <text:index-entry-link-end/>
                  </text:table-of-content-entry-template>
                </text:table-of-content-source>
                <text:index-body>
                  <text:p text:style-name="P714"><text:a xlink:type="simple" xlink:href="#__RefHeading___Toc427_925071808" text:style-name="Index_20_Link" text:visited-style-name="Index_20_Link">Indice<text:tab/>1</text:a></text:p>
                  <text:p text:style-name="P714"><text:a xlink:type="simple" xlink:href="#__RefHeading___Toc429_925071808" text:style-name="Index_20_Link" text:visited-style-name="Index_20_Link">Elenco di verbi irregolari italiani<text:tab/>1</text:a></text:p>
                  <text:p text:style-name="P714"><text:a xlink:type="simple" xlink:href="#__RefHeading___Toc431_925071808" text:style-name="Index_20_Link" text:visited-style-name="Index_20_Link">Prima coniugazione</text:a><text:a xlink:type="simple" xlink:href="#__RefHeading___Toc431_925071808" text:style-name="Index_20_Link" text:visited-style-name="Index_20_Link"><text:tab/>11</text:a></text:p>
                  <text:p text:style-name="P714"><text:a xlink:type="simple" xlink:href="#__RefHeading___Toc433_925071808" text:style-name="Index_20_Link" text:visited-style-name="Index_20_Link">Seconda coniugazione<text:tab/>15</text:a></text:p>
                  <text:p text:style-name="P715"><text:a xlink:type="simple" xlink:href="#__RefHeading___Toc435_925071808" text:style-name="Index_20_Link" text:visited-style-name="Index_20_Link">Seconda coniugazione A-B<text:tab/>15</text:a></text:p>
                  <text:p text:style-name="P715"><text:a xlink:type="simple" xlink:href="#__RefHeading___Toc437_925071808" text:style-name="Index_20_Link" text:visited-style-name="Index_20_Link">Seconda coniugazione C-D<text:tab/>24</text:a></text:p>
                  <text:p text:style-name="P715"><text:a xlink:type="simple" xlink:href="#__RefHeading___Toc439_925071808" text:style-name="Index_20_Link" text:visited-style-name="Index_20_Link">Seconda coniugazione E-L<text:tab/>35</text:a></text:p>
                  <text:p text:style-name="P715"><text:a xlink:type="simple" xlink:href="#__RefHeading___Toc441_925071808" text:style-name="Index_20_Link" text:visited-style-name="Index_20_Link">Seconda coniugazione M-R<text:tab/>42</text:a></text:p>
                  <text:p text:style-name="P715"><text:a xlink:type="simple" xlink:href="#__RefHeading___Toc443_925071808" text:style-name="Index_20_Link" text:visited-style-name="Index_20_Link">Seconda coniugazione S-Z<text:tab/>54</text:a></text:p>
                  <text:p text:style-name="P714"><text:a xlink:type="simple" xlink:href="#__RefHeading___Toc445_925071808" text:style-name="Index_20_Link" text:visited-style-name="Index_20_Link">Terza coniugazione<text:tab/>68</text:a></text:p>
                  <text:p text:style-name="P714"><text:a xlink:type="simple" xlink:href="#__RefHeading___Toc447_925071808" text:style-name="Index_20_Link" text:visited-style-name="Index_20_Link">Verbi anticamente irregolari<text:tab/>75</text:a></text:p>
                  <text:p text:style-name="P714"><text:a xlink:type="simple" xlink:href="#__RefHeading___Toc449_925071808" text:style-name="Index_20_Link" text:visited-style-name="Index_20_Link">Note<text:tab/>77</text:a></text:p>
                  <text:p text:style-name="P714"><text:a xlink:type="simple" xlink:href="#__RefHeading___Toc451_925071808" text:style-name="Index_20_Link" text:visited-style-name="Index_20_Link">Bibliografia<text:tab/>78</text:a></text:p>
                </text:index-body>
              </text:table-of-content>
              <text:p text:style-name="P421"><text:span text:style-name="T2"/></text:p>
            </text:section>
            <text:h text:style-name="P699" text:outline-level="2"><text:bookmark text:name="Elenco_di_verbi_irregolari_italiani"/><text:bookmark-start text:name="__RefHeading___Toc429_925071808"/>Elenco di verbi irregolari italiani<text:bookmark-end text:name="__RefHeading___Toc429_925071808"/></text:h>
            <text:p text:style-name="Text_20_body"><text:span text:style-name="T2">Di seguito i verbi italiani che presentano correntemente (anche per forme rare o letterarie purché attuali) irregolarità rispetto alla coniugazione dei verbi regolari; non sono, invece, elencati i verbi semplicemente difettivi (mancanti di un </text:span><text:a xlink:type="simple" xlink:href="https://it.wikipedia.org/wiki/Modo_(linguistica)" text:style-name="Internet_20_link" text:visited-style-name="Visited_20_Internet_20_Link"><text:span text:style-name="T2">modo</text:span></text:a><text:span text:style-name="T2"> o di un </text:span><text:a xlink:type="simple" xlink:href="https://it.wikipedia.org/wiki/Tempo_(linguistica)" text:style-name="Internet_20_link" text:visited-style-name="Visited_20_Internet_20_Link"><text:span text:style-name="T2">tempo verbale</text:span></text:a><text:span text:style-name="T2">), né i cosiddetti </text:span><text:a xlink:type="simple" xlink:href="https://it.wikipedia.org/wiki/Verbi_incoativi" text:style-name="Internet_20_link" text:visited-style-name="Visited_20_Internet_20_Link"><text:span text:style-name="T2">verbi incoativi</text:span></text:a><text:span text:style-name="T2"> (capire → cap</text:span><text:span text:style-name="T4">isc</text:span><text:span text:style-name="T2">o). </text:span></text:p>
            <text:p text:style-name="P1">I verbi sono principalmente raggruppati secondo un criterio etimologico (sono dunque possibili più gruppi che presentino le medesime irregolarità morfologiche) e indicizzati sotto quello che può essere ritenuto il capostipite, o in sua assenza il primo in ordine alfabetico. </text:p>
            <text:list xml:id="list339514589898992152" text:style-name="L3">
              <text:list-item>
                <text:p text:style-name="P542"><text:span text:style-name="T2">Diversi verbi sono irregolari pur essendolo soltanto nella coniugazione del </text:span><text:a xlink:type="simple" xlink:href="https://it.wikipedia.org/wiki/Passato_remoto" text:style-name="Internet_20_link" text:visited-style-name="Visited_20_Internet_20_Link"><text:span text:style-name="T2">passato remoto</text:span></text:a><text:span text:style-name="T2"> (in genere prima, terza e sesta persona) e del </text:span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 (es.: </text:span><text:span text:style-name="T4">vincere, vinsi, vinto</text:span><text:span text:style-name="T2">). </text:span></text:p>
              </text:list-item>
              <text:list-item>
                <text:p text:style-name="P423">Altri verbi presentano irregolarità limitate al futuro e al condizionale (<text:span text:style-name="T8">godrò, godrei</text:span>). </text:p>
              </text:list-item>
              <text:list-item>
                <text:p text:style-name="P542"><text:soft-page-break/><text:span text:style-name="T2">Se un verbo è regolare al futuro, lo sarà sempre anche al condizionale e viceversa. Le forme irregolari del </text:span><text:a xlink:type="simple" xlink:href="https://it.wikipedia.org/wiki/Futuro_semplice" text:style-name="Internet_20_link" text:visited-style-name="Visited_20_Internet_20_Link"><text:span text:style-name="T2">futuro semplice</text:span></text:a><text:span text:style-name="T2"> e del </text:span><text:a xlink:type="simple" xlink:href="https://it.wikipedia.org/wiki/Condizionale_presente" text:style-name="Internet_20_link" text:visited-style-name="Visited_20_Internet_20_Link"><text:span text:style-name="T2">condizionale presente</text:span></text:a><text:span text:style-name="T2"> presentano le stesse medesime irregolarità (</text:span><text:span text:style-name="T4">rimarrò, rimarrei; andrò, andrei; sarò, sarei</text:span><text:span text:style-name="T2">). Per ragioni di chiarezza, l'elenco qui proposto riporta entrambe le forme. </text:span></text:p>
              </text:list-item>
              <text:list-item>
                <text:p text:style-name="P542"><text:span text:style-name="T2">L'irregolarità di un verbo al </text:span><text:a xlink:type="simple" xlink:href="https://it.wikipedia.org/wiki/Presente_indicativo" text:style-name="Internet_20_link" text:visited-style-name="Visited_20_Internet_20_Link"><text:span text:style-name="T2">presente indicativo</text:span></text:a><text:span text:style-name="T2"> riemerge di norma all'</text:span><text:a xlink:type="simple" xlink:href="https://it.wikipedia.org/wiki/Imperativo" text:style-name="Internet_20_link" text:visited-style-name="Visited_20_Internet_20_Link"><text:span text:style-name="T2">imperativo</text:span></text:a><text:span text:style-name="T2"> e al </text:span><text:a xlink:type="simple" xlink:href="https://it.wikipedia.org/wiki/Congiuntivo_presente" text:style-name="Internet_20_link" text:visited-style-name="Visited_20_Internet_20_Link"><text:span text:style-name="T2">congiuntivo presente</text:span></text:a><text:span text:style-name="T2">: </text:span></text:p>
              </text:list-item>
              <text:list-item>
                <text:p text:style-name="P542"><text:span text:style-name="T2">nella presente lista, le forme dell'imperativo alla forma di cortesia non sono riportate perché coincidono con quelle del congiuntivo presente al singolare (</text:span><text:span text:style-name="T4">esca, vada, dica</text:span><text:span text:style-name="T2">). Tali forme prendono la radice dalla forma di prima persona del </text:span><text:a xlink:type="simple" xlink:href="https://it.wikipedia.org/wiki/Presente_indicativo" text:style-name="Internet_20_link" text:visited-style-name="Visited_20_Internet_20_Link"><text:span text:style-name="T2">presente indicativo</text:span></text:a><text:span text:style-name="T2">, (</text:span><text:span text:style-name="T4">vengo &gt; che io venga</text:span><text:span text:style-name="T2">),</text:span><text:bookmark text:name="cite_ref-1"/><text:a xlink:type="simple" xlink:href="https://it.wikipedia.org/w/index.php?title=Verbi_irregolari_italiani&amp;printable=yes#cite_note-1" text:style-name="Internet_20_link" text:visited-style-name="Visited_20_Internet_20_Link"><text:span text:style-name="T2">[1]</text:span></text:a><text:span text:style-name="T2"> eccezion fatta per quelle dei verbi </text:span><text:span text:style-name="T4">essere, avere, sapere, dare</text:span><text:span text:style-name="T2"> e </text:span><text:span text:style-name="T4">stare</text:span><text:span text:style-name="T2"> (</text:span><text:span text:style-name="T4">sìa, àbbia, sàppia, dìa, stìa</text:span><text:span text:style-name="T2">). </text:span></text:p>
              </text:list-item>
              <text:list-item>
                <text:p text:style-name="P423">Eccezion fatta per i pochi casi ricordati in questa lista, le forme in <text:span text:style-name="T8">noi</text:span> e <text:span text:style-name="T8">voi</text:span> dell'imperativo coincidono con quelle del presente indicativo e sono regolari, per cui non vengono di norma riportate (<text:span text:style-name="T8">moriamo, morite, andiamo, andate</text:span>). </text:p>
              </text:list-item>
              <text:list-item>
                <text:p text:style-name="P3">Alcune grammatiche distinguono i verbi irregolari in <text:span text:style-name="T8">forti</text:span> (quelli la cui irregolarità si limita al passato remoto e al participio passato) e <text:span text:style-name="T8">anomali</text:span> (quelli irregolari anche in altri tempi).</text:p>
              </text:list-item>
            </text:list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header-rows>
                <table:table-row>
                  <table:table-cell table:style-name="Table1.A1" office:value-type="string">
                    <text:p text:style-name="Table_20_Heading">Coniug. </text:p>
                  </table:table-cell>
                  <table:table-cell table:style-name="Table1.A1" office:value-type="string">
                    <text:p text:style-name="Table_20_Heading">Verbo </text:p>
                  </table:table-cell>
                  <table:table-cell table:style-name="Table1.A1" office:value-type="string">
                    <text:p text:style-name="Table_20_Heading">Verbi derivati 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accendere" text:style-name="Internet_20_link" text:visited-style-name="Visited_20_Internet_20_Link">accendere</text:a> </text:p>
                </table:table-cell>
                <table:table-cell table:style-name="Table1.A1" office:value-type="string">
                  <text:p text:style-name="Table_20_Contents">incendere; raccendere; riaccend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accludere" text:style-name="Internet_20_link" text:visited-style-name="Visited_20_Internet_20_Link">accludere</text:a> </text:p>
                </table:table-cell>
                <table:table-cell table:style-name="Table1.A1" office:value-type="string">
                  <text:p text:style-name="Table_20_Contents">concludere; escludere; includere; intercludere; occludere; precludere; recludere; sconclud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accorgersi" text:style-name="Internet_20_link" text:visited-style-name="Visited_20_Internet_20_Link">accorgersi</text:a> </text:p>
                </table:table-cell>
                <table:table-cell table:style-name="Table1.A1" office:value-type="string">
                  <text:p text:style-name="Table_20_Contents">raccorgersi; scorg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addurre" text:style-name="Internet_20_link" text:visited-style-name="Visited_20_Internet_20_Link"><text:span text:style-name="T8">addurre</text:span></text:a> </text:p>
                </table:table-cell>
                <table:table-cell table:style-name="Table1.A1" office:value-type="string">
                  <text:p text:style-name="Table_20_Contents"><text:span text:style-name="T8">abdurre; circondurre; condurre; coprodurre; dedurre; edurre; indurre; introdurre; manodurre; perdurre; prededurre; produrre; raddurre; reintrodurre; ricondurre; ridurre; riprodurre; ritradurre; sedurre; soddurre; tradurre; trasdurre</text:span>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adempiere" text:style-name="Internet_20_link" text:visited-style-name="Visited_20_Internet_20_Link">adempiere</text:a>* </text:p>
                </table:table-cell>
                <table:table-cell table:style-name="Table1.A1" office:value-type="string">
                  <text:p text:style-name="Table_20_Contents">(adempire); compiere (compire)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affliggere" text:style-name="Internet_20_link" text:visited-style-name="Visited_20_Internet_20_Link">affliggere</text:a> </text:p>
                </table:table-cell>
                <table:table-cell table:style-name="Table1.A1" office:value-type="string">
                  <text:p text:style-name="Table_20_Contents">infliggere; confligg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algere" text:style-name="Internet_20_link" text:visited-style-name="Visited_20_Internet_20_Link">algere</text:a> </text:p>
                </table:table-cell>
                <table:table-cell table:style-name="Table1.A1" office:value-type="string">
                  <text:p text:style-name="P697"/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alludere" text:style-name="Internet_20_link" text:visited-style-name="Visited_20_Internet_20_Link">alludere</text:a> </text:p>
                </table:table-cell>
                <table:table-cell table:style-name="Table1.A1" office:value-type="string">
                  <text:p text:style-name="Table_20_Contents">colludere; deludere; disilludere; eludere; illudere; interludere; preludere; prolud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ancidere" text:style-name="Internet_20_link" text:visited-style-name="Visited_20_Internet_20_Link">ancidere</text:a> </text:p>
                </table:table-cell>
                <table:table-cell table:style-name="Table1.A1" office:value-type="string">
                  <text:p text:style-name="Table_20_Contents">circoncidere; coincidere; decidere; escidere; incidere; intercidere; precidere; recidere; reincidere; succidere; uccidere </text:p>
                </table:table-cell>
              </table:table-row>
              <table:table-row>
                <table:table-cell table:style-name="Table1.A1" office:value-type="string">
                  <text:p text:style-name="P696">1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andare" text:style-name="Internet_20_link" text:visited-style-name="Visited_20_Internet_20_Link">andare</text:a> </text:p>
                </table:table-cell>
                <table:table-cell table:style-name="Table1.A1" office:value-type="string">
                  <text:p text:style-name="Table_20_Contents">oltrandare; riandare (<text:span text:style-name="T8">intr</text:span>.); trasandare (<text:span text:style-name="T8">tr</text:span>.) </text:p>
                </table:table-cell>
              </table:table-row>
              <text:soft-page-break/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annettere" text:style-name="Internet_20_link" text:visited-style-name="Visited_20_Internet_20_Link">annettere</text:a> </text:p>
                </table:table-cell>
                <table:table-cell table:style-name="Table1.A1" office:value-type="string">
                  <text:p text:style-name="Table_20_Contents">connettere; disconnettere; interconnettere; riannettere; riconnettere; sconnettere </text:p>
                </table:table-cell>
              </table:table-row>
              <table:table-row>
                <table:table-cell table:style-name="Table1.A1" office:value-type="string">
                  <text:p text:style-name="P696">3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apparire" text:style-name="Internet_20_link" text:visited-style-name="Visited_20_Internet_20_Link">apparire</text:a> </text:p>
                </table:table-cell>
                <table:table-cell table:style-name="Table1.A1" office:value-type="string">
                  <text:p text:style-name="Table_20_Contents">comparire; disapparire; disparire; rapparire; ricomparire; riapparire; trasparire; scompari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appendere" text:style-name="Internet_20_link" text:visited-style-name="Visited_20_Internet_20_Link">appendere</text:a> </text:p>
                </table:table-cell>
                <table:table-cell table:style-name="Table1.A1" office:value-type="string">
                  <text:p text:style-name="Table_20_Contents">dipendere; dispendere; impendere; propendere; riappendere; sopraspendere; sospendere; spendere; vilipendere </text:p>
                </table:table-cell>
              </table:table-row>
              <table:table-row>
                <table:table-cell table:style-name="Table1.A1" office:value-type="string">
                  <text:p text:style-name="P696">3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aprire" text:style-name="Internet_20_link" text:visited-style-name="Visited_20_Internet_20_Link">aprire</text:a> </text:p>
                </table:table-cell>
                <table:table-cell table:style-name="Table1.A1" office:value-type="string">
                  <text:p text:style-name="Table_20_Contents">riaprire; semiapri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ardere" text:style-name="Internet_20_link" text:visited-style-name="Visited_20_Internet_20_Link">ardere</text:a> </text:p>
                </table:table-cell>
                <table:table-cell table:style-name="Table1.A1" office:value-type="string">
                  <text:p text:style-name="Table_20_Contents">riard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arrogere" text:style-name="Internet_20_link" text:visited-style-name="Visited_20_Internet_20_Link">arrogere</text:a> </text:p>
                </table:table-cell>
                <table:table-cell table:style-name="Table1.A1" office:value-type="string">
                  <text:p text:style-name="P697"/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ascondere" text:style-name="Internet_20_link" text:visited-style-name="Visited_20_Internet_20_Link">ascondere</text:a> </text:p>
                </table:table-cell>
                <table:table-cell table:style-name="Table1.A1" office:value-type="string">
                  <text:p text:style-name="Table_20_Contents">disascondere; nascond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assidere" text:style-name="Internet_20_link" text:visited-style-name="Visited_20_Internet_20_Link">assidere</text:a> </text:p>
                </table:table-cell>
                <table:table-cell table:style-name="Table1.A1" office:value-type="string">
                  <text:p text:style-name="P697"/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assistere" text:style-name="Internet_20_link" text:visited-style-name="Visited_20_Internet_20_Link">assistere</text:a> </text:p>
                </table:table-cell>
                <table:table-cell table:style-name="Table1.A1" office:value-type="string">
                  <text:p text:style-name="Table_20_Contents">coesistere; consistere; desistere; esistere; inesistere; insistere; preesistere; persistere; resistere; servoassistere; sussist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assolvere" text:style-name="Internet_20_link" text:visited-style-name="Visited_20_Internet_20_Link">assolvere</text:a> </text:p>
                </table:table-cell>
                <table:table-cell table:style-name="Table1.A1" office:value-type="string">
                  <text:p text:style-name="Table_20_Contents">asciolvere; dissolvere; risolv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assurgere" text:style-name="Internet_20_link" text:visited-style-name="Visited_20_Internet_20_Link">assurgere</text:a> </text:p>
                </table:table-cell>
                <table:table-cell table:style-name="Table1.A1" office:value-type="string">
                  <text:p text:style-name="Table_20_Contents">consurg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avellere" text:style-name="Internet_20_link" text:visited-style-name="Visited_20_Internet_20_Link">avellere</text:a> </text:p>
                </table:table-cell>
                <table:table-cell table:style-name="Table1.A1" office:value-type="string">
                  <text:p text:style-name="Table_20_Contents">convellere </text:p>
                </table:table-cell>
              </table:table-row>
              <table:table-row>
                <table:table-cell table:style-name="Table1.A1" office:value-type="string">
                  <text:p text:style-name="P696">Coniugazione Propria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avere" text:style-name="Internet_20_link" text:visited-style-name="Visited_20_Internet_20_Link"><text:span text:style-name="T1">avere</text:span></text:a> </text:p>
                </table:table-cell>
                <table:table-cell table:style-name="Table1.A1" office:value-type="string">
                  <text:p text:style-name="Table_20_Contents">riav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avertere" text:style-name="Internet_20_link" text:visited-style-name="Visited_20_Internet_20_Link">avertere</text:a> </text:p>
                </table:table-cell>
                <table:table-cell table:style-name="Table1.A1" office:value-type="string">
                  <text:p text:style-name="Table_20_Contents">avertere; controvertere; estrovertere; introvert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bere" text:style-name="Internet_20_link" text:visited-style-name="Visited_20_Internet_20_Link">bere</text:a> </text:p>
                </table:table-cell>
                <table:table-cell table:style-name="Table1.A1" office:value-type="string">
                  <text:p text:style-name="Table_20_Contents">ribere; strabere; trab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cadere" text:style-name="Internet_20_link" text:visited-style-name="Visited_20_Internet_20_Link">cadere</text:a> </text:p>
                </table:table-cell>
                <table:table-cell table:style-name="Table1.A1" office:value-type="string">
                  <text:p text:style-name="Table_20_Contents">accadere; decadere; discadere; ricadere; scad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calere" text:style-name="Internet_20_link" text:visited-style-name="Visited_20_Internet_20_Link">calere</text:a> </text:p>
                </table:table-cell>
                <table:table-cell table:style-name="Table1.A1" office:value-type="string">
                  <text:p text:style-name="P697"/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cernere" text:style-name="Internet_20_link" text:visited-style-name="Visited_20_Internet_20_Link">cernere</text:a> </text:p>
                </table:table-cell>
                <table:table-cell table:style-name="Table1.A1" office:value-type="string">
                  <text:p text:style-name="Table_20_Contents">decernere; ricernere; scernere; secern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chiedere" text:style-name="Internet_20_link" text:visited-style-name="Visited_20_Internet_20_Link">chiedere</text:a> </text:p>
                </table:table-cell>
                <table:table-cell table:style-name="Table1.A1" office:value-type="string">
                  <text:p text:style-name="Table_20_Contents">dischiedere; inchiedere; richied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chiudere" text:style-name="Internet_20_link" text:visited-style-name="Visited_20_Internet_20_Link">chiudere</text:a> </text:p>
                </table:table-cell>
                <table:table-cell table:style-name="Table1.A1" office:value-type="string">
                  <text:p text:style-name="Table_20_Contents">acchiudere; conchiudere; dischiudere; inchiudere; racchiudere; richiudere; rinchiudere; schiudere; socchiud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cingere" text:style-name="Internet_20_link" text:visited-style-name="Visited_20_Internet_20_Link">cingere</text:a> </text:p>
                </table:table-cell>
                <table:table-cell table:style-name="Table1.A1" office:value-type="string">
                  <text:p text:style-name="Table_20_Contents">accingere; discingere; incingere; precingere; recingere; ricingere; <text:soft-page-break/>scingere; succing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cogliere" text:style-name="Internet_20_link" text:visited-style-name="Visited_20_Internet_20_Link">cogliere</text:a> </text:p>
                </table:table-cell>
                <table:table-cell table:style-name="Table1.A1" office:value-type="string">
                  <text:p text:style-name="Table_20_Contents">accogliere; incogliere; raccogliere; ricogli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comburere" text:style-name="Internet_20_link" text:visited-style-name="Visited_20_Internet_20_Link">comburere</text:a> </text:p>
                </table:table-cell>
                <table:table-cell table:style-name="Table1.A1" office:value-type="string">
                  <text:p text:style-name="P697"/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comprimere" text:style-name="Internet_20_link" text:visited-style-name="Visited_20_Internet_20_Link">comprimere</text:a> </text:p>
                </table:table-cell>
                <table:table-cell table:style-name="Table1.A1" office:value-type="string">
                  <text:p text:style-name="Table_20_Contents">decomprimere; deprimere; dereprimere; esprimere; imprimere; opprimere; precomprimere; reimprimere; reprimere; ricomprimere; rimprimere; opprim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concedere" text:style-name="Internet_20_link" text:visited-style-name="Visited_20_Internet_20_Link">concedere</text:a> </text:p>
                </table:table-cell>
                <table:table-cell table:style-name="Table1.A1" office:value-type="string">
                  <text:p text:style-name="Table_20_Contents">succedere; retroced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conoscere" text:style-name="Internet_20_link" text:visited-style-name="Visited_20_Internet_20_Link">conoscere</text:a> </text:p>
                </table:table-cell>
                <table:table-cell table:style-name="Table1.A1" office:value-type="string">
                  <text:p text:style-name="Table_20_Contents">anticonoscere; disconoscere; misconoscere; preconoscere; riconoscere; sconosc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conquidere" text:style-name="Internet_20_link" text:visited-style-name="Visited_20_Internet_20_Link">conquidere</text:a> </text:p>
                </table:table-cell>
                <table:table-cell table:style-name="Table1.A1" office:value-type="string">
                  <text:p text:style-name="P697"/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contessere" text:style-name="Internet_20_link" text:visited-style-name="Visited_20_Internet_20_Link">contessere</text:a> </text:p>
                </table:table-cell>
                <table:table-cell table:style-name="Table1.A1" office:value-type="string">
                  <text:p text:style-name="Table_20_Contents">intess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contundere" text:style-name="Internet_20_link" text:visited-style-name="Visited_20_Internet_20_Link">contundere</text:a> </text:p>
                </table:table-cell>
                <table:table-cell table:style-name="Table1.A1" office:value-type="string">
                  <text:p text:style-name="Table_20_Contents">ottund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convergere" text:style-name="Internet_20_link" text:visited-style-name="Visited_20_Internet_20_Link">convergere</text:a> </text:p>
                </table:table-cell>
                <table:table-cell table:style-name="Table1.A1" office:value-type="string">
                  <text:p text:style-name="P697"/>
                </table:table-cell>
              </table:table-row>
              <table:table-row>
                <table:table-cell table:style-name="Table1.A1" office:value-type="string">
                  <text:p text:style-name="P696">3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convertire" text:style-name="Internet_20_link" text:visited-style-name="Visited_20_Internet_20_Link">convertire</text:a> </text:p>
                </table:table-cell>
                <table:table-cell table:style-name="Table1.A1" office:value-type="string">
                  <text:p text:style-name="Table_20_Contents">inverti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coprire" text:style-name="Internet_20_link" text:visited-style-name="Visited_20_Internet_20_Link">coprire</text:a> </text:p>
                </table:table-cell>
                <table:table-cell table:style-name="Table1.A1" office:value-type="string">
                  <text:p text:style-name="Table_20_Contents">discoprire, ricoprire; riscoprire; scopri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correre" text:style-name="Internet_20_link" text:visited-style-name="Visited_20_Internet_20_Link">correre</text:a> </text:p>
                </table:table-cell>
                <table:table-cell table:style-name="Table1.A1" office:value-type="string">
                  <text:p text:style-name="Table_20_Contents">accorrere; concorrere; cooccorrere; decorrere; discorrere; incorrere; intercorrere; occorrere; percorrere; precorrere; ricorrere; rincorrere; ripercorrere; scorrere; soccorrere; trascorr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crescere" text:style-name="Internet_20_link" text:visited-style-name="Visited_20_Internet_20_Link">crescere</text:a> </text:p>
                </table:table-cell>
                <table:table-cell table:style-name="Table1.A1" office:value-type="string">
                  <text:p text:style-name="Table_20_Contents">accrescere; concrescere; decrescere; discrescere; increscere; ricrescere; rincrescere; screscere; sopraccrescere </text:p>
                </table:table-cell>
              </table:table-row>
              <table:table-row>
                <table:table-cell table:style-name="Table1.A1" office:value-type="string">
                  <text:p text:style-name="P696">3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cucire" text:style-name="Internet_20_link" text:visited-style-name="Visited_20_Internet_20_Link">cucire</text:a> </text:p>
                </table:table-cell>
                <table:table-cell table:style-name="Table1.A1" office:value-type="string">
                  <text:p text:style-name="Table_20_Contents">discucire; ricucire; scucire; sdruci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cuocere" text:style-name="Internet_20_link" text:visited-style-name="Visited_20_Internet_20_Link">cuocere</text:a> </text:p>
                </table:table-cell>
                <table:table-cell table:style-name="Table1.A1" office:value-type="string">
                  <text:p text:style-name="Table_20_Contents">concuocere; decuocere; incuocere; ricuocere; scuocere; stracuocere </text:p>
                </table:table-cell>
              </table:table-row>
              <table:table-row>
                <table:table-cell table:style-name="Table1.A1" office:value-type="string">
                  <text:p text:style-name="P696">1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dare" text:style-name="Internet_20_link" text:visited-style-name="Visited_20_Internet_20_Link">dare</text:a> </text:p>
                </table:table-cell>
                <table:table-cell table:style-name="Table1.A1" office:value-type="string">
                  <text:p text:style-name="Table_20_Contents">addare; disdare; ridare; sda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delinquere" text:style-name="Internet_20_link" text:visited-style-name="Visited_20_Internet_20_Link">delinquere</text:a> </text:p>
                </table:table-cell>
                <table:table-cell table:style-name="Table1.A1" office:value-type="string">
                  <text:p text:style-name="P697"/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devolvere" text:style-name="Internet_20_link" text:visited-style-name="Visited_20_Internet_20_Link">devolvere</text:a> </text:p>
                </table:table-cell>
                <table:table-cell table:style-name="Table1.A1" office:value-type="string">
                  <text:p text:style-name="Table_20_Contents">evolvere; involv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detrudere" text:style-name="Internet_20_link" text:visited-style-name="Visited_20_Internet_20_Link">detrudere</text:a> </text:p>
                </table:table-cell>
                <table:table-cell table:style-name="Table1.A1" office:value-type="string">
                  <text:p text:style-name="Table_20_Contents">estrudere; intrudere; protrud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difendere" text:style-name="Internet_20_link" text:visited-style-name="Visited_20_Internet_20_Link">difendere</text:a> </text:p>
                </table:table-cell>
                <table:table-cell table:style-name="Table1.A1" office:value-type="string">
                  <text:p text:style-name="Table_20_Contents">offendere </text:p>
                </table:table-cell>
              </table:table-row>
              <text:soft-page-break/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diligere" text:style-name="Internet_20_link" text:visited-style-name="Visited_20_Internet_20_Link">diligere</text:a> </text:p>
                </table:table-cell>
                <table:table-cell table:style-name="Table1.A1" office:value-type="string">
                  <text:p text:style-name="Table_20_Contents">prediligere; neglig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dipingere" text:style-name="Internet_20_link" text:visited-style-name="Visited_20_Internet_20_Link">dipingere</text:a> </text:p>
                </table:table-cell>
                <table:table-cell table:style-name="Table1.A1" office:value-type="string">
                  <text:p text:style-name="Table_20_Contents">dispingere; ridipingere; sdipingere </text:p>
                </table:table-cell>
              </table:table-row>
              <table:table-row>
                <table:table-cell table:style-name="Table1.A1" office:value-type="string">
                  <text:p text:style-name="P696">3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dire" text:style-name="Internet_20_link" text:visited-style-name="Visited_20_Internet_20_Link">dire</text:a> </text:p>
                </table:table-cell>
                <table:table-cell table:style-name="Table1.A1" office:value-type="string">
                  <text:p text:style-name="Table_20_Contents">addire; benedire; contraddire; disdire; indire; interdire; maledire; predire; ridire; sdire; sopraddire; stradi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dirigere" text:style-name="Internet_20_link" text:visited-style-name="Visited_20_Internet_20_Link">dirigere</text:a> </text:p>
                </table:table-cell>
                <table:table-cell table:style-name="Table1.A1" office:value-type="string">
                  <text:p text:style-name="Table_20_Contents">condirigere; erigere; indirigere; ridirig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discutere" text:style-name="Internet_20_link" text:visited-style-name="Visited_20_Internet_20_Link">discutere</text:a> </text:p>
                </table:table-cell>
                <table:table-cell table:style-name="Table1.A1" office:value-type="string">
                  <text:p text:style-name="Table_20_Contents">incutere; escut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distinguere" text:style-name="Internet_20_link" text:visited-style-name="Visited_20_Internet_20_Link">distinguere</text:a> </text:p>
                </table:table-cell>
                <table:table-cell table:style-name="Table1.A1" office:value-type="string">
                  <text:p text:style-name="Table_20_Contents">contraddistinguere; estinguere; suddistingu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dividere" text:style-name="Internet_20_link" text:visited-style-name="Visited_20_Internet_20_Link">dividere</text:a> </text:p>
                </table:table-cell>
                <table:table-cell table:style-name="Table1.A1" office:value-type="string">
                  <text:p text:style-name="Table_20_Contents">condividere; ridividere; suddivid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dolere" text:style-name="Internet_20_link" text:visited-style-name="Visited_20_Internet_20_Link">dolere</text:a> </text:p>
                </table:table-cell>
                <table:table-cell table:style-name="Table1.A1" office:value-type="string">
                  <text:p text:style-name="Table_20_Contents">condolere; sdol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dovere" text:style-name="Internet_20_link" text:visited-style-name="Visited_20_Internet_20_Link">dovere</text:a> </text:p>
                </table:table-cell>
                <table:table-cell table:style-name="Table1.A1" office:value-type="string">
                  <text:p text:style-name="Table_20_Contents">ridov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eccellere" text:style-name="Internet_20_link" text:visited-style-name="Visited_20_Internet_20_Link">eccellere</text:a> </text:p>
                </table:table-cell>
                <table:table-cell table:style-name="Table1.A1" office:value-type="string">
                  <text:p text:style-name="Table_20_Contents">sovreccell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elidere" text:style-name="Internet_20_link" text:visited-style-name="Visited_20_Internet_20_Link">elidere</text:a> </text:p>
                </table:table-cell>
                <table:table-cell table:style-name="Table1.A1" office:value-type="string">
                  <text:p text:style-name="Table_20_Contents">allidere; collidere </text:p>
                </table:table-cell>
              </table:table-row>
              <table:table-row>
                <table:table-cell table:style-name="Table1.A1" office:value-type="string">
                  <text:p text:style-name="P696">3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empire" text:style-name="Internet_20_link" text:visited-style-name="Visited_20_Internet_20_Link">empire</text:a>* </text:p>
                </table:table-cell>
                <table:table-cell table:style-name="Table1.A1" office:value-type="string">
                  <text:p text:style-name="Table_20_Contents">(empiere); riempire (riempiere); sovrempire (sovrempiere)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ergere" text:style-name="Internet_20_link" text:visited-style-name="Visited_20_Internet_20_Link">ergere</text:a> </text:p>
                </table:table-cell>
                <table:table-cell table:style-name="Table1.A1" office:value-type="string">
                  <text:p text:style-name="Table_20_Contents">aderg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esigere" text:style-name="Internet_20_link" text:visited-style-name="Visited_20_Internet_20_Link">esigere</text:a> </text:p>
                </table:table-cell>
                <table:table-cell table:style-name="Table1.A1" office:value-type="string">
                  <text:p text:style-name="Table_20_Contents">transig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espellere" text:style-name="Internet_20_link" text:visited-style-name="Visited_20_Internet_20_Link">espellere</text:a> </text:p>
                </table:table-cell>
                <table:table-cell table:style-name="Table1.A1" office:value-type="string">
                  <text:p text:style-name="Table_20_Contents">impellere; propellere; repell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esplodere" text:style-name="Internet_20_link" text:visited-style-name="Visited_20_Internet_20_Link">esplodere</text:a> </text:p>
                </table:table-cell>
                <table:table-cell table:style-name="Table1.A1" office:value-type="string">
                  <text:p text:style-name="Table_20_Contents">implodere; riesplodere </text:p>
                </table:table-cell>
              </table:table-row>
              <table:table-row>
                <table:table-cell table:style-name="Table1.A1" office:value-type="string">
                  <text:p text:style-name="P696">Coniugazione Propria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essere" text:style-name="Internet_20_link" text:visited-style-name="Visited_20_Internet_20_Link"><text:span text:style-name="T1">essere</text:span></text:a> </text:p>
                </table:table-cell>
                <table:table-cell table:style-name="Table1.A1" office:value-type="string">
                  <text:p text:style-name="Table_20_Contents">riess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evadere" text:style-name="Internet_20_link" text:visited-style-name="Visited_20_Internet_20_Link">evadere</text:a> </text:p>
                </table:table-cell>
                <table:table-cell table:style-name="Table1.A1" office:value-type="string">
                  <text:p text:style-name="Table_20_Contents">invadere; pervadere </text:p>
                </table:table-cell>
              </table:table-row>
              <table:table-row>
                <table:table-cell table:style-name="Table1.A1" office:value-type="string">
                  <text:p text:style-name="P696">1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fare" text:style-name="Internet_20_link" text:visited-style-name="Visited_20_Internet_20_Link">fare</text:a> </text:p>
                </table:table-cell>
                <table:table-cell table:style-name="Table1.A1" office:value-type="string">
                  <text:p text:style-name="Table_20_Contents">affarsi; artefare; assuefare; benfare; confarsi; consuefare; contraffare; disfare; dissuefare; forfare; liquefare; malfare; mansuefare; misfare; prefare; putrefare; rarefare; rifare; satisfare; sfare; soddisfare; sopraffare; strafare; stupefare; tepefare; torrefare; tumefare </text:p>
                </table:table-cell>
              </table:table-row>
              <table:table-row>
                <table:table-cell table:style-name="Table1.A1" office:value-type="string">
                  <text:p text:style-name="P696">3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fedire" text:style-name="Internet_20_link" text:visited-style-name="Visited_20_Internet_20_Link">fedire</text:a>* </text:p>
                </table:table-cell>
                <table:table-cell table:style-name="Table1.A1" office:value-type="string">
                  <text:p text:style-name="P697"/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figgere" text:style-name="Internet_20_link" text:visited-style-name="Visited_20_Internet_20_Link">figgere</text:a> </text:p>
                </table:table-cell>
                <table:table-cell table:style-name="Table1.A1" office:value-type="string">
                  <text:p text:style-name="Table_20_Contents">affiggere; configgere; crocifiggere; defiggere; disconfiggere; infiggere; prefiggere; rifiggere; scalfiggere; sconfiggere; scrocifiggere; <text:soft-page-break/>suffiggere; trafigg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fingere" text:style-name="Internet_20_link" text:visited-style-name="Visited_20_Internet_20_Link">fingere</text:a> </text:p>
                </table:table-cell>
                <table:table-cell table:style-name="Table1.A1" office:value-type="string">
                  <text:p text:style-name="Table_20_Contents">confingere; diffingere; effingere; infing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flettere" text:style-name="Internet_20_link" text:visited-style-name="Visited_20_Internet_20_Link">flettere</text:a> </text:p>
                </table:table-cell>
                <table:table-cell table:style-name="Table1.A1" office:value-type="string">
                  <text:p text:style-name="Table_20_Contents">circonflettere; deflettere; estroflettere; inflettere; introflettere; riflettere (<text:span text:style-name="T8">tr</text:span>.)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fondere" text:style-name="Internet_20_link" text:visited-style-name="Visited_20_Internet_20_Link">fondere</text:a> </text:p>
                </table:table-cell>
                <table:table-cell table:style-name="Table1.A1" office:value-type="string">
                  <text:p text:style-name="Table_20_Contents">circonfondere; confondere; diffondere; effondere; infondere; perfondere; profondere; radiodiffondere; reinfondere; rifondere; sconfondere; soffondere; trasfondere; telediffond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frangere" text:style-name="Internet_20_link" text:visited-style-name="Visited_20_Internet_20_Link">frangere</text:a> </text:p>
                </table:table-cell>
                <table:table-cell table:style-name="Table1.A1" office:value-type="string">
                  <text:p text:style-name="Table_20_Contents">affrangere; diffrangere; infrangere; rifrangere; rinfrangere; sfrang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friggere" text:style-name="Internet_20_link" text:visited-style-name="Visited_20_Internet_20_Link">friggere</text:a> </text:p>
                </table:table-cell>
                <table:table-cell table:style-name="Table1.A1" office:value-type="string">
                  <text:p text:style-name="Table_20_Contents">rifriggere; sfriggere; soffrigg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fulgere" text:style-name="Internet_20_link" text:visited-style-name="Visited_20_Internet_20_Link">fulgere</text:a> </text:p>
                </table:table-cell>
                <table:table-cell table:style-name="Table1.A1" office:value-type="string">
                  <text:p text:style-name="Table_20_Contents">circonfulgere; rifulg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fungere" text:style-name="Internet_20_link" text:visited-style-name="Visited_20_Internet_20_Link">fungere</text:a> </text:p>
                </table:table-cell>
                <table:table-cell table:style-name="Table1.A1" office:value-type="string">
                  <text:p text:style-name="Table_20_Contents">defung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giacere" text:style-name="Internet_20_link" text:visited-style-name="Visited_20_Internet_20_Link">giacere</text:a> </text:p>
                </table:table-cell>
                <table:table-cell table:style-name="Table1.A1" office:value-type="string">
                  <text:p text:style-name="Table_20_Contents">soggiac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giungere" text:style-name="Internet_20_link" text:visited-style-name="Visited_20_Internet_20_Link">giungere</text:a> </text:p>
                </table:table-cell>
                <table:table-cell table:style-name="Table1.A1" office:value-type="string">
                  <text:p text:style-name="Table_20_Contents">aggiungere; congiungere; disgiungere; ingiungere; raggiungere; ricongiungere; scongiungere; soggiungere; sopraggiungere; sorgiung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godere" text:style-name="Internet_20_link" text:visited-style-name="Visited_20_Internet_20_Link">godere</text:a> </text:p>
                </table:table-cell>
                <table:table-cell table:style-name="Table1.A1" office:value-type="string">
                  <text:p text:style-name="Table_20_Contents">sgodere; stragod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indulgere" text:style-name="Internet_20_link" text:visited-style-name="Visited_20_Internet_20_Link">indulgere</text:a> </text:p>
                </table:table-cell>
                <table:table-cell table:style-name="Table1.A1" office:value-type="string">
                  <text:p text:style-name="P697"/>
                </table:table-cell>
              </table:table-row>
              <table:table-row>
                <table:table-cell table:style-name="Table1.A1" office:value-type="string">
                  <text:p text:style-name="P696">3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inferire" text:style-name="Internet_20_link" text:visited-style-name="Visited_20_Internet_20_Link">inferire</text:a> </text:p>
                </table:table-cell>
                <table:table-cell table:style-name="Table1.A1" office:value-type="string">
                  <text:p text:style-name="Table_20_Contents">profferi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intridere" text:style-name="Internet_20_link" text:visited-style-name="Visited_20_Internet_20_Link">intridere</text:a> </text:p>
                </table:table-cell>
                <table:table-cell table:style-name="Table1.A1" office:value-type="string">
                  <text:p text:style-name="P697"/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leggere" text:style-name="Internet_20_link" text:visited-style-name="Visited_20_Internet_20_Link">leggere</text:a> </text:p>
                </table:table-cell>
                <table:table-cell table:style-name="Table1.A1" office:value-type="string">
                  <text:p text:style-name="Table_20_Contents">eleggere; intraleggere; preeleggere; rieleggere; rilegg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mettere" text:style-name="Internet_20_link" text:visited-style-name="Visited_20_Internet_20_Link">mettere</text:a> </text:p>
                </table:table-cell>
                <table:table-cell table:style-name="Table1.A1" office:value-type="string">
                  <text:p text:style-name="Table_20_Contents">ammettere; commettere; compromettere; dimettere; discommettere; dismettere; dispromettere; fedecommettere; emettere; estromettere; frammettere; immettere; impromettere; inframmettere; intermettere; intramettere; intromettere; malmettere; manomettere; omettere; permettere; premettere; pretermettere; promettere; radiostrasmettere; reimmettere; ricetrasmettere; riammettere; ricommettere; rimettere; riemettere; ripromettere; scommettere; smettere; sommettere; soprammettere; sottomettere; spromettere; teletrasmettere; tramettere; trasmettere; videotrasmettere </text:p>
                </table:table-cell>
              </table:table-row>
              <text:soft-page-break/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mergere" text:style-name="Internet_20_link" text:visited-style-name="Visited_20_Internet_20_Link">mergere</text:a> </text:p>
                </table:table-cell>
                <table:table-cell table:style-name="Table1.A1" office:value-type="string">
                  <text:p text:style-name="Table_20_Contents">emergere; immergere; reimmergere; riemergere; rimmergere; sommerg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mingere" text:style-name="Internet_20_link" text:visited-style-name="Visited_20_Internet_20_Link">mingere</text:a> </text:p>
                </table:table-cell>
                <table:table-cell table:style-name="Table1.A1" office:value-type="string">
                  <text:p text:style-name="P697"/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mordere" text:style-name="Internet_20_link" text:visited-style-name="Visited_20_Internet_20_Link">mordere</text:a> </text:p>
                </table:table-cell>
                <table:table-cell table:style-name="Table1.A1" office:value-type="string">
                  <text:p text:style-name="Table_20_Contents">demordere; rimordere </text:p>
                </table:table-cell>
              </table:table-row>
              <table:table-row>
                <table:table-cell table:style-name="Table1.A1" office:value-type="string">
                  <text:p text:style-name="P696">3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morire" text:style-name="Internet_20_link" text:visited-style-name="Visited_20_Internet_20_Link">morire</text:a> </text:p>
                </table:table-cell>
                <table:table-cell table:style-name="Table1.A1" office:value-type="string">
                  <text:p text:style-name="Table_20_Contents">premorire; rimorire; smori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muovere" text:style-name="Internet_20_link" text:visited-style-name="Visited_20_Internet_20_Link">muovere</text:a> </text:p>
                </table:table-cell>
                <table:table-cell table:style-name="Table1.A1" office:value-type="string">
                  <text:p text:style-name="Table_20_Contents">commuovere; dismuovere; permuovere; promuovere; rimuovere; scommuovere; smuovere; sommuov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nascere" text:style-name="Internet_20_link" text:visited-style-name="Visited_20_Internet_20_Link">nascere</text:a> </text:p>
                </table:table-cell>
                <table:table-cell table:style-name="Table1.A1" office:value-type="string">
                  <text:p text:style-name="Table_20_Contents">prenascere; rinasc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nuocere" text:style-name="Internet_20_link" text:visited-style-name="Visited_20_Internet_20_Link">nuocere</text:a> </text:p>
                </table:table-cell>
                <table:table-cell table:style-name="Table1.A1" office:value-type="string">
                  <text:p text:style-name="P697"/>
                </table:table-cell>
              </table:table-row>
              <table:table-row>
                <table:table-cell table:style-name="Table1.A1" office:value-type="string">
                  <text:p text:style-name="P696">3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offrire" text:style-name="Internet_20_link" text:visited-style-name="Visited_20_Internet_20_Link">offrire</text:a> </text:p>
                </table:table-cell>
                <table:table-cell table:style-name="Table1.A1" office:value-type="string">
                  <text:p text:style-name="Table_20_Contents">controffrire; soffri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parere" text:style-name="Internet_20_link" text:visited-style-name="Visited_20_Internet_20_Link">parere</text:a> </text:p>
                </table:table-cell>
                <table:table-cell table:style-name="Table1.A1" office:value-type="string">
                  <text:p text:style-name="P697"/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percuotere" text:style-name="Internet_20_link" text:visited-style-name="Visited_20_Internet_20_Link">percuotere</text:a> </text:p>
                </table:table-cell>
                <table:table-cell table:style-name="Table1.A1" office:value-type="string">
                  <text:p text:style-name="Table_20_Contents">ripercuotere; riscuotere; scuot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perdere" text:style-name="Internet_20_link" text:visited-style-name="Visited_20_Internet_20_Link">perdere</text:a> </text:p>
                </table:table-cell>
                <table:table-cell table:style-name="Table1.A1" office:value-type="string">
                  <text:p text:style-name="Table_20_Contents">disperdere; sperd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piacere" text:style-name="Internet_20_link" text:visited-style-name="Visited_20_Internet_20_Link">piacere</text:a> </text:p>
                </table:table-cell>
                <table:table-cell table:style-name="Table1.A1" office:value-type="string">
                  <text:p text:style-name="Table_20_Contents">compiacere; dispiacere; scompiacere; spiac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piangere" text:style-name="Internet_20_link" text:visited-style-name="Visited_20_Internet_20_Link">piangere</text:a> </text:p>
                </table:table-cell>
                <table:table-cell table:style-name="Table1.A1" office:value-type="string">
                  <text:p text:style-name="Table_20_Contents">compiangere; rimpiang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piovere" text:style-name="Internet_20_link" text:visited-style-name="Visited_20_Internet_20_Link">piovere</text:a> </text:p>
                </table:table-cell>
                <table:table-cell table:style-name="Table1.A1" office:value-type="string">
                  <text:p text:style-name="Table_20_Contents">ripiovere; spiovere </text:p>
                </table:table-cell>
              </table:table-row>
              <table:table-row>
                <table:table-cell table:style-name="Table1.A1" office:value-type="string">
                  <text:p text:style-name="P696">3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polluire" text:style-name="Internet_20_link" text:visited-style-name="Visited_20_Internet_20_Link">polluire</text:a> </text:p>
                </table:table-cell>
                <table:table-cell table:style-name="Table1.A1" office:value-type="string">
                  <text:p text:style-name="P697"/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porgere" text:style-name="Internet_20_link" text:visited-style-name="Visited_20_Internet_20_Link">porgere</text:a> </text:p>
                </table:table-cell>
                <table:table-cell table:style-name="Table1.A1" office:value-type="string">
                  <text:p text:style-name="Table_20_Contents">sporg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porre" text:style-name="Internet_20_link" text:visited-style-name="Visited_20_Internet_20_Link"><text:span text:style-name="T8">porre</text:span></text:a> </text:p>
                </table:table-cell>
                <table:table-cell table:style-name="Table1.A1" office:value-type="string">
                  <text:p text:style-name="Table_20_Contents"><text:span text:style-name="T8">anteporre; apporre; bendisporre; comporre; contrapporre; controproporre; decomporre; deporre; discomporre; disimporre; disporre; esporre; fotocomporre; frapporre; giustapporre; imporre; indisporre; infrapporre; interporre; opporre; ovodeporre; posporre; predisporre; preporre; presupporre; proporre; reimporre; ricomporre; riporre; riproporre; scomporre; sottoesporre; sottoporre; sovrapporre; sovresporre; sporre; sovrimporre; supporre; traporre; trasporre</text:span>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potere" text:style-name="Internet_20_link" text:visited-style-name="Visited_20_Internet_20_Link">potere</text:a> </text:p>
                </table:table-cell>
                <table:table-cell table:style-name="Table1.A1" office:value-type="string">
                  <text:p text:style-name="P697"/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prendere" text:style-name="Internet_20_link" text:visited-style-name="Visited_20_Internet_20_Link">prendere</text:a> </text:p>
                </table:table-cell>
                <table:table-cell table:style-name="Table1.A1" office:value-type="string">
                  <text:p text:style-name="Table_20_Contents">apprendere; comprendere; disapprendere; imprendere; intraprendere; <text:soft-page-break/>rapprendere; riprendere; sorprend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proteggere" text:style-name="Internet_20_link" text:visited-style-name="Visited_20_Internet_20_Link">proteggere</text:a> </text:p>
                </table:table-cell>
                <table:table-cell table:style-name="Table1.A1" office:value-type="string">
                  <text:p text:style-name="Table_20_Contents">sprotegg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pungere" text:style-name="Internet_20_link" text:visited-style-name="Visited_20_Internet_20_Link">pungere</text:a> </text:p>
                </table:table-cell>
                <table:table-cell table:style-name="Table1.A1" office:value-type="string">
                  <text:p text:style-name="Table_20_Contents">compungere; espungere; interpungere; trapung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radere" text:style-name="Internet_20_link" text:visited-style-name="Visited_20_Internet_20_Link">radere</text:a> </text:p>
                </table:table-cell>
                <table:table-cell table:style-name="Table1.A1" office:value-type="string">
                  <text:p text:style-name="Table_20_Contents">abradere; erad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redigere" text:style-name="Internet_20_link" text:visited-style-name="Visited_20_Internet_20_Link">redigere</text:a> </text:p>
                </table:table-cell>
                <table:table-cell table:style-name="Table1.A1" office:value-type="string">
                  <text:p text:style-name="P697"/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redimere" text:style-name="Internet_20_link" text:visited-style-name="Visited_20_Internet_20_Link">redimere</text:a> </text:p>
                </table:table-cell>
                <table:table-cell table:style-name="Table1.A1" office:value-type="string">
                  <text:p text:style-name="P697"/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relinquere" text:style-name="Internet_20_link" text:visited-style-name="Visited_20_Internet_20_Link">relinquere</text:a> </text:p>
                </table:table-cell>
                <table:table-cell table:style-name="Table1.A1" office:value-type="string">
                  <text:p text:style-name="P697"/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reggere" text:style-name="Internet_20_link" text:visited-style-name="Visited_20_Internet_20_Link">reggere</text:a> </text:p>
                </table:table-cell>
                <table:table-cell table:style-name="Table1.A1" office:value-type="string">
                  <text:p text:style-name="Table_20_Contents">correggere; sorregg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rendere" text:style-name="Internet_20_link" text:visited-style-name="Visited_20_Internet_20_Link">rendere</text:a> </text:p>
                </table:table-cell>
                <table:table-cell table:style-name="Table1.A1" office:value-type="string">
                  <text:p text:style-name="Table_20_Contents">arrend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ridere" text:style-name="Internet_20_link" text:visited-style-name="Visited_20_Internet_20_Link">ridere</text:a> </text:p>
                </table:table-cell>
                <table:table-cell table:style-name="Table1.A1" office:value-type="string">
                  <text:p text:style-name="Table_20_Contents">arridere; deridere; irridere; sorrid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rimanere" text:style-name="Internet_20_link" text:visited-style-name="Visited_20_Internet_20_Link">rimanere</text:a> </text:p>
                </table:table-cell>
                <table:table-cell table:style-name="Table1.A1" office:value-type="string">
                  <text:p text:style-name="Table_20_Contents">perman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rispondere" text:style-name="Internet_20_link" text:visited-style-name="Visited_20_Internet_20_Link">rispondere</text:a> </text:p>
                </table:table-cell>
                <table:table-cell table:style-name="Table1.A1" office:value-type="string">
                  <text:p text:style-name="Table_20_Contents">corrispond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rodere" text:style-name="Internet_20_link" text:visited-style-name="Visited_20_Internet_20_Link">rodere</text:a> </text:p>
                </table:table-cell>
                <table:table-cell table:style-name="Table1.A1" office:value-type="string">
                  <text:p text:style-name="Table_20_Contents">corrodere; erod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rompere" text:style-name="Internet_20_link" text:visited-style-name="Visited_20_Internet_20_Link">rompere</text:a> </text:p>
                </table:table-cell>
                <table:table-cell table:style-name="Table1.A1" office:value-type="string">
                  <text:p text:style-name="Table_20_Contents">corrompere; dirompere; erompere; interrompere; irrompere; prorompere </text:p>
                </table:table-cell>
              </table:table-row>
              <table:table-row>
                <table:table-cell table:style-name="Table1.A1" office:value-type="string">
                  <text:p text:style-name="P696">3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salire" text:style-name="Internet_20_link" text:visited-style-name="Visited_20_Internet_20_Link">salire</text:a> </text:p>
                </table:table-cell>
                <table:table-cell table:style-name="Table1.A1" office:value-type="string">
                  <text:p text:style-name="Table_20_Contents">assalire; risalire; soprassali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sapere" text:style-name="Internet_20_link" text:visited-style-name="Visited_20_Internet_20_Link">sapere</text:a> </text:p>
                </table:table-cell>
                <table:table-cell table:style-name="Table1.A1" office:value-type="string">
                  <text:p text:style-name="Table_20_Contents">consapere; risapere; strasap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scegliere" text:style-name="Internet_20_link" text:visited-style-name="Visited_20_Internet_20_Link">scegliere</text:a> </text:p>
                </table:table-cell>
                <table:table-cell table:style-name="Table1.A1" office:value-type="string">
                  <text:p text:style-name="Table_20_Contents">prescegliere; trascegli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scendere" text:style-name="Internet_20_link" text:visited-style-name="Visited_20_Internet_20_Link">scendere</text:a> </text:p>
                </table:table-cell>
                <table:table-cell table:style-name="Table1.A1" office:value-type="string">
                  <text:p text:style-name="Table_20_Contents">accondiscendere; ascendere; condiscendere; conscendere; discendere; disconscendere; ridiscendere; saliscendere; scoscendere; trascend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scindere" text:style-name="Internet_20_link" text:visited-style-name="Visited_20_Internet_20_Link">scindere</text:a> </text:p>
                </table:table-cell>
                <table:table-cell table:style-name="Table1.A1" office:value-type="string">
                  <text:p text:style-name="Table_20_Contents">discindere; piroscindere; prescindere; rescind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sciogliere" text:style-name="Internet_20_link" text:visited-style-name="Visited_20_Internet_20_Link">sciogliere</text:a> </text:p>
                </table:table-cell>
                <table:table-cell table:style-name="Table1.A1" office:value-type="string">
                  <text:p text:style-name="Table_20_Contents">disciogliere; prosciogliere; risciogli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scrivere" text:style-name="Internet_20_link" text:visited-style-name="Visited_20_Internet_20_Link">scrivere</text:a> </text:p>
                </table:table-cell>
                <table:table-cell table:style-name="Table1.A1" office:value-type="string">
                  <text:p text:style-name="Table_20_Contents">ascrivere; circoscrivere; coscrivere; dattiloscrivere; descrivere; inscrivere; iscrivere; manoscrivere; poscrivere; preiscrivere prescrivere; proscrivere; reinscrivere; riscrivere; soprascrivere; sottoscrivere; soscrivere; trascrivere; videoscrivere </text:p>
                </table:table-cell>
              </table:table-row>
              <text:soft-page-break/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sedere" text:style-name="Internet_20_link" text:visited-style-name="Visited_20_Internet_20_Link">sedere</text:a> </text:p>
                </table:table-cell>
                <table:table-cell table:style-name="Table1.A1" office:value-type="string">
                  <text:p text:style-name="Table_20_Contents">compossedere; possedere; presedere; risedere; spossedere; soprassedere </text:p>
                </table:table-cell>
              </table:table-row>
              <table:table-row>
                <table:table-cell table:style-name="Table1.A1" office:value-type="string">
                  <text:p text:style-name="P696">3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seppellire" text:style-name="Internet_20_link" text:visited-style-name="Visited_20_Internet_20_Link">seppellire</text:a> </text:p>
                </table:table-cell>
                <table:table-cell table:style-name="Table1.A1" office:value-type="string">
                  <text:p text:style-name="Table_20_Contents">disseppelli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solere" text:style-name="Internet_20_link" text:visited-style-name="Visited_20_Internet_20_Link">solere</text:a> </text:p>
                </table:table-cell>
                <table:table-cell table:style-name="Table1.A1" office:value-type="string">
                  <text:p text:style-name="P697"/>
                </table:table-cell>
              </table:table-row>
              <table:table-row>
                <table:table-cell table:style-name="Table1.A1" office:value-type="string">
                  <text:p text:style-name="P696">3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sentite" text:style-name="Internet_20_link" text:visited-style-name="Visited_20_Internet_20_Link">sentire</text:a> </text:p>
                </table:table-cell>
                <table:table-cell table:style-name="Table1.A1" office:value-type="string">
                  <text:p text:style-name="Table_20_Contents">acconsentire; assentire; consentire; disconsentire; dissentire; intrasentire; presentire; riconsentire; risentire; sconsentire; soprasentire; trasenti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solvere" text:style-name="Internet_20_link" text:visited-style-name="Visited_20_Internet_20_Link">solvere</text:a> </text:p>
                </table:table-cell>
                <table:table-cell table:style-name="Table1.A1" office:value-type="string">
                  <text:p text:style-name="Table_20_Contents">dissolv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sorgere" text:style-name="Internet_20_link" text:visited-style-name="Visited_20_Internet_20_Link">sorgere</text:a> </text:p>
                </table:table-cell>
                <table:table-cell table:style-name="Table1.A1" office:value-type="string">
                  <text:p text:style-name="Table_20_Contents">assorgere; insorgere; reinsorgere; risorg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spergere" text:style-name="Internet_20_link" text:visited-style-name="Visited_20_Internet_20_Link">spergere</text:a> </text:p>
                </table:table-cell>
                <table:table-cell table:style-name="Table1.A1" office:value-type="string">
                  <text:p text:style-name="Table_20_Contents">aspergere; cospergere; disperg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spandere" text:style-name="Internet_20_link" text:visited-style-name="Visited_20_Internet_20_Link">spandere</text:a> </text:p>
                </table:table-cell>
                <table:table-cell table:style-name="Table1.A1" office:value-type="string">
                  <text:p text:style-name="Table_20_Contents">espand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spargere" text:style-name="Internet_20_link" text:visited-style-name="Visited_20_Internet_20_Link">spargere</text:a> </text:p>
                </table:table-cell>
                <table:table-cell table:style-name="Table1.A1" office:value-type="string">
                  <text:p text:style-name="Table_20_Contents">dispargere; cospargere; espargere </text:p>
                </table:table-cell>
              </table:table-row>
              <table:table-row>
                <table:table-cell table:style-name="Table1.A1" office:value-type="string">
                  <text:p text:style-name="P696">3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sparire" text:style-name="Internet_20_link" text:visited-style-name="Visited_20_Internet_20_Link">sparire</text:a> </text:p>
                </table:table-cell>
                <table:table-cell table:style-name="Table1.A1" office:value-type="string">
                  <text:p text:style-name="Table_20_Contents">rispari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spegnere" text:style-name="Internet_20_link" text:visited-style-name="Visited_20_Internet_20_Link">spegnere</text:a> </text:p>
                </table:table-cell>
                <table:table-cell table:style-name="Table1.A1" office:value-type="string">
                  <text:p text:style-name="Table_20_Contents">dispegn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spingere" text:style-name="Internet_20_link" text:visited-style-name="Visited_20_Internet_20_Link">spingere</text:a> </text:p>
                </table:table-cell>
                <table:table-cell table:style-name="Table1.A1" office:value-type="string">
                  <text:p text:style-name="Table_20_Contents">respingere; retrospingere, risospingere; rispingere; sospingere </text:p>
                </table:table-cell>
              </table:table-row>
              <table:table-row>
                <table:table-cell table:style-name="Table1.A1" office:value-type="string">
                  <text:p text:style-name="P696">1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stare" text:style-name="Internet_20_link" text:visited-style-name="Visited_20_Internet_20_Link">stare</text:a> </text:p>
                </table:table-cell>
                <table:table-cell table:style-name="Table1.A1" office:value-type="string">
                  <text:p text:style-name="Table_20_Contents">antistare; ristare; soprastare; sottosta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stringere" text:style-name="Internet_20_link" text:visited-style-name="Visited_20_Internet_20_Link">stringere</text:a> </text:p>
                </table:table-cell>
                <table:table-cell table:style-name="Table1.A1" office:value-type="string">
                  <text:p text:style-name="Table_20_Contents">astringere; costringere; distringere; restringere; ristring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struggere" text:style-name="Internet_20_link" text:visited-style-name="Visited_20_Internet_20_Link">struggere</text:a> </text:p>
                </table:table-cell>
                <table:table-cell table:style-name="Table1.A1" office:value-type="string">
                  <text:p text:style-name="Table_20_Contents">distrugg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suadere" text:style-name="Internet_20_link" text:visited-style-name="Visited_20_Internet_20_Link">suadere</text:a> </text:p>
                </table:table-cell>
                <table:table-cell table:style-name="Table1.A1" office:value-type="string">
                  <text:p text:style-name="Table_20_Contents">dissuadere; persuad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sumere" text:style-name="Internet_20_link" text:visited-style-name="Visited_20_Internet_20_Link">sumere</text:a> </text:p>
                </table:table-cell>
                <table:table-cell table:style-name="Table1.A1" office:value-type="string">
                  <text:p text:style-name="Table_20_Contents">assumere; consumere; desumere; presumere; rassumere; riassumere; sussum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tacere" text:style-name="Internet_20_link" text:visited-style-name="Visited_20_Internet_20_Link">tacere</text:a> </text:p>
                </table:table-cell>
                <table:table-cell table:style-name="Table1.A1" office:value-type="string">
                  <text:p text:style-name="Table_20_Contents">sottac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tendere" text:style-name="Internet_20_link" text:visited-style-name="Visited_20_Internet_20_Link">tendere</text:a> </text:p>
                </table:table-cell>
                <table:table-cell table:style-name="Table1.A1" office:value-type="string">
                  <text:p text:style-name="Table_20_Contents">attendere; contendere; disattendere; disintendere; distendere; estendere; fraintendere; intendere; malintendere; ostendere; pretendere; protendere; prostendere; riattendere; soprintendere; sottendere; sottintendere; stend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tenere" text:style-name="Internet_20_link" text:visited-style-name="Visited_20_Internet_20_Link">tenere</text:a> </text:p>
                </table:table-cell>
                <table:table-cell table:style-name="Table1.A1" office:value-type="string">
                  <text:p text:style-name="Table_20_Contents">appartenere; astenere; attenere; contenere; detenere; distenere; intertenere; intrattenere; manutenere; mantenere; ottenere; pertenere; <text:soft-page-break/>rattenere; ritenere; soprattenere; sostenere; tratten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tergere" text:style-name="Internet_20_link" text:visited-style-name="Visited_20_Internet_20_Link">tergere</text:a> </text:p>
                </table:table-cell>
                <table:table-cell table:style-name="Table1.A1" office:value-type="string">
                  <text:p text:style-name="Table_20_Contents">astergere; deterg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tingere" text:style-name="Internet_20_link" text:visited-style-name="Visited_20_Internet_20_Link">tingere</text:a> </text:p>
                </table:table-cell>
                <table:table-cell table:style-name="Table1.A1" office:value-type="string">
                  <text:p text:style-name="Table_20_Contents">attingere; contingere; intingere; sovratingere; sting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togliere" text:style-name="Internet_20_link" text:visited-style-name="Visited_20_Internet_20_Link">togliere</text:a> </text:p>
                </table:table-cell>
                <table:table-cell table:style-name="Table1.A1" office:value-type="string">
                  <text:p text:style-name="Table_20_Contents">distogliere; ritogliere; stogli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torcere" text:style-name="Internet_20_link" text:visited-style-name="Visited_20_Internet_20_Link">torcere</text:a> </text:p>
                </table:table-cell>
                <table:table-cell table:style-name="Table1.A1" office:value-type="string">
                  <text:p text:style-name="Table_20_Contents">attorcere; contorcere; detorcere; distorcere; estorcere; intorcere; rattorcere; ritorcere; scontorcere; storc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trarre" text:style-name="Internet_20_link" text:visited-style-name="Visited_20_Internet_20_Link"><text:span text:style-name="T8">trarre</text:span></text:a> </text:p>
                </table:table-cell>
                <table:table-cell table:style-name="Table1.A1" office:value-type="string">
                  <text:p text:style-name="Table_20_Contents"><text:span text:style-name="T8">astrarre; attrarre; contrarre; decontrarre; detrarre; distrarre; estrarre; protrarre; rattrarre; retrarre; ricontrarre; ritrarre; sottrarre</text:span> </text:p>
                </table:table-cell>
              </table:table-row>
              <table:table-row>
                <table:table-cell table:style-name="Table1.A1" office:value-type="string">
                  <text:p text:style-name="P696">3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udire" text:style-name="Internet_20_link" text:visited-style-name="Visited_20_Internet_20_Link">udire</text:a> </text:p>
                </table:table-cell>
                <table:table-cell table:style-name="Table1.A1" office:value-type="string">
                  <text:p text:style-name="Table_20_Contents">intraudire, riudire, traudi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ungere" text:style-name="Internet_20_link" text:visited-style-name="Visited_20_Internet_20_Link">ungere</text:a> </text:p>
                </table:table-cell>
                <table:table-cell table:style-name="Table1.A1" office:value-type="string">
                  <text:p text:style-name="Table_20_Contents">disungere; riungere </text:p>
                </table:table-cell>
              </table:table-row>
              <table:table-row>
                <table:table-cell table:style-name="Table1.A1" office:value-type="string">
                  <text:p text:style-name="P696">3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uscire" text:style-name="Internet_20_link" text:visited-style-name="Visited_20_Internet_20_Link">uscire</text:a> </text:p>
                </table:table-cell>
                <table:table-cell table:style-name="Table1.A1" office:value-type="string">
                  <text:p text:style-name="Table_20_Contents">fuoriuscire; riusci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valere" text:style-name="Internet_20_link" text:visited-style-name="Visited_20_Internet_20_Link">valere</text:a> </text:p>
                </table:table-cell>
                <table:table-cell table:style-name="Table1.A1" office:value-type="string">
                  <text:p text:style-name="Table_20_Contents">avvalersi; contravvalere; disvalere; equivalere; invalere; prevalere; rivalersi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vedere" text:style-name="Internet_20_link" text:visited-style-name="Visited_20_Internet_20_Link">vedere</text:a> </text:p>
                </table:table-cell>
                <table:table-cell table:style-name="Table1.A1" office:value-type="string">
                  <text:p text:style-name="Table_20_Contents">antivedere; avvedersi; disvedere; divedere; intravedere; malvedere; prevedere; provvedere; ravvedersi; rivedere; sopravvedere; sprovvedere; stravedere; traved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vellere" text:style-name="Internet_20_link" text:visited-style-name="Visited_20_Internet_20_Link">vellere</text:a> </text:p>
                </table:table-cell>
                <table:table-cell table:style-name="Table1.A1" office:value-type="string">
                  <text:p text:style-name="Table_20_Contents">disvellere; divellere; svellere </text:p>
                </table:table-cell>
              </table:table-row>
              <table:table-row>
                <table:table-cell table:style-name="Table1.A1" office:value-type="string">
                  <text:p text:style-name="P696">3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venire" text:style-name="Internet_20_link" text:visited-style-name="Visited_20_Internet_20_Link">venire</text:a> </text:p>
                </table:table-cell>
                <table:table-cell table:style-name="Table1.A1" office:value-type="string">
                  <text:p text:style-name="Table_20_Contents">intervenire; intravvenire; misvenire; pervenire; prevenire; provenire; riconvenire; rinvenire; risovvenire; rivenire; sconvenire; sopravvenire; sorvenire; sovvenire; sveni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vincere" text:style-name="Internet_20_link" text:visited-style-name="Visited_20_Internet_20_Link">vincere</text:a> </text:p>
                </table:table-cell>
                <table:table-cell table:style-name="Table1.A1" office:value-type="string">
                  <text:p text:style-name="Table_20_Contents">avvincere; convincere; evincere; rivincere; sopravvincere; stravinc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vivere" text:style-name="Internet_20_link" text:visited-style-name="Visited_20_Internet_20_Link">vivere</text:a> </text:p>
                </table:table-cell>
                <table:table-cell table:style-name="Table1.A1" office:value-type="string">
                  <text:p text:style-name="Table_20_Contents">convivere; rivivere; sopravviv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volere" text:style-name="Internet_20_link" text:visited-style-name="Visited_20_Internet_20_Link">volere</text:a> </text:p>
                </table:table-cell>
                <table:table-cell table:style-name="Table1.A1" office:value-type="string">
                  <text:p text:style-name="Table_20_Contents">benvolere; disvolere; malvolere; rivolere; stravolere; svolere </text:p>
                </table:table-cell>
              </table:table-row>
              <table:table-row>
                <table:table-cell table:style-name="Table1.A1" office:value-type="string">
                  <text:p text:style-name="P696">2ª </text:p>
                </table:table-cell>
                <table:table-cell table:style-name="Table1.A1" office:value-type="string">
                  <text:p text:style-name="Table_20_Contents"><text:a xlink:type="simple" xlink:href="https://it.wikipedia.org/w/index.php?title=Verbi_irregolari_italiani&amp;printable=yes#volgere" text:style-name="Internet_20_link" text:visited-style-name="Visited_20_Internet_20_Link">volgere</text:a> </text:p>
                </table:table-cell>
                <table:table-cell table:style-name="Table1.A1" office:value-type="string">
                  <text:p text:style-name="Table_20_Contents">avvolgere; capovolgere; circonvolgere; coinvolgere; convolgere; disinvolgere; disvolgere; involgere; ravvolgere; riavvolgere; rinvolgere; rivolgere; sconvolgere; stravolgere; svolgere; travolgere </text:p>
                </table:table-cell>
              </table:table-row>
            </table:table>
            <text:p text:style-name="P1"><text:span text:style-name="T9">* Verbi non propriamente irregolari</text:span> </text:p>
            <text:h text:style-name="Heading_20_2" text:outline-level="2"><text:bookmark text:name="Prima_coniugazione"/><text:bookmark-start text:name="__RefHeading___Toc431_925071808"/><text:soft-page-break/><text:a xlink:type="simple" xlink:href="https://it.wikipedia.org/wiki/Prima_coniugazione" text:style-name="Internet_20_link" text:visited-style-name="Visited_20_Internet_20_Link"><text:span text:style-name="T7">Prima coniugazione</text:span></text:a><text:bookmark-end text:name="__RefHeading___Toc431_925071808"/></text:h>
            <text:p text:style-name="P713"><text:bookmark text:name="andare"/>Andare</text:p>
            <text:p text:style-name="Text_20_body"><text:span text:style-name="T2">Verbo praticamente sovrabbondante per la compresenza di due </text:span><text:a xlink:type="simple" xlink:href="https://it.wikipedia.org/wiki/Radice_(linguistica)" text:style-name="Internet_20_link" text:visited-style-name="Visited_20_Internet_20_Link"><text:span text:style-name="T2">radici</text:span></text:a><text:span text:style-name="T2"> tematiche, etimologicamente diverse, nell'indicativo e del congiuntivo presente: </text:span><text:span text:style-name="T4">and</text:span><text:span text:style-name="T2">- dall'etimo incerto che però forma coniugazioni regolari, e </text:span><text:span text:style-name="T4">vad</text:span><text:span text:style-name="T2">- radice suppletiva dal latino </text:span><text:span text:style-name="T14">vadĕre</text:span><text:span text:style-name="T2"> </text:span></text:p>
            <text:list xml:id="list1128921861545860482" text:style-name="L4">
              <text:list-item>
                <text:p text:style-name="P151"><text:a xlink:type="simple" xlink:href="https://it.wikipedia.org/wiki/Presente_indicativo" text:style-name="Internet_20_link" text:visited-style-name="Visited_20_Internet_20_Link"><text:span text:style-name="T2">Presente</text:span></text:a><text:span text:style-name="T2">: </text:span><text:span text:style-name="T4">vado</text:span><text:span text:style-name="T2"> (o </text:span><text:span text:style-name="T4">vo</text:span><text:bookmark text:name="cite_ref-monosib_2-0"/><text:a xlink:type="simple" xlink:href="https://it.wikipedia.org/w/index.php?title=Verbi_irregolari_italiani&amp;printable=yes#cite_note-monosib-2" text:style-name="Internet_20_link" text:visited-style-name="Visited_20_Internet_20_Link"><text:span text:style-name="T2">[2]</text:span></text:a><text:span text:style-name="T2">)</text:span><text:span text:style-name="T4">, vai, va, andiamo, andate, vanno</text:span></text:p>
              </text:list-item>
            </text:list>
            <text:p text:style-name="P705"><text:span text:style-name="T11">Arcaiche le forme </text:span><text:span text:style-name="T12">ando, andi, anda</text:span><text:span text:style-name="T11"> e </text:span><text:span text:style-name="T12">andano</text:span><text:span text:style-name="T11">. Antiquato </text:span><text:span text:style-name="T12">vadi</text:span><text:span text:style-name="T11"> da cui </text:span><text:span text:style-name="T12">vai</text:span><text:span text:style-name="T11">.</text:span><text:bookmark text:name="cite_ref-3"/><text:a xlink:type="simple" xlink:href="https://it.wikipedia.org/w/index.php?title=Verbi_irregolari_italiani&amp;printable=yes#cite_note-3" text:style-name="Internet_20_link" text:visited-style-name="Visited_20_Internet_20_Link"><text:span text:style-name="T2">[3]</text:span></text:a></text:p>
            <text:list xml:id="list6355476475660997062" text:style-name="L5">
              <text:list-item>
                <text:p text:style-name="P152"><text:a xlink:type="simple" xlink:href="https://it.wikipedia.org/wiki/Futuro_semplice" text:style-name="Internet_20_link" text:visited-style-name="Visited_20_Internet_20_Link"><text:span text:style-name="T2">Futuro</text:span></text:a><text:span text:style-name="T2">: </text:span><text:span text:style-name="T4">andrò, andrai, andrà, andremo, andrete, andranno</text:span></text:p>
              </text:list-item>
            </text:list>
            <text:p text:style-name="P706">Desuete o popolari le forme non sincopate: <text:span text:style-name="T8">anderò, anderai</text:span> ecc.</text:p>
            <text:list xml:id="list4331533430177552137" text:style-name="L6">
              <text:list-item>
                <text:p text:style-name="P153"><text:a xlink:type="simple" xlink:href="https://it.wikipedia.org/wiki/Congiuntivo_presente" text:style-name="Internet_20_link" text:visited-style-name="Visited_20_Internet_20_Link"><text:span text:style-name="T2">Congiuntivo presente</text:span></text:a><text:span text:style-name="T2">: </text:span><text:span text:style-name="T4">vada, vada, vada, andiamo, andiate, vadano</text:span></text:p>
              </text:list-item>
            </text:list>
            <text:p text:style-name="P705"><text:span text:style-name="T11">Arcaici, ma oggi tipici soltanto dell'uso </text:span><text:a xlink:type="simple" xlink:href="https://it.wikipedia.org/wiki/Letteratura_semicolta" text:style-name="Internet_20_link" text:visited-style-name="Visited_20_Internet_20_Link"><text:span text:style-name="T11">semicolto</text:span></text:a><text:span text:style-name="T11">: </text:span><text:span text:style-name="T12">vadi</text:span><text:span text:style-name="T11"> e </text:span><text:span text:style-name="T12">vadino</text:span><text:span text:style-name="T11">.</text:span></text:p>
            <text:list xml:id="list4583252801873506440" text:style-name="L7">
              <text:list-item>
                <text:p text:style-name="P154"><text:a xlink:type="simple" xlink:href="https://it.wikipedia.org/wiki/Condizionale_presente" text:style-name="Internet_20_link" text:visited-style-name="Visited_20_Internet_20_Link"><text:span text:style-name="T2">Condizionale presente</text:span></text:a><text:span text:style-name="T2">: </text:span><text:span text:style-name="T4">andrei, andresti, andrebbe, andremmo, andreste, andrebbero</text:span></text:p>
              </text:list-item>
            </text:list>
            <text:p text:style-name="P706">Desuete o popolari le forme non sincopate: <text:span text:style-name="T8">anderei, anderesti</text:span> ecc.</text:p>
            <text:list xml:id="list2685927004679579568" text:style-name="L8">
              <text:list-item>
                <text:p text:style-name="P155"><text:a xlink:type="simple" xlink:href="https://it.wikipedia.org/wiki/Imperativo" text:style-name="Internet_20_link" text:visited-style-name="Visited_20_Internet_20_Link"><text:span text:style-name="T2">Imperativo</text:span></text:a><text:span text:style-name="T2">: </text:span><text:span text:style-name="T4">vai</text:span><text:span text:style-name="T2"> o </text:span><text:span text:style-name="T4">va'</text:span><text:span text:style-name="T2"> o </text:span><text:span text:style-name="T4">va</text:span></text:p>
              </text:list-item>
            </text:list>
            <text:p text:style-name="P1">Si coniugano come <text:span text:style-name="T8">andare</text:span>: </text:p>
            <text:list xml:id="list2182630805816817975" text:style-name="L9">
              <text:list-item>
                <text:p text:style-name="P543"><text:span text:style-name="T3">Oltrandare</text:span><text:bookmark text:name="cite_ref-4"/><text:a xlink:type="simple" xlink:href="https://it.wikipedia.org/w/index.php?title=Verbi_irregolari_italiani&amp;printable=yes#cite_note-4" text:style-name="Internet_20_link" text:visited-style-name="Visited_20_Internet_20_Link"><text:span text:style-name="T2">[4]</text:span></text:a><text:span text:style-name="T2">: 'passare oltre', nelle voci con radice </text:span><text:span text:style-name="T4">vad</text:span><text:span text:style-name="T2">- viene anteposta la lettera -</text:span><text:span text:style-name="T4">a</text:span><text:span text:style-name="T2">-: ind. </text:span><text:span text:style-name="T4">oltravado, oltravai</text:span><text:span text:style-name="T2">,...; cong. </text:span><text:span text:style-name="T4">oltravada, oltravadano</text:span><text:bookmark text:name="cite_ref-5"/><text:a xlink:type="simple" xlink:href="https://it.wikipedia.org/w/index.php?title=Verbi_irregolari_italiani&amp;printable=yes#cite_note-5" text:style-name="Internet_20_link" text:visited-style-name="Visited_20_Internet_20_Link"><text:span text:style-name="T2">[5]</text:span></text:a><text:span text:style-name="T2">. </text:span></text:p>
              </text:list-item>
              <text:list-item>
                <text:p text:style-name="P543"><text:span text:style-name="T3">Riandare</text:span><text:span text:style-name="T2">: solo nel significato di 'andare di nuovo' (</text:span><text:a xlink:type="simple" xlink:href="https://it.wikipedia.org/wiki/Intransitività" text:style-name="Internet_20_link" text:visited-style-name="Visited_20_Internet_20_Link"><text:span text:style-name="T4">intransitivo</text:span></text:a><text:span text:style-name="T2">); lo stesso verbo si coniuga però regolarmente nel raro significato di 'ripercorrere' (</text:span><text:a xlink:type="simple" xlink:href="https://it.wikipedia.org/wiki/Transitività_(linguistica)" text:style-name="Internet_20_link" text:visited-style-name="Visited_20_Internet_20_Link"><text:span text:style-name="T4">transitivo</text:span></text:a><text:span text:style-name="T2">), quindi: </text:span><text:span text:style-name="T4">riando, riandi, rianda</text:span><text:span text:style-name="T2">; </text:span><text:span text:style-name="T4">rianderò, rianderai</text:span><text:span text:style-name="T2"> ecc.; </text:span><text:span text:style-name="T4">che io riandi, che essi riandino</text:span><text:span text:style-name="T2">; </text:span><text:span text:style-name="T4">rianderei, rianderai</text:span><text:span text:style-name="T2"> ecc.)</text:span><text:bookmark text:name="cite_ref-6"/><text:a xlink:type="simple" xlink:href="https://it.wikipedia.org/w/index.php?title=Verbi_irregolari_italiani&amp;printable=yes#cite_note-6" text:style-name="Internet_20_link" text:visited-style-name="Visited_20_Internet_20_Link"><text:span text:style-name="T2">[6]</text:span></text:a><text:span text:style-name="T2">. </text:span></text:p>
              </text:list-item>
              <text:list-item>
                <text:p text:style-name="P156"><text:span text:style-name="T3">Trasandare</text:span><text:span text:style-name="T2">: solo nel significato antico di 'esagerare' (</text:span><text:span text:style-name="T4">intransitivo</text:span><text:span text:style-name="T2">); ma si coniuga regolarmente nel significato di 'trascurare' (</text:span><text:span text:style-name="T4">transitivo</text:span><text:span text:style-name="T2">).</text:span><text:bookmark text:name="cite_ref-7"/><text:a xlink:type="simple" xlink:href="https://it.wikipedia.org/w/index.php?title=Verbi_irregolari_italiani&amp;printable=yes#cite_note-7" text:style-name="Internet_20_link" text:visited-style-name="Visited_20_Internet_20_Link"><text:span text:style-name="T2">[7]</text:span></text:a></text:p>
              </text:list-item>
            </text:list>
            <text:p text:style-name="P713"><text:bookmark text:name="dare"/>Dare</text:p>
            <text:list xml:id="list1062107045359782443" text:style-name="L10">
              <text:list-item>
                <text:p text:style-name="P544"><text:a xlink:type="simple" xlink:href="https://it.wikipedia.org/wiki/Presente_indicativo" text:style-name="Internet_20_link" text:visited-style-name="Visited_20_Internet_20_Link"><text:span text:style-name="T2">Presente</text:span></text:a><text:span text:style-name="T2">: </text:span><text:span text:style-name="T4">do</text:span><text:bookmark text:name="cite_ref-monosib_2-1"/><text:a xlink:type="simple" xlink:href="https://it.wikipedia.org/w/index.php?title=Verbi_irregolari_italiani&amp;printable=yes#cite_note-monosib-2" text:style-name="Internet_20_link" text:visited-style-name="Visited_20_Internet_20_Link"><text:span text:style-name="T4">[2]</text:span></text:a><text:span text:style-name="T4">, dai, dà, diamo, date, danno</text:span><text:span text:style-name="T2"> </text:span></text:p>
              </text:list-item>
              <text:list-item>
                <text:p text:style-name="P157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diedi</text:span><text:span text:style-name="T2"> (o </text:span><text:span text:style-name="T4">detti</text:span><text:span text:style-name="T2">)</text:span><text:span text:style-name="T4">, desti, diede</text:span><text:span text:style-name="T2"> (o </text:span><text:span text:style-name="T4">dette</text:span><text:span text:style-name="T2">)</text:span><text:span text:style-name="T4">, demmo, deste, diedero</text:span><text:span text:style-name="T2"> (o </text:span><text:span text:style-name="T4">dettero</text:span><text:span text:style-name="T2">)</text:span></text:p>
              </text:list-item>
            </text:list>
            <text:p text:style-name="P705"><text:span text:style-name="T11">Desuete e tipiche dell'</text:span><text:a xlink:type="simple" xlink:href="https://it.wikipedia.org/wiki/Letteratura_semicolta" text:style-name="Internet_20_link" text:visited-style-name="Visited_20_Internet_20_Link"><text:span text:style-name="T11">uso semicolto</text:span></text:a><text:span text:style-name="T11">: </text:span><text:span text:style-name="T12">dasti, dammo, daste</text:span><text:span text:style-name="T11">. Poetiche le forme delle terze persone </text:span><text:span text:style-name="T12">diè</text:span><text:span text:style-name="T11"> e </text:span><text:span text:style-name="T12">diero</text:span></text:p>
            <text:list xml:id="list2591703831830172187" text:style-name="L11">
              <text:list-item>
                <text:p text:style-name="P545"><text:a xlink:type="simple" xlink:href="https://it.wikipedia.org/wiki/Futuro_semplice" text:style-name="Internet_20_link" text:visited-style-name="Visited_20_Internet_20_Link"><text:span text:style-name="T2">Futuro</text:span></text:a><text:span text:style-name="T2">: </text:span><text:span text:style-name="T4">darò, darai, darà, daremo, darete, daranno</text:span><text:span text:style-name="T2"> </text:span></text:p>
              </text:list-item>
              <text:list-item>
                <text:p text:style-name="P158"><text:soft-page-break/><text:a xlink:type="simple" xlink:href="https://it.wikipedia.org/wiki/Congiuntivo_presente" text:style-name="Internet_20_link" text:visited-style-name="Visited_20_Internet_20_Link"><text:span text:style-name="T2">Congiuntivo presente</text:span></text:a><text:span text:style-name="T2">: </text:span><text:span text:style-name="T4">dia, dia, dia, diamo, diate, diano</text:span></text:p>
              </text:list-item>
            </text:list>
            <text:p text:style-name="P706">Arcaiche le forme <text:span text:style-name="T8">dea</text:span> e <text:span text:style-name="T8">deano</text:span> per <text:span text:style-name="T8">dia</text:span> e <text:span text:style-name="T8">diano</text:span></text:p>
            <text:list xml:id="list5650577238769361080" text:style-name="L12">
              <text:list-item>
                <text:p text:style-name="P159"><text:a xlink:type="simple" xlink:href="https://it.wikipedia.org/wiki/Congiuntivo_imperfetto" text:style-name="Internet_20_link" text:visited-style-name="Visited_20_Internet_20_Link"><text:span text:style-name="T2">Congiuntivo imperfetto</text:span></text:a><text:span text:style-name="T2">: </text:span><text:span text:style-name="T4">dessi, dessi, desse, dessimo, deste, dessero</text:span></text:p>
              </text:list-item>
            </text:list>
            <text:p text:style-name="P706">Desuete e tipiche dell'uso semicolto: <text:span text:style-name="T8">dassi, dasse, dassimo, daste, dassero</text:span></text:p>
            <text:list xml:id="list9214217512720063614" text:style-name="L13">
              <text:list-item>
                <text:p text:style-name="P546"><text:a xlink:type="simple" xlink:href="https://it.wikipedia.org/wiki/Condizionale_presente" text:style-name="Internet_20_link" text:visited-style-name="Visited_20_Internet_20_Link"><text:span text:style-name="T2">Condizionale presente</text:span></text:a><text:span text:style-name="T2">: </text:span><text:span text:style-name="T4">darei, daresti, darebbe, daremmo, dareste, darebbero</text:span><text:span text:style-name="T2"> </text:span></text:p>
              </text:list-item>
              <text:list-item>
                <text:p text:style-name="P160"><text:a xlink:type="simple" xlink:href="https://it.wikipedia.org/wiki/Imperativo" text:style-name="Internet_20_link" text:visited-style-name="Visited_20_Internet_20_Link"><text:span text:style-name="T2">Imperativo</text:span></text:a><text:span text:style-name="T2">: </text:span><text:span text:style-name="T4">dai</text:span><text:span text:style-name="T2"> o </text:span><text:span text:style-name="T4">da'</text:span><text:span text:style-name="T2"> o </text:span><text:span text:style-name="T4">da</text:span></text:p>
              </text:list-item>
            </text:list>
            <text:p text:style-name="P1">Si coniugano come <text:span text:style-name="T8">dare</text:span>: </text:p>
            <text:list xml:id="list195090687218564772" text:style-name="L14">
              <text:list-item>
                <text:p text:style-name="P424"><text:span text:style-name="T1">Addarsi</text:span> </text:p>
              </text:list-item>
              <text:list-item>
                <text:p text:style-name="P547"><text:span text:style-name="T3">Disdare</text:span><text:span text:style-name="T2">: 'cadere in bassa, in miseria o degrado morale'</text:span><text:bookmark text:name="cite_ref-8"/><text:a xlink:type="simple" xlink:href="https://it.wikipedia.org/w/index.php?title=Verbi_irregolari_italiani&amp;printable=yes#cite_note-8" text:style-name="Internet_20_link" text:visited-style-name="Visited_20_Internet_20_Link"><text:span text:style-name="T2">[8]</text:span></text:a><text:span text:style-name="T2"> </text:span></text:p>
              </text:list-item>
              <text:list-item>
                <text:p text:style-name="P424"><text:span text:style-name="T1">Ridare</text:span> </text:p>
              </text:list-item>
              <text:list-item>
                <text:p text:style-name="P4">Sdare</text:p>
              </text:list-item>
            </text:list>
            <text:p text:style-name="P713"><text:bookmark text:name="fare"/>Fare</text:p>
            <text:p text:style-name="Text_20_body"><text:span text:style-name="T2">Da </text:span><text:a xlink:type="simple" xlink:href="https://it.wikipedia.org/wiki/Sincope_(linguistica)" text:style-name="Internet_20_link" text:visited-style-name="Visited_20_Internet_20_Link"><text:span text:style-name="T2">sincope</text:span></text:a><text:span text:style-name="T2"> dell'arcaico </text:span><text:span text:style-name="T4">facere</text:span><text:span text:style-name="T2"> (latino </text:span><text:span text:style-name="T14">facĕre</text:span><text:span text:style-name="T2">) - con conseguente passaggio dalla </text:span><text:a xlink:type="simple" xlink:href="https://it.wikipedia.org/wiki/Seconda_coniugazione" text:style-name="Internet_20_link" text:visited-style-name="Visited_20_Internet_20_Link"><text:span text:style-name="T2">seconda</text:span></text:a><text:span text:style-name="T2"> alla prima coniugazione, per cui conserva spesso la </text:span><text:a xlink:type="simple" xlink:href="https://it.wikipedia.org/wiki/Vocale_tematica" text:style-name="Internet_20_link" text:visited-style-name="Visited_20_Internet_20_Link"><text:span text:style-name="T2">vocale tematica</text:span></text:a><text:span text:style-name="T2"> </text:span><text:span text:style-name="T4">e</text:span><text:span text:style-name="T2"> in alcune forme (</text:span><text:span text:style-name="T4">facemmo, facevi</text:span><text:span text:style-name="T2">). </text:span></text:p>
            <text:list xml:id="list4303155523831672980" text:style-name="L15">
              <text:list-item>
                <text:p text:style-name="P161"><text:a xlink:type="simple" xlink:href="https://it.wikipedia.org/wiki/Presente_indicativo" text:style-name="Internet_20_link" text:visited-style-name="Visited_20_Internet_20_Link"><text:span text:style-name="T2">Presente</text:span></text:a><text:span text:style-name="T2">: </text:span><text:span text:style-name="T4">faccio</text:span><text:span text:style-name="T2"> (o </text:span><text:span text:style-name="T4">fo</text:span><text:bookmark text:name="cite_ref-monosib_2-2"/><text:a xlink:type="simple" xlink:href="https://it.wikipedia.org/w/index.php?title=Verbi_irregolari_italiani&amp;printable=yes#cite_note-monosib-2" text:style-name="Internet_20_link" text:visited-style-name="Visited_20_Internet_20_Link"><text:span text:style-name="T2">[2]</text:span></text:a><text:span text:style-name="T2">)</text:span><text:span text:style-name="T4">, fai, fa</text:span><text:bookmark text:name="cite_ref-monosib_2-3"/><text:a xlink:type="simple" xlink:href="https://it.wikipedia.org/w/index.php?title=Verbi_irregolari_italiani&amp;printable=yes#cite_note-monosib-2" text:style-name="Internet_20_link" text:visited-style-name="Visited_20_Internet_20_Link"><text:span text:style-name="T4">[2]</text:span></text:a><text:span text:style-name="T4">, facciamo, fate, fanno</text:span></text:p>
              </text:list-item>
            </text:list>
            <text:p text:style-name="P706">Poeticamente <text:span text:style-name="T8">faci</text:span> e <text:span text:style-name="T8">face</text:span> per <text:span text:style-name="T8">fai</text:span> e <text:span text:style-name="T8">fa</text:span></text:p>
            <text:list xml:id="list5700133384232584034" text:style-name="L16">
              <text:list-item>
                <text:p text:style-name="P162"><text:a xlink:type="simple" xlink:href="https://it.wikipedia.org/wiki/Imperfetto_indicativo" text:style-name="Internet_20_link" text:visited-style-name="Visited_20_Internet_20_Link"><text:span text:style-name="T2">Imperfetto</text:span></text:a><text:span text:style-name="T2">: </text:span><text:span text:style-name="T4">facevo, facevi, faceva, facevamo, facevate, facevano</text:span></text:p>
              </text:list-item>
            </text:list>
            <text:p text:style-name="P706">Poeticamente <text:span text:style-name="T8">fea</text:span> e <text:span text:style-name="T8">feano</text:span> per <text:span text:style-name="T8">faceva</text:span> e <text:span text:style-name="T8">facevano</text:span></text:p>
            <text:list xml:id="list3931288306378494893" text:style-name="L17">
              <text:list-item>
                <text:p text:style-name="P163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feci, facesti, fece, facemmo, faceste, fecero</text:span></text:p>
              </text:list-item>
            </text:list>
            <text:p text:style-name="P706">Desueto <text:span text:style-name="T8">fé</text:span> per <text:span text:style-name="T8">fece</text:span> (da cui anche le altre forme sincopate d'uso poetico: <text:span text:style-name="T8">fei, festi, femmo, feste, fero</text:span> o <text:span text:style-name="T8">ferono</text:span> o <text:span text:style-name="T8">fenno</text:span>); arcaico <text:span text:style-name="T8">fecimo</text:span> per <text:span text:style-name="T8">facemmo</text:span></text:p>
            <text:list xml:id="list666347657861653865" text:style-name="L18">
              <text:list-item>
                <text:p text:style-name="P548"><text:a xlink:type="simple" xlink:href="https://it.wikipedia.org/wiki/Futuro_semplice" text:style-name="Internet_20_link" text:visited-style-name="Visited_20_Internet_20_Link"><text:span text:style-name="T2">Futuro</text:span></text:a><text:span text:style-name="T2">: </text:span><text:span text:style-name="T4">farò, farai, farà, faremo, farete, faranno</text:span><text:span text:style-name="T2"> </text:span></text:p>
              </text:list-item>
              <text:list-item>
                <text:p text:style-name="P548"><text:a xlink:type="simple" xlink:href="https://it.wikipedia.org/wiki/Congiuntivo_presente" text:style-name="Internet_20_link" text:visited-style-name="Visited_20_Internet_20_Link"><text:span text:style-name="T2">Congiuntivo presente</text:span></text:a><text:span text:style-name="T2">: </text:span><text:span text:style-name="T4">faccia, faccia, faccia, facciamo, facciate, facciano</text:span><text:span text:style-name="T2"> </text:span></text:p>
              </text:list-item>
              <text:list-item>
                <text:p text:style-name="P164"><text:a xlink:type="simple" xlink:href="https://it.wikipedia.org/wiki/Congiuntivo_imperfetto" text:style-name="Internet_20_link" text:visited-style-name="Visited_20_Internet_20_Link"><text:span text:style-name="T2">Congiuntivo imperfetto</text:span></text:a><text:span text:style-name="T2">: </text:span><text:span text:style-name="T4">facessi, facessi, facesse, facessimo, faceste, facessero</text:span></text:p>
              </text:list-item>
            </text:list>
            <text:p text:style-name="P706">Arcaiche le forme sincopate: <text:span text:style-name="T8">fessi, fesse</text:span> e <text:span text:style-name="T8">fessero</text:span></text:p>
            <text:list xml:id="list8039189514855797504" text:style-name="L19">
              <text:list-item>
                <text:p text:style-name="P549"><text:a xlink:type="simple" xlink:href="https://it.wikipedia.org/wiki/Condizionale_presente" text:style-name="Internet_20_link" text:visited-style-name="Visited_20_Internet_20_Link"><text:span text:style-name="T2">Condizionale presente</text:span></text:a><text:span text:style-name="T2">: </text:span><text:span text:style-name="T4">farei, faresti, farebbe, faremmo, fareste, farebbero</text:span><text:span text:style-name="T2"> </text:span></text:p>
              </text:list-item>
              <text:list-item>
                <text:p text:style-name="P549"><text:a xlink:type="simple" xlink:href="https://it.wikipedia.org/wiki/Imperativo" text:style-name="Internet_20_link" text:visited-style-name="Visited_20_Internet_20_Link"><text:span text:style-name="T2">Imperativo</text:span></text:a><text:span text:style-name="T2">: </text:span><text:span text:style-name="T4">fai</text:span><text:span text:style-name="T2"> o </text:span><text:span text:style-name="T4">fa'</text:span><text:span text:style-name="T2"> o </text:span><text:span text:style-name="T4">fa</text:span><text:span text:style-name="T2"> </text:span></text:p>
              </text:list-item>
              <text:list-item>
                <text:p text:style-name="P549"><text:a xlink:type="simple" xlink:href="https://it.wikipedia.org/wiki/Participio_presente" text:style-name="Internet_20_link" text:visited-style-name="Visited_20_Internet_20_Link"><text:span text:style-name="T2">Participio presente</text:span></text:a><text:span text:style-name="T2">: </text:span><text:span text:style-name="T4">facente</text:span><text:span text:style-name="T2"> </text:span></text:p>
              </text:list-item>
              <text:list-item>
                <text:p text:style-name="P549"><text:soft-page-break/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fatto</text:span><text:span text:style-name="T2"> </text:span></text:p>
              </text:list-item>
              <text:list-item>
                <text:p text:style-name="P165"><text:a xlink:type="simple" xlink:href="https://it.wikipedia.org/wiki/Gerundio" text:style-name="Internet_20_link" text:visited-style-name="Visited_20_Internet_20_Link"><text:span text:style-name="T2">Gerundio</text:span></text:a><text:span text:style-name="T2">: </text:span><text:span text:style-name="T4">facendo</text:span></text:p>
              </text:list-item>
            </text:list>
            <text:p text:style-name="P1">Si coniugano come <text:span text:style-name="T8">fare</text:span>: </text:p>
            <text:list xml:id="list2991962655927220699" text:style-name="L20">
              <text:list-item>
                <text:p text:style-name="P425"><text:span text:style-name="T1">Affarsi</text:span> </text:p>
              </text:list-item>
              <text:list-item>
                <text:p text:style-name="P425"><text:span text:style-name="T1">Artefare</text:span> </text:p>
              </text:list-item>
              <text:list-item>
                <text:p text:style-name="P425"><text:span text:style-name="T1">Assuefare</text:span> </text:p>
              </text:list-item>
              <text:list-item>
                <text:p text:style-name="P425"><text:span text:style-name="T1">Confarsi</text:span> </text:p>
              </text:list-item>
              <text:list-item>
                <text:p text:style-name="P425"><text:span text:style-name="T1">Contraffare</text:span> </text:p>
              </text:list-item>
              <text:list-item>
                <text:p text:style-name="P425"><text:span text:style-name="T1">Disassuefare</text:span> </text:p>
              </text:list-item>
              <text:list-item>
                <text:p text:style-name="P425"><text:span text:style-name="T1">Disfare</text:span>: per il presente sono possibili anche le forme regolari: <text:span text:style-name="T8">dìsfo, disfi, disfa, disfiamo, disfano</text:span>. </text:p>
              </text:list-item>
              <text:list-item>
                <text:p text:style-name="P425"><text:span text:style-name="T1">Dissuefare</text:span> </text:p>
              </text:list-item>
              <text:list-item>
                <text:p text:style-name="P425"><text:span text:style-name="T1">Forfare</text:span> </text:p>
              </text:list-item>
              <text:list-item>
                <text:p text:style-name="P425"><text:span text:style-name="T1">Liquefare</text:span> </text:p>
              </text:list-item>
              <text:list-item>
                <text:p text:style-name="P425"><text:span text:style-name="T1">Malfare</text:span> </text:p>
              </text:list-item>
              <text:list-item>
                <text:p text:style-name="P425"><text:span text:style-name="T1">Mansuefare</text:span> </text:p>
              </text:list-item>
              <text:list-item>
                <text:p text:style-name="P425"><text:span text:style-name="T1">Misfare</text:span> </text:p>
              </text:list-item>
              <text:list-item>
                <text:p text:style-name="P425"><text:span text:style-name="T1">Prefare</text:span> </text:p>
              </text:list-item>
              <text:list-item>
                <text:p text:style-name="P425"><text:span text:style-name="T1">Putrefare</text:span> </text:p>
              </text:list-item>
              <text:list-item>
                <text:p text:style-name="P425"><text:span text:style-name="T1">Rarefare</text:span> </text:p>
              </text:list-item>
              <text:list-item>
                <text:p text:style-name="P425"><text:span text:style-name="T1">Rifare</text:span> </text:p>
              </text:list-item>
              <text:list-item>
                <text:p text:style-name="P425"><text:span text:style-name="T1">Satisfare</text:span> </text:p>
              </text:list-item>
              <text:list-item>
                <text:p text:style-name="P425"><text:span text:style-name="T1">Sfare</text:span> </text:p>
              </text:list-item>
              <text:list-item>
                <text:p text:style-name="P425"><text:span text:style-name="T1">Soddisfare</text:span>: per il presente sono possibili anche le forme regolari: <text:span text:style-name="T8">soddìsfo, soddisfi, soddisfa, soddisfano</text:span>. </text:p>
              </text:list-item>
              <text:list-item>
                <text:p text:style-name="P425"><text:span text:style-name="T1">Sopraffare</text:span> </text:p>
              </text:list-item>
              <text:list-item>
                <text:p text:style-name="P425"><text:span text:style-name="T1">Strafare</text:span> </text:p>
              </text:list-item>
              <text:list-item>
                <text:p text:style-name="P425"><text:span text:style-name="T1">Stupefare</text:span> </text:p>
              </text:list-item>
              <text:list-item>
                <text:p text:style-name="P425"><text:span text:style-name="T1">Tepefare</text:span> </text:p>
              </text:list-item>
              <text:list-item>
                <text:p text:style-name="P425"><text:span text:style-name="T1">Torrefare</text:span> </text:p>
              </text:list-item>
              <text:list-item>
                <text:p text:style-name="P5">Tumefare</text:p>
              </text:list-item>
            </text:list>
            <text:p text:style-name="P713"><text:bookmark text:name="stare"/>Stare</text:p>
            <text:list xml:id="list6104841655237919639" text:style-name="L21">
              <text:list-item>
                <text:p text:style-name="P550"><text:a xlink:type="simple" xlink:href="https://it.wikipedia.org/wiki/Presente_indicativo" text:style-name="Internet_20_link" text:visited-style-name="Visited_20_Internet_20_Link"><text:span text:style-name="T2">Presente</text:span></text:a><text:span text:style-name="T2">: </text:span><text:span text:style-name="T4">sto</text:span><text:bookmark text:name="cite_ref-monosib_2-4"/><text:a xlink:type="simple" xlink:href="https://it.wikipedia.org/w/index.php?title=Verbi_irregolari_italiani&amp;printable=yes#cite_note-monosib-2" text:style-name="Internet_20_link" text:visited-style-name="Visited_20_Internet_20_Link"><text:span text:style-name="T4">[2]</text:span></text:a><text:span text:style-name="T4">, stai, sta</text:span><text:bookmark text:name="cite_ref-monosib_2-5"/><text:a xlink:type="simple" xlink:href="https://it.wikipedia.org/w/index.php?title=Verbi_irregolari_italiani&amp;printable=yes#cite_note-monosib-2" text:style-name="Internet_20_link" text:visited-style-name="Visited_20_Internet_20_Link"><text:span text:style-name="T4">[2]</text:span></text:a><text:span text:style-name="T4">, stiamo, state, stanno</text:span><text:span text:style-name="T2"> </text:span></text:p>
              </text:list-item>
              <text:list-item>
                <text:p text:style-name="P166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stetti, stesti, stette, stemmo, steste, stettero</text:span></text:p>
              </text:list-item>
            </text:list>
            <text:p text:style-name="P702"><text:span text:style-name="T9">Tipiche dell'uso semicolto le forme </text:span><text:span text:style-name="T10">stiedi, stasti, stiede, stammo, staste, stiedero</text:span> </text:p>
            <text:p text:style-name="P706">Arcaiche o poetiche le forme <text:span text:style-name="T8">stei</text:span> e <text:span text:style-name="T8">stiei</text:span> per <text:span text:style-name="T8">stetti, stè</text:span> e <text:span text:style-name="T8">stiè</text:span> per <text:span text:style-name="T8">stette, stettono, sterono, stierono</text:span> per <text:span text:style-name="T8">stettero</text:span></text:p>
            <text:list xml:id="list8737699575222756530" text:style-name="L22">
              <text:list-item>
                <text:p text:style-name="P551"><text:soft-page-break/><text:a xlink:type="simple" xlink:href="https://it.wikipedia.org/wiki/Futuro_semplice" text:style-name="Internet_20_link" text:visited-style-name="Visited_20_Internet_20_Link"><text:span text:style-name="T2">Futuro</text:span></text:a><text:span text:style-name="T2">: </text:span><text:span text:style-name="T4">starò, starai, starà, staremo, starete, staranno</text:span><text:span text:style-name="T2"> </text:span></text:p>
              </text:list-item>
              <text:list-item>
                <text:p text:style-name="P167"><text:a xlink:type="simple" xlink:href="https://it.wikipedia.org/wiki/Congiuntivo_presente" text:style-name="Internet_20_link" text:visited-style-name="Visited_20_Internet_20_Link"><text:span text:style-name="T2">Congiuntivo presente</text:span></text:a><text:span text:style-name="T2">: </text:span><text:span text:style-name="T4">stia, stia, stia, stiamo, stiate, stiano</text:span></text:p>
              </text:list-item>
            </text:list>
            <text:p text:style-name="P706">Arcaiche le forme <text:span text:style-name="T8">stea, stei, stei</text:span> e <text:span text:style-name="T8">steano</text:span> per <text:span text:style-name="T8">stia</text:span> e <text:span text:style-name="T8">stiano</text:span></text:p>
            <text:list xml:id="list7922142718559847184" text:style-name="L23">
              <text:list-item>
                <text:p text:style-name="P168"><text:a xlink:type="simple" xlink:href="https://it.wikipedia.org/wiki/Congiuntivo_imperfetto" text:style-name="Internet_20_link" text:visited-style-name="Visited_20_Internet_20_Link"><text:span text:style-name="T2">Congiuntivo imperfetto</text:span></text:a><text:span text:style-name="T2">: </text:span><text:span text:style-name="T4">stessi, stessi, stesse, stessimo, steste, stessero</text:span></text:p>
              </text:list-item>
            </text:list>
            <text:p text:style-name="P706">Tipiche dell'uso semicolto le forme <text:span text:style-name="T8">stassi, stasse, stassimo, staste</text:span> e <text:span text:style-name="T8">stassero</text:span></text:p>
            <text:list xml:id="list6649094630956154584" text:style-name="L24">
              <text:list-item>
                <text:p text:style-name="P552"><text:a xlink:type="simple" xlink:href="https://it.wikipedia.org/wiki/Condizionale_presente" text:style-name="Internet_20_link" text:visited-style-name="Visited_20_Internet_20_Link"><text:span text:style-name="T2">Condizionale presente</text:span></text:a><text:span text:style-name="T2">: </text:span><text:span text:style-name="T4">starei, staresti, starebbe, staremmo, stareste, starebbero</text:span><text:span text:style-name="T2"> </text:span></text:p>
              </text:list-item>
              <text:list-item>
                <text:p text:style-name="P169"><text:a xlink:type="simple" xlink:href="https://it.wikipedia.org/wiki/Imperativo" text:style-name="Internet_20_link" text:visited-style-name="Visited_20_Internet_20_Link"><text:span text:style-name="T2">Imperativo</text:span></text:a><text:span text:style-name="T2">: </text:span><text:span text:style-name="T4">stai</text:span><text:span text:style-name="T2"> o </text:span><text:span text:style-name="T4">sta'</text:span><text:span text:style-name="T2"> o </text:span><text:span text:style-name="T4">sta</text:span></text:p>
              </text:list-item>
            </text:list>
            <text:p text:style-name="P1">Si coniugano come <text:span text:style-name="T8">stare</text:span>: </text:p>
            <text:list xml:id="list7965292225581765235" text:style-name="L25">
              <text:list-item>
                <text:p text:style-name="P426"><text:span text:style-name="T1">Antistare</text:span> </text:p>
              </text:list-item>
              <text:list-item>
                <text:p text:style-name="P426"><text:span text:style-name="T1">Ristare</text:span> </text:p>
              </text:list-item>
              <text:list-item>
                <text:p text:style-name="P426"><text:span text:style-name="T1">Soprastare</text:span> </text:p>
              </text:list-item>
              <text:list-item>
                <text:p text:style-name="P6">Sottostare</text:p>
              </text:list-item>
            </text:list>
            <text:h text:style-name="Heading_20_2" text:outline-level="2"><text:bookmark text:name="Seconda_coniugazione"/><text:bookmark-start text:name="__RefHeading___Toc433_925071808"/><text:a xlink:type="simple" xlink:href="https://it.wikipedia.org/wiki/Seconda_coniugazione" text:style-name="Internet_20_link" text:visited-style-name="Visited_20_Internet_20_Link"><text:span text:style-name="T6">Seconda coniugazione</text:span></text:a><text:bookmark-end text:name="__RefHeading___Toc433_925071808"/></text:h>
            <text:p text:style-name="P1">Sono di norma irregolari e seguono gli stessi meccanismi i verbi che terminano in -<text:span text:style-name="T8">cere</text:span>, -<text:span text:style-name="T8">gere</text:span>, -<text:span text:style-name="T8">gnere</text:span>, -<text:span text:style-name="T8">gliere</text:span> e -<text:span text:style-name="T8">dere</text:span> (esempi: <text:span text:style-name="T8">vincere, vinsi, vinto; piangere, piansi, pianto; spendere, spesi, speso</text:span>). Maggiori eccezioni sono i verbi <text:span text:style-name="T8">credere</text:span> e <text:span text:style-name="T8">vendere</text:span>, entrambi regolari. </text:p>
            <text:h text:style-name="P710" text:outline-level="3"><text:bookmark text:name="Seconda_coniugazione_A-B"/><text:bookmark-start text:name="__RefHeading___Toc435_925071808"/>Seconda coniugazione A-B<text:bookmark-end text:name="__RefHeading___Toc435_925071808"/></text:h>
            <text:p text:style-name="P713"><text:bookmark text:name="accendere"/>Accèndere</text:p>
            <text:list xml:id="list1732655886969099549" text:style-name="L26">
              <text:list-item>
                <text:p text:style-name="P170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accesi, accendesti, accese, accendemmo, accendeste, accesero</text:span><text:span text:style-name="T2"> </text:span></text:p>
                <text:p text:style-name="P701">Anticamente in poesia presenti anche i latinismi: <text:span text:style-name="T8">ancensi, accense</text:span> e <text:span text:style-name="T8">accensero</text:span>.</text:p>
              </text:list-item>
              <text:list-item>
                <text:p text:style-name="P170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acceso</text:span><text:span text:style-name="T2"> </text:span></text:p>
                <text:p text:style-name="P707">Anticamente in poesia presenti anche il latinismo: <text:span text:style-name="T8">ancenso</text:span>.</text:p>
              </text:list-item>
            </text:list>
            <text:p text:style-name="P1">Si coniugano come <text:span text:style-name="T8">accendere</text:span>: </text:p>
            <text:list xml:id="list6621460927822395778" text:style-name="L27">
              <text:list-item>
                <text:p text:style-name="P427"><text:span text:style-name="T1">Incèndere</text:span> </text:p>
              </text:list-item>
              <text:list-item>
                <text:p text:style-name="P427"><text:span text:style-name="T1">Raccèndere</text:span> </text:p>
              </text:list-item>
              <text:list-item>
                <text:p text:style-name="P7">Riaccèndere</text:p>
              </text:list-item>
            </text:list>
            <text:p text:style-name="P713"><text:bookmark text:name="accludere"/>Acclùdere</text:p>
            <text:list xml:id="list545458986034707932" text:style-name="L28">
              <text:list-item>
                <text:p text:style-name="P553"><text:soft-page-break/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acclusi, accludesti, accluse, accludemmo, accludeste, acclusero</text:span><text:span text:style-name="T2"> </text:span></text:p>
              </text:list-item>
              <text:list-item>
                <text:p text:style-name="P171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accluso</text:span></text:p>
              </text:list-item>
            </text:list>
            <text:p text:style-name="P1">Si coniugano come <text:span text:style-name="T8">accludere</text:span>: </text:p>
            <text:list xml:id="list8823801443008518740" text:style-name="L29">
              <text:list-item>
                <text:p text:style-name="P554"><text:span text:style-name="T3">Conclùdere</text:span><text:span text:style-name="T2">: variante </text:span><text:a xlink:type="simple" xlink:href="https://it.wikipedia.org/w/index.php?title=Verbi_irregolari_italiani&amp;printable=yes#conchiuso" text:style-name="Internet_20_link" text:visited-style-name="Visited_20_Internet_20_Link"><text:span text:style-name="T4">conchiuso</text:span></text:a><text:span text:style-name="T2"> </text:span></text:p>
              </text:list-item>
              <text:list-item>
                <text:p text:style-name="P428"><text:span text:style-name="T1">Esclùdere</text:span> </text:p>
              </text:list-item>
              <text:list-item>
                <text:p text:style-name="P428"><text:span text:style-name="T1">Inclùdere</text:span> </text:p>
              </text:list-item>
              <text:list-item>
                <text:p text:style-name="P428"><text:span text:style-name="T1">Interclùdere</text:span> </text:p>
              </text:list-item>
              <text:list-item>
                <text:p text:style-name="P428"><text:span text:style-name="T1">Occlùdere</text:span> </text:p>
              </text:list-item>
              <text:list-item>
                <text:p text:style-name="P428"><text:span text:style-name="T1">Preclùdere</text:span> </text:p>
              </text:list-item>
              <text:list-item>
                <text:p text:style-name="P428"><text:span text:style-name="T1">Reclùdere</text:span> </text:p>
              </text:list-item>
              <text:list-item>
                <text:p text:style-name="P8">Sconclùdere</text:p>
              </text:list-item>
            </text:list>
            <text:p text:style-name="P713"><text:bookmark text:name="accorgersi"/>Accòrgersi</text:p>
            <text:list xml:id="list7707695272886668877" text:style-name="L30">
              <text:list-item>
                <text:p text:style-name="P555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accorsi, accorgesti, accorse, accorgemmo, accorgeste, accorsero</text:span><text:span text:style-name="T2"> </text:span></text:p>
              </text:list-item>
              <text:list-item>
                <text:p text:style-name="P172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accorto</text:span></text:p>
              </text:list-item>
            </text:list>
            <text:p text:style-name="P1">Si coniugano come <text:span text:style-name="T8">accorgere</text:span>: </text:p>
            <text:list xml:id="list1834140863352658330" text:style-name="L31">
              <text:list-item>
                <text:p text:style-name="P429"><text:span text:style-name="T1">Raccòrgersi</text:span> </text:p>
              </text:list-item>
              <text:list-item>
                <text:p text:style-name="P9">Scòrgere</text:p>
              </text:list-item>
            </text:list>
            <text:p text:style-name="P713"><text:bookmark text:name="addurre"/>Addùrre</text:p>
            <text:p text:style-name="P1">Dal latino <text:span text:style-name="T13">ad</text:span>- <text:span text:style-name="T13">ducĕre</text:span> alla base della forma arcaica <text:span text:style-name="T8">adducere</text:span>, che spiega le radici in <text:span text:style-name="T8">adduc-</text:span>, successivamente sincopato in <text:span text:style-name="T8">addurre</text:span>, stesso fenomeno alla base del futuro e del condizionale. </text:p>
            <text:list xml:id="list6732035964442699439" text:style-name="L32">
              <text:list-item>
                <text:p text:style-name="P556"><text:a xlink:type="simple" xlink:href="https://it.wikipedia.org/wiki/Presente_indicativo" text:style-name="Internet_20_link" text:visited-style-name="Visited_20_Internet_20_Link"><text:span text:style-name="T2">Presente</text:span></text:a><text:span text:style-name="T2">: </text:span><text:span text:style-name="T4">adduco, adduci, adduce, adduciamo, adducete, adducono</text:span><text:span text:style-name="T2"> </text:span></text:p>
              </text:list-item>
              <text:list-item>
                <text:p text:style-name="P556"><text:a xlink:type="simple" xlink:href="https://it.wikipedia.org/wiki/Imperfetto_indicativo" text:style-name="Internet_20_link" text:visited-style-name="Visited_20_Internet_20_Link"><text:span text:style-name="T2">Imperfetto</text:span></text:a><text:span text:style-name="T2">: </text:span><text:span text:style-name="T4">adducevo, adducevi, adduceva, adduciamo, adducevate, adducevano</text:span><text:span text:style-name="T2"> </text:span></text:p>
              </text:list-item>
              <text:list-item>
                <text:p text:style-name="P556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addussi, adducesti, addusse, adducemmo, adduceste, addussero</text:span><text:span text:style-name="T2"> </text:span></text:p>
              </text:list-item>
              <text:list-item>
                <text:p text:style-name="P173"><text:a xlink:type="simple" xlink:href="https://it.wikipedia.org/wiki/Futuro_semplice" text:style-name="Internet_20_link" text:visited-style-name="Visited_20_Internet_20_Link"><text:span text:style-name="T2">Futuro</text:span></text:a><text:span text:style-name="T2">: </text:span><text:span text:style-name="T4">addurrò, addurrai, addurrà, addurremo, addurrete, addurranno</text:span></text:p>
              </text:list-item>
            </text:list>
            <text:p text:style-name="P706">Antiche le forme non sincopate: <text:span text:style-name="T8">adducerò, adducerai</text:span> ecc.</text:p>
            <text:list xml:id="list7653503279895574023" text:style-name="L33">
              <text:list-item>
                <text:p text:style-name="P557"><text:a xlink:type="simple" xlink:href="https://it.wikipedia.org/wiki/Congiuntivo_presente" text:style-name="Internet_20_link" text:visited-style-name="Visited_20_Internet_20_Link"><text:span text:style-name="T2">Congiuntivo presente</text:span></text:a><text:span text:style-name="T2">: </text:span><text:span text:style-name="T4">adduca, adduca, adduca, adduciamo, adduciate, adducano</text:span><text:span text:style-name="T2"> </text:span></text:p>
              </text:list-item>
              <text:list-item>
                <text:p text:style-name="P557"><text:a xlink:type="simple" xlink:href="https://it.wikipedia.org/wiki/Congiuntivo_imperfetto" text:style-name="Internet_20_link" text:visited-style-name="Visited_20_Internet_20_Link"><text:span text:style-name="T2">Congiuntivo imperfetto</text:span></text:a><text:span text:style-name="T2">: </text:span><text:span text:style-name="T4">adducessi, adducessi, adducesse, adducessimo, adduceste, adducessero</text:span><text:span text:style-name="T2"> </text:span></text:p>
              </text:list-item>
              <text:list-item>
                <text:p text:style-name="P174"><text:a xlink:type="simple" xlink:href="https://it.wikipedia.org/wiki/Condizionale_presente" text:style-name="Internet_20_link" text:visited-style-name="Visited_20_Internet_20_Link"><text:span text:style-name="T2">Condizionale presente</text:span></text:a><text:span text:style-name="T2">: </text:span><text:span text:style-name="T4">addurrei, addurresti, addurrebbe, addurremmo, addurreste, addurrebbero</text:span></text:p>
              </text:list-item>
            </text:list>
            <text:p text:style-name="P706">Antiche le forme non sincopate: <text:span text:style-name="T8">adducerei, adduceresti</text:span> ecc.</text:p>
            <text:list xml:id="list2659334970927099645" text:style-name="L34">
              <text:list-item>
                <text:p text:style-name="P558"><text:soft-page-break/><text:a xlink:type="simple" xlink:href="https://it.wikipedia.org/wiki/Participio_presente" text:style-name="Internet_20_link" text:visited-style-name="Visited_20_Internet_20_Link"><text:span text:style-name="T2">Participio presente</text:span></text:a><text:span text:style-name="T2">: </text:span><text:span text:style-name="T4">adducente</text:span><text:span text:style-name="T2"> </text:span></text:p>
              </text:list-item>
              <text:list-item>
                <text:p text:style-name="P175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addotto</text:span></text:p>
              </text:list-item>
            </text:list>
            <text:p text:style-name="P706">Antico o poetico: <text:span text:style-name="T8">addutto</text:span>.</text:p>
            <text:list xml:id="list2589384325754016603" text:style-name="L35">
              <text:list-item>
                <text:p text:style-name="P176"><text:a xlink:type="simple" xlink:href="https://it.wikipedia.org/wiki/Gerundio" text:style-name="Internet_20_link" text:visited-style-name="Visited_20_Internet_20_Link"><text:span text:style-name="T2">Gerundio</text:span></text:a><text:span text:style-name="T2">: </text:span><text:span text:style-name="T4">adducendo</text:span></text:p>
              </text:list-item>
            </text:list>
            <text:p text:style-name="P1">Si coniugano come <text:span text:style-name="T8">addurre</text:span>: </text:p>
            <text:list xml:id="list740000666508182093" text:style-name="L36">
              <text:list-item>
                <text:p text:style-name="P430"><text:span text:style-name="T1">Abdùrre</text:span> </text:p>
              </text:list-item>
              <text:list-item>
                <text:p text:style-name="P430"><text:span text:style-name="T1">Circondùrre</text:span> </text:p>
              </text:list-item>
              <text:list-item>
                <text:p text:style-name="P430"><text:span text:style-name="T1">Condùrre</text:span> </text:p>
              </text:list-item>
              <text:list-item>
                <text:p text:style-name="P430"><text:span text:style-name="T1">Coprodùrre</text:span> </text:p>
              </text:list-item>
              <text:list-item>
                <text:p text:style-name="P430"><text:span text:style-name="T1">Dedùrre</text:span> </text:p>
              </text:list-item>
              <text:list-item>
                <text:p text:style-name="P430"><text:span text:style-name="T1">Edùrre</text:span> </text:p>
              </text:list-item>
              <text:list-item>
                <text:p text:style-name="P430"><text:span text:style-name="T1">Indùrre</text:span> </text:p>
              </text:list-item>
              <text:list-item>
                <text:p text:style-name="P430"><text:span text:style-name="T1">Introdùrre</text:span> </text:p>
              </text:list-item>
              <text:list-item>
                <text:p text:style-name="P430"><text:span text:style-name="T1">Manodùrre</text:span> </text:p>
              </text:list-item>
              <text:list-item>
                <text:p text:style-name="P430"><text:span text:style-name="T1">Perdùrre</text:span> </text:p>
              </text:list-item>
              <text:list-item>
                <text:p text:style-name="P430"><text:span text:style-name="T1">Prededùrre</text:span> </text:p>
              </text:list-item>
              <text:list-item>
                <text:p text:style-name="P430"><text:span text:style-name="T1">Prodùrre</text:span> </text:p>
              </text:list-item>
              <text:list-item>
                <text:p text:style-name="P430"><text:span text:style-name="T1">Raddùrre</text:span> </text:p>
              </text:list-item>
              <text:list-item>
                <text:p text:style-name="P430"><text:span text:style-name="T1">Reintrodùrre</text:span> </text:p>
              </text:list-item>
              <text:list-item>
                <text:p text:style-name="P430"><text:span text:style-name="T1">Ricondùrre</text:span> </text:p>
              </text:list-item>
              <text:list-item>
                <text:p text:style-name="P430"><text:span text:style-name="T1">Ridùrre</text:span> </text:p>
              </text:list-item>
              <text:list-item>
                <text:p text:style-name="P430"><text:span text:style-name="T1">Riprodùrre</text:span> </text:p>
              </text:list-item>
              <text:list-item>
                <text:p text:style-name="P430"><text:span text:style-name="T1">Ritradùrre</text:span> </text:p>
              </text:list-item>
              <text:list-item>
                <text:p text:style-name="P430"><text:span text:style-name="T1">Sedùrre</text:span> </text:p>
              </text:list-item>
              <text:list-item>
                <text:p text:style-name="P430"><text:span text:style-name="T1">Soddùrre</text:span> </text:p>
              </text:list-item>
              <text:list-item>
                <text:p text:style-name="P430"><text:span text:style-name="T1">Tradùrre</text:span> </text:p>
              </text:list-item>
              <text:list-item>
                <text:p text:style-name="P10">Trasdùrre</text:p>
              </text:list-item>
            </text:list>
            <text:p text:style-name="P713"><text:bookmark text:name="adempiere"/>Adémpiere</text:p>
            <text:p text:style-name="Text_20_body"><text:span text:style-name="T2">Non si tratta propriamente di un verbo irregolare, ma del paradigma misto di due verbi corradicali di seconda e terza coniugazione (</text:span><text:span text:style-name="T5">adempire</text:span><text:span text:style-name="T2">), le cui forme del primo hanno predominato nei presenti (anche se le forme </text:span><text:a xlink:type="simple" xlink:href="https://it.wikipedia.org/wiki/Verbo_incoativo" text:style-name="Internet_20_link" text:visited-style-name="Visited_20_Internet_20_Link"><text:span text:style-name="T2">incoative</text:span></text:a><text:span text:style-name="T2"> in -isc- sono comunque valide), mentre quelle dell'altro nei restanti tempi dove sono caldeggiate. </text:span></text:p>
            <text:list xml:id="list6800107975205591893" text:style-name="L37">
              <text:list-item>
                <text:p text:style-name="P559"><text:a xlink:type="simple" xlink:href="https://it.wikipedia.org/wiki/Presente_indicativo" text:style-name="Internet_20_link" text:visited-style-name="Visited_20_Internet_20_Link"><text:span text:style-name="T2">Presente</text:span></text:a><text:span text:style-name="T2">: </text:span><text:span text:style-name="T4">adempio</text:span><text:span text:style-name="T2"> (o </text:span><text:span text:style-name="T4">adempisco</text:span><text:span text:style-name="T2">), </text:span><text:span text:style-name="T4">adempi</text:span><text:span text:style-name="T2"> (o </text:span><text:span text:style-name="T4">adempisci</text:span><text:span text:style-name="T2">), </text:span><text:span text:style-name="T4">adempie</text:span><text:span text:style-name="T2"> (o </text:span><text:span text:style-name="T4">adempisce</text:span><text:span text:style-name="T2">), </text:span><text:span text:style-name="T4">adempiamo, adempi(e)te, adempiono</text:span><text:span text:style-name="T2"> (o </text:span><text:span text:style-name="T4">adempiscono</text:span><text:span text:style-name="T2">) </text:span></text:p>
              </text:list-item>
              <text:list-item>
                <text:p text:style-name="P559"><text:soft-page-break/><text:a xlink:type="simple" xlink:href="https://it.wikipedia.org/wiki/Imperfetto_indicativo" text:style-name="Internet_20_link" text:visited-style-name="Visited_20_Internet_20_Link"><text:span text:style-name="T2">Imperfetto</text:span></text:a><text:span text:style-name="T2">: </text:span><text:span text:style-name="T4">adempi(e)vo, adempi(e)vi, adempi(e)va, adempi(e)vamo, adempi(e)vate, adempi(e)vono</text:span><text:span text:style-name="T2"> </text:span></text:p>
              </text:list-item>
              <text:list-item>
                <text:p text:style-name="P559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adempi(e)i, adempi(e)sti, adempì(é), adempi(e)mmo, adempi(e)ste, adempi(e)rono</text:span><text:span text:style-name="T2"> </text:span></text:p>
              </text:list-item>
              <text:list-item>
                <text:p text:style-name="P559"><text:a xlink:type="simple" xlink:href="https://it.wikipedia.org/wiki/Futuro_semplice" text:style-name="Internet_20_link" text:visited-style-name="Visited_20_Internet_20_Link"><text:span text:style-name="T2">Futuro</text:span></text:a><text:span text:style-name="T2">: </text:span><text:span text:style-name="T4">adempi(e)rò, adempi(e)rai, adempi(e)rà, adempi(e)remo, adempi(e)rete, adempi(e)rono</text:span><text:span text:style-name="T2"> </text:span></text:p>
              </text:list-item>
              <text:list-item>
                <text:p text:style-name="P559"><text:a xlink:type="simple" xlink:href="https://it.wikipedia.org/wiki/Congiuntivo_presente" text:style-name="Internet_20_link" text:visited-style-name="Visited_20_Internet_20_Link"><text:span text:style-name="T2">Congiuntivo presente</text:span></text:a><text:span text:style-name="T2">: </text:span><text:span text:style-name="T4">adempia</text:span><text:span text:style-name="T2"> (o </text:span><text:span text:style-name="T4">adempisca</text:span><text:span text:style-name="T2">), </text:span><text:span text:style-name="T4">adempia</text:span><text:span text:style-name="T2"> (o </text:span><text:span text:style-name="T4">adempisca</text:span><text:span text:style-name="T2">), </text:span><text:span text:style-name="T4">adempia</text:span><text:span text:style-name="T2"> (o </text:span><text:span text:style-name="T4">adempisca</text:span><text:span text:style-name="T2">), </text:span><text:span text:style-name="T4">adempiamo, adempiate, adempiano</text:span><text:span text:style-name="T2"> (o </text:span><text:span text:style-name="T4">adempiscano</text:span><text:span text:style-name="T2">) </text:span></text:p>
              </text:list-item>
              <text:list-item>
                <text:p text:style-name="P559"><text:a xlink:type="simple" xlink:href="https://it.wikipedia.org/wiki/Congiuntivo_imperfetto" text:style-name="Internet_20_link" text:visited-style-name="Visited_20_Internet_20_Link"><text:span text:style-name="T2">Congiuntivo imperfetto</text:span></text:a><text:span text:style-name="T2">: </text:span><text:span text:style-name="T4">adempi(e)ssi, adempi(e)ssi, adempi(e)sse, adempi(e)ssimo, adempi(e)ste, adempi(e)ssero</text:span><text:span text:style-name="T2"> </text:span></text:p>
              </text:list-item>
              <text:list-item>
                <text:p text:style-name="P559"><text:a xlink:type="simple" xlink:href="https://it.wikipedia.org/wiki/Condizionale_presente" text:style-name="Internet_20_link" text:visited-style-name="Visited_20_Internet_20_Link"><text:span text:style-name="T2">Condizionale presente</text:span></text:a><text:span text:style-name="T2">: </text:span><text:span text:style-name="T4">adempi(e)rei, adempi(e)resti, adempi(e)rebbe, adempi(e)remmo, adempi(e)reste, adempi(e)rebbero</text:span><text:span text:style-name="T2"> </text:span></text:p>
              </text:list-item>
              <text:list-item>
                <text:p text:style-name="P559"><text:a xlink:type="simple" xlink:href="https://it.wikipedia.org/wiki/Participio_presente" text:style-name="Internet_20_link" text:visited-style-name="Visited_20_Internet_20_Link"><text:span text:style-name="T2">Participio presente</text:span></text:a><text:span text:style-name="T2">: </text:span><text:span text:style-name="T4">adempiente</text:span><text:span text:style-name="T2"> </text:span></text:p>
              </text:list-item>
              <text:list-item>
                <text:p text:style-name="P559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adempiuto</text:span><text:span text:style-name="T2"> o </text:span><text:span text:style-name="T4">adempito</text:span><text:span text:style-name="T2"> </text:span></text:p>
              </text:list-item>
              <text:list-item>
                <text:p text:style-name="P177"><text:a xlink:type="simple" xlink:href="https://it.wikipedia.org/wiki/Gerundio" text:style-name="Internet_20_link" text:visited-style-name="Visited_20_Internet_20_Link"><text:span text:style-name="T2">Gerundio</text:span></text:a><text:span text:style-name="T2">: </text:span><text:span text:style-name="T4">adempiendo</text:span></text:p>
              </text:list-item>
            </text:list>
            <text:p text:style-name="P1">Si coniugano come <text:span text:style-name="T8">adempiere</text:span>: </text:p>
            <text:list xml:id="list3636134197153411502" text:style-name="L38">
              <text:list-item>
                <text:p text:style-name="P178"><text:span text:style-name="T3">Cómpiere</text:span><text:span text:style-name="T2"> col corradicale di </text:span><text:span text:style-name="T3">compire</text:span><text:span text:style-name="T2"> seguono la medesima coniugazione e le medesime raccomandazioni che valgono </text:span><text:span text:style-name="T4">adempiere</text:span><text:span text:style-name="T2"> e </text:span><text:span text:style-name="T4">adempire</text:span><text:span text:style-name="T2">, con la sola limitazioni nelle voci in -isc- e il participio </text:span><text:span text:style-name="T4">compito</text:span><text:span text:style-name="T2"> non possono essere usati col significato di «eseguire».</text:span><text:bookmark text:name="cite_ref-9"/><text:a xlink:type="simple" xlink:href="https://it.wikipedia.org/w/index.php?title=Verbi_irregolari_italiani&amp;printable=yes#cite_note-9" text:style-name="Internet_20_link" text:visited-style-name="Visited_20_Internet_20_Link"><text:span text:style-name="T2">[9]</text:span></text:a></text:p>
              </text:list-item>
            </text:list>
            <text:p text:style-name="P713"><text:bookmark text:name="affliggere"/>Afflìggere</text:p>
            <text:list xml:id="list6744635747161837335" text:style-name="L39">
              <text:list-item>
                <text:p text:style-name="P560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afflissi, affliggesti, afflisse, affliggemmo, affliggeste, afflissero</text:span><text:span text:style-name="T2"> </text:span></text:p>
              </text:list-item>
              <text:list-item>
                <text:p text:style-name="P179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afflitto</text:span></text:p>
              </text:list-item>
            </text:list>
            <text:p text:style-name="P1">Si coniugano come <text:span text:style-name="T8">affliggere</text:span>: </text:p>
            <text:list xml:id="list6046290187031484170" text:style-name="L40">
              <text:list-item>
                <text:p text:style-name="P431"><text:span text:style-name="T1">Inflìggere</text:span> </text:p>
              </text:list-item>
              <text:list-item>
                <text:p text:style-name="P11">Conflìggere</text:p>
              </text:list-item>
            </text:list>
            <text:p text:style-name="P713"><text:bookmark text:name="algere"/>Àlgere</text:p>
            <text:list xml:id="list7114166105663310048" text:style-name="L41">
              <text:list-item>
                <text:p text:style-name="P180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alsi, algesti, alse, algemmo, algeste, alsero</text:span></text:p>
              </text:list-item>
            </text:list>
            <text:p text:style-name="P1">Verbo non attestato in nessun altro tempo </text:p>
            <text:p text:style-name="P713"><text:bookmark text:name="alludere"/>Allùdere</text:p>
            <text:list xml:id="list5494247542302802004" text:style-name="L42">
              <text:list-item>
                <text:p text:style-name="P561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allusi, alludesti, alluse, alludemmo, alludeste, allusero</text:span><text:span text:style-name="T2"> </text:span></text:p>
              </text:list-item>
              <text:list-item>
                <text:p text:style-name="P181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alluso</text:span></text:p>
              </text:list-item>
            </text:list>
            <text:p text:style-name="P1"><text:soft-page-break/>Si coniugano come <text:span text:style-name="T8">alludere</text:span>: </text:p>
            <text:list xml:id="list8136883172271974672" text:style-name="L43">
              <text:list-item>
                <text:p text:style-name="P432"><text:span text:style-name="T1">Collùdere</text:span> </text:p>
              </text:list-item>
              <text:list-item>
                <text:p text:style-name="P432"><text:span text:style-name="T1">Delùdere</text:span> </text:p>
              </text:list-item>
              <text:list-item>
                <text:p text:style-name="P432"><text:span text:style-name="T1">Disillùdere</text:span> </text:p>
              </text:list-item>
              <text:list-item>
                <text:p text:style-name="P432"><text:span text:style-name="T1">Elùdere</text:span> </text:p>
              </text:list-item>
              <text:list-item>
                <text:p text:style-name="P432"><text:span text:style-name="T1">Illùdere</text:span> </text:p>
              </text:list-item>
              <text:list-item>
                <text:p text:style-name="P432"><text:span text:style-name="T1">Interlùdere</text:span> </text:p>
              </text:list-item>
              <text:list-item>
                <text:p text:style-name="P432"><text:span text:style-name="T1">Prelùdere</text:span> </text:p>
              </text:list-item>
              <text:list-item>
                <text:p text:style-name="P12">Prolùdere</text:p>
              </text:list-item>
            </text:list>
            <text:p text:style-name="P713"><text:bookmark text:name="ancidere"/>Ancìdere</text:p>
            <text:list xml:id="list2569646235948474432" text:style-name="L44">
              <text:list-item>
                <text:p text:style-name="P562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ancisi, ancidesti, ancise, ancidemmo, ancideste, ancisero</text:span><text:span text:style-name="T2"> </text:span></text:p>
              </text:list-item>
              <text:list-item>
                <text:p text:style-name="P182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anciso</text:span></text:p>
              </text:list-item>
            </text:list>
            <text:p text:style-name="P1">Si coniugano come <text:span text:style-name="T8">ancidere</text:span>: </text:p>
            <text:list xml:id="list4807606251584862362" text:style-name="L45">
              <text:list-item>
                <text:p text:style-name="P433"><text:span text:style-name="T1">Accìdere</text:span> </text:p>
              </text:list-item>
              <text:list-item>
                <text:p text:style-name="P433"><text:span text:style-name="T1">Cinconcìdere</text:span>: variante <text:span text:style-name="T8">circuncìdere</text:span> </text:p>
              </text:list-item>
              <text:list-item>
                <text:p text:style-name="P433"><text:span text:style-name="T1">Coincìdere</text:span> </text:p>
              </text:list-item>
              <text:list-item>
                <text:p text:style-name="P433"><text:span text:style-name="T1">Decìdere</text:span> </text:p>
              </text:list-item>
              <text:list-item>
                <text:p text:style-name="P563"><text:span text:style-name="T3">Escìdere</text:span><text:span text:style-name="T2">:</text:span><text:bookmark text:name="cite_ref-10"/><text:a xlink:type="simple" xlink:href="https://it.wikipedia.org/w/index.php?title=Verbi_irregolari_italiani&amp;printable=yes#cite_note-10" text:style-name="Internet_20_link" text:visited-style-name="Visited_20_Internet_20_Link"><text:span text:style-name="T2">[10]</text:span></text:a><text:span text:style-name="T2"> participio anche </text:span><text:span text:style-name="T4">escisso</text:span><text:span text:style-name="T2"> </text:span></text:p>
              </text:list-item>
              <text:list-item>
                <text:p text:style-name="P433"><text:span text:style-name="T1">Incìdere</text:span> </text:p>
              </text:list-item>
              <text:list-item>
                <text:p text:style-name="P433"><text:span text:style-name="T1">Intercìdere</text:span> </text:p>
              </text:list-item>
              <text:list-item>
                <text:p text:style-name="P433"><text:span text:style-name="T1">Precìdere</text:span> </text:p>
              </text:list-item>
              <text:list-item>
                <text:p text:style-name="P433"><text:span text:style-name="T1">Recìdere</text:span>: variante <text:bookmark text:name="ricidere"/>ricidere </text:p>
              </text:list-item>
              <text:list-item>
                <text:p text:style-name="P433"><text:span text:style-name="T1">Reincìdere</text:span> </text:p>
              </text:list-item>
              <text:list-item>
                <text:p text:style-name="P433"><text:span text:style-name="T1">Succìdere</text:span> </text:p>
              </text:list-item>
              <text:list-item>
                <text:p text:style-name="P114"><text:span text:style-name="T1">Uccìdere</text:span>: varianti <text:span text:style-name="T8">accidere, aucidere, occidere</text:span>; <text:span text:style-name="T9">nella letteratura poetica antica sono presenti rare forme sincopate del futuro (</text:span><text:span text:style-name="T10">uccidrò</text:span><text:span text:style-name="T9"> ecc.) e del condizionale (</text:span><text:span text:style-name="T10">uccidrei</text:span><text:span text:style-name="T9"> ecc.) mai attestatesi.</text:span></text:p>
              </text:list-item>
            </text:list>
            <text:p text:style-name="P713"><text:bookmark text:name="annettere"/>Annèttere</text:p>
            <text:list xml:id="list8412305453239765334" text:style-name="L46">
              <text:list-item>
                <text:p text:style-name="P564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annettei</text:span><text:span text:style-name="T2"> (o </text:span><text:span text:style-name="T4">annessi</text:span><text:span text:style-name="T2">), </text:span><text:span text:style-name="T4">annettesti, annetté</text:span><text:span text:style-name="T2"> (o </text:span><text:span text:style-name="T4">annesse</text:span><text:span text:style-name="T2">), </text:span><text:span text:style-name="T4">annettemmo, annetteste, annetterono</text:span><text:span text:style-name="T2"> (o </text:span><text:span text:style-name="T4">annessero</text:span><text:span text:style-name="T2">) </text:span></text:p>
              </text:list-item>
              <text:list-item>
                <text:p text:style-name="P183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annesso</text:span></text:p>
              </text:list-item>
            </text:list>
            <text:p text:style-name="P1">Si coniugano come <text:span text:style-name="T8">annettere</text:span>: </text:p>
            <text:list xml:id="list7407440812444293664" text:style-name="L47">
              <text:list-item>
                <text:p text:style-name="P434"><text:span text:style-name="T1">Connéttere</text:span> </text:p>
              </text:list-item>
              <text:list-item>
                <text:p text:style-name="P434"><text:span text:style-name="T1">Disconnéttere</text:span> </text:p>
              </text:list-item>
              <text:list-item>
                <text:p text:style-name="P434"><text:soft-page-break/><text:span text:style-name="T1">Interconnéttere</text:span> </text:p>
              </text:list-item>
              <text:list-item>
                <text:p text:style-name="P434"><text:span text:style-name="T1">Riannéttere</text:span> </text:p>
              </text:list-item>
              <text:list-item>
                <text:p text:style-name="P434"><text:span text:style-name="T1">Riconnéttere</text:span> </text:p>
              </text:list-item>
              <text:list-item>
                <text:p text:style-name="P13">Sconnéttere</text:p>
              </text:list-item>
            </text:list>
            <text:p text:style-name="P713"><text:bookmark text:name="appendere"/>Appèndere</text:p>
            <text:list xml:id="list2900122551890659594" text:style-name="L48">
              <text:list-item>
                <text:p text:style-name="P565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appesi, appendesti, appese, appendemmo, appendeste, appesero</text:span><text:span text:style-name="T2"> </text:span></text:p>
              </text:list-item>
              <text:list-item>
                <text:p text:style-name="P184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appeso</text:span></text:p>
              </text:list-item>
            </text:list>
            <text:p text:style-name="P1">Si coniugano come <text:span text:style-name="T8">appendere</text:span>: </text:p>
            <text:list xml:id="list2026429372996882559" text:style-name="L49">
              <text:list-item>
                <text:p text:style-name="P435"><text:span text:style-name="T1">Dipéndere</text:span>: variante <text:span text:style-name="T8">dependere</text:span> </text:p>
              </text:list-item>
              <text:list-item>
                <text:p text:style-name="P435"><text:span text:style-name="T1">Dispéndere</text:span> </text:p>
              </text:list-item>
              <text:list-item>
                <text:p text:style-name="P435"><text:span text:style-name="T1">Impéndere</text:span> </text:p>
              </text:list-item>
              <text:list-item>
                <text:p text:style-name="P435"><text:span text:style-name="T1">Propendere</text:span>: presenti anche le forme regolari <text:span text:style-name="T8">propendei</text:span> e <text:span text:style-name="T8">propendetti</text:span> ecc., e il participio <text:span text:style-name="T8">propenduto</text:span>. </text:p>
              </text:list-item>
              <text:list-item>
                <text:p text:style-name="P435"><text:span text:style-name="T1">Riappéndere</text:span> </text:p>
              </text:list-item>
              <text:list-item>
                <text:p text:style-name="P435"><text:span text:style-name="T1">Sopraspéndere</text:span> </text:p>
              </text:list-item>
              <text:list-item>
                <text:p text:style-name="P435"><text:span text:style-name="T1">Sospéndere</text:span>: variante <text:span text:style-name="T8">suspendere</text:span> </text:p>
              </text:list-item>
              <text:list-item>
                <text:p text:style-name="P435"><text:span text:style-name="T1">Spéndere</text:span> </text:p>
              </text:list-item>
              <text:list-item>
                <text:p text:style-name="P14">Vilipéndere</text:p>
              </text:list-item>
            </text:list>
            <text:p text:style-name="P713"><text:bookmark text:name="ardere"/>Árdere</text:p>
            <text:list xml:id="list6867212218687166779" text:style-name="L50">
              <text:list-item>
                <text:p text:style-name="P566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arsi, ardesti, arse, ardemmo, ardeste, arsero</text:span><text:span text:style-name="T2"> </text:span></text:p>
              </text:list-item>
              <text:list-item>
                <text:p text:style-name="P185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arso</text:span></text:p>
              </text:list-item>
            </text:list>
            <text:p text:style-name="P706">Arcaiche le forme non sincopate del futuro: <text:span text:style-name="T8">ardrò, ardrai</text:span> ecc.</text:p>
            <text:p text:style-name="P1">Si coniugano come <text:span text:style-name="T8">ardere</text:span>: </text:p>
            <text:list xml:id="list1122532386504418851" text:style-name="L51">
              <text:list-item>
                <text:p text:style-name="P15">Riàrdere</text:p>
              </text:list-item>
            </text:list>
            <text:p text:style-name="P713"><text:bookmark text:name="arrogere"/>Arrògere</text:p>
            <text:list xml:id="list1365160389515590859" text:style-name="L52">
              <text:list-item>
                <text:p text:style-name="P567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arrosi, arrodesti, arrose, arrodemmo, arrodeste, arrosero</text:span><text:span text:style-name="T2">.</text:span><text:bookmark text:name="cite_ref-11"/><text:a xlink:type="simple" xlink:href="https://it.wikipedia.org/w/index.php?title=Verbi_irregolari_italiani&amp;printable=yes#cite_note-11" text:style-name="Internet_20_link" text:visited-style-name="Visited_20_Internet_20_Link"><text:span text:style-name="T2">[11]</text:span></text:a><text:span text:style-name="T2"> </text:span></text:p>
              </text:list-item>
              <text:list-item>
                <text:p text:style-name="P186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arroto</text:span></text:p>
              </text:list-item>
            </text:list>
            <text:p text:style-name="P713"><text:bookmark text:name="ascondere"/>Ascóndere</text:p>
            <text:list xml:id="list8164859398378417530" text:style-name="L53">
              <text:list-item>
                <text:p text:style-name="P568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ascosi, ascondesti, ascose, ascondemmo, ascondeste, ascosero</text:span><text:span text:style-name="T2">. </text:span></text:p>
              </text:list-item>
              <text:list-item>
                <text:p text:style-name="P187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ascoso</text:span></text:p>
              </text:list-item>
            </text:list>
            <text:p text:style-name="P706"><text:soft-page-break/>Antica la forma <text:span text:style-name="T8">ascosto</text:span>.</text:p>
            <text:p text:style-name="P1">Si coniugano come <text:span text:style-name="T8">ascondere</text:span>: </text:p>
            <text:list xml:id="list412258770924867659" text:style-name="L54">
              <text:list-item>
                <text:p text:style-name="P436"><text:span text:style-name="T1">Disascóndere</text:span> </text:p>
              </text:list-item>
              <text:list-item>
                <text:p text:style-name="P115"><text:span text:style-name="T1">Nascóndere</text:span>: Participio pass. <text:span text:style-name="T8">nascosto</text:span> (poet. <text:span text:style-name="T8">nascoso</text:span>).</text:p>
              </text:list-item>
            </text:list>
            <text:p text:style-name="P713"><text:bookmark text:name="assidere"/>Assìdere</text:p>
            <text:list xml:id="list8560148319552939143" text:style-name="L55">
              <text:list-item>
                <text:p text:style-name="P569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assisi, assidesti, assise, assidemmo, assideste, assisero</text:span><text:span text:style-name="T2"> </text:span></text:p>
              </text:list-item>
              <text:list-item>
                <text:p text:style-name="P188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assiso</text:span></text:p>
              </text:list-item>
            </text:list>
            <text:p text:style-name="P713"><text:bookmark text:name="assistere"/>Assìstere</text:p>
            <text:p text:style-name="Text_20_body"><text:span text:style-name="T2">Per spiegare la desinenza -</text:span><text:span text:style-name="T4">ito</text:span><text:span text:style-name="T2"> nel participio, </text:span><text:a xlink:type="simple" xlink:href="https://it.wikipedia.org/wiki/Marco_Mastrofini" text:style-name="Internet_20_link" text:visited-style-name="Visited_20_Internet_20_Link"><text:span text:style-name="T2">Mastrofini</text:span></text:a><text:span text:style-name="T2"> avanzi l'ipotesi che sia esistita una variante alla terza coniugazione *</text:span><text:span text:style-name="T4">assistire</text:span><text:span text:style-name="T2"> diffuso a livello popolare ma non attestatosi nella lingua letteraria.</text:span><text:bookmark text:name="cite_ref-12"/><text:a xlink:type="simple" xlink:href="https://it.wikipedia.org/w/index.php?title=Verbi_irregolari_italiani&amp;printable=yes#cite_note-12" text:style-name="Internet_20_link" text:visited-style-name="Visited_20_Internet_20_Link"><text:span text:style-name="T2">[12]</text:span></text:a><text:span text:style-name="T2"> </text:span></text:p>
            <text:list xml:id="list6206317215126832073" text:style-name="L56">
              <text:list-item>
                <text:p text:style-name="P189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assistito</text:span></text:p>
              </text:list-item>
            </text:list>
            <text:p text:style-name="P1">Si coniugano come <text:span text:style-name="T8">assistere</text:span>: </text:p>
            <text:list xml:id="list7548216050842014675" text:style-name="L57">
              <text:list-item>
                <text:p text:style-name="P437"><text:span text:style-name="T1">Coesìstere</text:span> </text:p>
              </text:list-item>
              <text:list-item>
                <text:p text:style-name="P437"><text:span text:style-name="T1">Consìstere</text:span> </text:p>
              </text:list-item>
              <text:list-item>
                <text:p text:style-name="P437"><text:span text:style-name="T1">Desìstere</text:span> </text:p>
              </text:list-item>
              <text:list-item>
                <text:p text:style-name="P437"><text:span text:style-name="T1">Esìstere</text:span> </text:p>
              </text:list-item>
              <text:list-item>
                <text:p text:style-name="P437"><text:span text:style-name="T1">Inesìstere</text:span> </text:p>
              </text:list-item>
              <text:list-item>
                <text:p text:style-name="P437"><text:span text:style-name="T1">Insìstere</text:span> </text:p>
              </text:list-item>
              <text:list-item>
                <text:p text:style-name="P437"><text:span text:style-name="T1">Preesìstere</text:span> </text:p>
              </text:list-item>
              <text:list-item>
                <text:p text:style-name="P437"><text:span text:style-name="T1">Persìstere</text:span> </text:p>
              </text:list-item>
              <text:list-item>
                <text:p text:style-name="P437"><text:span text:style-name="T1">Resìstere</text:span> </text:p>
              </text:list-item>
              <text:list-item>
                <text:p text:style-name="P437"><text:span text:style-name="T1">Servoassìstere</text:span> </text:p>
              </text:list-item>
              <text:list-item>
                <text:p text:style-name="P16">Sussìstere</text:p>
              </text:list-item>
            </text:list>
            <text:p text:style-name="P713"><text:bookmark text:name="Assolvere"/>Assòlvere</text:p>
            <text:list xml:id="list6180129578346802416" text:style-name="L58">
              <text:list-item>
                <text:p text:style-name="P570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assolsi</text:span><text:span text:style-name="T2"> o </text:span><text:span text:style-name="T4">assolvei</text:span><text:span text:style-name="T2"> (o </text:span><text:span text:style-name="T4">assolvetti</text:span><text:span text:style-name="T2">), </text:span><text:span text:style-name="T4">assolvesti, assolse</text:span><text:span text:style-name="T2"> o </text:span><text:span text:style-name="T4">assolvé</text:span><text:span text:style-name="T2"> (o </text:span><text:span text:style-name="T4">assolvette</text:span><text:span text:style-name="T2">), </text:span><text:span text:style-name="T4">assolvemmo, assolveste, assolsero</text:span><text:span text:style-name="T2"> o </text:span><text:span text:style-name="T4">assolverono</text:span><text:span text:style-name="T2"> (o </text:span><text:span text:style-name="T4">assolvettero</text:span><text:span text:style-name="T2">) </text:span></text:p>
              </text:list-item>
              <text:list-item>
                <text:p text:style-name="P190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assolto</text:span></text:p>
              </text:list-item>
            </text:list>
            <text:p text:style-name="P706">Antiquato il participio <text:span text:style-name="T8">assoluto</text:span>.</text:p>
            <text:p text:style-name="P1">Si coniugano come <text:span text:style-name="T8">assolvere</text:span>: </text:p>
            <text:list xml:id="list2908873862932430248" text:style-name="L59">
              <text:list-item>
                <text:p text:style-name="P438"><text:soft-page-break/><text:span text:style-name="T1">Asciolvere</text:span> </text:p>
              </text:list-item>
              <text:list-item>
                <text:p text:style-name="P438"><text:span text:style-name="T1">Dissòlvere</text:span> </text:p>
              </text:list-item>
              <text:list-item>
                <text:p text:style-name="P116"><text:span text:style-name="T1">Risòlvere</text:span>: equivalenti <text:span text:style-name="T8">risolto</text:span> (o <text:span text:style-name="T8">risoluto</text:span>); variante <text:span text:style-name="T8">resoluto</text:span>.</text:p>
              </text:list-item>
            </text:list>
            <text:p text:style-name="P713"><text:bookmark text:name="assurgere"/>Assùrgere</text:p>
            <text:list xml:id="list176624691140418689" text:style-name="L60">
              <text:list-item>
                <text:p text:style-name="P571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assursi, assurgesti, assurse, assurgemmo, assurgeste, assursero</text:span><text:span text:style-name="T2"> </text:span></text:p>
              </text:list-item>
              <text:list-item>
                <text:p text:style-name="P191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assurto</text:span></text:p>
              </text:list-item>
            </text:list>
            <text:p text:style-name="P1">Si coniugano come <text:span text:style-name="T8">assurgere</text:span>: </text:p>
            <text:list xml:id="list2195298051637264468" text:style-name="L61">
              <text:list-item>
                <text:p text:style-name="P17">Consùrgere</text:p>
              </text:list-item>
            </text:list>
            <text:p text:style-name="P713"><text:bookmark text:name="avellere"/>Avèllere</text:p>
            <text:list xml:id="list4170129512781206490" text:style-name="L62">
              <text:list-item>
                <text:p text:style-name="P572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avùlsi, avellésti, avùlse, avellemmo, avelleste, avùlsero</text:span><text:span text:style-name="T2"> </text:span></text:p>
              </text:list-item>
              <text:list-item>
                <text:p text:style-name="P192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avulso</text:span></text:p>
              </text:list-item>
            </text:list>
            <text:p text:style-name="P1">Si coniugano come <text:span text:style-name="T8">avellere</text:span>: </text:p>
            <text:list xml:id="list2269422387988391763" text:style-name="L63">
              <text:list-item>
                <text:p text:style-name="P18">Convèllere</text:p>
              </text:list-item>
            </text:list>
            <text:p text:style-name="P713"><text:bookmark text:name="avere"/>Avére</text:p>
            <text:p text:style-name="P1">Dal latino <text:span text:style-name="T13">habēre</text:span> che spiega l'origine della radice delle forme irregolari <text:span text:style-name="T8">abb</text:span>- o <text:span text:style-name="T8">ebb</text:span>-, e giustifica la presenza dell'<text:span text:style-name="T8">h</text:span>- distintiva. </text:p>
            <text:list xml:id="list8235560307150244217" text:style-name="L64">
              <text:list-item>
                <text:p text:style-name="P193"><text:a xlink:type="simple" xlink:href="https://it.wikipedia.org/wiki/Presente_indicativo" text:style-name="Internet_20_link" text:visited-style-name="Visited_20_Internet_20_Link"><text:span text:style-name="T2">Presente</text:span></text:a><text:span text:style-name="T2">: </text:span><text:span text:style-name="T4">ho</text:span><text:span text:style-name="T2"> (o, raramente, </text:span><text:span text:style-name="T4">ò</text:span><text:span text:style-name="T2">), </text:span><text:span text:style-name="T4">hai</text:span><text:span text:style-name="T2"> (o </text:span><text:span text:style-name="T4">ài</text:span><text:span text:style-name="T2">), </text:span><text:span text:style-name="T4">ha</text:span><text:span text:style-name="T2"> (o </text:span><text:span text:style-name="T4">à</text:span><text:span text:style-name="T2">), </text:span><text:span text:style-name="T4">abbiamo, avete, hanno</text:span><text:span text:style-name="T2"> (o </text:span><text:span text:style-name="T4">ànno</text:span><text:span text:style-name="T2">)</text:span></text:p>
              </text:list-item>
            </text:list>
            <text:p text:style-name="P706">Forme arcaiche <text:span text:style-name="T8">abbo</text:span> (tosc.) e <text:span text:style-name="T8">ho(n)e</text:span> per <text:span text:style-name="T8">ho, ha(n)e</text:span> per <text:span text:style-name="T8">ha, avemo</text:span> e <text:span text:style-name="T8">aviamo</text:span> per <text:span text:style-name="T8">abbiamo</text:span>. Forme antiche poetiche <text:span text:style-name="T8">aggio</text:span> e <text:span text:style-name="T8">aio</text:span> per <text:span text:style-name="T8">ho</text:span>; <text:span text:style-name="T8">(h)ave</text:span> per <text:span text:style-name="T8">ha</text:span>.</text:p>
            <text:list xml:id="list9007881456970487805" text:style-name="L65">
              <text:list-item>
                <text:p text:style-name="P194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ebbi, avesti, ebbe, avemmo, aveste, ebbero</text:span></text:p>
              </text:list-item>
            </text:list>
            <text:p text:style-name="P706">Usata talvolta nella lingua popolare che in quella letteraria, per il suo valore espressivo, <text:span text:style-name="T8">ebbimo</text:span> per <text:span text:style-name="T8">avemmo</text:span>. Forme arcaiche <text:span text:style-name="T8">hei</text:span> per <text:span text:style-name="T8">ebbi, ebbeno</text:span> per <text:span text:style-name="T8">ebbero</text:span>.</text:p>
            <text:list xml:id="list1593149946386060309" text:style-name="L66">
              <text:list-item>
                <text:p text:style-name="P195"><text:a xlink:type="simple" xlink:href="https://it.wikipedia.org/wiki/Futuro_semplice" text:style-name="Internet_20_link" text:visited-style-name="Visited_20_Internet_20_Link"><text:span text:style-name="T2">Futuro</text:span></text:a><text:span text:style-name="T2">: </text:span><text:span text:style-name="T4">avrò, avrai, avrà, avremo, avrete, avranno</text:span></text:p>
              </text:list-item>
            </text:list>
            <text:p text:style-name="P706">Antiche le forme non sincopate: <text:span text:style-name="T8">averò, averai</text:span> ecc.; e quelle più contratte: <text:span text:style-name="T8">arò, arai</text:span> ecc.</text:p>
            <text:list xml:id="list1489844606682923415" text:style-name="L67">
              <text:list-item>
                <text:p text:style-name="P196"><text:a xlink:type="simple" xlink:href="https://it.wikipedia.org/wiki/Congiuntivo_presente" text:style-name="Internet_20_link" text:visited-style-name="Visited_20_Internet_20_Link"><text:span text:style-name="T2">Congiuntivo presente</text:span></text:a><text:span text:style-name="T2">: </text:span><text:span text:style-name="T4">abbia, abbia, abbia, abbiamo, abbiate, abbiano</text:span></text:p>
              </text:list-item>
            </text:list>
            <text:p text:style-name="P706">Forme arcaiche poetiche <text:span text:style-name="T8">aggia(no)</text:span> per <text:span text:style-name="T8">abbia(no)</text:span> (<text:span text:style-name="T8">aggi</text:span> per l'arcaico <text:span text:style-name="T8">abbi</text:span> ), <text:span text:style-name="T8">aggiate</text:span> per <text:span text:style-name="T8">abbiate</text:span>. Forme arcaiche <text:span text:style-name="T8">aviate</text:span> per <text:span text:style-name="T8">abbiate, abbino</text:span> per <text:span text:style-name="T8">abbiano</text:span></text:p>
            <text:list xml:id="list7828619463924507919" text:style-name="L68">
              <text:list-item>
                <text:p text:style-name="P197"><text:soft-page-break/><text:a xlink:type="simple" xlink:href="https://it.wikipedia.org/wiki/Condizionale_presente" text:style-name="Internet_20_link" text:visited-style-name="Visited_20_Internet_20_Link"><text:span text:style-name="T2">Condizionale presente</text:span></text:a><text:span text:style-name="T2">: </text:span><text:span text:style-name="T4">avrei, avresti, avrebbe, avremmo, avreste, avrebbero</text:span></text:p>
              </text:list-item>
            </text:list>
            <text:p text:style-name="P706">Poetiche <text:span text:style-name="T8">avria(no)</text:span> per <text:span text:style-name="T8">avrei</text:span> e <text:span text:style-name="T8">avrebbe(ro)</text:span>. Antiche le forme non sincopate: <text:span text:style-name="T8">averei</text:span> (<text:span text:style-name="T8">averia</text:span>), <text:span text:style-name="T8">averesti</text:span> ecc., e quelle più contratte <text:span text:style-name="T8">arei</text:span> (<text:span text:style-name="T8">aria</text:span>), <text:span text:style-name="T8">aresti</text:span> ecc </text:p>
            <text:p text:style-name="P706">Per i tempi indefiniti si segnalano gli arcaici: <text:span text:style-name="T8">abbiente, abbiuto, abbiendo</text:span></text:p>
            <text:p text:style-name="P1">Si coniugano come <text:span text:style-name="T8">avere</text:span>: </text:p>
            <text:list xml:id="list5160122025049800438" text:style-name="L69">
              <text:list-item>
                <text:p text:style-name="P19">Riavère</text:p>
              </text:list-item>
            </text:list>
            <text:p text:style-name="P713"><text:bookmark text:name="avertere"/>Avèrtere</text:p>
            <text:list xml:id="list6341633815425388794" text:style-name="L70">
              <text:list-item>
                <text:p text:style-name="P198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averso</text:span></text:p>
              </text:list-item>
            </text:list>
            <text:p text:style-name="P1">Si coniugano come <text:span text:style-name="T8">avertere</text:span>: </text:p>
            <text:list xml:id="list833534210441594922" text:style-name="L71">
              <text:list-item>
                <text:p text:style-name="P573"><text:span text:style-name="T3">Controvèrtere</text:span><text:span text:style-name="T2">: all'imperfetto usato più spesso alla </text:span><text:a xlink:type="simple" xlink:href="https://it.wikipedia.org/wiki/Terza_coniugazione" text:style-name="Internet_20_link" text:visited-style-name="Visited_20_Internet_20_Link"><text:span text:style-name="T2">terza coniugazione</text:span></text:a><text:span text:style-name="T2"> (</text:span><text:span text:style-name="T4">controvert</text:span><text:span text:style-name="T5">i</text:span><text:span text:style-name="T4">va</text:span><text:span text:style-name="T2">) anziché alla seconda (</text:span><text:span text:style-name="T4">controvert</text:span><text:span text:style-name="T5">e</text:span><text:span text:style-name="T4">va</text:span><text:span text:style-name="T2">) </text:span></text:p>
              </text:list-item>
              <text:list-item>
                <text:p text:style-name="P439"><text:span text:style-name="T1">Estrovèrtere</text:span>: anche <text:span text:style-name="T8">estrovertito</text:span>. </text:p>
              </text:list-item>
              <text:list-item>
                <text:p text:style-name="P439"><text:span text:style-name="T1">Evèrtere</text:span> </text:p>
              </text:list-item>
              <text:list-item>
                <text:p text:style-name="P117"><text:span text:style-name="T1">Introvèrtere</text:span>: anche <text:span text:style-name="T8">introvertito</text:span> al presente anche <text:span text:style-name="T8">introvertisco, introvertisci, introvertisce, introvertiscono</text:span>; difettivo del pass. rem.</text:p>
              </text:list-item>
            </text:list>
            <text:p text:style-name="Horizontal_20_Line"/>
            <text:p text:style-name="P713"><text:bookmark text:name="bere"/>Bére</text:p>
            <text:p text:style-name="P1">Sincope dell'antico <text:span text:style-name="T1">bévere</text:span> da cui l'attuale radice <text:span text:style-name="T8">bev</text:span>- presente in tutti i tempi non sincopati. </text:p>
            <text:list xml:id="list1393049724819411191" text:style-name="L72">
              <text:list-item>
                <text:p text:style-name="P199"><text:a xlink:type="simple" xlink:href="https://it.wikipedia.org/wiki/Presente_indicativo" text:style-name="Internet_20_link" text:visited-style-name="Visited_20_Internet_20_Link"><text:span text:style-name="T2">Presente</text:span></text:a><text:span text:style-name="T2">: </text:span><text:span text:style-name="T4">bevo, bevi, beve, beviamo, bevete, bevono</text:span></text:p>
              </text:list-item>
            </text:list>
            <text:p text:style-name="P706">Antiche le forme sincopate: <text:span text:style-name="T8">beo, bei</text:span> ecc., anche <text:span text:style-name="T8">beemo</text:span> da <text:span text:style-name="T8">bevemo</text:span>.</text:p>
            <text:list xml:id="list6247308128438413098" text:style-name="L73">
              <text:list-item>
                <text:p text:style-name="P200"><text:a xlink:type="simple" xlink:href="https://it.wikipedia.org/wiki/Imperfetto_indicativo" text:style-name="Internet_20_link" text:visited-style-name="Visited_20_Internet_20_Link"><text:span text:style-name="T2">Imperfetto</text:span></text:a><text:span text:style-name="T2">: </text:span><text:span text:style-name="T4">bevevo, bevevi, beveva, bevevamo, bevevate, bevevano</text:span></text:p>
              </text:list-item>
            </text:list>
            <text:p text:style-name="P706">Antiche le forme sincopate: <text:span text:style-name="T8">beeva</text:span> (da <text:span text:style-name="T8">io beveva</text:span>), <text:span text:style-name="T8">beevi</text:span> ecc., e poetiche <text:span text:style-name="T8">beea(no)</text:span> da <text:span text:style-name="T8">bevea(no)</text:span>.</text:p>
            <text:list xml:id="list8887360776055206375" text:style-name="L74">
              <text:list-item>
                <text:p text:style-name="P201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bevvi</text:span><text:span text:style-name="T2"> (o </text:span><text:span text:style-name="T4">bevetti</text:span><text:span text:style-name="T2"> o </text:span><text:span text:style-name="T4">bevei</text:span><text:span text:style-name="T2">), </text:span><text:span text:style-name="T4">bevesti, bevve</text:span><text:span text:style-name="T2"> (o </text:span><text:span text:style-name="T4">bevette</text:span><text:span text:style-name="T2"> o </text:span><text:span text:style-name="T4">bevé</text:span><text:span text:style-name="T2">), </text:span><text:span text:style-name="T4">bevemmo, beveste, bevvero</text:span><text:span text:style-name="T2"> (o </text:span><text:span text:style-name="T4">bevettero</text:span><text:span text:style-name="T2">, o </text:span><text:span text:style-name="T4">beverono</text:span><text:span text:style-name="T2">)</text:span></text:p>
              </text:list-item>
            </text:list>
            <text:p text:style-name="P706">Poetiche le forme con radice <text:span text:style-name="T8">bebb-</text:span> in luogo di <text:span text:style-name="T8">bevv-</text:span>.</text:p>
            <text:list xml:id="list2880143098279557977" text:style-name="L75">
              <text:list-item>
                <text:p text:style-name="P202"><text:a xlink:type="simple" xlink:href="https://it.wikipedia.org/wiki/Futuro_semplice" text:style-name="Internet_20_link" text:visited-style-name="Visited_20_Internet_20_Link"><text:span text:style-name="T2">Futuro</text:span></text:a><text:span text:style-name="T2">: </text:span><text:span text:style-name="T4">berrò, berrai, berrà, berremo, berrete, berranno</text:span></text:p>
              </text:list-item>
            </text:list>
            <text:p text:style-name="P706">Disusate le forme non sincopate: <text:span text:style-name="T8">beverò, beverai</text:span> ecc. a cui si aggiungono le antiche regolari <text:span text:style-name="T8">berò, berai</text:span> ecc.</text:p>
            <text:list xml:id="list582133844920723295" text:style-name="L76">
              <text:list-item>
                <text:p text:style-name="P203"><text:soft-page-break/><text:a xlink:type="simple" xlink:href="https://it.wikipedia.org/wiki/Congiuntivo_presente" text:style-name="Internet_20_link" text:visited-style-name="Visited_20_Internet_20_Link"><text:span text:style-name="T2">Congiuntivo presente</text:span></text:a><text:span text:style-name="T2">: </text:span><text:span text:style-name="T4">beva, beva, beva, beviamo, beviate, bevano</text:span></text:p>
              </text:list-item>
            </text:list>
            <text:p text:style-name="P706">Antiche le forme sincopate: <text:span text:style-name="T8">bea</text:span>, ..., <text:span text:style-name="T8">beiamo</text:span> ecc.</text:p>
            <text:list xml:id="list7014269432675779021" text:style-name="L77">
              <text:list-item>
                <text:p text:style-name="P204"><text:a xlink:type="simple" xlink:href="https://it.wikipedia.org/wiki/Congiuntivo_imperfetto" text:style-name="Internet_20_link" text:visited-style-name="Visited_20_Internet_20_Link"><text:span text:style-name="T2">Congiuntivo imperfetto</text:span></text:a><text:span text:style-name="T2">: </text:span><text:span text:style-name="T4">bevessi, bevessi, bevesse, bevessimo, beveste, bevessero</text:span></text:p>
              </text:list-item>
            </text:list>
            <text:p text:style-name="P706">Antiche le forme sincopate: <text:span text:style-name="T8">beessi</text:span>, ..., <text:span text:style-name="T8">beesse</text:span> ecc.</text:p>
            <text:list xml:id="list6394656380906505368" text:style-name="L78">
              <text:list-item>
                <text:p text:style-name="P205"><text:a xlink:type="simple" xlink:href="https://it.wikipedia.org/wiki/Condizionale_presente" text:style-name="Internet_20_link" text:visited-style-name="Visited_20_Internet_20_Link"><text:span text:style-name="T2">Condizionale presente</text:span></text:a><text:span text:style-name="T2">: </text:span><text:span text:style-name="T4">berrei</text:span><text:span text:style-name="T2">, </text:span><text:span text:style-name="T4">berresti, berrebbe, berremmo, berreste, berrebbero</text:span></text:p>
              </text:list-item>
            </text:list>
            <text:p text:style-name="P706">Disusate le forme non sincopate: <text:span text:style-name="T8">beverei, beveresti</text:span> ecc., a cui si aggiungono le antiche regolari <text:span text:style-name="T8">berei, beresti</text:span> ecc., da cui derivano rispettivamente le forme poetiche <text:span text:style-name="T8">beveria(no)</text:span> e <text:span text:style-name="T8">beria(no)</text:span>.</text:p>
            <text:list xml:id="list7817465051739751903" text:style-name="L79">
              <text:list-item>
                <text:p text:style-name="P206"><text:a xlink:type="simple" xlink:href="https://it.wikipedia.org/wiki/Participio_presente" text:style-name="Internet_20_link" text:visited-style-name="Visited_20_Internet_20_Link"><text:span text:style-name="T2">Participio presente</text:span></text:a><text:span text:style-name="T2">: </text:span><text:span text:style-name="T4">bevente</text:span></text:p>
              </text:list-item>
            </text:list>
            <text:p text:style-name="P706">Antiche la forma sincopata: <text:span text:style-name="T8">beente</text:span>.</text:p>
            <text:list xml:id="list6568492587876591203" text:style-name="L80">
              <text:list-item>
                <text:p text:style-name="P207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bevuto</text:span></text:p>
              </text:list-item>
            </text:list>
            <text:p text:style-name="P706">Antiche la forma sincopata: <text:span text:style-name="T8">beuto</text:span>.</text:p>
            <text:list xml:id="list6739299300651219397" text:style-name="L81">
              <text:list-item>
                <text:p text:style-name="P208"><text:a xlink:type="simple" xlink:href="https://it.wikipedia.org/wiki/Gerundio" text:style-name="Internet_20_link" text:visited-style-name="Visited_20_Internet_20_Link"><text:span text:style-name="T2">Gerundio</text:span></text:a><text:span text:style-name="T2">: </text:span><text:span text:style-name="T4">bevendo</text:span></text:p>
              </text:list-item>
            </text:list>
            <text:p text:style-name="P706">Antiche la forma sincopata: <text:span text:style-name="T8">beendo</text:span>.</text:p>
            <text:p text:style-name="P1">Si coniugano come <text:span text:style-name="T8">bere</text:span>: </text:p>
            <text:list xml:id="list45846582649029894" text:style-name="L82">
              <text:list-item>
                <text:p text:style-name="P440"><text:span text:style-name="T1">Ribère</text:span> </text:p>
              </text:list-item>
              <text:list-item>
                <text:p text:style-name="P440"><text:span text:style-name="T1">Strabère</text:span> </text:p>
              </text:list-item>
              <text:list-item>
                <text:p text:style-name="P20">Trabère</text:p>
              </text:list-item>
            </text:list>
            <text:h text:style-name="P710" text:outline-level="3"><text:bookmark text:name="Seconda_coniugazione_C-D"/><text:bookmark-start text:name="__RefHeading___Toc437_925071808"/>Seconda coniugazione C-D<text:bookmark-end text:name="__RefHeading___Toc437_925071808"/></text:h>
            <text:p text:style-name="P713"><text:bookmark text:name="cadere"/>Cadére</text:p>
            <text:list xml:id="list7604273137319919627" text:style-name="L83">
              <text:list-item>
                <text:p text:style-name="P209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caddi, cadesti, cadde, cademmo, cadeste, caddero</text:span></text:p>
              </text:list-item>
            </text:list>
            <text:p text:style-name="P706">Arcaiche le forme regolari: <text:span text:style-name="T8">cadei</text:span> e <text:span text:style-name="T8">cadetti</text:span> ecc.</text:p>
            <text:list xml:id="list2528373721897005901" text:style-name="L84">
              <text:list-item>
                <text:p text:style-name="P210"><text:a xlink:type="simple" xlink:href="https://it.wikipedia.org/wiki/Futuro_semplice" text:style-name="Internet_20_link" text:visited-style-name="Visited_20_Internet_20_Link"><text:span text:style-name="T2">Futuro</text:span></text:a><text:span text:style-name="T2">: </text:span><text:span text:style-name="T4">cadrò, cadrai, cadrà, cadremo, cadrete, cadranno</text:span></text:p>
              </text:list-item>
            </text:list>
            <text:p text:style-name="P706">Antiche e poetiche le forme non sincopate: <text:span text:style-name="T8">caderò, caderai</text:span> ecc.</text:p>
            <text:list xml:id="list8007432590506447748" text:style-name="L85">
              <text:list-item>
                <text:p text:style-name="P211"><text:a xlink:type="simple" xlink:href="https://it.wikipedia.org/wiki/Condizionale_presente" text:style-name="Internet_20_link" text:visited-style-name="Visited_20_Internet_20_Link"><text:span text:style-name="T2">Condizionale presente</text:span></text:a><text:span text:style-name="T2">: </text:span><text:span text:style-name="T4">cadrei, cadresti, cadrebbe, cadremmo, cadreste, cadrebbero</text:span></text:p>
              </text:list-item>
            </text:list>
            <text:p text:style-name="P706">Antiche e poetiche le forme non sincopate: <text:span text:style-name="T8">caderei, caderesti</text:span> ecc., come <text:span text:style-name="T8">cad(e)ria</text:span> e <text:span text:style-name="T8">cad(e)riano</text:span>.</text:p>
            <text:list xml:id="list6203881922838508599" text:style-name="L86">
              <text:list-item>
                <text:p text:style-name="P212"><text:soft-page-break/>Antiche e poetiche le forme con tema <text:span text:style-name="T8">cagg</text:span>- nel presente indicativo <text:span text:style-name="T8">caggio, caggi</text:span> ecc.; e congiuntivo <text:span text:style-name="T8">caggia, caggiamo</text:span> ecc.; participio <text:span text:style-name="T8">caggente</text:span>; gerundio <text:span text:style-name="T8">caggendo</text:span>.</text:p>
              </text:list-item>
            </text:list>
            <text:p text:style-name="P1">Si coniugano come <text:span text:style-name="T8">cadere</text:span>: </text:p>
            <text:list xml:id="list8590475949453848856" text:style-name="L87">
              <text:list-item>
                <text:p text:style-name="P441"><text:span text:style-name="T1">Accadére</text:span> </text:p>
              </text:list-item>
              <text:list-item>
                <text:p text:style-name="P441"><text:span text:style-name="T1">Decadére</text:span>: senza varianti le antiche o poetiche. </text:p>
              </text:list-item>
              <text:list-item>
                <text:p text:style-name="P441"><text:span text:style-name="T1">Discadére</text:span>: senza varianti le antiche o poetiche. </text:p>
              </text:list-item>
              <text:list-item>
                <text:p text:style-name="P441"><text:span text:style-name="T1">Ricadére</text:span>: senza varianti le antiche o poetiche. </text:p>
              </text:list-item>
              <text:list-item>
                <text:p text:style-name="P118"><text:span text:style-name="T1">Scadére</text:span>: senza varianti le antiche o poetiche.</text:p>
              </text:list-item>
            </text:list>
            <text:p text:style-name="P713"><text:bookmark text:name="calere"/>Calére</text:p>
            <text:p text:style-name="P1">Verbo attestato solo alla terza persona singolare. </text:p>
            <text:list xml:id="list3669632694478823453" text:style-name="L88">
              <text:list-item>
                <text:p text:style-name="P574"><text:a xlink:type="simple" xlink:href="https://it.wikipedia.org/wiki/Presente_indicativo" text:style-name="Internet_20_link" text:visited-style-name="Visited_20_Internet_20_Link"><text:span text:style-name="T2">Presente</text:span></text:a><text:span text:style-name="T2">: </text:span><text:span text:style-name="T4">cale</text:span><text:span text:style-name="T2"> </text:span></text:p>
              </text:list-item>
              <text:list-item>
                <text:p text:style-name="P574"><text:a xlink:type="simple" xlink:href="https://it.wikipedia.org/wiki/Imperfetto_indicativo" text:style-name="Internet_20_link" text:visited-style-name="Visited_20_Internet_20_Link"><text:span text:style-name="T2">Imperfetto</text:span></text:a><text:span text:style-name="T2">: </text:span><text:span text:style-name="T4">caleva</text:span><text:span text:style-name="T2"> </text:span></text:p>
              </text:list-item>
              <text:list-item>
                <text:p text:style-name="P574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calse</text:span><text:span text:style-name="T2"> </text:span></text:p>
              </text:list-item>
              <text:list-item>
                <text:p text:style-name="P574"><text:a xlink:type="simple" xlink:href="https://it.wikipedia.org/wiki/Congiuntivo_presente" text:style-name="Internet_20_link" text:visited-style-name="Visited_20_Internet_20_Link"><text:span text:style-name="T2">Congiuntivo presente</text:span></text:a><text:span text:style-name="T2">: </text:span><text:span text:style-name="T4">caglia</text:span><text:span text:style-name="T2"> </text:span></text:p>
              </text:list-item>
              <text:list-item>
                <text:p text:style-name="P221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caluto</text:span></text:p>
              </text:list-item>
            </text:list>
            <text:p text:style-name="P713"><text:bookmark text:name="cernere"/>Cèrnere</text:p>
            <text:p text:style-name="P1">Variante antica <text:bookmark text:name="cernire"/>cernire da cui il participio. </text:p>
            <text:list xml:id="list2544741906330638128" text:style-name="L89">
              <text:list-item>
                <text:p text:style-name="P222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cernito</text:span></text:p>
              </text:list-item>
            </text:list>
            <text:p text:style-name="P1">Si coniugano come <text:span text:style-name="T8">cernere</text:span>: </text:p>
            <text:list xml:id="list3899458885514775276" text:style-name="L90">
              <text:list-item>
                <text:p text:style-name="P442"><text:span text:style-name="T1">Decèrnere</text:span>: participio <text:span text:style-name="T8">decreto</text:span> </text:p>
              </text:list-item>
              <text:list-item>
                <text:p text:style-name="P442"><text:span text:style-name="T1">Ricèrnere</text:span> </text:p>
              </text:list-item>
              <text:list-item>
                <text:p text:style-name="P442"><text:span text:style-name="T1">Secèrnere</text:span>: participio <text:span text:style-name="T8">secreto</text:span> </text:p>
              </text:list-item>
              <text:list-item>
                <text:p text:style-name="P119"><text:span text:style-name="T1">Scèrnere</text:span>: nel passato remoto, accanto ai regolari, anche: <text:span text:style-name="T8">scersi, scerse</text:span> e <text:span text:style-name="T8">scersero</text:span>.</text:p>
              </text:list-item>
            </text:list>
            <text:p text:style-name="P713"><text:bookmark text:name="chiedere"/>Chièdere</text:p>
            <text:list xml:id="list8007844922333841480" text:style-name="L91">
              <text:list-item>
                <text:p text:style-name="P223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chiesi, chiedesti, chiese, chiedemmo, chiedeste, chiesero</text:span></text:p>
              </text:list-item>
            </text:list>
            <text:p text:style-name="P706">Arcaiche le forme regolari <text:span text:style-name="T8">chiedetti</text:span> e <text:span text:style-name="T8">chiedei</text:span> ecc.</text:p>
            <text:list xml:id="list5913899809693402104" text:style-name="L92">
              <text:list-item>
                <text:p text:style-name="P224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chiesto</text:span></text:p>
              </text:list-item>
            </text:list>
            <text:p text:style-name="P706">Arcaica la forma <text:span text:style-name="T8">chieduto</text:span>.</text:p>
            <text:list xml:id="list1658001906626553412" text:style-name="L93">
              <text:list-item>
                <text:p text:style-name="P213"><text:soft-page-break/>Desuete le forme, un tempo d'uso letterario, con tema in <text:span text:style-name="T8">chegg</text:span>-: <text:span text:style-name="T8">chieggo(no)</text:span> per <text:span text:style-name="T8">chiedo(no)</text:span>; <text:span text:style-name="T8">chiagga(no)</text:span> per <text:span text:style-name="T8">chieda(no)</text:span>; <text:span text:style-name="T8">chieggente</text:span> per <text:span text:style-name="T8">chiedente, chieggendo</text:span> per <text:span text:style-name="T8">chiedendo</text:span>; antiche le medesime forme in <text:span text:style-name="T8">chieggi-</text:span> ecc. e quelle ancora più arcaiche in <text:span text:style-name="T8">cheggi-</text:span> ecc.</text:p>
              </text:list-item>
            </text:list>
            <text:p text:style-name="P1">Si coniugano come <text:span text:style-name="T8">chiedere</text:span>: </text:p>
            <text:list xml:id="list9200227274910413009" text:style-name="L94">
              <text:list-item>
                <text:p text:style-name="P443"><text:span text:style-name="T1">Dischièdere</text:span> </text:p>
              </text:list-item>
              <text:list-item>
                <text:p text:style-name="P443"><text:span text:style-name="T1">Inchièdere</text:span> </text:p>
              </text:list-item>
              <text:list-item>
                <text:p text:style-name="P21">Richièdere</text:p>
              </text:list-item>
            </text:list>
            <text:p text:style-name="P713"><text:bookmark text:name="chiudere"/>Chiùdere</text:p>
            <text:list xml:id="list7746107710105388949" text:style-name="L95">
              <text:list-item>
                <text:p text:style-name="P575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chiusi, chiudesti, chiuse, chiudemmo, chiudeste, chiusero</text:span><text:span text:style-name="T2"> </text:span></text:p>
              </text:list-item>
              <text:list-item>
                <text:p text:style-name="P575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chiuso</text:span><text:span text:style-name="T2"> </text:span></text:p>
              </text:list-item>
              <text:list-item>
                <text:p text:style-name="P214">Arcaiche le forme con tema in <text:span text:style-name="T8">chiugg</text:span>-: <text:span text:style-name="T8">chiuggo(no)</text:span> per <text:span text:style-name="T8">chiudo(no)</text:span>; <text:span text:style-name="T8">chiugga(no)</text:span> per <text:span text:style-name="T8">chiuda(no)</text:span>.</text:p>
              </text:list-item>
            </text:list>
            <text:p text:style-name="P1">Si coniugano come <text:span text:style-name="T8">chiudere</text:span>: </text:p>
            <text:list xml:id="list8510708260611308961" text:style-name="L96">
              <text:list-item>
                <text:p text:style-name="P444"><text:span text:style-name="T1">Acchiùdere</text:span> </text:p>
              </text:list-item>
              <text:list-item>
                <text:p text:style-name="P444"><text:span text:style-name="T1">Conchiùdere</text:span> </text:p>
              </text:list-item>
              <text:list-item>
                <text:p text:style-name="P444"><text:span text:style-name="T1">Dischiùdere</text:span> </text:p>
              </text:list-item>
              <text:list-item>
                <text:p text:style-name="P444"><text:span text:style-name="T1">Inchiùdere</text:span> </text:p>
              </text:list-item>
              <text:list-item>
                <text:p text:style-name="P444"><text:span text:style-name="T1">Ischiùdere</text:span> </text:p>
              </text:list-item>
              <text:list-item>
                <text:p text:style-name="P444"><text:span text:style-name="T1">Racchiùdere</text:span> </text:p>
              </text:list-item>
              <text:list-item>
                <text:p text:style-name="P444"><text:span text:style-name="T1">Richiùdere</text:span> </text:p>
              </text:list-item>
              <text:list-item>
                <text:p text:style-name="P444"><text:span text:style-name="T1">Rinchiùdere</text:span> </text:p>
              </text:list-item>
              <text:list-item>
                <text:p text:style-name="P444"><text:span text:style-name="T1">Schiùdere</text:span> </text:p>
              </text:list-item>
              <text:list-item>
                <text:p text:style-name="P22">Socchiùdere</text:p>
              </text:list-item>
            </text:list>
            <text:p text:style-name="P713"><text:bookmark text:name="cingere"/>Cìngere</text:p>
            <text:p text:style-name="P1">Variante antica <text:span text:style-name="T8">cignere</text:span> con -<text:span text:style-name="T8">gn</text:span>- al posto di -<text:span text:style-name="T8">ng</text:span>- davanti alle desinenze inizianti per i- e e-. </text:p>
            <text:list xml:id="list6805011993118687679" text:style-name="L97">
              <text:list-item>
                <text:p text:style-name="P576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cinsi, cingesti, cinse, cingemmo, cingeste, cinsero</text:span><text:span text:style-name="T2"> </text:span></text:p>
              </text:list-item>
              <text:list-item>
                <text:p text:style-name="P225"><text:a xlink:type="simple" xlink:href="https://it.wikipedia.org/wiki/Condizionale_presente" text:style-name="Internet_20_link" text:visited-style-name="Visited_20_Internet_20_Link"><text:span text:style-name="T2">Condizionale presente</text:span></text:a><text:span text:style-name="T2">: </text:span><text:span text:style-name="T4">cinto</text:span></text:p>
              </text:list-item>
            </text:list>
            <text:p text:style-name="P1">Si coniugano come <text:span text:style-name="T8">cingere</text:span>: </text:p>
            <text:list xml:id="list3784566289069308898" text:style-name="L98">
              <text:list-item>
                <text:p text:style-name="P445"><text:span text:style-name="T1">Accìngere</text:span>: variante <text:span text:style-name="T8">accignere</text:span> </text:p>
              </text:list-item>
              <text:list-item>
                <text:p text:style-name="P445"><text:span text:style-name="T1">Discìngere</text:span>: variante <text:span text:style-name="T8">discignere</text:span> </text:p>
              </text:list-item>
              <text:list-item>
                <text:p text:style-name="P445"><text:span text:style-name="T1">Incìngere</text:span>: variante <text:span text:style-name="T8">incignere</text:span> </text:p>
              </text:list-item>
              <text:list-item>
                <text:p text:style-name="P445"><text:span text:style-name="T1">Precìngere</text:span> </text:p>
              </text:list-item>
              <text:list-item>
                <text:p text:style-name="P445"><text:span text:style-name="T1">Recìngere</text:span> </text:p>
              </text:list-item>
              <text:list-item>
                <text:p text:style-name="P445"><text:soft-page-break/><text:span text:style-name="T1">Ricìngere</text:span>: variante <text:span text:style-name="T8">scignere</text:span> </text:p>
              </text:list-item>
              <text:list-item>
                <text:p text:style-name="P445"><text:span text:style-name="T1">Scìngere</text:span>: variante <text:span text:style-name="T8">scignere</text:span> </text:p>
              </text:list-item>
              <text:list-item>
                <text:p text:style-name="P120"><text:span text:style-name="T1">Succìngere</text:span>: variante <text:span text:style-name="T8">soccingere</text:span></text:p>
              </text:list-item>
            </text:list>
            <text:p text:style-name="P713"><text:bookmark text:name="cogliere"/>Cògliere</text:p>
            <text:p text:style-name="P1">In passato usato anche con la sua variante sincopata <text:span text:style-name="T8">corre</text:span>. </text:p>
            <text:list xml:id="list1939768707787147672" text:style-name="L99">
              <text:list-item>
                <text:p text:style-name="P226"><text:a xlink:type="simple" xlink:href="https://it.wikipedia.org/wiki/Presente_indicativo" text:style-name="Internet_20_link" text:visited-style-name="Visited_20_Internet_20_Link"><text:span text:style-name="T2">Presente</text:span></text:a><text:span text:style-name="T2">: </text:span><text:span text:style-name="T4">colgo, cogli, coglie, cogliamo, cogliete, colgono</text:span></text:p>
              </text:list-item>
            </text:list>
            <text:p text:style-name="P706">Antiche le forme <text:span text:style-name="T8">coglio(no)</text:span> per <text:span text:style-name="T8">colgo(no)</text:span>. Poetica la forma <text:span text:style-name="T8">coi</text:span> per <text:span text:style-name="T8">cogli</text:span></text:p>
            <text:list xml:id="list3310675726393375162" text:style-name="L100">
              <text:list-item>
                <text:p text:style-name="P577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colsi, cogliesti, colse, cogliemmo, coglieste, colsero</text:span><text:span text:style-name="T2"> </text:span></text:p>
              </text:list-item>
              <text:list-item>
                <text:p text:style-name="P227"><text:a xlink:type="simple" xlink:href="https://it.wikipedia.org/wiki/Congiuntivo_presente" text:style-name="Internet_20_link" text:visited-style-name="Visited_20_Internet_20_Link"><text:span text:style-name="T2">Congiuntivo presente</text:span></text:a><text:span text:style-name="T2">: </text:span><text:span text:style-name="T4">colga, colga, colga, cogliamo, cogliate, colgano</text:span></text:p>
              </text:list-item>
            </text:list>
            <text:p text:style-name="P706">Antiche le forme <text:span text:style-name="T8">coglia(no)</text:span> per <text:span text:style-name="T8">colga(no)</text:span>.</text:p>
            <text:list xml:id="list1676198126466321971" text:style-name="L101">
              <text:list-item>
                <text:p text:style-name="P578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colto</text:span><text:span text:style-name="T2"> </text:span></text:p>
              </text:list-item>
              <text:list-item>
                <text:p text:style-name="P215">Antiche le forme sincopate del futuro: <text:span text:style-name="T8">corrò, corrai</text:span> ecc.: e del condizionale: <text:span text:style-name="T8">correi</text:span> (poet. <text:span text:style-name="T8">corria</text:span>) <text:span text:style-name="T8">corresti</text:span> ecc. </text:p>
              </text:list-item>
            </text:list>
            <text:p text:style-name="P1">Si coniugano come <text:span text:style-name="T8">cogliere</text:span>: </text:p>
            <text:list xml:id="list1001557318265561663" text:style-name="L102">
              <text:list-item>
                <text:p text:style-name="P446"><text:span text:style-name="T1">Accògliere</text:span>: variante <text:span text:style-name="T8">accorre</text:span> </text:p>
              </text:list-item>
              <text:list-item>
                <text:p text:style-name="P446"><text:span text:style-name="T1">Incògliere</text:span>: variante <text:span text:style-name="T8">incorre</text:span> </text:p>
              </text:list-item>
              <text:list-item>
                <text:p text:style-name="P446"><text:span text:style-name="T1">Raccògliere</text:span>: variante <text:span text:style-name="T8">raccorre</text:span> </text:p>
              </text:list-item>
              <text:list-item>
                <text:p text:style-name="P121"><text:span text:style-name="T1">Ricògliere</text:span>: variante <text:span text:style-name="T8">ricorre</text:span></text:p>
              </text:list-item>
            </text:list>
            <text:p text:style-name="P713"><text:bookmark text:name="comburere"/>Combùrere</text:p>
            <text:list xml:id="list4038753946162035340" text:style-name="L103">
              <text:list-item>
                <text:p text:style-name="P579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comburetti'/comburei', "comburesti, </text:span><text:span text:style-name="T2">comburetti'/comburè', "comburemmo", "combureste", </text:span><text:span text:style-name="T4">comburettero</text:span><text:span text:style-name="T2"> </text:span></text:p>
              </text:list-item>
              <text:list-item>
                <text:p text:style-name="P228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combusto</text:span></text:p>
              </text:list-item>
            </text:list>
            <text:p text:style-name="P713"><text:bookmark text:name="comprimere"/>Comprìmere</text:p>
            <text:list xml:id="list1510379946301974726" text:style-name="L104">
              <text:list-item>
                <text:p text:style-name="P580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compressi, comprimesti, compresse, comprimemmo, comprimeste, compressero</text:span><text:span text:style-name="T2"> </text:span></text:p>
              </text:list-item>
              <text:list-item>
                <text:p text:style-name="P229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compresso</text:span></text:p>
              </text:list-item>
            </text:list>
            <text:p text:style-name="P1">Si coniugano come <text:span text:style-name="T8">comprimere</text:span>: </text:p>
            <text:list xml:id="list6652282105723029033" text:style-name="L105">
              <text:list-item>
                <text:p text:style-name="P447"><text:span text:style-name="T1">Decomprìmere</text:span> </text:p>
              </text:list-item>
              <text:list-item>
                <text:p text:style-name="P447"><text:span text:style-name="T1">Deprìmere</text:span> </text:p>
              </text:list-item>
              <text:list-item>
                <text:p text:style-name="P447"><text:span text:style-name="T1">Dereprìmere</text:span> </text:p>
              </text:list-item>
              <text:list-item>
                <text:p text:style-name="P447"><text:soft-page-break/><text:span text:style-name="T1">Esprìmere</text:span> </text:p>
              </text:list-item>
              <text:list-item>
                <text:p text:style-name="P447"><text:span text:style-name="T1">Imprìmere</text:span> </text:p>
              </text:list-item>
              <text:list-item>
                <text:p text:style-name="P447"><text:span text:style-name="T1">Opprìmere</text:span>: per il passato remoto possibili anche le forme regolari <text:span text:style-name="T8">opprimetti</text:span> o <text:span text:style-name="T8">opprimei, opprimette</text:span> o <text:span text:style-name="T8">opprimé, opprimettero</text:span>; participio antico <text:span text:style-name="T8">opprimuto</text:span>. </text:p>
              </text:list-item>
              <text:list-item>
                <text:p text:style-name="P447"><text:span text:style-name="T1">Precomprìmere</text:span> </text:p>
              </text:list-item>
              <text:list-item>
                <text:p text:style-name="P447"><text:span text:style-name="T1">Reimprìmere</text:span> </text:p>
              </text:list-item>
              <text:list-item>
                <text:p text:style-name="P447"><text:span text:style-name="T1">Reprìmere</text:span> </text:p>
              </text:list-item>
              <text:list-item>
                <text:p text:style-name="P447"><text:span text:style-name="T1">Ricomprìmere</text:span> </text:p>
              </text:list-item>
              <text:list-item>
                <text:p text:style-name="P447"><text:span text:style-name="T1">Rimprìmere</text:span> </text:p>
              </text:list-item>
              <text:list-item>
                <text:p text:style-name="P23">Sopprìmere</text:p>
              </text:list-item>
            </text:list>
            <text:p text:style-name="P713">Concèdere</text:p>
            <text:list xml:id="list1955014117947358747" text:style-name="L106">
              <text:list-item>
                <text:p text:style-name="P581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concessi</text:span><text:span text:style-name="T2"> (</text:span><text:span text:style-name="T4">concedetti</text:span><text:span text:style-name="T2"> o </text:span><text:span text:style-name="T4">concedei</text:span><text:span text:style-name="T2">), </text:span><text:span text:style-name="T4">concedesti, concesse</text:span><text:span text:style-name="T2"> (</text:span><text:span text:style-name="T4">concedette</text:span><text:span text:style-name="T2"> o </text:span><text:span text:style-name="T4">concedé</text:span><text:span text:style-name="T2">), </text:span><text:span text:style-name="T4">concedemmo, concedeste, concessero</text:span><text:span text:style-name="T2"> (</text:span><text:span text:style-name="T4">concedettero</text:span><text:span text:style-name="T2"> o </text:span><text:span text:style-name="T4">concederono</text:span><text:span text:style-name="T2">) </text:span></text:p>
              </text:list-item>
              <text:list-item>
                <text:p text:style-name="P230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concesso</text:span><text:span text:style-name="T2"> (o </text:span><text:span text:style-name="T4">conceduto</text:span><text:span text:style-name="T2">)</text:span></text:p>
              </text:list-item>
            </text:list>
            <text:p text:style-name="P1">Si coniugano come <text:span text:style-name="T8">concedere</text:span>: </text:p>
            <text:list xml:id="list2031054554387585640" text:style-name="L107">
              <text:list-item>
                <text:p text:style-name="P448"><text:span text:style-name="T1">Succèdere</text:span>: ubique le forme forti in <text:span text:style-name="T8">success</text:span>- per i tre nuclei di significato principali: 'subentrare', 'seguire' e 'accadere'; tipiche dei primi due le forme regolari deboli. Oggi va, però, nettamente differenziandosi il significato, destinando le forme forti alla sola accezione di 'accadere', e quelle deboli agli altri significati. </text:p>
              </text:list-item>
              <text:list-item>
                <text:p text:style-name="P231"><text:span text:style-name="T3">Retrocèdere</text:span><text:span text:style-name="T2">: per il </text:span><text:a xlink:type="simple" xlink:href="https://it.wikipedia.org/wiki/Dizionario_d%27ortografia_e_di_pronunzia" text:style-name="Internet_20_link" text:visited-style-name="Visited_20_Internet_20_Link"><text:span text:style-name="T2">DOP</text:span></text:a><text:span text:style-name="T2"> il participio </text:span><text:span text:style-name="T4">retroceduto</text:span><text:span text:style-name="T2"> sono nell'uso </text:span><text:a xlink:type="simple" xlink:href="https://it.wikipedia.org/wiki/Intransitività" text:style-name="Internet_20_link" text:visited-style-name="Visited_20_Internet_20_Link"><text:span text:style-name="T2">intransitivo</text:span></text:a><text:bookmark text:name="cite_ref-13"/><text:a xlink:type="simple" xlink:href="https://it.wikipedia.org/w/index.php?title=Verbi_irregolari_italiani&amp;printable=yes#cite_note-13" text:style-name="Internet_20_link" text:visited-style-name="Visited_20_Internet_20_Link"><text:span text:style-name="T2">[13]</text:span></text:a></text:p>
              </text:list-item>
            </text:list>
            <text:p text:style-name="P713"><text:bookmark text:name="conoscere"/>Conóscere</text:p>
            <text:p text:style-name="P1">La radice <text:span text:style-name="T8">conobb-</text:span> deriva dal <text:span text:style-name="T13">novi</text:span> con mutazione di -v- in -b- ecc. Varianti antiche <text:bookmark text:name="cagnoscere1"/>cagnoscere, <text:bookmark text:name="cagnoscere"/>cagnoscere </text:p>
            <text:list xml:id="list2097478370485531282" text:style-name="L108">
              <text:list-item>
                <text:p text:style-name="P232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conobbi, conoscesti, conobbe, conoscemmo, conosceste, conobbero</text:span><text:span text:style-name="T2">.</text:span></text:p>
              </text:list-item>
            </text:list>
            <text:p text:style-name="P706">Arcaiche le forme regolari: <text:span text:style-name="T8">conoscei</text:span> e <text:span text:style-name="T8">conoscetti</text:span> ecc.</text:p>
            <text:p text:style-name="P1">Si coniugano come <text:span text:style-name="T8">conoscere</text:span>: </text:p>
            <text:list xml:id="list7055998529011547524" text:style-name="L109">
              <text:list-item>
                <text:p text:style-name="P449"><text:span text:style-name="T1">Antisconóscere</text:span> </text:p>
              </text:list-item>
              <text:list-item>
                <text:p text:style-name="P449"><text:span text:style-name="T1">Disconóscere</text:span> </text:p>
              </text:list-item>
              <text:list-item>
                <text:p text:style-name="P449"><text:span text:style-name="T1">Misconóscere</text:span> </text:p>
              </text:list-item>
              <text:list-item>
                <text:p text:style-name="P449"><text:span text:style-name="T1">Preconóscere</text:span> </text:p>
              </text:list-item>
              <text:list-item>
                <text:p text:style-name="P449"><text:span text:style-name="T1">Riconóscere</text:span> </text:p>
              </text:list-item>
              <text:list-item>
                <text:p text:style-name="P24">Sconóscere</text:p>
              </text:list-item>
            </text:list>
            <text:p text:style-name="P713"><text:bookmark text:name="conquidere"/><text:soft-page-break/>Conquìdere</text:p>
            <text:list xml:id="list6349217373735891598" text:style-name="L110">
              <text:list-item>
                <text:p text:style-name="P582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conquisi, conquidesti, conquise, conquidemmo, conquideste, conquisero</text:span><text:span text:style-name="T2"> </text:span></text:p>
              </text:list-item>
              <text:list-item>
                <text:p text:style-name="P233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conquiso</text:span></text:p>
              </text:list-item>
            </text:list>
            <text:p text:style-name="P713"><text:bookmark text:name="contessere"/>Contèssere</text:p>
            <text:list xml:id="list7341388041938035281" text:style-name="L111">
              <text:list-item>
                <text:p text:style-name="P234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contessuto</text:span><text:span text:style-name="T2"> o (lett. </text:span><text:span text:style-name="T4">contesto</text:span><text:span text:style-name="T2">)</text:span></text:p>
              </text:list-item>
            </text:list>
            <text:p text:style-name="P1">Si coniugano come <text:span text:style-name="T8">contessere</text:span>: </text:p>
            <text:list xml:id="list5928846271004743832" text:style-name="L112">
              <text:list-item>
                <text:p text:style-name="P25">Intèssere</text:p>
              </text:list-item>
            </text:list>
            <text:p text:style-name="P713"><text:bookmark text:name="contundere"/>Contùndere</text:p>
            <text:list xml:id="list3504914219878834148" text:style-name="L113">
              <text:list-item>
                <text:p text:style-name="P583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contusi, contundesti, contuse, contundemmo, contundeste, contusero</text:span><text:span text:style-name="T2"> </text:span></text:p>
              </text:list-item>
              <text:list-item>
                <text:p text:style-name="P235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contuso</text:span></text:p>
              </text:list-item>
            </text:list>
            <text:p text:style-name="P1">Si coniugano come <text:span text:style-name="T8">contundere</text:span>: </text:p>
            <text:list xml:id="list182370422225596116" text:style-name="L114">
              <text:list-item>
                <text:p text:style-name="P26">ottùndere</text:p>
              </text:list-item>
            </text:list>
            <text:p text:style-name="P713"><text:bookmark text:name="convergere"/>Convèrgere</text:p>
            <text:list xml:id="list8296795835049398207" text:style-name="L115">
              <text:list-item>
                <text:p text:style-name="P584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conversi</text:span><text:span text:style-name="T2"> (o </text:span><text:span text:style-name="T4">convergetti</text:span><text:span text:style-name="T2"> o </text:span><text:span text:style-name="T4">convergei</text:span><text:span text:style-name="T2">), </text:span><text:span text:style-name="T4">convergesti, converse</text:span><text:span text:style-name="T2"> (o </text:span><text:span text:style-name="T4">convergette</text:span><text:span text:style-name="T2"> o </text:span><text:span text:style-name="T4">convergé</text:span><text:span text:style-name="T2">), </text:span><text:span text:style-name="T4">convergemmo, convergeste, conversero</text:span><text:span text:style-name="T2"> (o </text:span><text:span text:style-name="T4">convergettero</text:span><text:span text:style-name="T2"> o </text:span><text:span text:style-name="T4">convergerono</text:span><text:span text:style-name="T2">) </text:span></text:p>
              </text:list-item>
              <text:list-item>
                <text:p text:style-name="P236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converso</text:span><text:span text:style-name="T2"> (rarissimo): in genere, verbo considerato difettivo.</text:span><text:bookmark text:name="cite_ref-14"/><text:a xlink:type="simple" xlink:href="https://it.wikipedia.org/w/index.php?title=Verbi_irregolari_italiani&amp;printable=yes#cite_note-14" text:style-name="Internet_20_link" text:visited-style-name="Visited_20_Internet_20_Link"><text:span text:style-name="T2">[14]</text:span></text:a></text:p>
              </text:list-item>
            </text:list>
            <text:p text:style-name="P713"><text:bookmark text:name="correre"/>Córrere</text:p>
            <text:list xml:id="list3492330262617583502" text:style-name="L116">
              <text:list-item>
                <text:p text:style-name="P585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corsi, corresti, corse, corremmo, correste, corsero</text:span><text:span text:style-name="T2"> </text:span></text:p>
              </text:list-item>
              <text:list-item>
                <text:p text:style-name="P237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corso</text:span></text:p>
              </text:list-item>
            </text:list>
            <text:p text:style-name="P1">Si coniugano come <text:span text:style-name="T8">correre</text:span>: </text:p>
            <text:list xml:id="list6856729000167877817" text:style-name="L117">
              <text:list-item>
                <text:p text:style-name="P450"><text:span text:style-name="T1">Acc</text:span>ó<text:span text:style-name="T1">rrere</text:span> </text:p>
              </text:list-item>
              <text:list-item>
                <text:p text:style-name="P450"><text:span text:style-name="T1">Conc</text:span>ó<text:span text:style-name="T1">rrere</text:span> </text:p>
              </text:list-item>
              <text:list-item>
                <text:p text:style-name="P450"><text:span text:style-name="T1">Cooccòrrere</text:span> </text:p>
              </text:list-item>
              <text:list-item>
                <text:p text:style-name="P450"><text:span text:style-name="T1">Decòrrere</text:span> </text:p>
              </text:list-item>
              <text:list-item>
                <text:p text:style-name="P450"><text:span text:style-name="T1">Discòrrere</text:span> </text:p>
              </text:list-item>
              <text:list-item>
                <text:p text:style-name="P450"><text:span text:style-name="T1">Incòrrere</text:span> </text:p>
              </text:list-item>
              <text:list-item>
                <text:p text:style-name="P450"><text:span text:style-name="T1">Intercòrrere</text:span> </text:p>
              </text:list-item>
              <text:list-item>
                <text:p text:style-name="P450"><text:span text:style-name="T1">Occòrrere</text:span> </text:p>
              </text:list-item>
              <text:list-item>
                <text:p text:style-name="P450"><text:soft-page-break/><text:span text:style-name="T1">Percòrrere</text:span> </text:p>
              </text:list-item>
              <text:list-item>
                <text:p text:style-name="P450"><text:span text:style-name="T1">Precòrrere</text:span> </text:p>
              </text:list-item>
              <text:list-item>
                <text:p text:style-name="P450"><text:span text:style-name="T1">Ricòrrere</text:span> </text:p>
              </text:list-item>
              <text:list-item>
                <text:p text:style-name="P450"><text:span text:style-name="T1">Rincòrrere</text:span> </text:p>
              </text:list-item>
              <text:list-item>
                <text:p text:style-name="P450"><text:span text:style-name="T1">Riprecòrrere</text:span> </text:p>
              </text:list-item>
              <text:list-item>
                <text:p text:style-name="P450"><text:span text:style-name="T1">Scòrrere</text:span> </text:p>
              </text:list-item>
              <text:list-item>
                <text:p text:style-name="P450"><text:span text:style-name="T1">Soccòrrere</text:span> </text:p>
              </text:list-item>
              <text:list-item>
                <text:p text:style-name="P122"><text:span text:style-name="T1">Trascòrrere</text:span>: variante <text:span text:style-name="T8">transcorrere</text:span></text:p>
              </text:list-item>
            </text:list>
            <text:p text:style-name="P713"><text:bookmark text:name="crescere"/>Créscere</text:p>
            <text:p text:style-name="P1">La radice <text:span text:style-name="T8">crebb</text:span>- come evoluzione della latina <text:span text:style-name="T8">crev</text:span>-. </text:p>
            <text:list xml:id="list9153110153009200706" text:style-name="L118">
              <text:list-item>
                <text:p text:style-name="P238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crebbi, crescesti, crebbe, crescemmo, cresceste, crebbero</text:span></text:p>
              </text:list-item>
            </text:list>
            <text:p text:style-name="P706">Arcaiche le forme regolari <text:span text:style-name="T8">crescei</text:span> e <text:span text:style-name="T8">crescetti</text:span> ecc.</text:p>
            <text:p text:style-name="P1">Si coniugano come <text:span text:style-name="T8">crescere</text:span>: </text:p>
            <text:list xml:id="list249964601611059420" text:style-name="L119">
              <text:list-item>
                <text:p text:style-name="P451"><text:span text:style-name="T1">Accréscere</text:span> </text:p>
              </text:list-item>
              <text:list-item>
                <text:p text:style-name="P451"><text:span text:style-name="T1">Concréscere</text:span> </text:p>
              </text:list-item>
              <text:list-item>
                <text:p text:style-name="P451"><text:span text:style-name="T1">Discréscere</text:span> </text:p>
              </text:list-item>
              <text:list-item>
                <text:p text:style-name="P451"><text:span text:style-name="T1">Decréscere</text:span> </text:p>
              </text:list-item>
              <text:list-item>
                <text:p text:style-name="P451"><text:span text:style-name="T1">Incréscere</text:span> </text:p>
              </text:list-item>
              <text:list-item>
                <text:p text:style-name="P451"><text:span text:style-name="T1">Ricréscere</text:span> </text:p>
              </text:list-item>
              <text:list-item>
                <text:p text:style-name="P451"><text:span text:style-name="T1">Rincréscere</text:span> </text:p>
              </text:list-item>
              <text:list-item>
                <text:p text:style-name="P451"><text:span text:style-name="T1">Scréscere</text:span> </text:p>
              </text:list-item>
              <text:list-item>
                <text:p text:style-name="P27">Sopraccréscere</text:p>
              </text:list-item>
            </text:list>
            <text:p text:style-name="P713"><text:bookmark text:name="cuocere"/>Cuòcere</text:p>
            <text:p text:style-name="Text_20_body"><text:span text:style-name="T2">Secondo la regola del </text:span><text:a xlink:type="simple" xlink:href="https://it.wikipedia.org/wiki/Dittongo_mobile" text:style-name="Internet_20_link" text:visited-style-name="Visited_20_Internet_20_Link"><text:span text:style-name="T2">dittongo mobile</text:span></text:a><text:span text:style-name="T2">, in tutto il resto della coniugazione regolare sarebbe preferibile la radice </text:span><text:span text:style-name="T4">coc</text:span><text:span text:style-name="T2">- a quella dittongata </text:span><text:span text:style-name="T4">cuoc</text:span><text:span text:style-name="T2">-. </text:span></text:p>
            <text:list xml:id="list4443011877616933172" text:style-name="L120">
              <text:list-item>
                <text:p text:style-name="P239"><text:a xlink:type="simple" xlink:href="https://it.wikipedia.org/wiki/Presente_indicativo" text:style-name="Internet_20_link" text:visited-style-name="Visited_20_Internet_20_Link"><text:span text:style-name="T2">Presente</text:span></text:a><text:span text:style-name="T2">: </text:span><text:span text:style-name="T4">cuocio, cuoci, cuoce, c(u)ociamo, c(u)ocete, cuociono</text:span></text:p>
              </text:list-item>
            </text:list>
            <text:p text:style-name="P706">Antiche le forme <text:span text:style-name="T8">cuoco</text:span> per <text:span text:style-name="T8">cuocio</text:span>, e <text:span text:style-name="T8">cuocono</text:span> per <text:span text:style-name="T8">cuociono</text:span></text:p>
            <text:list xml:id="list6657719567476720929" text:style-name="L121">
              <text:list-item>
                <text:p text:style-name="P586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cossi, c(u)ocesti, cosse, c(u)ocemmo, c(u)oceste, cossero</text:span><text:span text:style-name="T2"> </text:span></text:p>
              </text:list-item>
              <text:list-item>
                <text:p text:style-name="P240"><text:a xlink:type="simple" xlink:href="https://it.wikipedia.org/wiki/Congiuntivo_presente" text:style-name="Internet_20_link" text:visited-style-name="Visited_20_Internet_20_Link"><text:span text:style-name="T2">Congiuntivo presente</text:span></text:a><text:span text:style-name="T2">: </text:span><text:span text:style-name="T4">cuocia, cuocia, cuocia, c(u)ociamo, c(u)ociate, cuociano</text:span></text:p>
              </text:list-item>
            </text:list>
            <text:p text:style-name="P706">Antiche le forme <text:span text:style-name="T8">cuoca(no)</text:span> (anche <text:span text:style-name="T8">(tu) cuochi</text:span>) per <text:span text:style-name="T8">cuocia(no)</text:span>.</text:p>
            <text:list xml:id="list8591503514377013723" text:style-name="L122">
              <text:list-item>
                <text:p text:style-name="P241"><text:soft-page-break/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cotto</text:span><text:span text:style-name="T2"> (raro </text:span><text:span text:style-name="T4">cociuto</text:span><text:span text:style-name="T2"> per "rincresciuto")</text:span></text:p>
              </text:list-item>
            </text:list>
            <text:p text:style-name="P1">Si coniugano come <text:span text:style-name="T8">cuocere</text:span>: </text:p>
            <text:list xml:id="list4109846609419089573" text:style-name="L123">
              <text:list-item>
                <text:p text:style-name="P452"><text:span text:style-name="T1">Concuòcere</text:span> </text:p>
              </text:list-item>
              <text:list-item>
                <text:p text:style-name="P452"><text:span text:style-name="T1">Decuòcere</text:span> </text:p>
              </text:list-item>
              <text:list-item>
                <text:p text:style-name="P452"><text:span text:style-name="T1">Incuòcere</text:span> </text:p>
              </text:list-item>
              <text:list-item>
                <text:p text:style-name="P452"><text:span text:style-name="T1">Ricuòcere</text:span> </text:p>
              </text:list-item>
              <text:list-item>
                <text:p text:style-name="P452"><text:span text:style-name="T1">Scuòcere</text:span> </text:p>
              </text:list-item>
              <text:list-item>
                <text:p text:style-name="P28">Stracuòcere</text:p>
              </text:list-item>
            </text:list>
            <text:p text:style-name="Horizontal_20_Line"/>
            <text:p text:style-name="P713"><text:bookmark text:name="delinquere"/>Delìnquere</text:p>
            <text:list xml:id="list2961368803034386640" text:style-name="L124">
              <text:list-item>
                <text:p text:style-name="P587"><text:a xlink:type="simple" xlink:href="https://it.wikipedia.org/wiki/Passato_remoto" text:style-name="Internet_20_link" text:visited-style-name="Visited_20_Internet_20_Link"><text:span text:style-name="T2">Passato remoto</text:span></text:a><text:span text:style-name="T2">: mancante. </text:span></text:p>
              </text:list-item>
              <text:list-item>
                <text:p text:style-name="P242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delinquito</text:span></text:p>
              </text:list-item>
            </text:list>
            <text:p text:style-name="P713"><text:bookmark text:name="devolvere"/>Devòlvere</text:p>
            <text:list xml:id="list137645665879040832" text:style-name="L125">
              <text:list-item>
                <text:p text:style-name="P588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devolvei</text:span><text:span text:style-name="T2"> o </text:span><text:span text:style-name="T4">devolvetti</text:span><text:span text:style-name="T2"> (o </text:span><text:span text:style-name="T4">devolsi</text:span><text:span text:style-name="T2">), devolvesti, </text:span><text:span text:style-name="T4">devolvé</text:span><text:span text:style-name="T2"> o </text:span><text:span text:style-name="T4">devolvette</text:span><text:span text:style-name="T2"> (o </text:span><text:span text:style-name="T4">devolse</text:span><text:span text:style-name="T2">), </text:span><text:span text:style-name="T4">devolvemmo, devolveste, devolverono</text:span><text:span text:style-name="T2"> o </text:span><text:span text:style-name="T4">devolvettero</text:span><text:span text:style-name="T2"> (o </text:span><text:span text:style-name="T4">devolsero</text:span><text:span text:style-name="T2">) </text:span></text:p>
              </text:list-item>
              <text:list-item>
                <text:p text:style-name="P243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devoluto</text:span></text:p>
              </text:list-item>
            </text:list>
            <text:p text:style-name="P1">Si coniugano come <text:span text:style-name="T8">devolvere</text:span>: </text:p>
            <text:list xml:id="list4858576276679843185" text:style-name="L126">
              <text:list-item>
                <text:p text:style-name="P453"><text:span text:style-name="T1">Evòlvere</text:span> </text:p>
              </text:list-item>
              <text:list-item>
                <text:p text:style-name="P123"><text:span text:style-name="T1">Invòlvere</text:span>: participio passato anche <text:span text:style-name="T8">involto</text:span>; non usati il passato remoto.</text:p>
              </text:list-item>
            </text:list>
            <text:p text:style-name="P713"><text:bookmark text:name="Detrudere"/>Detrùdere</text:p>
            <text:list xml:id="list5471723478845572959" text:style-name="L127">
              <text:list-item>
                <text:p text:style-name="P589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detrusi, detrudesti, detruse, detrudemmo, detrudeste, detrusero</text:span><text:span text:style-name="T2"> </text:span></text:p>
              </text:list-item>
              <text:list-item>
                <text:p text:style-name="P244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detruso</text:span></text:p>
              </text:list-item>
            </text:list>
            <text:p text:style-name="P1">Si coniugano come <text:span text:style-name="T8">detrudere</text:span>: </text:p>
            <text:list xml:id="list8335940820519281164" text:style-name="L128">
              <text:list-item>
                <text:p text:style-name="P454"><text:span text:style-name="T1">Estrùdere</text:span> </text:p>
              </text:list-item>
              <text:list-item>
                <text:p text:style-name="P454"><text:span text:style-name="T1">Intrùdere</text:span> </text:p>
              </text:list-item>
              <text:list-item>
                <text:p text:style-name="P29">Protrùdere</text:p>
              </text:list-item>
            </text:list>
            <text:p text:style-name="P713"><text:bookmark text:name="difendere"/>Difèndere</text:p>
            <text:list xml:id="list5242142308908105123" text:style-name="L129">
              <text:list-item>
                <text:p text:style-name="P590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difesi, difendesti, difese, difendemmo, difendeste, difesero</text:span><text:span text:style-name="T2"> </text:span></text:p>
              </text:list-item>
              <text:list-item>
                <text:p text:style-name="P245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difeso</text:span></text:p>
              </text:list-item>
            </text:list>
            <text:p text:style-name="P1"><text:soft-page-break/>Si coniugano come <text:span text:style-name="T8">difendere</text:span>: </text:p>
            <text:list xml:id="list1792247577325391376" text:style-name="L130">
              <text:list-item>
                <text:p text:style-name="P30">Offèndere</text:p>
              </text:list-item>
            </text:list>
            <text:p text:style-name="P713"><text:bookmark text:name="diligere"/>Dilìgere</text:p>
            <text:list xml:id="list1991144661842505469" text:style-name="L131">
              <text:list-item>
                <text:p text:style-name="P591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dilessi, diligesti, dilesse, diligemmo, diligeste, dilessero</text:span><text:span text:style-name="T2"> </text:span></text:p>
              </text:list-item>
              <text:list-item>
                <text:p text:style-name="P246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diletto</text:span></text:p>
              </text:list-item>
            </text:list>
            <text:p text:style-name="P1">Si coniugano come <text:span text:style-name="T8">diligere</text:span>: </text:p>
            <text:list xml:id="list6135183225517153862" text:style-name="L132">
              <text:list-item>
                <text:p text:style-name="P455"><text:span text:style-name="T1">Predilìgere</text:span> </text:p>
              </text:list-item>
              <text:list-item>
                <text:p text:style-name="P124"><text:span text:style-name="T1">Neglìgere</text:span>: difettivo del presente indicativo e congiuntivo.</text:p>
              </text:list-item>
            </text:list>
            <text:p text:style-name="P713"><text:bookmark text:name="dipingere"/>Dipìngere</text:p>
            <text:p text:style-name="P1">Variante antica <text:span text:style-name="T8">dipignere</text:span> con -<text:span text:style-name="T8">gn</text:span>- al posto di -<text:span text:style-name="T8">ng</text:span>- davanti alle desinenze inizianti per i- e e-) </text:p>
            <text:list xml:id="list2949265343959769575" text:style-name="L133">
              <text:list-item>
                <text:p text:style-name="P592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dipinsi, dipingesti, dipinse, dipingemmo, dipingeste, dipinsero</text:span><text:span text:style-name="T2"> </text:span></text:p>
              </text:list-item>
              <text:list-item>
                <text:p text:style-name="P247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dipinto</text:span></text:p>
              </text:list-item>
            </text:list>
            <text:p text:style-name="P1">Si coniugano come <text:span text:style-name="T8">dipingere</text:span>: </text:p>
            <text:list xml:id="list5332409186845133360" text:style-name="L134">
              <text:list-item>
                <text:p text:style-name="P456"><text:span text:style-name="T1">Dispìngere</text:span> </text:p>
              </text:list-item>
              <text:list-item>
                <text:p text:style-name="P456"><text:span text:style-name="T1">Ridipìngere</text:span> </text:p>
              </text:list-item>
              <text:list-item>
                <text:p text:style-name="P31">Sdipìngere</text:p>
              </text:list-item>
            </text:list>
            <text:p text:style-name="P713"><text:bookmark text:name="dirigere"/>Dirìgere</text:p>
            <text:list xml:id="list4158416975609035286" text:style-name="L135">
              <text:list-item>
                <text:p text:style-name="P593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diressi, dirigesti, diresse, dirigemmo, dirigeste, diressero</text:span><text:span text:style-name="T2"> </text:span></text:p>
              </text:list-item>
              <text:list-item>
                <text:p text:style-name="P248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diretto</text:span></text:p>
              </text:list-item>
            </text:list>
            <text:p text:style-name="P706">Anticamente anche <text:span text:style-name="T8">diritto</text:span>.</text:p>
            <text:p text:style-name="P1">Si coniugano come <text:span text:style-name="T8">dirigere</text:span>: </text:p>
            <text:list xml:id="list2668616029417861741" text:style-name="L136">
              <text:list-item>
                <text:p text:style-name="P457"><text:span text:style-name="T1">Condirìgere</text:span> </text:p>
              </text:list-item>
              <text:list-item>
                <text:p text:style-name="P457"><text:span text:style-name="T1">Erìgere</text:span> </text:p>
              </text:list-item>
              <text:list-item>
                <text:p text:style-name="P457"><text:span text:style-name="T1">Indirìgere</text:span>: participio <text:span text:style-name="T8">indiritto</text:span> (o <text:span text:style-name="T8">indiretto</text:span>), </text:p>
              </text:list-item>
              <text:list-item>
                <text:p text:style-name="P32">Ridirìgere</text:p>
              </text:list-item>
            </text:list>
            <text:p text:style-name="P713"><text:bookmark text:name="discutere"/>Discùtere</text:p>
            <text:list xml:id="list8762776892449317559" text:style-name="L137">
              <text:list-item>
                <text:p text:style-name="P594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discussi, discutesti, discusse, discutemmo, discuteste, discussero</text:span><text:span text:style-name="T2"> </text:span></text:p>
              </text:list-item>
              <text:list-item>
                <text:p text:style-name="P249"><text:soft-page-break/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discusso</text:span></text:p>
              </text:list-item>
            </text:list>
            <text:p text:style-name="P1">Si coniugano come <text:span text:style-name="T8">discutere</text:span>: </text:p>
            <text:list xml:id="list3719156445767543234" text:style-name="L138">
              <text:list-item>
                <text:p text:style-name="P458"><text:span text:style-name="T1">Incùtere</text:span> </text:p>
              </text:list-item>
              <text:list-item>
                <text:p text:style-name="P33">Escùtere</text:p>
              </text:list-item>
            </text:list>
            <text:p text:style-name="P713"><text:bookmark text:name="distinguere"/>Distìnguere</text:p>
            <text:list xml:id="list3499757473245068682" text:style-name="L139">
              <text:list-item>
                <text:p text:style-name="P250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distinsi, distinguesti, distinse, distinguemmo, distingueste, distinsero</text:span></text:p>
              </text:list-item>
            </text:list>
            <text:p text:style-name="P706">Antiche le forme regolari <text:span text:style-name="T8">distinguetti</text:span> e <text:span text:style-name="T8">distinguei</text:span> ecc.</text:p>
            <text:list xml:id="list6406834167681898118" text:style-name="L140">
              <text:list-item>
                <text:p text:style-name="P251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distinto</text:span></text:p>
              </text:list-item>
            </text:list>
            <text:p text:style-name="P1">Si coniugano come <text:span text:style-name="T8">distinguere</text:span>: </text:p>
            <text:list xml:id="list4036492999887494176" text:style-name="L141">
              <text:list-item>
                <text:p text:style-name="P459"><text:span text:style-name="T1">Contraddistìnguere</text:span> </text:p>
              </text:list-item>
              <text:list-item>
                <text:p text:style-name="P459"><text:span text:style-name="T1">Estìnguere</text:span>: variante <text:span text:style-name="T8">stinguere</text:span> </text:p>
              </text:list-item>
              <text:list-item>
                <text:p text:style-name="P34">Suddistìnguere</text:p>
              </text:list-item>
            </text:list>
            <text:p text:style-name="P713"><text:bookmark text:name="dividere"/>Divìdere</text:p>
            <text:list xml:id="list2224127143047308025" text:style-name="L142">
              <text:list-item>
                <text:p text:style-name="P252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divisi, dividesti, divise, dividemmo, divideste, divisero</text:span></text:p>
              </text:list-item>
            </text:list>
            <text:p text:style-name="P706">Desuete le forme regolari <text:span text:style-name="T8">dividei</text:span> e <text:span text:style-name="T8">dividetti</text:span> ecc.</text:p>
            <text:list xml:id="list4636305650188074875" text:style-name="L143">
              <text:list-item>
                <text:p text:style-name="P253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diviso</text:span><text:span text:style-name="T2">.</text:span></text:p>
              </text:list-item>
            </text:list>
            <text:p text:style-name="P706">Antica la forma regolare <text:span text:style-name="T8">dividuto</text:span>.</text:p>
            <text:p text:style-name="P1">Si coniugano come <text:span text:style-name="T8">dividere</text:span>: </text:p>
            <text:list xml:id="list540226575762038896" text:style-name="L144">
              <text:list-item>
                <text:p text:style-name="P460"><text:span text:style-name="T1">Condivìdere</text:span> </text:p>
              </text:list-item>
              <text:list-item>
                <text:p text:style-name="P460"><text:span text:style-name="T1">Ridivìdere</text:span> </text:p>
              </text:list-item>
              <text:list-item>
                <text:p text:style-name="P125"><text:span text:style-name="T1">Suddivìdere</text:span>: variante <text:span text:style-name="T8">sottodividere</text:span></text:p>
              </text:list-item>
            </text:list>
            <text:p text:style-name="P713"><text:bookmark text:name="dolere"/>Dolére</text:p>
            <text:list xml:id="list639116801682025184" text:style-name="L145">
              <text:list-item>
                <text:p text:style-name="P254"><text:a xlink:type="simple" xlink:href="https://it.wikipedia.org/wiki/Presente_indicativo" text:style-name="Internet_20_link" text:visited-style-name="Visited_20_Internet_20_Link"><text:span text:style-name="T2">Presente</text:span></text:a><text:span text:style-name="T2">: </text:span><text:span text:style-name="T4">dolgo, duoli, duole, do(g)liamo</text:span><text:span text:style-name="T2">*, </text:span><text:span text:style-name="T4">dolete, dolgono</text:span></text:p>
              </text:list-item>
            </text:list>
            <text:p text:style-name="P706">Poetiche le forme <text:span text:style-name="T8">doglio(no)</text:span> per <text:span text:style-name="T8">dolgo(no), dole</text:span> per <text:span text:style-name="T8">duole</text:span></text:p>
            <text:list xml:id="list3988435387652915108" text:style-name="L146">
              <text:list-item>
                <text:p text:style-name="P255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dolsi, dolesti, dolse, dolemmo, doleste, dolsero</text:span></text:p>
              </text:list-item>
            </text:list>
            <text:p text:style-name="P706"><text:soft-page-break/>Arcaiche le forme in <text:span text:style-name="T8">dolv-</text:span> e <text:span text:style-name="T8">dolf-</text:span> per <text:span text:style-name="T8">dolsi</text:span> e <text:span text:style-name="T8">dolse</text:span>.</text:p>
            <text:list xml:id="list1690588142498589913" text:style-name="L147">
              <text:list-item>
                <text:p text:style-name="P256"><text:a xlink:type="simple" xlink:href="https://it.wikipedia.org/wiki/Futuro_semplice" text:style-name="Internet_20_link" text:visited-style-name="Visited_20_Internet_20_Link"><text:span text:style-name="T2">Futuro</text:span></text:a><text:span text:style-name="T2">: </text:span><text:span text:style-name="T4">dorrò, dorrai, dorrà, dorremo, dorrete, dorranno</text:span></text:p>
              </text:list-item>
            </text:list>
            <text:p text:style-name="P706">Antiche le forme non sincopate: <text:span text:style-name="T8">dolerò, dolerai</text:span> ecc.</text:p>
            <text:list xml:id="list7178688066455949185" text:style-name="L148">
              <text:list-item>
                <text:p text:style-name="P257"><text:a xlink:type="simple" xlink:href="https://it.wikipedia.org/wiki/Congiuntivo_presente" text:style-name="Internet_20_link" text:visited-style-name="Visited_20_Internet_20_Link"><text:span text:style-name="T2">Congiuntivo presente</text:span></text:a><text:span text:style-name="T2">: </text:span><text:span text:style-name="T4">dolga, dolga, dolga, doliamo</text:span><text:span text:style-name="T2">*, </text:span><text:span text:style-name="T4">doliate</text:span><text:span text:style-name="T2">*, </text:span><text:span text:style-name="T4">dolgano</text:span></text:p>
              </text:list-item>
            </text:list>
            <text:p text:style-name="P706">Poetiche le forme <text:span text:style-name="T8">doglia(no)</text:span> per <text:span text:style-name="T8">dolga(no)</text:span>.</text:p>
            <text:list xml:id="list2965336615692831420" text:style-name="L149">
              <text:list-item>
                <text:p text:style-name="P258"><text:a xlink:type="simple" xlink:href="https://it.wikipedia.org/wiki/Condizionale_presente" text:style-name="Internet_20_link" text:visited-style-name="Visited_20_Internet_20_Link"><text:span text:style-name="T2">Condizionale presente</text:span></text:a><text:span text:style-name="T2">: </text:span><text:span text:style-name="T4">dorrei, dorresti, dorrebbe, dorremmo, dorreste, dorrebbero</text:span></text:p>
              </text:list-item>
            </text:list>
            <text:p text:style-name="P706">Antiche le forme non sincopate: <text:span text:style-name="T8">dolerei, doleresti</text:span> ecc,; poetiche <text:span text:style-name="T8">dorria(no)</text:span> per <text:span text:style-name="T8">dorrei</text:span> e <text:span text:style-name="T8">dorrebbe(ro)</text:span>.</text:p>
            <text:list xml:id="list4220076319489110839" text:style-name="L150">
              <text:list-item>
                <text:p text:style-name="P216">Antiche le forme: <text:span text:style-name="T8">dogliente</text:span> per <text:span text:style-name="T8">dolente</text:span>; <text:span text:style-name="T8">dolto</text:span> per <text:span text:style-name="T8">doluto</text:span>; <text:span text:style-name="T8">dogliendo</text:span> per <text:span text:style-name="T8">dolendo</text:span></text:p>
              </text:list-item>
            </text:list>
            <text:p text:style-name="P1"><text:span text:style-name="T9">*Desuete le grafie con -gl-</text:span> </text:p>
            <text:p text:style-name="P1">Si coniugano come <text:span text:style-name="T8">dolere</text:span>: </text:p>
            <text:list xml:id="list9075492629595047199" text:style-name="L151">
              <text:list-item>
                <text:p text:style-name="P461"><text:span text:style-name="T1">Condolére</text:span> </text:p>
              </text:list-item>
              <text:list-item>
                <text:p text:style-name="P35">Sdolére</text:p>
              </text:list-item>
            </text:list>
            <text:p text:style-name="P713"><text:bookmark text:name="dovere"/>Dovére</text:p>
            <text:p text:style-name="Text_20_body"><text:span text:style-name="T2">Dal latino </text:span><text:span text:style-name="T14">debēre</text:span><text:span text:style-name="T2"> che spiega l'origine della radice </text:span><text:span text:style-name="T4">debb</text:span><text:span text:style-name="T2">- da cui anche </text:span><text:span text:style-name="T4">dobb</text:span><text:span text:style-name="T2">-, e anche dell'antica forma </text:span><text:span text:style-name="T4">devere</text:span><text:span text:style-name="T2">, da cui la radice </text:span><text:span text:style-name="T4">dev</text:span><text:span text:style-name="T2">-, di cui si hanno tracce di un uso antico in tutte le forme con sostituzione di </text:span><text:span text:style-name="T4">do</text:span><text:span text:style-name="T2">- in </text:span><text:span text:style-name="T4">de</text:span><text:span text:style-name="T2">- anche con le </text:span><text:a xlink:type="simple" xlink:href="https://it.wikipedia.org/wiki/Seconda_coniugazione#Varianti_desinenziali_antiche_o_poetiche" text:style-name="Internet_20_link" text:visited-style-name="Visited_20_Internet_20_Link"><text:span text:style-name="T2">varianti desinenziali antiche o poetiche</text:span></text:a><text:span text:style-name="T2">. </text:span></text:p>
            <text:list xml:id="list4667008961617384152" text:style-name="L152">
              <text:list-item>
                <text:p text:style-name="P259"><text:a xlink:type="simple" xlink:href="https://it.wikipedia.org/wiki/Presente_indicativo" text:style-name="Internet_20_link" text:visited-style-name="Visited_20_Internet_20_Link"><text:span text:style-name="T2">Presente</text:span></text:a><text:span text:style-name="T2">: </text:span><text:span text:style-name="T4">devo</text:span><text:span text:style-name="T2"> (o </text:span><text:span text:style-name="T4">debbo</text:span><text:span text:style-name="T2">), </text:span><text:span text:style-name="T4">devi, deve, dobbiamo, dovete, devono</text:span><text:span text:style-name="T2"> (o </text:span><text:span text:style-name="T4">debbono</text:span><text:span text:style-name="T2">)</text:span></text:p>
              </text:list-item>
            </text:list>
            <text:p text:style-name="P702"><text:span text:style-name="T9">Poetiche le forme antiche </text:span><text:span text:style-name="T10">deo(no)</text:span><text:span text:style-name="T9"> per </text:span><text:span text:style-name="T10">devo(no)</text:span><text:span text:style-name="T9">, e </text:span><text:span text:style-name="T10">deggio(no)</text:span><text:span text:style-name="T9"> per </text:span><text:span text:style-name="T10">debbo(no)</text:span><text:span text:style-name="T9">; </text:span><text:span text:style-name="T10">dei</text:span><text:span text:style-name="T9"> per </text:span><text:span text:style-name="T10">devi</text:span><text:span text:style-name="T9">; </text:span><text:span text:style-name="T10">dee</text:span><text:span text:style-name="T9"> per </text:span><text:span text:style-name="T10">deve</text:span><text:span text:style-name="T9">; </text:span><text:span text:style-name="T10">denno</text:span><text:span text:style-name="T9"> per </text:span><text:span text:style-name="T10">devono</text:span><text:span text:style-name="T9">.</text:span> </text:p>
            <text:p text:style-name="P706">Arcaiche le forme <text:span text:style-name="T8">debbe</text:span> per <text:span text:style-name="T8">deve</text:span>; <text:span text:style-name="T8">debbeno</text:span> per <text:span text:style-name="T8">debbono</text:span>; <text:span text:style-name="T8">doviamo</text:span> per <text:span text:style-name="T8">dobbiamo</text:span></text:p>
            <text:list xml:id="list2511151450170165386" text:style-name="L153">
              <text:list-item>
                <text:p text:style-name="P260"><text:a xlink:type="simple" xlink:href="https://it.wikipedia.org/wiki/Futuro_semplice" text:style-name="Internet_20_link" text:visited-style-name="Visited_20_Internet_20_Link"><text:span text:style-name="T2">Futuro</text:span></text:a><text:span text:style-name="T2">: </text:span><text:span text:style-name="T4">dovrò, dovrai, dovrà, dovremo, dovrete, dovranno</text:span></text:p>
              </text:list-item>
            </text:list>
            <text:p text:style-name="P706">Antiche le forme non sincopate: <text:span text:style-name="T8">dovero, doverai</text:span> ecc.</text:p>
            <text:list xml:id="list3413480636521930575" text:style-name="L154">
              <text:list-item>
                <text:p text:style-name="P261"><text:a xlink:type="simple" xlink:href="https://it.wikipedia.org/wiki/Congiuntivo_presente" text:style-name="Internet_20_link" text:visited-style-name="Visited_20_Internet_20_Link"><text:span text:style-name="T2">Congiuntivo presente</text:span></text:a><text:span text:style-name="T2">: </text:span><text:span text:style-name="T4">debba</text:span><text:span text:style-name="T2"> (o, rarissimo, </text:span><text:span text:style-name="T4">deva</text:span><text:span text:style-name="T2">), </text:span><text:span text:style-name="T4">debba</text:span><text:span text:style-name="T2"> (</text:span><text:span text:style-name="T4">deva</text:span><text:span text:style-name="T2">), </text:span><text:span text:style-name="T4">debba</text:span><text:span text:style-name="T2"> (</text:span><text:span text:style-name="T4">deva</text:span><text:span text:style-name="T2">), </text:span><text:span text:style-name="T4">dobbiamo, dobbiate, debbano</text:span><text:span text:style-name="T2"> (o </text:span><text:span text:style-name="T4">devano</text:span><text:span text:style-name="T2">)</text:span></text:p>
              </text:list-item>
            </text:list>
            <text:p text:style-name="P702"><text:span text:style-name="T9">Poetiche le forme antiche </text:span><text:span text:style-name="T10">dea(no)</text:span><text:span text:style-name="T9"> per </text:span><text:span text:style-name="T10">deva(no)</text:span><text:span text:style-name="T9">, e </text:span><text:span text:style-name="T10">deggia(no)</text:span><text:span text:style-name="T9"> per </text:span><text:span text:style-name="T10">debba(no)</text:span><text:span text:style-name="T9">; </text:span><text:span text:style-name="T10">deggiamo</text:span><text:span text:style-name="T9"> per </text:span><text:span text:style-name="T10">debbiamo</text:span><text:span text:style-name="T9">; </text:span><text:span text:style-name="T10">deggiate</text:span><text:span text:style-name="T9"> per </text:span><text:span text:style-name="T10">debbiate</text:span><text:span text:style-name="T9">.</text:span> </text:p>
            <text:p text:style-name="P706">Antiche le forme <text:span text:style-name="T8">debbia(no)</text:span> per <text:span text:style-name="T8">debba(no)</text:span>.</text:p>
            <text:list xml:id="list5247448579808699074" text:style-name="L155">
              <text:list-item>
                <text:p text:style-name="P262"><text:a xlink:type="simple" xlink:href="https://it.wikipedia.org/wiki/Condizionale_presente" text:style-name="Internet_20_link" text:visited-style-name="Visited_20_Internet_20_Link"><text:span text:style-name="T2">Condizionale presente</text:span></text:a><text:span text:style-name="T2">: </text:span><text:span text:style-name="T4">dovrei, dovresti, dovrebbe, dovremmo, dovreste, dovrebbero</text:span></text:p>
              </text:list-item>
            </text:list>
            <text:p text:style-name="P706"><text:soft-page-break/>Antiche le forme non sincopate: <text:span text:style-name="T8">doverei, doveresti</text:span> ecc.</text:p>
            <text:list xml:id="list8199561052800880387" text:style-name="L156">
              <text:list-item>
                <text:p text:style-name="P217">Arcaiche le forme: <text:span text:style-name="T8">debito</text:span> per <text:span text:style-name="T8">dovuto</text:span>; <text:span text:style-name="T8">dobbiendo</text:span> per <text:span text:style-name="T8">dovendo</text:span></text:p>
              </text:list-item>
            </text:list>
            <text:p text:style-name="P1">Si coniugano come <text:span text:style-name="T8">dovere</text:span>: </text:p>
            <text:list xml:id="list1241133864236212800" text:style-name="L157">
              <text:list-item>
                <text:p text:style-name="P36">Ridovére</text:p>
              </text:list-item>
            </text:list>
            <text:h text:style-name="P710" text:outline-level="3"><text:bookmark text:name="Seconda_coniugazione_E-L"/><text:bookmark-start text:name="__RefHeading___Toc439_925071808"/>Seconda coniugazione E-L<text:bookmark-end text:name="__RefHeading___Toc439_925071808"/></text:h>
            <text:p text:style-name="P713"><text:bookmark text:name="eccellere"/>Eccèllere</text:p>
            <text:list xml:id="list4993847968647580392" text:style-name="L158">
              <text:list-item>
                <text:p text:style-name="P595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eccelsi</text:span><text:span text:style-name="T2">, </text:span><text:span text:style-name="T4">eccellesti</text:span><text:span text:style-name="T2">, </text:span><text:span text:style-name="T4">eccelse</text:span><text:span text:style-name="T2">, </text:span><text:span text:style-name="T4">eccellemmo</text:span><text:span text:style-name="T2">, </text:span><text:span text:style-name="T4">eccelleste</text:span><text:span text:style-name="T2">, </text:span><text:span text:style-name="T4">eccelsero</text:span><text:span text:style-name="T2"> </text:span></text:p>
              </text:list-item>
              <text:list-item>
                <text:p text:style-name="P263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eccelso</text:span></text:p>
              </text:list-item>
            </text:list>
            <text:p text:style-name="P1">Si coniugano come <text:span text:style-name="T8">eccellere</text:span>: </text:p>
            <text:list xml:id="list4757506231675619095" text:style-name="L159">
              <text:list-item>
                <text:p text:style-name="P37">Sovreccèllere</text:p>
              </text:list-item>
            </text:list>
            <text:p text:style-name="P713"><text:bookmark text:name="elidere"/>Elìdere</text:p>
            <text:list xml:id="list5212601113898618891" text:style-name="L160">
              <text:list-item>
                <text:p text:style-name="P596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elisi, elidesti, elise, elidemmo, elideste, elisero</text:span><text:span text:style-name="T2"> </text:span></text:p>
              </text:list-item>
              <text:list-item>
                <text:p text:style-name="P264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eliso</text:span></text:p>
              </text:list-item>
            </text:list>
            <text:p text:style-name="P1">Si coniugano come <text:span text:style-name="T8">elidere</text:span>: </text:p>
            <text:list xml:id="list6219322398868746777" text:style-name="L161">
              <text:list-item>
                <text:p text:style-name="P462"><text:span text:style-name="T1">Allìdere</text:span> </text:p>
              </text:list-item>
              <text:list-item>
                <text:p text:style-name="P38">Collìdere</text:p>
              </text:list-item>
            </text:list>
            <text:p text:style-name="P713"><text:bookmark text:name="ergere"/>Èrgere</text:p>
            <text:list xml:id="list17725792284897689" text:style-name="L162">
              <text:list-item>
                <text:p text:style-name="P597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ersi, ergesti, erse, ergemmo, ergeste, ersero</text:span><text:span text:style-name="T2"> </text:span></text:p>
              </text:list-item>
              <text:list-item>
                <text:p text:style-name="P265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erto</text:span></text:p>
              </text:list-item>
            </text:list>
            <text:p text:style-name="P1">Si coniugano come <text:span text:style-name="T8">ergere</text:span>: </text:p>
            <text:list xml:id="list1138788614805861500" text:style-name="L163">
              <text:list-item>
                <text:p text:style-name="P39">Adèrgere</text:p>
              </text:list-item>
            </text:list>
            <text:p text:style-name="P713"><text:bookmark text:name="esigere"/>Esìgere</text:p>
            <text:list xml:id="list318113788625281247" text:style-name="L164">
              <text:list-item>
                <text:p text:style-name="P266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esatto</text:span><text:span text:style-name="T2"> (solo nell'uso burocratico per 'riscosso')</text:span></text:p>
              </text:list-item>
            </text:list>
            <text:p text:style-name="P705"><text:span text:style-name="T11">Il </text:span><text:a xlink:type="simple" xlink:href="https://it.wikipedia.org/wiki/Dizionario_d%27ortografia_e_di_pronunzia" text:style-name="Internet_20_link" text:visited-style-name="Visited_20_Internet_20_Link"><text:span text:style-name="T11">DOP</text:span></text:a><text:span text:style-name="T11"> segnala con riserva l'uso di </text:span><text:span text:style-name="T12">esigito</text:span><text:span text:style-name="T11"> nel significato di 'preteso; imposto'</text:span><text:bookmark text:name="cite_ref-15"/><text:a xlink:type="simple" xlink:href="https://it.wikipedia.org/w/index.php?title=Verbi_irregolari_italiani&amp;printable=yes#cite_note-15" text:style-name="Internet_20_link" text:visited-style-name="Visited_20_Internet_20_Link"><text:span text:style-name="T2">[15]</text:span></text:a></text:p>
            <text:p text:style-name="P1">Si coniugano come <text:span text:style-name="T8">esigere</text:span>: </text:p>
            <text:list xml:id="list8710284185045065753" text:style-name="L165">
              <text:list-item>
                <text:p text:style-name="P40"><text:soft-page-break/>Transìgere</text:p>
              </text:list-item>
            </text:list>
            <text:p text:style-name="P713"><text:bookmark text:name="espellere"/>Espèllere</text:p>
            <text:list xml:id="list6616217160270104111" text:style-name="L166">
              <text:list-item>
                <text:p text:style-name="P598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espulsi, espellesti, espulse, espellemmo, espelleste, espulsero</text:span><text:span text:style-name="T2"> </text:span></text:p>
              </text:list-item>
              <text:list-item>
                <text:p text:style-name="P267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espulso</text:span></text:p>
              </text:list-item>
            </text:list>
            <text:p text:style-name="P1">Si coniugano come <text:span text:style-name="T8">espellere</text:span>: </text:p>
            <text:list xml:id="list7871661602919027909" text:style-name="L167">
              <text:list-item>
                <text:p text:style-name="P463"><text:span text:style-name="T1">Impèllere</text:span> </text:p>
              </text:list-item>
              <text:list-item>
                <text:p text:style-name="P463"><text:span text:style-name="T1">Propèllere</text:span> </text:p>
              </text:list-item>
              <text:list-item>
                <text:p text:style-name="P126"><text:span text:style-name="T1">Repèllere</text:span>: variante <text:span text:style-name="T8">ripellere</text:span></text:p>
              </text:list-item>
            </text:list>
            <text:p text:style-name="P713"><text:bookmark text:name="esplodere"/>Esplódere</text:p>
            <text:list xml:id="list5753391686448353992" text:style-name="L168">
              <text:list-item>
                <text:p text:style-name="P599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esplosi, esplodesti, esplose, esplodemmo, esplodeste, esplosero</text:span><text:span text:style-name="T2"> </text:span></text:p>
              </text:list-item>
              <text:list-item>
                <text:p text:style-name="P268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esploso</text:span></text:p>
              </text:list-item>
            </text:list>
            <text:p text:style-name="P1">Si coniugano come <text:span text:style-name="T8">esplodere</text:span>: </text:p>
            <text:list xml:id="list7608721770053308438" text:style-name="L169">
              <text:list-item>
                <text:p text:style-name="P464"><text:span text:style-name="T1">Implódere</text:span> </text:p>
              </text:list-item>
              <text:list-item>
                <text:p text:style-name="P41">Riesplódere</text:p>
              </text:list-item>
            </text:list>
            <text:p text:style-name="P713"><text:bookmark text:name="essere"/>Èssere</text:p>
            <text:p text:style-name="P1">Dal latino <text:span text:style-name="T13">esse</text:span> da cui derivano la maggior parte delle irregolarità del verbo comprese le radice <text:span text:style-name="T8">er</text:span>- e <text:span text:style-name="T8">fu</text:span>- e <text:span text:style-name="T8">fos</text:span>-, queste ultime anticamente tutte in <text:span text:style-name="T8">fus</text:span>- </text:p>
            <text:list xml:id="list7989812983957048691" text:style-name="L170">
              <text:list-item>
                <text:p text:style-name="P269"><text:a xlink:type="simple" xlink:href="https://it.wikipedia.org/wiki/Presente_indicativo" text:style-name="Internet_20_link" text:visited-style-name="Visited_20_Internet_20_Link"><text:span text:style-name="T2">Presente</text:span></text:a><text:span text:style-name="T2">: </text:span><text:span text:style-name="T4">sono, sei, è, siamo, siete, sono</text:span></text:p>
              </text:list-item>
            </text:list>
            <text:p text:style-name="P706">Arcaiche le forme: <text:span text:style-name="T8">semo</text:span> o <text:span text:style-name="T8">siemo</text:span> per <text:span text:style-name="T8">siamo</text:span>; <text:span text:style-name="T8">sete</text:span> per <text:span text:style-name="T8">siete, enno</text:span> per <text:span text:style-name="T8">sono</text:span></text:p>
            <text:list xml:id="list5937875404118912505" text:style-name="L171">
              <text:list-item>
                <text:p text:style-name="P270"><text:a xlink:type="simple" xlink:href="https://it.wikipedia.org/wiki/Imperfetto_indicativo" text:style-name="Internet_20_link" text:visited-style-name="Visited_20_Internet_20_Link"><text:span text:style-name="T2">Imperfetto</text:span></text:a><text:span text:style-name="T2">: </text:span><text:span text:style-name="T4">ero, eri, era, eravamo, eravate, erano</text:span></text:p>
              </text:list-item>
            </text:list>
            <text:p text:style-name="P706">Antiche le forme: <text:span text:style-name="T8">era</text:span> per <text:span text:style-name="T8">ero, eramo</text:span> e <text:span text:style-name="T8">savamo</text:span> per <text:span text:style-name="T8">eravamo</text:span>, <text:span text:style-name="T8">erate</text:span> e <text:span text:style-name="T8">savate</text:span> per <text:span text:style-name="T8">eravate</text:span></text:p>
            <text:list xml:id="list8650217271200481534" text:style-name="L172">
              <text:list-item>
                <text:p text:style-name="P271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fui, fosti, fu, fummo, foste, furono</text:span></text:p>
              </text:list-item>
            </text:list>
            <text:p text:style-name="P706">Arcaiche le forme <text:span text:style-name="T8">fue</text:span> per <text:span text:style-name="T8">fu</text:span>; e <text:span text:style-name="T8">funno</text:span> per <text:span text:style-name="T8">furono</text:span>, poetiche invece per quest'ultima: <text:span text:style-name="T8">fuoro, furo</text:span> o <text:span text:style-name="T8">foro</text:span></text:p>
            <text:list xml:id="list2802828153854218112" text:style-name="L173">
              <text:list-item>
                <text:p text:style-name="P272"><text:a xlink:type="simple" xlink:href="https://it.wikipedia.org/wiki/Futuro_semplice" text:style-name="Internet_20_link" text:visited-style-name="Visited_20_Internet_20_Link"><text:span text:style-name="T2">Futuro</text:span></text:a><text:span text:style-name="T2">: </text:span><text:span text:style-name="T4">sarò, sarai, sarà, saremo, sarete, saranno</text:span><text:span text:style-name="T2">.</text:span></text:p>
              </text:list-item>
            </text:list>
            <text:p text:style-name="P706">Arcaiche le forme primigenie: <text:span text:style-name="T8">serò, serai</text:span> ecc.; poetiche <text:span text:style-name="T8">fia(no)</text:span> e <text:span text:style-name="T8">fie(no)</text:span> per <text:span text:style-name="T8">sarà(nno)</text:span></text:p>
            <text:list xml:id="list2468533553642497266" text:style-name="L174">
              <text:list-item>
                <text:p text:style-name="P273"><text:a xlink:type="simple" xlink:href="https://it.wikipedia.org/wiki/Congiuntivo_presente" text:style-name="Internet_20_link" text:visited-style-name="Visited_20_Internet_20_Link"><text:span text:style-name="T2">Congiuntivo presente</text:span></text:a><text:span text:style-name="T2">: </text:span><text:span text:style-name="T4">sia, sia, sia, siamo, siate, siano</text:span></text:p>
              </text:list-item>
            </text:list>
            <text:p text:style-name="P706"><text:soft-page-break/>antiche le forme <text:span text:style-name="T8">sii</text:span> per <text:span text:style-name="T8">sia (tu)</text:span>, e <text:span text:style-name="T8">sieno</text:span> per <text:span text:style-name="T8">siano</text:span></text:p>
            <text:list xml:id="list578769398749539931" text:style-name="L175">
              <text:list-item>
                <text:p text:style-name="P274"><text:a xlink:type="simple" xlink:href="https://it.wikipedia.org/wiki/Congiuntivo_imperfetto" text:style-name="Internet_20_link" text:visited-style-name="Visited_20_Internet_20_Link"><text:span text:style-name="T2">Congiuntivo imperfetto</text:span></text:a><text:span text:style-name="T2">: </text:span><text:span text:style-name="T4">fossi, fossi, fosse, fossimo, foste, fossero</text:span></text:p>
              </text:list-item>
            </text:list>
            <text:p text:style-name="P706">Antiche le forme <text:span text:style-name="T8">fossono</text:span> e <text:span text:style-name="T8">fossino</text:span> per <text:span text:style-name="T8">fossero</text:span></text:p>
            <text:list xml:id="list4785407693418494097" text:style-name="L176">
              <text:list-item>
                <text:p text:style-name="P275"><text:a xlink:type="simple" xlink:href="https://it.wikipedia.org/wiki/Condizionale_presente" text:style-name="Internet_20_link" text:visited-style-name="Visited_20_Internet_20_Link"><text:span text:style-name="T2">Condizionale presente</text:span></text:a><text:span text:style-name="T2">: </text:span><text:span text:style-name="T4">sarei, saresti, sarebbe, saremmo, sareste, sarebbero</text:span></text:p>
              </text:list-item>
            </text:list>
            <text:p text:style-name="P708"><text:span text:style-name="T9">Poetiche le forme </text:span><text:span text:style-name="T10">saria(no)</text:span><text:span text:style-name="T9"> o </text:span><text:span text:style-name="T10">fora(no)</text:span><text:span text:style-name="T9"> per </text:span><text:span text:style-name="T10">sarei</text:span><text:span text:style-name="T9"> e </text:span><text:span text:style-name="T10">sarebbe(ro)</text:span>.</text:p>
            <text:list xml:id="list988846219858023521" text:style-name="L177">
              <text:list-item>
                <text:p text:style-name="P600"><text:a xlink:type="simple" xlink:href="https://it.wikipedia.org/wiki/Imperativo" text:style-name="Internet_20_link" text:visited-style-name="Visited_20_Internet_20_Link"><text:span text:style-name="T2">Imperativo</text:span></text:a><text:span text:style-name="T2">: </text:span><text:span text:style-name="T4">sii, sia, siamo, siate, siano</text:span><text:span text:style-name="T2"> </text:span></text:p>
              </text:list-item>
              <text:list-item>
                <text:p text:style-name="P276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stato</text:span><text:span text:style-name="T2">.</text:span></text:p>
              </text:list-item>
            </text:list>
            <text:p text:style-name="P706">Antico <text:span text:style-name="T8">essuto</text:span> e l'accorciamento <text:span text:style-name="T8">suto</text:span></text:p>
            <text:list xml:id="list6921155403357794980" text:style-name="L178">
              <text:list-item>
                <text:p text:style-name="P218">antico il gerundio <text:span text:style-name="T8">sendo</text:span> per <text:span text:style-name="T8">essendo</text:span></text:p>
              </text:list-item>
            </text:list>
            <text:p text:style-name="P1">Si coniugano come <text:span text:style-name="T8">essere</text:span>: </text:p>
            <text:list xml:id="list4486329402927682573" text:style-name="L179">
              <text:list-item>
                <text:p text:style-name="P42">Rièssere</text:p>
              </text:list-item>
            </text:list>
            <text:p text:style-name="P713"><text:bookmark text:name="evadere"/>Evàdere</text:p>
            <text:list xml:id="list1285845822421966493" text:style-name="L180">
              <text:list-item>
                <text:p text:style-name="P601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evasi, evadesti, evase, evademmo, evadeste, evasero</text:span><text:span text:style-name="T2"> </text:span></text:p>
              </text:list-item>
              <text:list-item>
                <text:p text:style-name="P277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evaso</text:span></text:p>
              </text:list-item>
            </text:list>
            <text:p text:style-name="P1">Si coniugano come <text:span text:style-name="T8">evadere</text:span>: </text:p>
            <text:list xml:id="list4569115627377463172" text:style-name="L181">
              <text:list-item>
                <text:p text:style-name="P465"><text:span text:style-name="T1">Invàdere</text:span> </text:p>
              </text:list-item>
              <text:list-item>
                <text:p text:style-name="P43">Pervàdere</text:p>
              </text:list-item>
            </text:list>
            <text:p text:style-name="Horizontal_20_Line"/>
            <text:p text:style-name="P713"><text:bookmark text:name="figgere"/>Fìggere</text:p>
            <text:list xml:id="list6756447126932928497" text:style-name="L182">
              <text:list-item>
                <text:p text:style-name="P602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fissi, figgesti, fisse, figgemmo, figgeste, fissero</text:span><text:span text:style-name="T2"> </text:span></text:p>
              </text:list-item>
              <text:list-item>
                <text:p text:style-name="P278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fitto</text:span></text:p>
              </text:list-item>
            </text:list>
            <text:p text:style-name="P706">antica la forma <text:span text:style-name="T8">fisso</text:span></text:p>
            <text:p text:style-name="P1">Si coniugano come <text:span text:style-name="T8">figgere</text:span>: </text:p>
            <text:list xml:id="list8481794533444636199" text:style-name="L183">
              <text:list-item>
                <text:p text:style-name="P466"><text:span text:style-name="T1">Affìggere</text:span>: participio <text:span text:style-name="T8">affisso</text:span> </text:p>
              </text:list-item>
              <text:list-item>
                <text:p text:style-name="P466"><text:span text:style-name="T1">Confìggere</text:span> </text:p>
              </text:list-item>
              <text:list-item>
                <text:p text:style-name="P466"><text:span text:style-name="T1">Crocifìggere</text:span>: participio <text:span text:style-name="T8">crocifisso</text:span>. varianti <text:span text:style-name="T8">crocefiggere</text:span> e <text:span text:style-name="T8">crucifiggere</text:span> </text:p>
              </text:list-item>
              <text:list-item>
                <text:p text:style-name="P466"><text:span text:style-name="T1">Defìggere</text:span>: participio<text:span text:style-name="T8">defisso</text:span>. </text:p>
              </text:list-item>
              <text:list-item>
                <text:p text:style-name="P466"><text:soft-page-break/><text:span text:style-name="T1">Disconfìggere</text:span> </text:p>
              </text:list-item>
              <text:list-item>
                <text:p text:style-name="P466"><text:span text:style-name="T1">Infìggere</text:span>: participio <text:span text:style-name="T8">infisso</text:span> </text:p>
              </text:list-item>
              <text:list-item>
                <text:p text:style-name="P466"><text:span text:style-name="T1">Prefìggere</text:span>: participio <text:span text:style-name="T8">prefisso</text:span> </text:p>
              </text:list-item>
              <text:list-item>
                <text:p text:style-name="P466"><text:span text:style-name="T1">Rifìggere</text:span>: participio anche <text:span text:style-name="T8">rifisso</text:span> </text:p>
              </text:list-item>
              <text:list-item>
                <text:p text:style-name="P466"><text:span text:style-name="T1">Scalfìggere</text:span> </text:p>
              </text:list-item>
              <text:list-item>
                <text:p text:style-name="P466"><text:span text:style-name="T1">Sconfìggere</text:span> </text:p>
              </text:list-item>
              <text:list-item>
                <text:p text:style-name="P466"><text:span text:style-name="T1">Scrocifìggere</text:span>: participio <text:span text:style-name="T8">scrocifisso</text:span> </text:p>
              </text:list-item>
              <text:list-item>
                <text:p text:style-name="P466"><text:span text:style-name="T1">Suffìggere</text:span>: participio <text:span text:style-name="T8">suffisso</text:span> </text:p>
              </text:list-item>
              <text:list-item>
                <text:p text:style-name="P44">Trafìggere</text:p>
              </text:list-item>
            </text:list>
            <text:p text:style-name="P713"><text:bookmark text:name="fingere"/>Fìngere</text:p>
            <text:list xml:id="list8280340628228406740" text:style-name="L184">
              <text:list-item>
                <text:p text:style-name="P603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finsi, fingesti, finse, fingemmo, fingeste, finsero</text:span><text:span text:style-name="T2"> </text:span></text:p>
              </text:list-item>
              <text:list-item>
                <text:p text:style-name="P279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finto</text:span></text:p>
              </text:list-item>
            </text:list>
            <text:p text:style-name="P1">Si coniugano come <text:span text:style-name="T8">fingere</text:span>: </text:p>
            <text:list xml:id="list5999633310828202555" text:style-name="L185">
              <text:list-item>
                <text:p text:style-name="P467"><text:span text:style-name="T1">Confìngere</text:span> </text:p>
              </text:list-item>
              <text:list-item>
                <text:p text:style-name="P467"><text:span text:style-name="T1">Diffìngere</text:span> </text:p>
              </text:list-item>
              <text:list-item>
                <text:p text:style-name="P467"><text:span text:style-name="T1">Effìngere</text:span> </text:p>
              </text:list-item>
              <text:list-item>
                <text:p text:style-name="P45">Infìngere</text:p>
              </text:list-item>
            </text:list>
            <text:p text:style-name="P713"><text:bookmark text:name="flettere"/>Flèttere</text:p>
            <text:list xml:id="list867290893782823532" text:style-name="L186">
              <text:list-item>
                <text:p text:style-name="P604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flettei</text:span><text:span text:style-name="T2"> o </text:span><text:span text:style-name="T4">flessi, flettesti, fletté</text:span><text:span text:style-name="T2"> o </text:span><text:span text:style-name="T4">flesse, flettemmo, fletteste, fletterono</text:span><text:span text:style-name="T2"> o </text:span><text:span text:style-name="T4">flessero</text:span><text:span text:style-name="T2"> </text:span></text:p>
              </text:list-item>
              <text:list-item>
                <text:p text:style-name="P280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flesso</text:span><text:span text:style-name="T2"> (o, raro, </text:span><text:span text:style-name="T4">flettuto</text:span><text:span text:style-name="T2">)</text:span></text:p>
              </text:list-item>
            </text:list>
            <text:p text:style-name="P1">Si coniugano come <text:span text:style-name="T8">flettere</text:span>: </text:p>
            <text:list xml:id="list7073736702159830518" text:style-name="L187">
              <text:list-item>
                <text:p text:style-name="P468"><text:span text:style-name="T1">Circonflèttere</text:span> </text:p>
              </text:list-item>
              <text:list-item>
                <text:p text:style-name="P468"><text:span text:style-name="T1">Deflèttere</text:span>: preferibili le forme in <text:span text:style-name="T8">defless</text:span>- </text:p>
              </text:list-item>
              <text:list-item>
                <text:p text:style-name="P468"><text:span text:style-name="T1">Estroflèttere</text:span> </text:p>
              </text:list-item>
              <text:list-item>
                <text:p text:style-name="P468"><text:span text:style-name="T1">Inflèttere</text:span>: preferibili le forme in <text:span text:style-name="T8">infless</text:span>- </text:p>
              </text:list-item>
              <text:list-item>
                <text:p text:style-name="P468"><text:span text:style-name="T1">Introflèttere</text:span> </text:p>
              </text:list-item>
              <text:list-item>
                <text:p text:style-name="P127"><text:span text:style-name="T1">Riflèttere</text:span>: nei significati transitivi di 'rimandare indietro, respingere' e 'specchiare' sono proprie le forme in <text:span text:style-name="T8">rifless</text:span>-; nel significato intransitivo di 'meditare' le forme in <text:span text:style-name="T8">riflett</text:span>-, variante <text:bookmark text:name="reflettere"/>reflettere</text:p>
              </text:list-item>
            </text:list>
            <text:p text:style-name="P713"><text:bookmark text:name="fondere"/>Fóndere</text:p>
            <text:list xml:id="list6504727854542154954" text:style-name="L188">
              <text:list-item>
                <text:p text:style-name="P281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fusi, fondesti, fuse, fondemmo, fondeste, fusero</text:span></text:p>
              </text:list-item>
            </text:list>
            <text:p text:style-name="P706"><text:soft-page-break/>desuete le forme regolari <text:span text:style-name="T8">fondei</text:span> ecc.</text:p>
            <text:list xml:id="list4668771738171445541" text:style-name="L189">
              <text:list-item>
                <text:p text:style-name="P282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fuso</text:span><text:span text:style-name="T2">.</text:span></text:p>
              </text:list-item>
            </text:list>
            <text:p text:style-name="P706">desuete la forma regolare <text:span text:style-name="T8">fonduto</text:span> ecc.</text:p>
            <text:p text:style-name="P1">Si coniugano come <text:span text:style-name="T8">fondere</text:span>: </text:p>
            <text:list xml:id="list4864263502317051269" text:style-name="L190">
              <text:list-item>
                <text:p text:style-name="P469"><text:span text:style-name="T1">Circonfóndere</text:span> </text:p>
              </text:list-item>
              <text:list-item>
                <text:p text:style-name="P469"><text:span text:style-name="T1">Confóndere</text:span> </text:p>
              </text:list-item>
              <text:list-item>
                <text:p text:style-name="P469"><text:span text:style-name="T1">Diffóndere</text:span> </text:p>
              </text:list-item>
              <text:list-item>
                <text:p text:style-name="P469"><text:span text:style-name="T1">Effóndere</text:span> </text:p>
              </text:list-item>
              <text:list-item>
                <text:p text:style-name="P469"><text:span text:style-name="T1">Infóndere</text:span> </text:p>
              </text:list-item>
              <text:list-item>
                <text:p text:style-name="P469"><text:span text:style-name="T1">Perfóndere</text:span> </text:p>
              </text:list-item>
              <text:list-item>
                <text:p text:style-name="P469"><text:span text:style-name="T1">Profóndere</text:span> </text:p>
              </text:list-item>
              <text:list-item>
                <text:p text:style-name="P469"><text:span text:style-name="T1">Radiodiffóndere</text:span> </text:p>
              </text:list-item>
              <text:list-item>
                <text:p text:style-name="P469"><text:span text:style-name="T1">Reinfóndere</text:span> </text:p>
              </text:list-item>
              <text:list-item>
                <text:p text:style-name="P469"><text:span text:style-name="T1">Rifóndere</text:span> </text:p>
              </text:list-item>
              <text:list-item>
                <text:p text:style-name="P469"><text:span text:style-name="T1">Scoffóndere</text:span> </text:p>
              </text:list-item>
              <text:list-item>
                <text:p text:style-name="P469"><text:span text:style-name="T1">Soffóndere</text:span>: variante <text:span text:style-name="T8">suffondere</text:span> </text:p>
              </text:list-item>
              <text:list-item>
                <text:p text:style-name="P469"><text:span text:style-name="T1">Telediffóndere</text:span> </text:p>
              </text:list-item>
              <text:list-item>
                <text:p text:style-name="P128"><text:span text:style-name="T1">Trasfóndere</text:span>: variante <text:span text:style-name="T8">transfondere</text:span></text:p>
              </text:list-item>
            </text:list>
            <text:p text:style-name="P713"><text:bookmark text:name="frangere"/>Fràngere</text:p>
            <text:p text:style-name="P1">Variante antica <text:span text:style-name="T8">fragnere</text:span> con -gn- al posto di -ng- davanti alle desinenze inizianti per i- e e-. </text:p>
            <text:list xml:id="list2247199351731701509" text:style-name="L191">
              <text:list-item>
                <text:p text:style-name="P605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fransi, frangesti, franse, frangemmo, frangeste, fransero</text:span><text:span text:style-name="T2"> </text:span></text:p>
              </text:list-item>
              <text:list-item>
                <text:p text:style-name="P283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franto</text:span></text:p>
              </text:list-item>
            </text:list>
            <text:p text:style-name="P1">Si coniugano come <text:span text:style-name="T8">frangere</text:span>: </text:p>
            <text:list xml:id="list7458743423412103636" text:style-name="L192">
              <text:list-item>
                <text:p text:style-name="P470"><text:span text:style-name="T1">Affràngere</text:span>: variante antica <text:span text:style-name="T8">affragnere</text:span> </text:p>
              </text:list-item>
              <text:list-item>
                <text:p text:style-name="P470"><text:span text:style-name="T1">Diffràngere</text:span> </text:p>
              </text:list-item>
              <text:list-item>
                <text:p text:style-name="P470"><text:span text:style-name="T1">Infràngere</text:span>: variante antica <text:span text:style-name="T8">infragnere</text:span> </text:p>
              </text:list-item>
              <text:list-item>
                <text:p text:style-name="P470"><text:span text:style-name="T1">Rifràngere</text:span>: variante ''<text:span text:style-name="T8">renfrangere</text:span> </text:p>
              </text:list-item>
              <text:list-item>
                <text:p text:style-name="P470"><text:span text:style-name="T1">Rinfràngere</text:span> </text:p>
              </text:list-item>
              <text:list-item>
                <text:p text:style-name="P46">Sfràngere</text:p>
              </text:list-item>
            </text:list>
            <text:p text:style-name="P713"><text:bookmark text:name="friggere"/>Frìggere</text:p>
            <text:list xml:id="list3114805758550256750" text:style-name="L193">
              <text:list-item>
                <text:p text:style-name="P606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frissi, friggesti, frisse, friggemmo, friggeste, frissero</text:span><text:span text:style-name="T2"> </text:span></text:p>
              </text:list-item>
              <text:list-item>
                <text:p text:style-name="P284"><text:soft-page-break/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fritto</text:span></text:p>
              </text:list-item>
            </text:list>
            <text:p text:style-name="P1">Si coniugano come <text:span text:style-name="T8">friggere</text:span>: </text:p>
            <text:list xml:id="list8742745930785240616" text:style-name="L194">
              <text:list-item>
                <text:p text:style-name="P471"><text:span text:style-name="T1">Rifrìggere</text:span> </text:p>
              </text:list-item>
              <text:list-item>
                <text:p text:style-name="P471"><text:span text:style-name="T1">Sfrìggere</text:span> </text:p>
              </text:list-item>
              <text:list-item>
                <text:p text:style-name="P47">Soffrìggere</text:p>
              </text:list-item>
            </text:list>
            <text:p text:style-name="P713"><text:bookmark text:name="fulgere"/>Fùlgere</text:p>
            <text:list xml:id="list2763084359590243496" text:style-name="L195">
              <text:list-item>
                <text:p text:style-name="P607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fulsi, fulgesti, fulse, fulgemmo, fulgeste, fulsero</text:span><text:span text:style-name="T2"> </text:span></text:p>
              </text:list-item>
              <text:list-item>
                <text:p text:style-name="P285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mancante.</text:span></text:p>
              </text:list-item>
            </text:list>
            <text:p text:style-name="P1">Si coniugano come <text:span text:style-name="T8">fulgere</text:span>: </text:p>
            <text:list xml:id="list549473802303507528" text:style-name="L196">
              <text:list-item>
                <text:p text:style-name="P472"><text:span text:style-name="T1">Circonfùlgere</text:span> </text:p>
              </text:list-item>
              <text:list-item>
                <text:p text:style-name="P129"><text:span text:style-name="T1">Rifùlgere</text:span>: participio <text:span text:style-name="T8">rifulso</text:span>; variante <text:span text:style-name="T8">refulgere</text:span></text:p>
              </text:list-item>
            </text:list>
            <text:p text:style-name="P713"><text:bookmark text:name="fungere"/>Fùngere</text:p>
            <text:list xml:id="list671368966007407962" text:style-name="L197">
              <text:list-item>
                <text:p text:style-name="P608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funsi, fungesti, funse, fungemmo, fungeste, funsero</text:span><text:span text:style-name="T2"> </text:span></text:p>
              </text:list-item>
              <text:list-item>
                <text:p text:style-name="P286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funto</text:span></text:p>
              </text:list-item>
            </text:list>
            <text:p text:style-name="P1">Si coniugano come <text:span text:style-name="T8">fungere</text:span>: </text:p>
            <text:list xml:id="list4050105483293595084" text:style-name="L198">
              <text:list-item>
                <text:p text:style-name="P48">Defùngere</text:p>
              </text:list-item>
            </text:list>
            <text:p text:style-name="Horizontal_20_Line"/>
            <text:p text:style-name="P713"><text:bookmark text:name="giacere"/>Giacére</text:p>
            <text:list xml:id="list5170417433905471392" text:style-name="L199">
              <text:list-item>
                <text:p text:style-name="P609"><text:a xlink:type="simple" xlink:href="https://it.wikipedia.org/wiki/Presente_indicativo" text:style-name="Internet_20_link" text:visited-style-name="Visited_20_Internet_20_Link"><text:span text:style-name="T2">Presente</text:span></text:a><text:span text:style-name="T2">: </text:span><text:span text:style-name="T4">giaccio, giaci, giace, giacciamo, giacete, giacciono</text:span><text:span text:style-name="T2"> </text:span></text:p>
              </text:list-item>
              <text:list-item>
                <text:p text:style-name="P609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giacqui, giacesti, giacque, giacemmo, giaceste, giacquero</text:span><text:span text:style-name="T2"> </text:span></text:p>
              </text:list-item>
              <text:list-item>
                <text:p text:style-name="P287"><text:a xlink:type="simple" xlink:href="https://it.wikipedia.org/wiki/Congiuntivo_presente" text:style-name="Internet_20_link" text:visited-style-name="Visited_20_Internet_20_Link"><text:span text:style-name="T2">Congiuntivo presente</text:span></text:a><text:span text:style-name="T2">: </text:span><text:span text:style-name="T4">giaccia, giaccia, giaccia, giacciamo, giacciate, giacciano</text:span></text:p>
              </text:list-item>
            </text:list>
            <text:p text:style-name="P706">Antiche le forme regolari <text:span text:style-name="T8">giacei</text:span> e <text:span text:style-name="T8">giacetti</text:span> ecc.</text:p>
            <text:list xml:id="list5298161443347013158" text:style-name="L200">
              <text:list-item>
                <text:p text:style-name="P288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giaciuto</text:span></text:p>
              </text:list-item>
            </text:list>
            <text:p text:style-name="P1">Si coniugano come <text:span text:style-name="T8">giacere</text:span>: </text:p>
            <text:list xml:id="list4649513235610659056" text:style-name="L201">
              <text:list-item>
                <text:p text:style-name="P49">Soggiacére</text:p>
              </text:list-item>
            </text:list>
            <text:p text:style-name="P713"><text:bookmark text:name="giungere"/>Giùngere</text:p>
            <text:p text:style-name="P1"><text:soft-page-break/>Variante antica <text:span text:style-name="T8">giugnere</text:span> con -gn- al posto di -ng- davanti alle desinenze inizianti per i- e e-. </text:p>
            <text:list xml:id="list2108405558082452159" text:style-name="L202">
              <text:list-item>
                <text:p text:style-name="P610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giunsi, giungesti, giunse, giungemmo, giungeste, giunsero</text:span><text:span text:style-name="T2"> </text:span></text:p>
              </text:list-item>
              <text:list-item>
                <text:p text:style-name="P289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giunto</text:span></text:p>
              </text:list-item>
            </text:list>
            <text:p text:style-name="P1">Si coniugano come <text:span text:style-name="T8">giungere</text:span>: </text:p>
            <text:list xml:id="list8460723420050871479" text:style-name="L203">
              <text:list-item>
                <text:p text:style-name="P473"><text:span text:style-name="T1">Aggiùngere</text:span>: variante antica <text:span text:style-name="T8">aggiugnere</text:span> </text:p>
              </text:list-item>
              <text:list-item>
                <text:p text:style-name="P473"><text:span text:style-name="T1">Congiùngere</text:span>: variante antica <text:span text:style-name="T8">congiugnere</text:span> </text:p>
              </text:list-item>
              <text:list-item>
                <text:p text:style-name="P473"><text:span text:style-name="T1">Disgiùngere</text:span>: variante antica <text:span text:style-name="T8">disgiugnere</text:span> </text:p>
              </text:list-item>
              <text:list-item>
                <text:p text:style-name="P473"><text:span text:style-name="T1">Ingiùngere</text:span>: variante antica <text:span text:style-name="T8">ingiugnere</text:span> </text:p>
              </text:list-item>
              <text:list-item>
                <text:p text:style-name="P473"><text:span text:style-name="T1">Raggiùngere</text:span>: variante antica <text:span text:style-name="T8">raggiugnere</text:span> </text:p>
              </text:list-item>
              <text:list-item>
                <text:p text:style-name="P473"><text:span text:style-name="T1">Ricongiùngere</text:span>: variante antica <text:span text:style-name="T8">ricongiugnere</text:span> </text:p>
              </text:list-item>
              <text:list-item>
                <text:p text:style-name="P473"><text:span text:style-name="T1">Scongiùngere</text:span>: variante antica <text:span text:style-name="T8">scogiugnere</text:span> </text:p>
              </text:list-item>
              <text:list-item>
                <text:p text:style-name="P473"><text:span text:style-name="T1">Soggiùngere</text:span>: variante antica <text:span text:style-name="T8">sogiugnere</text:span> </text:p>
              </text:list-item>
              <text:list-item>
                <text:p text:style-name="P473"><text:span text:style-name="T1">Sopraggiùngere</text:span>: variante <text:span text:style-name="T8">sovraggiungere</text:span> variante antica <text:span text:style-name="T8">sovraggiugnere</text:span> </text:p>
              </text:list-item>
              <text:list-item>
                <text:p text:style-name="P50">Sorgiùngere</text:p>
              </text:list-item>
            </text:list>
            <text:p text:style-name="P713"><text:bookmark text:name="godere"/>Godére</text:p>
            <text:list xml:id="list8845139249650151286" text:style-name="L204">
              <text:list-item>
                <text:p text:style-name="P611"><text:a xlink:type="simple" xlink:href="https://it.wikipedia.org/wiki/Futuro_semplice" text:style-name="Internet_20_link" text:visited-style-name="Visited_20_Internet_20_Link"><text:span text:style-name="T2">Futuro</text:span></text:a><text:span text:style-name="T2">: </text:span><text:span text:style-name="T4">godrò</text:span><text:span text:style-name="T2"> (o </text:span><text:span text:style-name="T4">goderò</text:span><text:span text:style-name="T2">), </text:span><text:span text:style-name="T4">godrai</text:span><text:span text:style-name="T2"> (o </text:span><text:span text:style-name="T4">goderai</text:span><text:span text:style-name="T2">), </text:span><text:span text:style-name="T4">godrà</text:span><text:span text:style-name="T2"> (o </text:span><text:span text:style-name="T4">goderà</text:span><text:span text:style-name="T2">), </text:span><text:span text:style-name="T4">godremo</text:span><text:span text:style-name="T2"> (o </text:span><text:span text:style-name="T4">goderemo</text:span><text:span text:style-name="T2">), </text:span><text:span text:style-name="T4">godrete</text:span><text:span text:style-name="T2"> (o </text:span><text:span text:style-name="T4">goderete</text:span><text:span text:style-name="T2">), </text:span><text:span text:style-name="T4">godranno</text:span><text:span text:style-name="T2"> (o </text:span><text:span text:style-name="T4">goderanno</text:span><text:span text:style-name="T2">) </text:span></text:p>
              </text:list-item>
              <text:list-item>
                <text:p text:style-name="P290"><text:a xlink:type="simple" xlink:href="https://it.wikipedia.org/wiki/Condizionale_presente" text:style-name="Internet_20_link" text:visited-style-name="Visited_20_Internet_20_Link"><text:span text:style-name="T2">Condizionale presente</text:span></text:a><text:span text:style-name="T2">: </text:span><text:span text:style-name="T4">godrei</text:span><text:span text:style-name="T2"> (o </text:span><text:span text:style-name="T4">goderei</text:span><text:span text:style-name="T2">), </text:span><text:span text:style-name="T4">godresti</text:span><text:span text:style-name="T2"> (o </text:span><text:span text:style-name="T4">goderesti</text:span><text:span text:style-name="T2">), </text:span><text:span text:style-name="T4">godrebbe</text:span><text:span text:style-name="T2"> (o </text:span><text:span text:style-name="T4">goderebbe</text:span><text:span text:style-name="T2">), </text:span><text:span text:style-name="T4">godremmo</text:span><text:span text:style-name="T2"> (o </text:span><text:span text:style-name="T4">goderemo</text:span><text:span text:style-name="T2">), </text:span><text:span text:style-name="T4">godreste</text:span><text:span text:style-name="T2"> (o </text:span><text:span text:style-name="T4">godereste</text:span><text:span text:style-name="T2">), </text:span><text:span text:style-name="T4">godrebbero</text:span><text:span text:style-name="T2"> (o </text:span><text:span text:style-name="T4">goderebbero</text:span><text:span text:style-name="T2">)</text:span></text:p>
              </text:list-item>
            </text:list>
            <text:p text:style-name="P1">Si coniugano come <text:span text:style-name="T8">godere</text:span>: </text:p>
            <text:list xml:id="list2018166886464448819" text:style-name="L205">
              <text:list-item>
                <text:p text:style-name="P474"><text:span text:style-name="T1">Sgodére</text:span> </text:p>
              </text:list-item>
              <text:list-item>
                <text:p text:style-name="P51">Stragodére</text:p>
              </text:list-item>
            </text:list>
            <text:p text:style-name="Horizontal_20_Line"/>
            <text:p text:style-name="P713"><text:bookmark text:name="indulgere"/>Indùlgere</text:p>
            <text:list xml:id="list590011007220479182" text:style-name="L206">
              <text:list-item>
                <text:p text:style-name="P612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indulsi, indulgesti, indulse, indulgemmo, indulgeste, indulsero</text:span><text:span text:style-name="T2"> </text:span></text:p>
              </text:list-item>
              <text:list-item>
                <text:p text:style-name="P291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indulto</text:span></text:p>
              </text:list-item>
            </text:list>
            <text:p text:style-name="P713"><text:bookmark text:name="intridere"/>Intrìdere</text:p>
            <text:list xml:id="list5019034847526020934" text:style-name="L207">
              <text:list-item>
                <text:p text:style-name="P613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intrisi, intridesti, intrise, intridemmo, intrideste, intrisero</text:span><text:span text:style-name="T2"> </text:span></text:p>
              </text:list-item>
              <text:list-item>
                <text:p text:style-name="P292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intriso</text:span></text:p>
              </text:list-item>
            </text:list>
            <text:p text:style-name="Horizontal_20_Line"/>
            <text:p text:style-name="P713"><text:bookmark text:name="ledere"/><text:soft-page-break/>Lèdere</text:p>
            <text:list xml:id="list5493514992841954445" text:style-name="L208">
              <text:list-item>
                <text:p text:style-name="P614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lesi, ledesti, lese, ledemmo, ledeste, lesero</text:span><text:span text:style-name="T2"> </text:span></text:p>
              </text:list-item>
              <text:list-item>
                <text:p text:style-name="P293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leso</text:span></text:p>
              </text:list-item>
            </text:list>
            <text:p text:style-name="P713"><text:bookmark text:name="leggere"/>Lèggere</text:p>
            <text:list xml:id="list7242561574471728544" text:style-name="L209">
              <text:list-item>
                <text:p text:style-name="P294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lessi, leggesti, lesse, leggemmo, leggeste, lessero</text:span></text:p>
              </text:list-item>
            </text:list>
            <text:p text:style-name="P706">Antiche le forme regolari: <text:span text:style-name="T8">leggei</text:span> ecc.</text:p>
            <text:list xml:id="list1268725602520208648" text:style-name="L210">
              <text:list-item>
                <text:p text:style-name="P295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letto</text:span></text:p>
              </text:list-item>
            </text:list>
            <text:p text:style-name="P706">Antica le forma regolare: <text:span text:style-name="T8">leggiuto</text:span></text:p>
            <text:p text:style-name="P1">Si coniugano come <text:span text:style-name="T8">leggere</text:span>: </text:p>
            <text:list xml:id="list2423332156717673033" text:style-name="L211">
              <text:list-item>
                <text:p text:style-name="P475"><text:span text:style-name="T1">Elèggere</text:span> </text:p>
              </text:list-item>
              <text:list-item>
                <text:p text:style-name="P475"><text:span text:style-name="T1">Intralèggere</text:span> </text:p>
              </text:list-item>
              <text:list-item>
                <text:p text:style-name="P475"><text:span text:style-name="T1">Preelèggere</text:span> </text:p>
              </text:list-item>
              <text:list-item>
                <text:p text:style-name="P475"><text:span text:style-name="T1">Rielèggere</text:span> </text:p>
              </text:list-item>
              <text:list-item>
                <text:p text:style-name="P475"><text:span text:style-name="T1">Rilèggere</text:span> </text:p>
              </text:list-item>
              <text:list-item>
                <text:p text:style-name="P52">Stralèggere</text:p>
              </text:list-item>
            </text:list>
            <text:h text:style-name="P710" text:outline-level="3"><text:bookmark text:name="Seconda_coniugazione_M-R"/><text:bookmark-start text:name="__RefHeading___Toc441_925071808"/>Seconda coniugazione M-R<text:bookmark-end text:name="__RefHeading___Toc441_925071808"/></text:h>
            <text:p text:style-name="P713"><text:bookmark text:name="mettere"/>Méttere</text:p>
            <text:list xml:id="list2452163899416279084" text:style-name="L212">
              <text:list-item>
                <text:p text:style-name="P296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misi, mettesti, mise, mettemmo, metteste, misero</text:span></text:p>
              </text:list-item>
            </text:list>
            <text:p text:style-name="P706">Antiche le forme regolari: <text:span text:style-name="T8">mettei</text:span> ecc.; tipiche dell'uso toscano <text:span text:style-name="T8">messi</text:span> per <text:span text:style-name="T8">misi</text:span> e <text:span text:style-name="T8">messe(ro</text:span>) per <text:span text:style-name="T8">mise(ro)</text:span></text:p>
            <text:list xml:id="list3107642253833128210" text:style-name="L213">
              <text:list-item>
                <text:p text:style-name="P297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messo</text:span></text:p>
              </text:list-item>
            </text:list>
            <text:p text:style-name="P706">Tipica dell'uso toscano la forma <text:span text:style-name="T8">misso</text:span></text:p>
            <text:p text:style-name="P1">Si coniugano come <text:span text:style-name="T8">mettere</text:span>: </text:p>
            <text:list xml:id="list5536473220800407044" text:style-name="L214">
              <text:list-item>
                <text:p text:style-name="P476"><text:span text:style-name="T1">Amméttere</text:span> </text:p>
              </text:list-item>
              <text:list-item>
                <text:p text:style-name="P476"><text:span text:style-name="T1">Comméttere</text:span> </text:p>
              </text:list-item>
              <text:list-item>
                <text:p text:style-name="P476"><text:span text:style-name="T1">Comprométtere</text:span> </text:p>
              </text:list-item>
              <text:list-item>
                <text:p text:style-name="P476"><text:span text:style-name="T1">Diméttere</text:span> </text:p>
              </text:list-item>
              <text:list-item>
                <text:p text:style-name="P476"><text:span text:style-name="T1">Discomméttere</text:span> </text:p>
              </text:list-item>
              <text:list-item>
                <text:p text:style-name="P476"><text:span text:style-name="T1">Disméttere</text:span> </text:p>
              </text:list-item>
              <text:list-item>
                <text:p text:style-name="P476"><text:soft-page-break/><text:span text:style-name="T1">Disprométtere</text:span> </text:p>
              </text:list-item>
              <text:list-item>
                <text:p text:style-name="P476"><text:span text:style-name="T1">Eméttere</text:span> </text:p>
              </text:list-item>
              <text:list-item>
                <text:p text:style-name="P476"><text:span text:style-name="T1">Estrométtere</text:span> </text:p>
              </text:list-item>
              <text:list-item>
                <text:p text:style-name="P476"><text:span text:style-name="T1">Fedecomméttere</text:span>: variante <text:span text:style-name="T8">fidecommettere</text:span> </text:p>
              </text:list-item>
              <text:list-item>
                <text:p text:style-name="P476"><text:span text:style-name="T1">Framméttere</text:span> </text:p>
              </text:list-item>
              <text:list-item>
                <text:p text:style-name="P476"><text:span text:style-name="T1">Imméttere</text:span> </text:p>
              </text:list-item>
              <text:list-item>
                <text:p text:style-name="P476"><text:span text:style-name="T1">Improméttere</text:span>: variante <text:span text:style-name="T8">empromettere</text:span> </text:p>
              </text:list-item>
              <text:list-item>
                <text:p text:style-name="P476"><text:span text:style-name="T1">Inframméttere</text:span> </text:p>
              </text:list-item>
              <text:list-item>
                <text:p text:style-name="P476"><text:span text:style-name="T1">Interméttere</text:span> </text:p>
              </text:list-item>
              <text:list-item>
                <text:p text:style-name="P476"><text:span text:style-name="T1">Intreméttere</text:span> </text:p>
              </text:list-item>
              <text:list-item>
                <text:p text:style-name="P476"><text:span text:style-name="T1">Introméttere</text:span> </text:p>
              </text:list-item>
              <text:list-item>
                <text:p text:style-name="P476"><text:span text:style-name="T1">Malméttere</text:span> </text:p>
              </text:list-item>
              <text:list-item>
                <text:p text:style-name="P476"><text:span text:style-name="T1">Manométtere</text:span>: varianti <text:span text:style-name="T8">manimettere, manumettere</text:span> </text:p>
              </text:list-item>
              <text:list-item>
                <text:p text:style-name="P476"><text:span text:style-name="T1">Ométtere</text:span> </text:p>
              </text:list-item>
              <text:list-item>
                <text:p text:style-name="P476"><text:span text:style-name="T1">Perméttere</text:span> </text:p>
              </text:list-item>
              <text:list-item>
                <text:p text:style-name="P476"><text:span text:style-name="T1">Preméttere</text:span> </text:p>
              </text:list-item>
              <text:list-item>
                <text:p text:style-name="P476"><text:span text:style-name="T1">Preterméttere</text:span> </text:p>
              </text:list-item>
              <text:list-item>
                <text:p text:style-name="P476"><text:span text:style-name="T1">Prométtere</text:span> </text:p>
              </text:list-item>
              <text:list-item>
                <text:p text:style-name="P476"><text:span text:style-name="T1">Radiotrasméttere</text:span> </text:p>
              </text:list-item>
              <text:list-item>
                <text:p text:style-name="P476"><text:span text:style-name="T1">Reimméttere</text:span> </text:p>
              </text:list-item>
              <text:list-item>
                <text:p text:style-name="P476"><text:span text:style-name="T1">Riamméttere</text:span> </text:p>
              </text:list-item>
              <text:list-item>
                <text:p text:style-name="P476"><text:span text:style-name="T1">Ricetrasméttere</text:span> </text:p>
              </text:list-item>
              <text:list-item>
                <text:p text:style-name="P476"><text:span text:style-name="T1">Ricomméttere</text:span> </text:p>
              </text:list-item>
              <text:list-item>
                <text:p text:style-name="P476"><text:span text:style-name="T1">Rieméttere</text:span> </text:p>
              </text:list-item>
              <text:list-item>
                <text:p text:style-name="P476"><text:span text:style-name="T1">Riméttere</text:span> </text:p>
              </text:list-item>
              <text:list-item>
                <text:p text:style-name="P476"><text:span text:style-name="T1">Riprométtere</text:span> </text:p>
              </text:list-item>
              <text:list-item>
                <text:p text:style-name="P476"><text:span text:style-name="T1">Scomméttere</text:span> </text:p>
              </text:list-item>
              <text:list-item>
                <text:p text:style-name="P476"><text:span text:style-name="T1">Sméttere</text:span> </text:p>
              </text:list-item>
              <text:list-item>
                <text:p text:style-name="P476"><text:span text:style-name="T1">Somméttere</text:span> </text:p>
              </text:list-item>
              <text:list-item>
                <text:p text:style-name="P476"><text:span text:style-name="T1">Sopramméttere</text:span>: variante <text:span text:style-name="T8">sovrammettere</text:span> </text:p>
              </text:list-item>
              <text:list-item>
                <text:p text:style-name="P476"><text:span text:style-name="T1">Sottométtere</text:span> </text:p>
              </text:list-item>
              <text:list-item>
                <text:p text:style-name="P476"><text:span text:style-name="T1">Sprométtere</text:span> </text:p>
              </text:list-item>
              <text:list-item>
                <text:p text:style-name="P476"><text:span text:style-name="T1">Teletrasméttere</text:span> </text:p>
              </text:list-item>
              <text:list-item>
                <text:p text:style-name="P476"><text:span text:style-name="T1">Traméttere</text:span> </text:p>
              </text:list-item>
              <text:list-item>
                <text:p text:style-name="P476"><text:span text:style-name="T1">Trasméttere</text:span> </text:p>
              </text:list-item>
              <text:list-item>
                <text:p text:style-name="P53">Videotrasméttere</text:p>
              </text:list-item>
            </text:list>
            <text:p text:style-name="P713"><text:bookmark text:name="Mergere"/>Mèrgere</text:p>
            <text:list xml:id="list7801938152323304614" text:style-name="L215">
              <text:list-item>
                <text:p text:style-name="P615"><text:soft-page-break/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mersi, mergesti, merse, mergemmo, mergeste, mersero</text:span><text:span text:style-name="T2"> </text:span></text:p>
              </text:list-item>
              <text:list-item>
                <text:p text:style-name="P298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merso</text:span></text:p>
              </text:list-item>
            </text:list>
            <text:p text:style-name="P1">Si coniugano come <text:span text:style-name="T8">mergere</text:span>: </text:p>
            <text:list xml:id="list8807955576915334430" text:style-name="L216">
              <text:list-item>
                <text:p text:style-name="P477"><text:span text:style-name="T1">Emèrgere</text:span> </text:p>
              </text:list-item>
              <text:list-item>
                <text:p text:style-name="P477"><text:span text:style-name="T1">Immèrgere</text:span> </text:p>
              </text:list-item>
              <text:list-item>
                <text:p text:style-name="P477"><text:span text:style-name="T1">Reimmèrgere</text:span> </text:p>
              </text:list-item>
              <text:list-item>
                <text:p text:style-name="P477"><text:span text:style-name="T1">Riemèrgere</text:span> </text:p>
              </text:list-item>
              <text:list-item>
                <text:p text:style-name="P477"><text:span text:style-name="T1">Rimmèrgere</text:span> </text:p>
              </text:list-item>
              <text:list-item>
                <text:p text:style-name="P54">Sommèrgere</text:p>
              </text:list-item>
            </text:list>
            <text:p text:style-name="P713"><text:bookmark text:name="mingere"/>Mìngere</text:p>
            <text:list xml:id="list2043584013496440456" text:style-name="L217">
              <text:list-item>
                <text:p text:style-name="P616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minsi, mingesti, minse, mingemmo, mingeste, minsero</text:span><text:span text:style-name="T2"> </text:span></text:p>
              </text:list-item>
              <text:list-item>
                <text:p text:style-name="P299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mancante</text:span></text:p>
              </text:list-item>
            </text:list>
            <text:p text:style-name="P713"><text:bookmark text:name="mordere"/>Mòrdere</text:p>
            <text:list xml:id="list2506712192798238873" text:style-name="L218">
              <text:list-item>
                <text:p text:style-name="P617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morsi, mordesti, morse, mordemmo, mordeste, morsero</text:span><text:span text:style-name="T2"> </text:span></text:p>
              </text:list-item>
              <text:list-item>
                <text:p text:style-name="P300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morso</text:span></text:p>
              </text:list-item>
            </text:list>
            <text:p text:style-name="P1"><text:span text:style-name="T9">Antica la forma </text:span><text:span text:style-name="T10">morduto</text:span> </text:p>
            <text:p text:style-name="P1">Si coniugano come <text:span text:style-name="T8">mordere</text:span>: </text:p>
            <text:list xml:id="list6144042972619551941" text:style-name="L219">
              <text:list-item>
                <text:p text:style-name="P478"><text:span text:style-name="T1">Demordere</text:span> </text:p>
              </text:list-item>
              <text:list-item>
                <text:p text:style-name="P55">Rimordere</text:p>
              </text:list-item>
            </text:list>
            <text:p text:style-name="P713"><text:bookmark text:name="muovere"/>Muòvere</text:p>
            <text:p text:style-name="Text_20_body"><text:span text:style-name="T2">Secondo la regole del </text:span><text:a xlink:type="simple" xlink:href="https://it.wikipedia.org/wiki/Dittongo_mobile" text:style-name="Internet_20_link" text:visited-style-name="Visited_20_Internet_20_Link"><text:span text:style-name="T2">dittongo mobile</text:span></text:a><text:span text:style-name="T2">, in tutte le voci regolari (quindi * compresi) sarebbe da preferirsi la radice </text:span><text:span text:style-name="T4">mov</text:span><text:span text:style-name="T2">- in luogo di quella dittongata </text:span><text:span text:style-name="T4">muov</text:span><text:span text:style-name="T2">-. </text:span></text:p>
            <text:list xml:id="list8773062798050237560" text:style-name="L220">
              <text:list-item>
                <text:p text:style-name="P618"><text:a xlink:type="simple" xlink:href="https://it.wikipedia.org/wiki/Presente_indicativo" text:style-name="Internet_20_link" text:visited-style-name="Visited_20_Internet_20_Link"><text:span text:style-name="T2">Presente</text:span></text:a><text:span text:style-name="T2">: </text:span><text:span text:style-name="T4">muovo, muovi, muove, m(u)oviamo</text:span><text:span text:style-name="T2">*, </text:span><text:span text:style-name="T4">m(u)ovete</text:span><text:span text:style-name="T2">*, </text:span><text:span text:style-name="T4">muovono</text:span><text:span text:style-name="T2"> </text:span></text:p>
              </text:list-item>
              <text:list-item>
                <text:p text:style-name="P301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mossi, m(u)ovesti</text:span><text:span text:style-name="T2">*, </text:span><text:span text:style-name="T4">mosse, m(u)ovemmo</text:span><text:span text:style-name="T2">*, </text:span><text:span text:style-name="T4">m(u)oveste</text:span><text:span text:style-name="T2">*, </text:span><text:span text:style-name="T4">mossero</text:span></text:p>
              </text:list-item>
            </text:list>
            <text:p text:style-name="P706">Antiche le forme regolari: <text:span text:style-name="T8">movei</text:span> ecc.</text:p>
            <text:list xml:id="list1357032064215070733" text:style-name="L221">
              <text:list-item>
                <text:p text:style-name="P619"><text:a xlink:type="simple" xlink:href="https://it.wikipedia.org/wiki/Congiuntivo_presente" text:style-name="Internet_20_link" text:visited-style-name="Visited_20_Internet_20_Link"><text:span text:style-name="T2">Congiuntivo presente</text:span></text:a><text:span text:style-name="T2">: </text:span><text:span text:style-name="T4">muova, muova, muova, m(u)oviamo</text:span><text:span text:style-name="T2">*, </text:span><text:span text:style-name="T4">m(u)oviate</text:span><text:span text:style-name="T2">*, </text:span><text:span text:style-name="T4">muovano</text:span><text:span text:style-name="T2"> </text:span></text:p>
              </text:list-item>
              <text:list-item>
                <text:p text:style-name="P619"><text:a xlink:type="simple" xlink:href="https://it.wikipedia.org/wiki/Participio_presente" text:style-name="Internet_20_link" text:visited-style-name="Visited_20_Internet_20_Link"><text:span text:style-name="T2">Participio presente</text:span></text:a><text:span text:style-name="T2">: </text:span><text:span text:style-name="T4">movente</text:span><text:span text:style-name="T2"> </text:span></text:p>
              </text:list-item>
              <text:list-item>
                <text:p text:style-name="P302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mosso</text:span></text:p>
              </text:list-item>
            </text:list>
            <text:p text:style-name="P706">Antiche la forma regolare: <text:span text:style-name="T8">movuto</text:span></text:p>
            <text:list xml:id="list4472243667398111749" text:style-name="L222">
              <text:list-item>
                <text:p text:style-name="P219"><text:soft-page-break/>Antiche e poetiche le forme sincopate del futuro: <text:span text:style-name="T8">movrò, movrai</text:span> ecc.; e del condizionale: <text:span text:style-name="T8">movrei, movresti</text:span> ecc.</text:p>
              </text:list-item>
            </text:list>
            <text:p text:style-name="P1">Si coniugano come <text:span text:style-name="T8">muovere</text:span>: </text:p>
            <text:list xml:id="list2398524538418457186" text:style-name="L223">
              <text:list-item>
                <text:p text:style-name="P479"><text:span text:style-name="T1">Commuòvere</text:span> </text:p>
              </text:list-item>
              <text:list-item>
                <text:p text:style-name="P479"><text:span text:style-name="T1">Dimuòvere</text:span> </text:p>
              </text:list-item>
              <text:list-item>
                <text:p text:style-name="P479"><text:span text:style-name="T1">Permuòvere</text:span> </text:p>
              </text:list-item>
              <text:list-item>
                <text:p text:style-name="P479"><text:span text:style-name="T1">Promuòvere</text:span> </text:p>
              </text:list-item>
              <text:list-item>
                <text:p text:style-name="P479"><text:span text:style-name="T1">Rimuòvere</text:span>: variante <text:span text:style-name="T8">remuovere</text:span> </text:p>
              </text:list-item>
              <text:list-item>
                <text:p text:style-name="P479"><text:span text:style-name="T1">Scommuòvere</text:span> </text:p>
              </text:list-item>
              <text:list-item>
                <text:p text:style-name="P479"><text:span text:style-name="T1">Smuòvere</text:span> </text:p>
              </text:list-item>
              <text:list-item>
                <text:p text:style-name="P56">Sommuòvere</text:p>
              </text:list-item>
            </text:list>
            <text:p text:style-name="Horizontal_20_Line"/>
            <text:p text:style-name="P713"><text:bookmark text:name="nascere"/>Nàscere</text:p>
            <text:list xml:id="list199490376854870504" text:style-name="L224">
              <text:list-item>
                <text:p text:style-name="P303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nacqui, nascesti, nacque, nascemmo, nasceste, nacquero</text:span></text:p>
              </text:list-item>
            </text:list>
            <text:p text:style-name="P706">Antiche le forme regolari <text:span text:style-name="T8">nascei</text:span> e <text:span text:style-name="T8">nascetti</text:span> ecc.; e anche <text:span text:style-name="T8">nascenno</text:span> per <text:span text:style-name="T8">nacquero</text:span></text:p>
            <text:list xml:id="list6125818737464539301" text:style-name="L225">
              <text:list-item>
                <text:p text:style-name="P304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nato</text:span></text:p>
              </text:list-item>
            </text:list>
            <text:p text:style-name="P706">Antica la forma regolare <text:span text:style-name="T8">nasciuto</text:span></text:p>
            <text:p text:style-name="P1">Si coniugano come <text:span text:style-name="T8">nascere</text:span>: </text:p>
            <text:list xml:id="list8176341632368174480" text:style-name="L226">
              <text:list-item>
                <text:p text:style-name="P480"><text:span text:style-name="T1">Prenascere</text:span> </text:p>
              </text:list-item>
              <text:list-item>
                <text:p text:style-name="P57">Rinàscere</text:p>
              </text:list-item>
            </text:list>
            <text:p text:style-name="P713"><text:bookmark text:name="nuocere"/>Nuòcere</text:p>
            <text:p text:style-name="Text_20_body"><text:span text:style-name="T2">Secondo la regola del </text:span><text:a xlink:type="simple" xlink:href="https://it.wikipedia.org/wiki/Dittongo_mobile" text:style-name="Internet_20_link" text:visited-style-name="Visited_20_Internet_20_Link"><text:span text:style-name="T2">dittongo mobile</text:span></text:a><text:span text:style-name="T2">, in tutte le voci regolari (quindi * comprese) sarebbe da preferirsi la radice </text:span><text:span text:style-name="T4">noc</text:span><text:span text:style-name="T2">-, in luogo di quella dittongata </text:span><text:span text:style-name="T4">nuoc</text:span><text:span text:style-name="T2">-, comprese le voci con doppia -cc-, </text:span><text:span text:style-name="T4">nocc</text:span><text:span text:style-name="T2">- (**), trattandosi di sillaba chiusa. </text:span></text:p>
            <text:list xml:id="list2034896366895102862" text:style-name="L227">
              <text:list-item>
                <text:p text:style-name="P305"><text:a xlink:type="simple" xlink:href="https://it.wikipedia.org/wiki/Presente_indicativo" text:style-name="Internet_20_link" text:visited-style-name="Visited_20_Internet_20_Link"><text:span text:style-name="T2">Presente</text:span></text:a><text:span text:style-name="T2">: </text:span><text:span text:style-name="T4">n(u)occio</text:span><text:span text:style-name="T2">**, </text:span><text:span text:style-name="T4">nuoci, nuoce, n(u)ociamo</text:span><text:span text:style-name="T2">*, </text:span><text:span text:style-name="T4">n(u)ocete</text:span><text:span text:style-name="T2">*, </text:span><text:span text:style-name="T4">n(u)occiono</text:span><text:span text:style-name="T2">**</text:span></text:p>
              </text:list-item>
            </text:list>
            <text:p text:style-name="P706">Antiche le forme: <text:span text:style-name="T8">nuoco(no)</text:span> per <text:span text:style-name="T8">noccio(no)</text:span></text:p>
            <text:list xml:id="list2936114028864708863" text:style-name="L228">
              <text:list-item>
                <text:p text:style-name="P306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nocqui, n(u)ocesti</text:span><text:span text:style-name="T2">*, </text:span><text:span text:style-name="T4">nocque, n(u)ocemmo</text:span><text:span text:style-name="T2">*, </text:span><text:span text:style-name="T4">n(u)oceste</text:span><text:span text:style-name="T2">*, </text:span><text:span text:style-name="T4">nocquero</text:span></text:p>
              </text:list-item>
            </text:list>
            <text:p text:style-name="P706">Antiche le forme regolari: <text:span text:style-name="T8">nocetti</text:span> ecc.</text:p>
            <text:list xml:id="list632963584169453304" text:style-name="L229">
              <text:list-item>
                <text:p text:style-name="P307"><text:soft-page-break/><text:a xlink:type="simple" xlink:href="https://it.wikipedia.org/wiki/Congiuntivo_presente" text:style-name="Internet_20_link" text:visited-style-name="Visited_20_Internet_20_Link"><text:span text:style-name="T2">Congiuntivo presente</text:span></text:a><text:span text:style-name="T2">: </text:span><text:span text:style-name="T4">n(u)occia</text:span><text:span text:style-name="T2">**, </text:span><text:span text:style-name="T4">n(u)occia</text:span><text:span text:style-name="T2">**, </text:span><text:span text:style-name="T4">n(u)occia</text:span><text:span text:style-name="T2">**, </text:span><text:span text:style-name="T4">n(u)ociamo</text:span><text:span text:style-name="T2">*, </text:span><text:span text:style-name="T4">n(u)ociate</text:span><text:span text:style-name="T2">*, </text:span><text:span text:style-name="T4">n(u)occiano</text:span><text:span text:style-name="T2">**</text:span></text:p>
              </text:list-item>
            </text:list>
            <text:p text:style-name="P706">Antiche le forme: <text:span text:style-name="T8">nuoca(no)</text:span> per <text:span text:style-name="T8">noccia(no)</text:span></text:p>
            <text:p text:style-name="Horizontal_20_Line"/>
            <text:p text:style-name="P713"><text:bookmark text:name="parere"/>Parére</text:p>
            <text:list xml:id="list3260319849226231135" text:style-name="L230">
              <text:list-item>
                <text:p text:style-name="P308"><text:a xlink:type="simple" xlink:href="https://it.wikipedia.org/wiki/Presente_indicativo" text:style-name="Internet_20_link" text:visited-style-name="Visited_20_Internet_20_Link"><text:span text:style-name="T2">Presente</text:span></text:a><text:span text:style-name="T2">: </text:span><text:span text:style-name="T4">paio, pari, pare, paiamo, parete, paiono</text:span></text:p>
              </text:list-item>
            </text:list>
            <text:p text:style-name="P706">Antiche le forme <text:span text:style-name="T8">paro(no)</text:span> per <text:span text:style-name="T8">paio(no)</text:span> e <text:span text:style-name="T8">pariamo</text:span> per <text:span text:style-name="T8">paiamo</text:span></text:p>
            <text:list xml:id="list1011282681429981830" text:style-name="L231">
              <text:list-item>
                <text:p text:style-name="P309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parvi, paresti, parve, paremmo, pareste, parvero</text:span></text:p>
              </text:list-item>
            </text:list>
            <text:p text:style-name="P706">Antiche le forme <text:span text:style-name="T8">parsi</text:span> per <text:span text:style-name="T8">parvi</text:span> e <text:span text:style-name="T8">parse(ro)</text:span> per <text:span text:style-name="T8">parve(ro)</text:span></text:p>
            <text:list xml:id="list8450149237229750535" text:style-name="L232">
              <text:list-item>
                <text:p text:style-name="P310"><text:a xlink:type="simple" xlink:href="https://it.wikipedia.org/wiki/Futuro_semplice" text:style-name="Internet_20_link" text:visited-style-name="Visited_20_Internet_20_Link"><text:span text:style-name="T2">Futuro</text:span></text:a><text:span text:style-name="T2">: </text:span><text:span text:style-name="T4">parrò, parrai, parrà, parremo, parrete, parranno</text:span></text:p>
              </text:list-item>
            </text:list>
            <text:p text:style-name="P706">Antiche le forme non sincopate: <text:span text:style-name="T8">parerò, parerai</text:span> ecc.</text:p>
            <text:list xml:id="list3973625038043138539" text:style-name="L233">
              <text:list-item>
                <text:p text:style-name="P311"><text:a xlink:type="simple" xlink:href="https://it.wikipedia.org/wiki/Congiuntivo_presente" text:style-name="Internet_20_link" text:visited-style-name="Visited_20_Internet_20_Link"><text:span text:style-name="T2">Congiuntivo presente</text:span></text:a><text:span text:style-name="T2">: </text:span><text:span text:style-name="T4">paia, paia, paia, paiamo, paiate, paiano</text:span></text:p>
              </text:list-item>
            </text:list>
            <text:p text:style-name="P706">Antiche le forme: <text:span text:style-name="T8">para</text:span>, ..., <text:span text:style-name="T8">pariamo</text:span> ecc.</text:p>
            <text:list xml:id="list5718456819447558496" text:style-name="L234">
              <text:list-item>
                <text:p text:style-name="P312"><text:a xlink:type="simple" xlink:href="https://it.wikipedia.org/wiki/Condizionale_presente" text:style-name="Internet_20_link" text:visited-style-name="Visited_20_Internet_20_Link"><text:span text:style-name="T2">Condizionale presente</text:span></text:a><text:span text:style-name="T2">: </text:span><text:span text:style-name="T4">parrei, parresti, parrebbe, parremmo, parreste, parrebbero</text:span></text:p>
              </text:list-item>
            </text:list>
            <text:p text:style-name="P706">Antiche le forme non sincopate: <text:span text:style-name="T8">parerei, pareresti</text:span> ecc.</text:p>
            <text:list xml:id="list1155244191609080575" text:style-name="L235">
              <text:list-item>
                <text:p text:style-name="P620"><text:a xlink:type="simple" xlink:href="https://it.wikipedia.org/wiki/Participio_presente" text:style-name="Internet_20_link" text:visited-style-name="Visited_20_Internet_20_Link"><text:span text:style-name="T2">Participio presente</text:span></text:a><text:span text:style-name="T2">: </text:span><text:span text:style-name="T4">parvente</text:span><text:span text:style-name="T2"> </text:span></text:p>
              </text:list-item>
              <text:list-item>
                <text:p text:style-name="P313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parso</text:span></text:p>
              </text:list-item>
            </text:list>
            <text:p text:style-name="P706">Desueta la forma regolare <text:span text:style-name="T8">paruto</text:span></text:p>
            <text:p text:style-name="P713"><text:bookmark text:name="percuotere"/>Percuòtere</text:p>
            <text:p text:style-name="Text_20_body"><text:span text:style-name="T2">Secondo la regola del </text:span><text:a xlink:type="simple" xlink:href="https://it.wikipedia.org/wiki/Dittongo_mobile" text:style-name="Internet_20_link" text:visited-style-name="Visited_20_Internet_20_Link"><text:span text:style-name="T2">dittongo mobile</text:span></text:a><text:span text:style-name="T2">, in tutte le voci regolari (quindi * compresi) sarebbe da preferirsi la radice -</text:span><text:span text:style-name="T4">cot</text:span><text:span text:style-name="T2">- in luogo di quella dittongata -</text:span><text:span text:style-name="T4">cuot</text:span><text:span text:style-name="T2">-. </text:span></text:p>
            <text:list xml:id="list4911241142628106202" text:style-name="L236">
              <text:list-item>
                <text:p text:style-name="P621"><text:a xlink:type="simple" xlink:href="https://it.wikipedia.org/wiki/Presente_indicativo" text:style-name="Internet_20_link" text:visited-style-name="Visited_20_Internet_20_Link"><text:span text:style-name="T2">Presente</text:span></text:a><text:span text:style-name="T2">: </text:span><text:span text:style-name="T4">percuoto, percuoti, percuote, perc(u)otiamo</text:span><text:span text:style-name="T2">*, </text:span><text:span text:style-name="T4">perc(u)otete</text:span><text:span text:style-name="T2">*, </text:span><text:span text:style-name="T4">percuotono</text:span><text:span text:style-name="T2"> </text:span></text:p>
              </text:list-item>
              <text:list-item>
                <text:p text:style-name="P314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percossi, perc(u)otesti</text:span><text:span text:style-name="T2">*, </text:span><text:span text:style-name="T4">percosse, perc(u)otemmo</text:span><text:span text:style-name="T2">*, </text:span><text:span text:style-name="T4">perc(u)oteste</text:span><text:span text:style-name="T2">*, </text:span><text:span text:style-name="T4">percossero</text:span></text:p>
              </text:list-item>
            </text:list>
            <text:p text:style-name="P706">Antiche le forme regolari: <text:span text:style-name="T8">scotei</text:span> ecc.</text:p>
            <text:list xml:id="list4516616099856573198" text:style-name="L237">
              <text:list-item>
                <text:p text:style-name="P622"><text:a xlink:type="simple" xlink:href="https://it.wikipedia.org/wiki/Congiuntivo_presente" text:style-name="Internet_20_link" text:visited-style-name="Visited_20_Internet_20_Link"><text:span text:style-name="T2">Congiuntivo presente</text:span></text:a><text:span text:style-name="T2">: </text:span><text:span text:style-name="T4">percuota, percuota, percuota, perc(u)otiamo</text:span><text:span text:style-name="T2">*, </text:span><text:span text:style-name="T4">perc(u)otiate</text:span><text:span text:style-name="T2">*, </text:span><text:span text:style-name="T4">percuotano</text:span><text:span text:style-name="T2"> </text:span></text:p>
              </text:list-item>
              <text:list-item>
                <text:p text:style-name="P315"><text:soft-page-break/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percosso</text:span></text:p>
              </text:list-item>
            </text:list>
            <text:p text:style-name="P706">Antica la forma: <text:span text:style-name="T8">percusso</text:span></text:p>
            <text:p text:style-name="P1">Si coniugano come <text:span text:style-name="T8">percuotere</text:span>: </text:p>
            <text:list xml:id="list4495130227806178928" text:style-name="L238">
              <text:list-item>
                <text:p text:style-name="P481"><text:span text:style-name="T1">Ripercuòtere</text:span> </text:p>
              </text:list-item>
              <text:list-item>
                <text:p text:style-name="P481"><text:span text:style-name="T1">Riscuòtere</text:span> </text:p>
              </text:list-item>
              <text:list-item>
                <text:p text:style-name="P130"><text:span text:style-name="T1">Scuòtere</text:span>: variante: <text:span text:style-name="T8">escuotere</text:span></text:p>
              </text:list-item>
            </text:list>
            <text:p text:style-name="P713"><text:bookmark text:name="perdere"/>Pèrdere</text:p>
            <text:list xml:id="list8400008495366943126" text:style-name="L239">
              <text:list-item>
                <text:p text:style-name="P623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persi</text:span><text:span text:style-name="T2"> (o </text:span><text:span text:style-name="T4">perdei</text:span><text:span text:style-name="T2"> o </text:span><text:span text:style-name="T4">perdetti</text:span><text:span text:style-name="T2">), </text:span><text:span text:style-name="T4">perdesti, perse</text:span><text:span text:style-name="T2"> (</text:span><text:span text:style-name="T4">perdé</text:span><text:span text:style-name="T2"> o </text:span><text:span text:style-name="T4">perdette</text:span><text:span text:style-name="T2">), </text:span><text:span text:style-name="T4">perdemmo, perdeste</text:span><text:span text:style-name="T2">, </text:span><text:span text:style-name="T4">persero</text:span><text:span text:style-name="T2"> (o </text:span><text:span text:style-name="T4">perderono</text:span><text:span text:style-name="T2"> o </text:span><text:span text:style-name="T4">perdettero</text:span><text:span text:style-name="T2">) </text:span></text:p>
              </text:list-item>
              <text:list-item>
                <text:p text:style-name="P316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perso</text:span><text:span text:style-name="T2"> o </text:span><text:span text:style-name="T4">perduto</text:span></text:p>
              </text:list-item>
            </text:list>
            <text:p text:style-name="P1">Si coniugano come <text:span text:style-name="T8">perdere</text:span>: </text:p>
            <text:list xml:id="list3665546845831927912" text:style-name="L240">
              <text:list-item>
                <text:p text:style-name="P482"><text:span text:style-name="T1">Dispèrdere</text:span>: participio pass. solo <text:span text:style-name="T8">disperso</text:span> </text:p>
              </text:list-item>
              <text:list-item>
                <text:p text:style-name="P58">Spèrdere</text:p>
              </text:list-item>
            </text:list>
            <text:p text:style-name="P713"><text:bookmark text:name="piacere"/>Piacére</text:p>
            <text:list xml:id="list4024348661386726181" text:style-name="L241">
              <text:list-item>
                <text:p text:style-name="P624"><text:a xlink:type="simple" xlink:href="https://it.wikipedia.org/wiki/Presente_indicativo" text:style-name="Internet_20_link" text:visited-style-name="Visited_20_Internet_20_Link"><text:span text:style-name="T2">Presente</text:span></text:a><text:span text:style-name="T2">: </text:span><text:span text:style-name="T4">piaccio, piaci, piace, piacciamo, piacete, piacciono</text:span><text:span text:style-name="T2"> </text:span></text:p>
              </text:list-item>
              <text:list-item>
                <text:p text:style-name="P317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piacqui, piacesti, piacque, piacemmo</text:span><text:span text:style-name="T2">, piaceste, </text:span><text:span text:style-name="T4">piacquero</text:span></text:p>
              </text:list-item>
            </text:list>
            <text:p text:style-name="P706">Antiche le forme regolari: <text:span text:style-name="T8">piacei</text:span> e <text:span text:style-name="T8">piacetti</text:span> ecc.</text:p>
            <text:list xml:id="list8833074800024146774" text:style-name="L242">
              <text:list-item>
                <text:p text:style-name="P318"><text:a xlink:type="simple" xlink:href="https://it.wikipedia.org/wiki/Congiuntivo_presente" text:style-name="Internet_20_link" text:visited-style-name="Visited_20_Internet_20_Link"><text:span text:style-name="T2">Congiuntivo presente</text:span></text:a><text:span text:style-name="T2">: </text:span><text:span text:style-name="T4">piaccia, piaccia, piaccia, piacciamo, piacciate, piacciano</text:span></text:p>
              </text:list-item>
            </text:list>
            <text:p text:style-name="P1">Si coniugano come <text:span text:style-name="T8">piacere</text:span>: </text:p>
            <text:list xml:id="list384853039191552920" text:style-name="L243">
              <text:list-item>
                <text:p text:style-name="P483"><text:span text:style-name="T1">Compiacére</text:span> </text:p>
              </text:list-item>
              <text:list-item>
                <text:p text:style-name="P483"><text:span text:style-name="T1">Dispiacére</text:span> </text:p>
              </text:list-item>
              <text:list-item>
                <text:p text:style-name="P483"><text:span text:style-name="T1">Scompiacére</text:span> </text:p>
              </text:list-item>
              <text:list-item>
                <text:p text:style-name="P59">Spiacére</text:p>
              </text:list-item>
            </text:list>
            <text:p text:style-name="P713"><text:bookmark text:name="piangere"/>Piàngere</text:p>
            <text:p text:style-name="P1">Variante antica <text:span text:style-name="T8">piagnere</text:span> con -gn- al posto di -ng- davanti alle desinenze inizianti per i- e e-. </text:p>
            <text:list xml:id="list230548455555566371" text:style-name="L244">
              <text:list-item>
                <text:p text:style-name="P319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piansi, piangesti, pianse, piangemmo, piangeste, piansero</text:span></text:p>
              </text:list-item>
            </text:list>
            <text:p text:style-name="P706">Antiche le forme regolari <text:span text:style-name="T8">piangei</text:span> ecc.</text:p>
            <text:list xml:id="list3423287973952572772" text:style-name="L245">
              <text:list-item>
                <text:p text:style-name="P320"><text:soft-page-break/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pianto</text:span></text:p>
              </text:list-item>
            </text:list>
            <text:p text:style-name="P1">Si coniugano come <text:span text:style-name="T8">piangere</text:span>: </text:p>
            <text:list xml:id="list8522626919319052029" text:style-name="L246">
              <text:list-item>
                <text:p text:style-name="P484"><text:span text:style-name="T1">Compiàngere</text:span>: variante antica <text:span text:style-name="T8">compiagnere</text:span> </text:p>
              </text:list-item>
              <text:list-item>
                <text:p text:style-name="P131"><text:span text:style-name="T1">Rimpiàngere</text:span>: variante antica <text:span text:style-name="T8">rimpiagnere</text:span></text:p>
              </text:list-item>
            </text:list>
            <text:p text:style-name="P713"><text:bookmark text:name="piovere"/>Piòvere</text:p>
            <text:list xml:id="list3766484863179918513" text:style-name="L247">
              <text:list-item>
                <text:p text:style-name="P321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piovvi, piovesti, piovve, piovemmo, pioveste, piovvero</text:span></text:p>
              </text:list-item>
            </text:list>
            <text:p text:style-name="P708">A<text:span text:style-name="T9">ntiche le forme regolari </text:span><text:span text:style-name="T10">piovei</text:span><text:span text:style-name="T9"> (nel parlato anche </text:span><text:span text:style-name="T10">piovetti</text:span><text:span text:style-name="T9">) ecc.; poetiche le forme </text:span><text:span text:style-name="T10">piobbi</text:span><text:span text:style-name="T9"> per </text:span><text:span text:style-name="T10">piovvi</text:span><text:span text:style-name="T9"> e </text:span><text:span text:style-name="T10">piobbe(ro)</text:span><text:span text:style-name="T9"> per </text:span><text:span text:style-name="T10">piovve(ro)</text:span></text:p>
            <text:p text:style-name="P1">Si coniugano come <text:span text:style-name="T8">piovere</text:span>: </text:p>
            <text:list xml:id="list2376720473699919032" text:style-name="L248">
              <text:list-item>
                <text:p text:style-name="P485"><text:span text:style-name="T1">Ripiòvere</text:span> </text:p>
              </text:list-item>
              <text:list-item>
                <text:p text:style-name="P60">Spiòvere</text:p>
              </text:list-item>
            </text:list>
            <text:p text:style-name="P713"><text:bookmark text:name="porgere"/>Pòrgere</text:p>
            <text:list xml:id="list444240160898126078" text:style-name="L249">
              <text:list-item>
                <text:p text:style-name="P625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porsi, porgesti, porse, porgemmo, porgeste, porsero</text:span><text:span text:style-name="T2"> </text:span></text:p>
              </text:list-item>
              <text:list-item>
                <text:p text:style-name="P132">Participio pass. <text:span text:style-name="T8">porto</text:span></text:p>
              </text:list-item>
            </text:list>
            <text:p text:style-name="P1">Si coniugano come <text:span text:style-name="T8">porgere</text:span>: </text:p>
            <text:list xml:id="list277542673122094298" text:style-name="L250">
              <text:list-item>
                <text:p text:style-name="P61">Sporgere</text:p>
              </text:list-item>
            </text:list>
            <text:p text:style-name="P713"><text:bookmark text:name="porre"/>Pórre</text:p>
            <text:p text:style-name="P1">Dal latino <text:span text:style-name="T13">pōnĕre</text:span> alla base della forma arcaica <text:span text:style-name="T8">ponere</text:span>, che spiega le radici in <text:span text:style-name="T8">pon(g)</text:span>-, successivamente sincopato in <text:span text:style-name="T8">porre</text:span>, stesso fenomeno alla base del futuro e del condizionale. </text:p>
            <text:list xml:id="list2561616219635833255" text:style-name="L251">
              <text:list-item>
                <text:p text:style-name="P322"><text:a xlink:type="simple" xlink:href="https://it.wikipedia.org/wiki/Presente_indicativo" text:style-name="Internet_20_link" text:visited-style-name="Visited_20_Internet_20_Link"><text:span text:style-name="T2">Presente</text:span></text:a><text:span text:style-name="T2">: </text:span><text:span text:style-name="T4">pongo, poni, pone, poniamo, ponete, pongono</text:span></text:p>
              </text:list-item>
            </text:list>
            <text:p text:style-name="P706">Antiche le forme <text:span text:style-name="T8">pono(no)</text:span> per <text:span text:style-name="T8">pongo(no)</text:span>; <text:span text:style-name="T8">pogn(i)amo</text:span> e <text:span text:style-name="T8">ponemo</text:span> per <text:span text:style-name="T8">poniamo</text:span>;</text:p>
            <text:list xml:id="list6516769951246011827" text:style-name="L252">
              <text:list-item>
                <text:p text:style-name="P626"><text:a xlink:type="simple" xlink:href="https://it.wikipedia.org/wiki/Imperfetto_indicativo" text:style-name="Internet_20_link" text:visited-style-name="Visited_20_Internet_20_Link"><text:span text:style-name="T2">Imperfetto</text:span></text:a><text:span text:style-name="T2">: </text:span><text:span text:style-name="T4">ponevo, ponevi, poneva, ponevamo, ponevate, ponevano</text:span><text:span text:style-name="T2"> </text:span></text:p>
              </text:list-item>
              <text:list-item>
                <text:p text:style-name="P323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posi, ponesti, pose, ponemmo, poneste, posero</text:span></text:p>
              </text:list-item>
            </text:list>
            <text:p text:style-name="P706">antiche le forme: <text:span text:style-name="T8">puose(ro)</text:span> per <text:span text:style-name="T8">pose(ro)</text:span></text:p>
            <text:list xml:id="list5791293880477536568" text:style-name="L253">
              <text:list-item>
                <text:p text:style-name="P324"><text:a xlink:type="simple" xlink:href="https://it.wikipedia.org/wiki/Futuro_semplice" text:style-name="Internet_20_link" text:visited-style-name="Visited_20_Internet_20_Link"><text:span text:style-name="T2">Futuro</text:span></text:a><text:span text:style-name="T2">: </text:span><text:span text:style-name="T4">porrò, porrai, porrà, porremo, porrete, porranno</text:span></text:p>
              </text:list-item>
            </text:list>
            <text:p text:style-name="P706">Antiche le forme non sicopate: <text:span text:style-name="T8">ponerò, ponerai</text:span> ecc.</text:p>
            <text:list xml:id="list2670185879879273993" text:style-name="L254">
              <text:list-item>
                <text:p text:style-name="P325"><text:soft-page-break/><text:a xlink:type="simple" xlink:href="https://it.wikipedia.org/wiki/Congiuntivo_presente" text:style-name="Internet_20_link" text:visited-style-name="Visited_20_Internet_20_Link"><text:span text:style-name="T2">Congiuntivo presente</text:span></text:a><text:span text:style-name="T2">: </text:span><text:span text:style-name="T4">ponga, ponga, ponga, poniamo, poniate, pongano</text:span></text:p>
              </text:list-item>
            </text:list>
            <text:p text:style-name="P706">Antiche le forme <text:span text:style-name="T8">pona</text:span> (poet. <text:span text:style-name="T8">pogna</text:span> (<text:span text:style-name="T8">tu pogni</text:span>)) per <text:span text:style-name="T8">ponga</text:span>; <text:span text:style-name="T8">pogn(i)amo</text:span> per <text:span text:style-name="T8">poniamo</text:span>; <text:span text:style-name="T8">pogn(i)ate</text:span> per <text:span text:style-name="T8">poniate</text:span></text:p>
            <text:list xml:id="list4759987948829629206" text:style-name="L255">
              <text:list-item>
                <text:p text:style-name="P627"><text:a xlink:type="simple" xlink:href="https://it.wikipedia.org/wiki/Congiuntivo_imperfetto" text:style-name="Internet_20_link" text:visited-style-name="Visited_20_Internet_20_Link"><text:span text:style-name="T2">Congiuntivo imperfetto</text:span></text:a><text:span text:style-name="T2">: </text:span><text:span text:style-name="T4">ponessi, ponessi, ponesse, ponessimo, poneste, ponessero</text:span><text:span text:style-name="T2"> </text:span></text:p>
              </text:list-item>
              <text:list-item>
                <text:p text:style-name="P326"><text:a xlink:type="simple" xlink:href="https://it.wikipedia.org/wiki/Condizionale_presente" text:style-name="Internet_20_link" text:visited-style-name="Visited_20_Internet_20_Link"><text:span text:style-name="T2">Condizionale presente</text:span></text:a><text:span text:style-name="T2">: </text:span><text:span text:style-name="T4">porrei, porresti, porrebbe, porremmo, porreste, porrebbero</text:span></text:p>
              </text:list-item>
            </text:list>
            <text:p text:style-name="P706">Antiche le forme non sicopate: <text:span text:style-name="T8">ponerei, poneresti</text:span> ecc.; poetiche <text:span text:style-name="T8">porria(no)</text:span> per <text:span text:style-name="T8">porrei</text:span> e <text:span text:style-name="T8">porrebbe(ro)</text:span></text:p>
            <text:list xml:id="list7405441848007533732" text:style-name="L256">
              <text:list-item>
                <text:p text:style-name="P133">Participio pres: <text:span text:style-name="T8">ponente</text:span></text:p>
              </text:list-item>
            </text:list>
            <text:p text:style-name="P706">Antica la forma <text:span text:style-name="T8">pognente</text:span></text:p>
            <text:list xml:id="list7803552953860860861" text:style-name="L257">
              <text:list-item>
                <text:p text:style-name="P327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posto</text:span></text:p>
              </text:list-item>
            </text:list>
            <text:p text:style-name="P706">Antica la forma <text:span text:style-name="T8">posito</text:span></text:p>
            <text:list xml:id="list3358734202579128764" text:style-name="L258">
              <text:list-item>
                <text:p text:style-name="P134">Gerundio: <text:span text:style-name="T8">ponendo</text:span></text:p>
              </text:list-item>
            </text:list>
            <text:p text:style-name="P706">Antica la forma <text:span text:style-name="T8">pognendo</text:span></text:p>
            <text:p text:style-name="P1">Si coniugano come <text:span text:style-name="T8">porre</text:span>: </text:p>
            <text:list xml:id="list1113458302912555786" text:style-name="L259">
              <text:list-item>
                <text:p text:style-name="P486"><text:span text:style-name="T1">Antepórre</text:span> </text:p>
              </text:list-item>
              <text:list-item>
                <text:p text:style-name="P486"><text:span text:style-name="T1">Appórre</text:span> </text:p>
              </text:list-item>
              <text:list-item>
                <text:p text:style-name="P486"><text:span text:style-name="T1">Bendispórre</text:span> </text:p>
              </text:list-item>
              <text:list-item>
                <text:p text:style-name="P486"><text:span text:style-name="T1">Compórre</text:span> </text:p>
              </text:list-item>
              <text:list-item>
                <text:p text:style-name="P486"><text:span text:style-name="T1">Contrappórre</text:span> </text:p>
              </text:list-item>
              <text:list-item>
                <text:p text:style-name="P486"><text:span text:style-name="T1">Contropropórre</text:span> </text:p>
              </text:list-item>
              <text:list-item>
                <text:p text:style-name="P486"><text:span text:style-name="T1">Decompórre</text:span> </text:p>
              </text:list-item>
              <text:list-item>
                <text:p text:style-name="P486"><text:span text:style-name="T1">Depórre</text:span>: variante <text:span text:style-name="T8">diporre</text:span> </text:p>
              </text:list-item>
              <text:list-item>
                <text:p text:style-name="P486"><text:span text:style-name="T1">Discompórre</text:span> </text:p>
              </text:list-item>
              <text:list-item>
                <text:p text:style-name="P486"><text:span text:style-name="T1">Disimpórre</text:span> </text:p>
              </text:list-item>
              <text:list-item>
                <text:p text:style-name="P486"><text:span text:style-name="T1">Dispórre</text:span> </text:p>
              </text:list-item>
              <text:list-item>
                <text:p text:style-name="P486"><text:span text:style-name="T1">Espórre</text:span> </text:p>
              </text:list-item>
              <text:list-item>
                <text:p text:style-name="P486"><text:span text:style-name="T1">Fotocompórre</text:span> </text:p>
              </text:list-item>
              <text:list-item>
                <text:p text:style-name="P486"><text:span text:style-name="T1">Frappórre</text:span> </text:p>
              </text:list-item>
              <text:list-item>
                <text:p text:style-name="P486"><text:span text:style-name="T1">Giustappórre</text:span> </text:p>
              </text:list-item>
              <text:list-item>
                <text:p text:style-name="P486"><text:span text:style-name="T1">Impórre</text:span> </text:p>
              </text:list-item>
              <text:list-item>
                <text:p text:style-name="P486"><text:span text:style-name="T1">Indispórre</text:span> </text:p>
              </text:list-item>
              <text:list-item>
                <text:p text:style-name="P486"><text:span text:style-name="T1">Infrappórre</text:span>: variante <text:span text:style-name="T8">intraporre</text:span> </text:p>
              </text:list-item>
              <text:list-item>
                <text:p text:style-name="P486"><text:span text:style-name="T1">Interpórre</text:span> </text:p>
              </text:list-item>
              <text:list-item>
                <text:p text:style-name="P486"><text:span text:style-name="T1">Oppórre</text:span> </text:p>
              </text:list-item>
              <text:list-item>
                <text:p text:style-name="P486"><text:soft-page-break/><text:span text:style-name="T1">Ovodepórre</text:span> </text:p>
              </text:list-item>
              <text:list-item>
                <text:p text:style-name="P486"><text:span text:style-name="T1">Pospórre</text:span> </text:p>
              </text:list-item>
              <text:list-item>
                <text:p text:style-name="P486"><text:span text:style-name="T1">Predispórre</text:span> </text:p>
              </text:list-item>
              <text:list-item>
                <text:p text:style-name="P486"><text:span text:style-name="T1">Prepórre</text:span> </text:p>
              </text:list-item>
              <text:list-item>
                <text:p text:style-name="P486"><text:span text:style-name="T1">Presuppórre</text:span> </text:p>
              </text:list-item>
              <text:list-item>
                <text:p text:style-name="P486"><text:span text:style-name="T1">Propórre</text:span> </text:p>
              </text:list-item>
              <text:list-item>
                <text:p text:style-name="P486"><text:span text:style-name="T1">Reimpórre</text:span> </text:p>
              </text:list-item>
              <text:list-item>
                <text:p text:style-name="P486"><text:span text:style-name="T1">Ricompórre</text:span> </text:p>
              </text:list-item>
              <text:list-item>
                <text:p text:style-name="P486"><text:span text:style-name="T1">Ripórre</text:span> </text:p>
              </text:list-item>
              <text:list-item>
                <text:p text:style-name="P486"><text:span text:style-name="T1">Ripropórre</text:span> </text:p>
              </text:list-item>
              <text:list-item>
                <text:p text:style-name="P486"><text:span text:style-name="T1">Scompórre</text:span> </text:p>
              </text:list-item>
              <text:list-item>
                <text:p text:style-name="P486"><text:span text:style-name="T1">Sottoespórre</text:span> </text:p>
              </text:list-item>
              <text:list-item>
                <text:p text:style-name="P486"><text:span text:style-name="T1">Sottopórre</text:span> </text:p>
              </text:list-item>
              <text:list-item>
                <text:p text:style-name="P486"><text:span text:style-name="T1">Sovrappórre</text:span>: variante <text:span text:style-name="T8">soprapporre</text:span> </text:p>
              </text:list-item>
              <text:list-item>
                <text:p text:style-name="P486"><text:span text:style-name="T1">Sovrespórre</text:span> </text:p>
              </text:list-item>
              <text:list-item>
                <text:p text:style-name="P486"><text:span text:style-name="T1">Sovrimpórre</text:span> </text:p>
              </text:list-item>
              <text:list-item>
                <text:p text:style-name="P486"><text:span text:style-name="T1">Spórre</text:span> </text:p>
              </text:list-item>
              <text:list-item>
                <text:p text:style-name="P486"><text:span text:style-name="T1">Suppórre</text:span> </text:p>
              </text:list-item>
              <text:list-item>
                <text:p text:style-name="P486"><text:span text:style-name="T1">Trapórre</text:span> </text:p>
              </text:list-item>
              <text:list-item>
                <text:p text:style-name="P135"><text:span text:style-name="T1">Traspórre</text:span>: variante <text:span text:style-name="T8">transpórre</text:span></text:p>
              </text:list-item>
            </text:list>
            <text:p text:style-name="P713"><text:bookmark text:name="potere"/>Potére</text:p>
            <text:list xml:id="list8773425405441616208" text:style-name="L260">
              <text:list-item>
                <text:p text:style-name="P328"><text:a xlink:type="simple" xlink:href="https://it.wikipedia.org/wiki/Presente_indicativo" text:style-name="Internet_20_link" text:visited-style-name="Visited_20_Internet_20_Link"><text:span text:style-name="T2">Presente</text:span></text:a><text:span text:style-name="T2">: </text:span><text:span text:style-name="T4">posso, puoi, può, possiamo, potete, possono</text:span></text:p>
              </text:list-item>
            </text:list>
            <text:p text:style-name="P706">Antiche le forme: <text:span text:style-name="T8">p(u)ote, puole</text:span> per <text:span text:style-name="T8">può</text:span>; <text:span text:style-name="T8">potiamo, potemo, possemo</text:span> per <text:span text:style-name="T8">possiamo</text:span>; <text:span text:style-name="T8">possete</text:span> per <text:span text:style-name="T8">potete</text:span>; <text:span text:style-name="T8">p(u)onno</text:span> per <text:span text:style-name="T8">possono</text:span></text:p>
            <text:list xml:id="list2664182952450258365" text:style-name="L261">
              <text:list-item>
                <text:p text:style-name="P329"><text:a xlink:type="simple" xlink:href="https://it.wikipedia.org/wiki/Futuro_semplice" text:style-name="Internet_20_link" text:visited-style-name="Visited_20_Internet_20_Link"><text:span text:style-name="T2">Futuro</text:span></text:a><text:span text:style-name="T2">: </text:span><text:span text:style-name="T4">potrò, potrai, potrà, potremo, potrete, potranno</text:span></text:p>
              </text:list-item>
            </text:list>
            <text:p text:style-name="P706">Antiche forme non sincopate <text:span text:style-name="T8">poterò, poterai</text:span> ecc. e quelle più sincopate <text:span text:style-name="T8">porò, porai</text:span>. </text:p>
            <text:list xml:id="list1368616165503972363" text:style-name="L262">
              <text:list-item>
                <text:p text:style-name="P330"><text:a xlink:type="simple" xlink:href="https://it.wikipedia.org/wiki/Congiuntivo_presente" text:style-name="Internet_20_link" text:visited-style-name="Visited_20_Internet_20_Link"><text:span text:style-name="T2">Congiuntivo presente</text:span></text:a><text:span text:style-name="T2">: </text:span><text:span text:style-name="T4">possa, possa, possa, possiamo, possiate, possano</text:span></text:p>
              </text:list-item>
            </text:list>
            <text:p text:style-name="P706">Antiche le forme <text:span text:style-name="T8">(tu) possi</text:span> per <text:span text:style-name="T8">possa</text:span>; <text:span text:style-name="T8">potiamo</text:span> per <text:span text:style-name="T8">possiamo</text:span></text:p>
            <text:list xml:id="list2129023910510274186" text:style-name="L263">
              <text:list-item>
                <text:p text:style-name="P331"><text:a xlink:type="simple" xlink:href="https://it.wikipedia.org/wiki/Condizionale_presente" text:style-name="Internet_20_link" text:visited-style-name="Visited_20_Internet_20_Link"><text:span text:style-name="T2">Condizionale presente</text:span></text:a><text:span text:style-name="T2">: </text:span><text:span text:style-name="T4">potrei, potresti, potrebbe, potremmo, potreste, potrebbero</text:span></text:p>
              </text:list-item>
            </text:list>
            <text:p text:style-name="P706">Antiche forme non sincopate <text:span text:style-name="T8">poterei, poteresti</text:span> ecc. e quelle più sincopate <text:span text:style-name="T8">porei, poresti</text:span>. ecc. poetiche le forme <text:span text:style-name="T8">potria(no)</text:span> <text:span text:style-name="T8">(poria(no))</text:span> per <text:span text:style-name="T8">potrò</text:span> e <text:span text:style-name="T8">potrebbe(ro)</text:span></text:p>
            <text:list xml:id="list687895524139749539" text:style-name="L264">
              <text:list-item>
                <text:p text:style-name="P220">Antiche le forme: nell'imperfetto <text:span text:style-name="T8">possea</text:span> per <text:span text:style-name="T8">potevo</text:span>, <text:span text:style-name="T8">potìe(no)</text:span> per <text:span text:style-name="T8">poteva(no)</text:span>; passato remoto <text:span text:style-name="T8">potetti</text:span> e <text:span text:style-name="T8">possetti</text:span> ecc.; <text:span text:style-name="T8">possuto</text:span>, <text:span text:style-name="T8">possendo</text:span></text:p>
              </text:list-item>
            </text:list>
            <text:p text:style-name="P713"><text:bookmark text:name="prendere"/><text:soft-page-break/>Prèndere</text:p>
            <text:list xml:id="list1269704483503343389" text:style-name="L265">
              <text:list-item>
                <text:p text:style-name="P332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presi, prendesti, prese, prendemmo, prendeste, presero</text:span></text:p>
              </text:list-item>
            </text:list>
            <text:p text:style-name="P706">Antiche le forme regolari <text:span text:style-name="T8">prendei</text:span> e <text:span text:style-name="T8">prendetti</text:span> ecc.</text:p>
            <text:list xml:id="list3347792773462867563" text:style-name="L266">
              <text:list-item>
                <text:p text:style-name="P333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preso</text:span></text:p>
              </text:list-item>
            </text:list>
            <text:p text:style-name="P1">Si coniugano come <text:span text:style-name="T8">prendere</text:span>: </text:p>
            <text:list xml:id="list8366990730969455071" text:style-name="L267">
              <text:list-item>
                <text:p text:style-name="P487"><text:span text:style-name="T1">Apprèndere</text:span> </text:p>
              </text:list-item>
              <text:list-item>
                <text:p text:style-name="P487"><text:span text:style-name="T1">Comprèndere</text:span> </text:p>
              </text:list-item>
              <text:list-item>
                <text:p text:style-name="P487"><text:span text:style-name="T1">Disapprèndere</text:span> </text:p>
              </text:list-item>
              <text:list-item>
                <text:p text:style-name="P487"><text:span text:style-name="T1">Imprèndere</text:span> </text:p>
              </text:list-item>
              <text:list-item>
                <text:p text:style-name="P487"><text:span text:style-name="T1">Intraprèndere</text:span> </text:p>
              </text:list-item>
              <text:list-item>
                <text:p text:style-name="P487"><text:span text:style-name="T1">Rapprèndere</text:span> </text:p>
              </text:list-item>
              <text:list-item>
                <text:p text:style-name="P487"><text:span text:style-name="T1">Riprèndere</text:span> </text:p>
              </text:list-item>
              <text:list-item>
                <text:p text:style-name="P62">Sorprèndere</text:p>
              </text:list-item>
            </text:list>
            <text:p text:style-name="P713"><text:bookmark text:name="proteggere"/>Protèggere</text:p>
            <text:list xml:id="list8857879211831468485" text:style-name="L268">
              <text:list-item>
                <text:p text:style-name="P628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protessi, proteggesti, protesse, proteggemmo, proteggeste, protessero</text:span><text:span text:style-name="T2"> </text:span></text:p>
              </text:list-item>
              <text:list-item>
                <text:p text:style-name="P334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protetto</text:span></text:p>
              </text:list-item>
            </text:list>
            <text:p text:style-name="P1">Si coniugano come <text:span text:style-name="T8">proteggere</text:span>: </text:p>
            <text:list xml:id="list577571135742130497" text:style-name="L269">
              <text:list-item>
                <text:p text:style-name="P63">Sprotèggere</text:p>
              </text:list-item>
            </text:list>
            <text:p text:style-name="P713"><text:bookmark text:name="pungere"/>Pùngere</text:p>
            <text:p text:style-name="P1">Variante antica <text:span text:style-name="T8">pugnere</text:span> con -gn- al posto di -ng- davanti alle desinenze inizianti per i- e e- </text:p>
            <text:list xml:id="list9167793811732802201" text:style-name="L270">
              <text:list-item>
                <text:p text:style-name="P629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punsi, pungesti, punse, pungemmo, pungeste, punsero</text:span><text:span text:style-name="T2"> </text:span></text:p>
              </text:list-item>
              <text:list-item>
                <text:p text:style-name="P335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punto</text:span></text:p>
              </text:list-item>
            </text:list>
            <text:p text:style-name="P1">Si coniugano come <text:span text:style-name="T8">pungere</text:span>: </text:p>
            <text:list xml:id="list4881957201226552136" text:style-name="L271">
              <text:list-item>
                <text:p text:style-name="P488"><text:span text:style-name="T1">Compùngere</text:span>: variante antica <text:span text:style-name="T8">compugnere</text:span> </text:p>
              </text:list-item>
              <text:list-item>
                <text:p text:style-name="P488"><text:span text:style-name="T1">Espùngere</text:span> </text:p>
              </text:list-item>
              <text:list-item>
                <text:p text:style-name="P488"><text:span text:style-name="T1">Interpùngere</text:span> </text:p>
              </text:list-item>
              <text:list-item>
                <text:p text:style-name="P64">Trapùngere</text:p>
              </text:list-item>
            </text:list>
            <text:p text:style-name="Horizontal_20_Line"/>
            <text:p text:style-name="P713"><text:bookmark text:name="radere"/><text:soft-page-break/>Ràdere</text:p>
            <text:list xml:id="list717220267665705484" text:style-name="L272">
              <text:list-item>
                <text:p text:style-name="P336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rasi, radesti, rase, rademmo, radeste, rasero</text:span></text:p>
              </text:list-item>
            </text:list>
            <text:p text:style-name="P706">Antiquate le forme regolari <text:span text:style-name="T8">radei</text:span> ecc.</text:p>
            <text:list xml:id="list6684090660720731672" text:style-name="L273">
              <text:list-item>
                <text:p text:style-name="P337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raso</text:span></text:p>
              </text:list-item>
            </text:list>
            <text:p text:style-name="P1">Si coniugano come <text:span text:style-name="T8">radere</text:span>: </text:p>
            <text:list xml:id="list6236945714230059765" text:style-name="L274">
              <text:list-item>
                <text:p text:style-name="P489"><text:span text:style-name="T1">Abràdere</text:span> </text:p>
              </text:list-item>
              <text:list-item>
                <text:p text:style-name="P65">Eràdere</text:p>
              </text:list-item>
            </text:list>
            <text:p text:style-name="P713"><text:bookmark text:name="redigere"/>Redìgere</text:p>
            <text:list xml:id="list6047411602908036357" text:style-name="L275">
              <text:list-item>
                <text:p text:style-name="P630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redassi, redigesti, redasse, redigemmo, redigeste, redassero</text:span><text:span text:style-name="T2"> </text:span></text:p>
              </text:list-item>
              <text:list-item>
                <text:p text:style-name="P338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redatto</text:span></text:p>
              </text:list-item>
            </text:list>
            <text:p text:style-name="P713"><text:bookmark text:name="redigere1"/>Redìmere</text:p>
            <text:list xml:id="list5583987463432024883" text:style-name="L276">
              <text:list-item>
                <text:p text:style-name="P339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redensi, redimesti, redense, redimemmo, redimeste, redensero</text:span></text:p>
              </text:list-item>
            </text:list>
            <text:p text:style-name="P706">Antiquate le forme regolari <text:span text:style-name="T8">redimei</text:span> ecc.</text:p>
            <text:list xml:id="list2763602934078215204" text:style-name="L277">
              <text:list-item>
                <text:p text:style-name="P340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redento</text:span></text:p>
              </text:list-item>
            </text:list>
            <text:p text:style-name="P713"><text:bookmark text:name="relinquere"/>Relìnquere</text:p>
            <text:list xml:id="list2821221189015079356" text:style-name="L278">
              <text:list-item>
                <text:p text:style-name="P631"><text:a xlink:type="simple" xlink:href="https://it.wikipedia.org/wiki/Passato_remoto" text:style-name="Internet_20_link" text:visited-style-name="Visited_20_Internet_20_Link"><text:span text:style-name="T2">Passato remoto</text:span></text:a><text:span text:style-name="T2">: mancante. </text:span></text:p>
              </text:list-item>
              <text:list-item>
                <text:p text:style-name="P341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relitto</text:span></text:p>
              </text:list-item>
            </text:list>
            <text:p text:style-name="P713"><text:bookmark text:name="reggere"/>Règgere</text:p>
            <text:list xml:id="list1922402471269889542" text:style-name="L279">
              <text:list-item>
                <text:p text:style-name="P632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ressi, reggesti, resse, reggemmo, reggeste, ressero</text:span><text:span text:style-name="T2"> </text:span></text:p>
              </text:list-item>
              <text:list-item>
                <text:p text:style-name="P342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retto</text:span></text:p>
              </text:list-item>
            </text:list>
            <text:p text:style-name="P1">Si coniugano come <text:span text:style-name="T8">reggere</text:span>: </text:p>
            <text:list xml:id="list5495919465527895684" text:style-name="L280">
              <text:list-item>
                <text:p text:style-name="P490"><text:span text:style-name="T1">Corrèggere</text:span> </text:p>
              </text:list-item>
              <text:list-item>
                <text:p text:style-name="P66">Sorrèggere</text:p>
              </text:list-item>
            </text:list>
            <text:p text:style-name="P713"><text:bookmark text:name="rendere"/>Rèndere</text:p>
            <text:list xml:id="list8088848016825854540" text:style-name="L281">
              <text:list-item>
                <text:p text:style-name="P343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resi, rendesti, rese, rendemmo, rendeste, resero</text:span></text:p>
              </text:list-item>
            </text:list>
            <text:p text:style-name="P706"><text:soft-page-break/>Antiche e letterarie le forme regolari <text:span text:style-name="T8">rendei</text:span> e <text:span text:style-name="T8">rendetti</text:span> ecc.</text:p>
            <text:list xml:id="list8563735799879491469" text:style-name="L282">
              <text:list-item>
                <text:p text:style-name="P344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reso</text:span></text:p>
              </text:list-item>
            </text:list>
            <text:p text:style-name="P706">Antica la forma regolare <text:span text:style-name="T8">renduto</text:span></text:p>
            <text:p text:style-name="P1">Si coniugano come <text:span text:style-name="T8">rendere</text:span>: </text:p>
            <text:list xml:id="list5341315987948990463" text:style-name="L283">
              <text:list-item>
                <text:p text:style-name="P67">Arrèndere</text:p>
              </text:list-item>
            </text:list>
            <text:p text:style-name="P713"><text:bookmark text:name="ridere"/>Rìdere</text:p>
            <text:list xml:id="list1762508431655192747" text:style-name="L284">
              <text:list-item>
                <text:p text:style-name="P633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risi, ridesti, rise, ridemmo, rideste, risero</text:span><text:span text:style-name="T2"> </text:span></text:p>
              </text:list-item>
              <text:list-item>
                <text:p text:style-name="P345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riso</text:span></text:p>
              </text:list-item>
            </text:list>
            <text:p text:style-name="P1">Si coniugano come <text:span text:style-name="T8">ridere</text:span>: </text:p>
            <text:list xml:id="list596948226842045384" text:style-name="L285">
              <text:list-item>
                <text:p text:style-name="P491"><text:span text:style-name="T1">Arrìdere</text:span> </text:p>
              </text:list-item>
              <text:list-item>
                <text:p text:style-name="P491"><text:span text:style-name="T1">Derìdere</text:span> </text:p>
              </text:list-item>
              <text:list-item>
                <text:p text:style-name="P491"><text:span text:style-name="T1">Irrìdere</text:span> </text:p>
              </text:list-item>
              <text:list-item>
                <text:p text:style-name="P68">Sorrìdere</text:p>
              </text:list-item>
            </text:list>
            <text:p text:style-name="P713"><text:bookmark text:name="rimanere"/>Rimanére</text:p>
            <text:list xml:id="list219330821167626063" text:style-name="L286">
              <text:list-item>
                <text:p text:style-name="P346"><text:a xlink:type="simple" xlink:href="https://it.wikipedia.org/wiki/Presente_indicativo" text:style-name="Internet_20_link" text:visited-style-name="Visited_20_Internet_20_Link"><text:span text:style-name="T2">Presente</text:span></text:a><text:span text:style-name="T2">: </text:span><text:span text:style-name="T4">rimango, rimani, rimane, rimaniamo, rimanete, rimangono</text:span></text:p>
              </text:list-item>
            </text:list>
            <text:p text:style-name="P706">Antiche le forme poetiche: <text:span text:style-name="T8">rimagno(no)</text:span> per <text:span text:style-name="T8">rimango(no)</text:span>, <text:span text:style-name="T8">rimagn(i)amo</text:span> per <text:span text:style-name="T8">rimaniamo</text:span></text:p>
            <text:list xml:id="list1755326211041058916" text:style-name="L287">
              <text:list-item>
                <text:p text:style-name="P347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rimasi, rimanesti, rimase, rimanemmo, rimaneste, rimasero</text:span></text:p>
              </text:list-item>
            </text:list>
            <text:p text:style-name="P706">Antiche le forme regolari <text:span text:style-name="T8">rimanei</text:span> ecc.</text:p>
            <text:list xml:id="list2491002821589940823" text:style-name="L288">
              <text:list-item>
                <text:p text:style-name="P348"><text:a xlink:type="simple" xlink:href="https://it.wikipedia.org/wiki/Futuro_semplice" text:style-name="Internet_20_link" text:visited-style-name="Visited_20_Internet_20_Link"><text:span text:style-name="T2">Futuro</text:span></text:a><text:span text:style-name="T2">: </text:span><text:span text:style-name="T4">rimarrò, rimarrai, rimarrà, rimarremo, rimarrete, rimarranno</text:span></text:p>
              </text:list-item>
            </text:list>
            <text:p text:style-name="P706">Antiche le forme non sincopate: <text:span text:style-name="T8">rimanerò, rimanerai</text:span> ecc.</text:p>
            <text:list xml:id="list5660886394280675494" text:style-name="L289">
              <text:list-item>
                <text:p text:style-name="P634"><text:a xlink:type="simple" xlink:href="https://it.wikipedia.org/wiki/Congiuntivo_presente" text:style-name="Internet_20_link" text:visited-style-name="Visited_20_Internet_20_Link"><text:span text:style-name="T2">Congiuntivo presente</text:span></text:a><text:span text:style-name="T2">: </text:span><text:span text:style-name="T4">rimanga, rimanga, rimanga, rimaniamo, rimaniate, rimangano</text:span><text:span text:style-name="T2"> </text:span></text:p>
              </text:list-item>
              <text:list-item>
                <text:p text:style-name="P349"><text:a xlink:type="simple" xlink:href="https://it.wikipedia.org/wiki/Condizionale_presente" text:style-name="Internet_20_link" text:visited-style-name="Visited_20_Internet_20_Link"><text:span text:style-name="T2">Condizionale presente</text:span></text:a><text:span text:style-name="T2">: </text:span><text:span text:style-name="T4">rimarrei, rimarresti, rimarrebbe, rimarremmo, rimarreste, rimarrebbero</text:span></text:p>
              </text:list-item>
            </text:list>
            <text:p text:style-name="P706">Antiche le forme non sincopate: <text:span text:style-name="T8">rimanerei, rimaneresti</text:span> ecc.</text:p>
            <text:list xml:id="list5588023416112411289" text:style-name="L290">
              <text:list-item>
                <text:p text:style-name="P350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rimasto</text:span></text:p>
              </text:list-item>
            </text:list>
            <text:p text:style-name="P706">Antica e poetica la forma <text:span text:style-name="T8">rimaso</text:span></text:p>
            <text:p text:style-name="P1"><text:soft-page-break/>Si coniugano come <text:span text:style-name="T8">rimanere</text:span>: </text:p>
            <text:list xml:id="list6378438139354917448" text:style-name="L291">
              <text:list-item>
                <text:p text:style-name="P136"><text:span text:style-name="T1">Permanére</text:span>: al participio passato <text:span text:style-name="T8">permaso</text:span> (raro)<text:span text:style-name="T9">Antichi i passati sigmatici </text:span><text:span text:style-name="T10">permansi</text:span><text:span text:style-name="T9"> ecc. e il participio </text:span><text:span text:style-name="T10">permanso</text:span></text:p>
              </text:list-item>
            </text:list>
            <text:p text:style-name="P713"><text:bookmark text:name="rispondere"/>Rispóndere</text:p>
            <text:list xml:id="list623656214749104936" text:style-name="L292">
              <text:list-item>
                <text:p text:style-name="P351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risposi, rispondesti, rispose, rispondemmo, rispondeste, risposero</text:span></text:p>
              </text:list-item>
            </text:list>
            <text:p text:style-name="P705"><text:span text:style-name="T11">Antiche le forme regolari </text:span><text:span text:style-name="T12">rispondei</text:span><text:span text:style-name="T11"> ecc.; e i sigmatici col </text:span><text:a xlink:type="simple" xlink:href="https://it.wikipedia.org/wiki/Dittongo_mobile" text:style-name="Internet_20_link" text:visited-style-name="Visited_20_Internet_20_Link"><text:span text:style-name="T11">dittongo mobile</text:span></text:a><text:span text:style-name="T11"> </text:span><text:span text:style-name="T12">rispuosi</text:span><text:span text:style-name="T11"> ecc.</text:span></text:p>
            <text:list xml:id="list3927029482832383858" text:style-name="L293">
              <text:list-item>
                <text:p text:style-name="P352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risposto</text:span></text:p>
              </text:list-item>
            </text:list>
            <text:p text:style-name="P1">Si coniugano come <text:span text:style-name="T8">rispondere</text:span>: </text:p>
            <text:list xml:id="list3336500932279504338" text:style-name="L294">
              <text:list-item>
                <text:p text:style-name="P69">Corrispóndere</text:p>
              </text:list-item>
            </text:list>
            <text:p text:style-name="P713"><text:bookmark text:name="rodere"/>Ródere</text:p>
            <text:list xml:id="list7716134990018669750" text:style-name="L295">
              <text:list-item>
                <text:p text:style-name="P635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rosi, rodesti, rose, rodemmo, rodeste, rosero</text:span><text:span text:style-name="T2"> </text:span></text:p>
              </text:list-item>
              <text:list-item>
                <text:p text:style-name="P353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roso</text:span></text:p>
              </text:list-item>
            </text:list>
            <text:p text:style-name="P1">Si coniugano come <text:span text:style-name="T8">rodere</text:span>: </text:p>
            <text:list xml:id="list8740749805810547901" text:style-name="L296">
              <text:list-item>
                <text:p text:style-name="P492"><text:span text:style-name="T1">Corródere</text:span> </text:p>
              </text:list-item>
              <text:list-item>
                <text:p text:style-name="P70">Eródere</text:p>
              </text:list-item>
            </text:list>
            <text:p text:style-name="P713"><text:bookmark text:name="rompere"/>Rómpere</text:p>
            <text:list xml:id="list3666842920136556646" text:style-name="L297">
              <text:list-item>
                <text:p text:style-name="P354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ruppi, rompesti, ruppe, rompemmo, rompeste, ruppero</text:span></text:p>
              </text:list-item>
            </text:list>
            <text:p text:style-name="P706">Antiche le forme regolari <text:span text:style-name="T8">rompei</text:span> e <text:span text:style-name="T8">rompetti</text:span> ecc.; e la variante roppi per ruppi, <text:span text:style-name="T8">roppe(ro)</text:span> per <text:span text:style-name="T8">ruppe(ro)</text:span></text:p>
            <text:list xml:id="list7927534821403638970" text:style-name="L298">
              <text:list-item>
                <text:p text:style-name="P355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rotto</text:span></text:p>
              </text:list-item>
            </text:list>
            <text:p text:style-name="P1">Si coniugano come <text:span text:style-name="T8">rompere</text:span>: </text:p>
            <text:list xml:id="list8503841634188806236" text:style-name="L299">
              <text:list-item>
                <text:p text:style-name="P493"><text:span text:style-name="T1">Corrómpere</text:span> </text:p>
              </text:list-item>
              <text:list-item>
                <text:p text:style-name="P493"><text:span text:style-name="T1">Dirómpere</text:span> </text:p>
              </text:list-item>
              <text:list-item>
                <text:p text:style-name="P493"><text:span text:style-name="T1">Erómpere</text:span> </text:p>
              </text:list-item>
              <text:list-item>
                <text:p text:style-name="P493"><text:span text:style-name="T1">Interrómpere</text:span> </text:p>
              </text:list-item>
              <text:list-item>
                <text:p text:style-name="P493"><text:span text:style-name="T1">Irrómpere</text:span> </text:p>
              </text:list-item>
              <text:list-item>
                <text:p text:style-name="P137"><text:span text:style-name="T1">Prorómpere</text:span> varianre <text:span text:style-name="T8">prorumpere</text:span></text:p>
              </text:list-item>
            </text:list>
            <text:h text:style-name="P710" text:outline-level="3"><text:bookmark text:name="Seconda_coniugazione_S-Z"/><text:bookmark-start text:name="__RefHeading___Toc443_925071808"/><text:soft-page-break/>Seconda coniugazione S-Z<text:bookmark-end text:name="__RefHeading___Toc443_925071808"/></text:h>
            <text:p text:style-name="P713"><text:bookmark text:name="sapere"/>Sapére</text:p>
            <text:p text:style-name="List_20_Heading"><text:a xlink:type="simple" xlink:href="https://it.wikipedia.org/wiki/Presente_indicativo" text:style-name="Internet_20_link" text:visited-style-name="Visited_20_Internet_20_Link"><text:span text:style-name="T2">Presente</text:span></text:a><text:span text:style-name="T2"> </text:span></text:p>
            <text:list xml:id="list9118251682265266876" text:style-name="L300">
              <text:list-item>
                <text:p text:style-name="P703"><text:span text:style-name="T8">so, sai, sa, sappiamo, sapete, sanno</text:span> </text:p>
              </text:list-item>
              <text:list-item>
                <text:p text:style-name="P703">Imperfetto: <text:span text:style-name="T8">sapevo, sapevi, sapeva, sapevamo, sapevate, sapevano</text:span> </text:p>
              </text:list-item>
              <text:list-item>
                <text:p text:style-name="P704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seppi, sapesti, seppe, sapemmo, sapeste, seppero</text:span><text:span text:style-name="T2"> </text:span></text:p>
              </text:list-item>
              <text:list-item>
                <text:p text:style-name="P704"><text:a xlink:type="simple" xlink:href="https://it.wikipedia.org/wiki/Futuro_semplice" text:style-name="Internet_20_link" text:visited-style-name="Visited_20_Internet_20_Link"><text:span text:style-name="T2">Futuro</text:span></text:a><text:span text:style-name="T2">: </text:span><text:span text:style-name="T4">saprò, saprai, saprà, sapremo, saprete, sapranno</text:span><text:span text:style-name="T2"> </text:span></text:p>
              </text:list-item>
              <text:list-item>
                <text:p text:style-name="P704"><text:a xlink:type="simple" xlink:href="https://it.wikipedia.org/wiki/Congiuntivo_presente" text:style-name="Internet_20_link" text:visited-style-name="Visited_20_Internet_20_Link"><text:span text:style-name="T2">Congiuntivo presente</text:span></text:a><text:span text:style-name="T2">: </text:span><text:span text:style-name="T4">sappia, sappiamo, sappiate, sappiano</text:span><text:span text:style-name="T2"> </text:span></text:p>
              </text:list-item>
              <text:list-item>
                <text:p text:style-name="P704"><text:a xlink:type="simple" xlink:href="https://it.wikipedia.org/wiki/Condizionale_presente" text:style-name="Internet_20_link" text:visited-style-name="Visited_20_Internet_20_Link"><text:span text:style-name="T2">Condizionale presente</text:span></text:a><text:span text:style-name="T2">: </text:span><text:span text:style-name="T4">saprei, sapresti, saprebbe, sapremmo, sapreste, saprebber</text:span><text:span text:style-name="T2"> </text:span></text:p>
              </text:list-item>
              <text:list-item>
                <text:p text:style-name="P704"><text:a xlink:type="simple" xlink:href="https://it.wikipedia.org/wiki/Imperativo" text:style-name="Internet_20_link" text:visited-style-name="Visited_20_Internet_20_Link"><text:span text:style-name="T2">Imperativo</text:span></text:a><text:span text:style-name="T2">: </text:span><text:span text:style-name="T4">sappi, sappia, sappiamo, sappiate, sappiano</text:span><text:span text:style-name="T2"> </text:span></text:p>
              </text:list-item>
              <text:list-item>
                <text:p text:style-name="P709"><text:a xlink:type="simple" xlink:href="https://it.wikipedia.org/wiki/Participio_presente" text:style-name="Internet_20_link" text:visited-style-name="Visited_20_Internet_20_Link"><text:span text:style-name="T2">Participio presente</text:span></text:a><text:span text:style-name="T2">: </text:span><text:span text:style-name="T4">sapiente</text:span></text:p>
              </text:list-item>
            </text:list>
            <text:p text:style-name="P1">Si coniugano come <text:span text:style-name="T8">sapere</text:span>: </text:p>
            <text:list xml:id="list8498037489348438676" text:style-name="L301">
              <text:list-item>
                <text:p text:style-name="P494"><text:span text:style-name="T1">Consapére</text:span> </text:p>
              </text:list-item>
              <text:list-item>
                <text:p text:style-name="P494"><text:span text:style-name="T1">Risapére</text:span> </text:p>
              </text:list-item>
              <text:list-item>
                <text:p text:style-name="P71">Strasapére</text:p>
              </text:list-item>
            </text:list>
            <text:p text:style-name="P713"><text:bookmark text:name="scegliere"/>Scégliere</text:p>
            <text:list xml:id="list5687702443329050266" text:style-name="L302">
              <text:list-item>
                <text:p text:style-name="P636"><text:a xlink:type="simple" xlink:href="https://it.wikipedia.org/wiki/Presente_indicativo" text:style-name="Internet_20_link" text:visited-style-name="Visited_20_Internet_20_Link"><text:span text:style-name="T2">Presente</text:span></text:a><text:span text:style-name="T2">: </text:span><text:span text:style-name="T4">scelgo, scegli, sceglie, scegliamo, scegliete, scelgono</text:span><text:span text:style-name="T2"> </text:span></text:p>
              </text:list-item>
              <text:list-item>
                <text:p text:style-name="P636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scelsi, scegliesti, scelse, scegliemmo, sceglieste, scelsero</text:span><text:span text:style-name="T2"> </text:span></text:p>
              </text:list-item>
              <text:list-item>
                <text:p text:style-name="P636"><text:a xlink:type="simple" xlink:href="https://it.wikipedia.org/wiki/Congiuntivo_presente" text:style-name="Internet_20_link" text:visited-style-name="Visited_20_Internet_20_Link"><text:span text:style-name="T2">Congiuntivo presente</text:span></text:a><text:span text:style-name="T2">: </text:span><text:span text:style-name="T4">scelga, scelga, scelga, scegliamo, scegliate, scelgano</text:span><text:span text:style-name="T2"> </text:span></text:p>
              </text:list-item>
              <text:list-item>
                <text:p text:style-name="P356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scelto</text:span></text:p>
              </text:list-item>
            </text:list>
            <text:p text:style-name="P1">Si coniugano come <text:span text:style-name="T8">scegliere</text:span>: </text:p>
            <text:list xml:id="list49521664341778264" text:style-name="L303">
              <text:list-item>
                <text:p text:style-name="P495"><text:span text:style-name="T1">Prescégliere</text:span> </text:p>
              </text:list-item>
              <text:list-item>
                <text:p text:style-name="P72">Trascégliere</text:p>
              </text:list-item>
            </text:list>
            <text:p text:style-name="P713"><text:bookmark text:name="scendere"/>Scèndere</text:p>
            <text:list xml:id="list2787936616282366167" text:style-name="L304">
              <text:list-item>
                <text:p text:style-name="P637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scesi, scendesti, scese, scendemmo, scendeste, scesero</text:span><text:span text:style-name="T2"> </text:span></text:p>
              </text:list-item>
              <text:list-item>
                <text:p text:style-name="P357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sceso</text:span></text:p>
              </text:list-item>
            </text:list>
            <text:p text:style-name="P1">Si coniugano come <text:span text:style-name="T8">scendere</text:span>: </text:p>
            <text:list xml:id="list5294704625908119077" text:style-name="L305">
              <text:list-item>
                <text:p text:style-name="P496"><text:span text:style-name="T1">Accondiscèndere</text:span> </text:p>
              </text:list-item>
              <text:list-item>
                <text:p text:style-name="P496"><text:span text:style-name="T1">Ascèndere</text:span> </text:p>
              </text:list-item>
              <text:list-item>
                <text:p text:style-name="P496"><text:span text:style-name="T1">Condiscèndere</text:span>: variante <text:span text:style-name="T8">condescendere</text:span> </text:p>
              </text:list-item>
              <text:list-item>
                <text:p text:style-name="P496"><text:span text:style-name="T1">Conscèndere</text:span> </text:p>
              </text:list-item>
              <text:list-item>
                <text:p text:style-name="P496"><text:span text:style-name="T1">Discèndere</text:span> </text:p>
              </text:list-item>
              <text:list-item>
                <text:p text:style-name="P496"><text:soft-page-break/><text:span text:style-name="T1">Discoscèndere</text:span> </text:p>
              </text:list-item>
              <text:list-item>
                <text:p text:style-name="P496"><text:span text:style-name="T1">Ridiscèndere</text:span> </text:p>
              </text:list-item>
              <text:list-item>
                <text:p text:style-name="P496"><text:span text:style-name="T1">Saliscèndere</text:span> </text:p>
              </text:list-item>
              <text:list-item>
                <text:p text:style-name="P496"><text:span text:style-name="T1">Scoscèndere</text:span> </text:p>
              </text:list-item>
              <text:list-item>
                <text:p text:style-name="P138"><text:span text:style-name="T1">Trascèndere</text:span>: variante <text:span text:style-name="T8">transcendere</text:span></text:p>
              </text:list-item>
            </text:list>
            <text:p text:style-name="P713"><text:bookmark text:name="scindere"/>Scìndere</text:p>
            <text:list xml:id="list3879437595742689838" text:style-name="L306">
              <text:list-item>
                <text:p text:style-name="P638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scissi, scindesti, scisse, scindemmo, scindeste, scissero</text:span><text:span text:style-name="T2"> </text:span></text:p>
              </text:list-item>
              <text:list-item>
                <text:p text:style-name="P358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scisso</text:span></text:p>
              </text:list-item>
            </text:list>
            <text:p text:style-name="P1">Si coniugano come <text:span text:style-name="T8">scindere</text:span>: </text:p>
            <text:list xml:id="list3250325210226799322" text:style-name="L307">
              <text:list-item>
                <text:p text:style-name="P497"><text:span text:style-name="T1">Discìndere</text:span> </text:p>
              </text:list-item>
              <text:list-item>
                <text:p text:style-name="P497"><text:span text:style-name="T1">Piroscìndere</text:span> </text:p>
              </text:list-item>
              <text:list-item>
                <text:p text:style-name="P497"><text:span text:style-name="T1">Prescìndere</text:span> </text:p>
              </text:list-item>
              <text:list-item>
                <text:p text:style-name="P73">Rescìndere</text:p>
              </text:list-item>
            </text:list>
            <text:p text:style-name="P713"><text:bookmark text:name="sciogliere"/>Sciògliere</text:p>
            <text:list xml:id="list7680104400893356923" text:style-name="L308">
              <text:list-item>
                <text:p text:style-name="P639"><text:a xlink:type="simple" xlink:href="https://it.wikipedia.org/wiki/Presente_indicativo" text:style-name="Internet_20_link" text:visited-style-name="Visited_20_Internet_20_Link"><text:span text:style-name="T2">Presente</text:span></text:a><text:span text:style-name="T2">: </text:span><text:span text:style-name="T4">sciolgo, sciogli, scioglie, sciogliamo, sciogliete, sciolgono</text:span><text:span text:style-name="T2"> </text:span></text:p>
              </text:list-item>
              <text:list-item>
                <text:p text:style-name="P639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sciolsi, sciogliesti, sciolse, sciogliemmo, scioglieste, sciolsero</text:span><text:span text:style-name="T2"> </text:span></text:p>
              </text:list-item>
              <text:list-item>
                <text:p text:style-name="P639"><text:a xlink:type="simple" xlink:href="https://it.wikipedia.org/wiki/Congiuntivo_presente" text:style-name="Internet_20_link" text:visited-style-name="Visited_20_Internet_20_Link"><text:span text:style-name="T2">Congiuntivo presente</text:span></text:a><text:span text:style-name="T2">: </text:span><text:span text:style-name="T4">sciolga, sciolga, sciolga, sciogliamo, sciogliete, sciolgano</text:span><text:span text:style-name="T2"> </text:span></text:p>
              </text:list-item>
              <text:list-item>
                <text:p text:style-name="P359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sciolto</text:span></text:p>
              </text:list-item>
            </text:list>
            <text:p text:style-name="P1">Si coniugano come <text:span text:style-name="T8">sciogliere</text:span>: </text:p>
            <text:list xml:id="list542508052209868392" text:style-name="L309">
              <text:list-item>
                <text:p text:style-name="P498"><text:span text:style-name="T1">Disciògliere</text:span> </text:p>
              </text:list-item>
              <text:list-item>
                <text:p text:style-name="P498"><text:span text:style-name="T1">Prosciògliere</text:span> </text:p>
              </text:list-item>
              <text:list-item>
                <text:p text:style-name="P74">Risciògliere</text:p>
              </text:list-item>
            </text:list>
            <text:p text:style-name="P713"><text:bookmark text:name="scrivere"/>Scrìvere</text:p>
            <text:list xml:id="list6744170475389916908" text:style-name="L310">
              <text:list-item>
                <text:p text:style-name="P640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scrissi, scrivesti, scrisse, scrivemmo, scriveste, scrissero</text:span><text:span text:style-name="T2"> </text:span></text:p>
              </text:list-item>
              <text:list-item>
                <text:p text:style-name="P360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scritto</text:span></text:p>
              </text:list-item>
            </text:list>
            <text:p text:style-name="P1">Si coniugano come <text:span text:style-name="T8">scrivere</text:span>: </text:p>
            <text:list xml:id="list5852144129639180477" text:style-name="L311">
              <text:list-item>
                <text:p text:style-name="P499"><text:span text:style-name="T1">Ascrìvere</text:span> </text:p>
              </text:list-item>
              <text:list-item>
                <text:p text:style-name="P499"><text:span text:style-name="T1">Circoscrìvere</text:span>: varianti <text:span text:style-name="T8">circonscrivere</text:span> e <text:span text:style-name="T8">circunscrivere</text:span> </text:p>
              </text:list-item>
              <text:list-item>
                <text:p text:style-name="P499"><text:span text:style-name="T1">Coscrìvere</text:span> </text:p>
              </text:list-item>
              <text:list-item>
                <text:p text:style-name="P499"><text:span text:style-name="T1">Dattiloscrìvere</text:span> </text:p>
              </text:list-item>
              <text:list-item>
                <text:p text:style-name="P499"><text:soft-page-break/><text:span text:style-name="T1">Descrìvere</text:span>: variante <text:span text:style-name="T8">discrivere</text:span> </text:p>
              </text:list-item>
              <text:list-item>
                <text:p text:style-name="P499"><text:span text:style-name="T1">Inscrìvere</text:span> </text:p>
              </text:list-item>
              <text:list-item>
                <text:p text:style-name="P499"><text:span text:style-name="T1">Iscrìvere</text:span> </text:p>
              </text:list-item>
              <text:list-item>
                <text:p text:style-name="P499"><text:span text:style-name="T1">Manoscrìvere</text:span> </text:p>
              </text:list-item>
              <text:list-item>
                <text:p text:style-name="P499"><text:span text:style-name="T1">Poscrìvere</text:span> </text:p>
              </text:list-item>
              <text:list-item>
                <text:p text:style-name="P499"><text:span text:style-name="T1">Preiscrìvere</text:span> </text:p>
              </text:list-item>
              <text:list-item>
                <text:p text:style-name="P499"><text:span text:style-name="T1">Prescrìvere</text:span> </text:p>
              </text:list-item>
              <text:list-item>
                <text:p text:style-name="P499"><text:span text:style-name="T1">Proscrìvere</text:span> </text:p>
              </text:list-item>
              <text:list-item>
                <text:p text:style-name="P499"><text:span text:style-name="T1">Reinscrìvere</text:span> </text:p>
              </text:list-item>
              <text:list-item>
                <text:p text:style-name="P499"><text:span text:style-name="T1">Riscrìvere</text:span>: variante <text:span text:style-name="T8">rescrivere</text:span> </text:p>
              </text:list-item>
              <text:list-item>
                <text:p text:style-name="P499"><text:span text:style-name="T1">Soprascrìvere</text:span> </text:p>
              </text:list-item>
              <text:list-item>
                <text:p text:style-name="P499"><text:span text:style-name="T1">Sottoscrìvere</text:span> </text:p>
              </text:list-item>
              <text:list-item>
                <text:p text:style-name="P499"><text:span text:style-name="T1">Soscrìvere</text:span> </text:p>
              </text:list-item>
              <text:list-item>
                <text:p text:style-name="P499"><text:span text:style-name="T1">Trascrìvere</text:span>: variante <text:span text:style-name="T8">transcrivere</text:span> </text:p>
              </text:list-item>
              <text:list-item>
                <text:p text:style-name="P75">Videoscrìvere</text:p>
              </text:list-item>
            </text:list>
            <text:p text:style-name="P713"><text:bookmark text:name="scuotere"/>Scuòtere</text:p>
            <text:p text:style-name="P1">Variante antica <text:span text:style-name="T8">escuotere</text:span> </text:p>
            <text:list xml:id="list6246731523208032372" text:style-name="L312">
              <text:list-item>
                <text:p text:style-name="P641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scossi, sc(u)otesti, scosse, sc(u)otemmo, sc(u)oteste, scossero</text:span><text:span text:style-name="T2"> </text:span></text:p>
              </text:list-item>
              <text:list-item>
                <text:p text:style-name="P361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scosso</text:span></text:p>
              </text:list-item>
            </text:list>
            <text:p text:style-name="P1">Si coniugano come <text:span text:style-name="T8">scrivere</text:span>: </text:p>
            <text:list xml:id="list2965524078143836472" text:style-name="L313">
              <text:list-item>
                <text:p text:style-name="P76">Riscuòtere</text:p>
              </text:list-item>
            </text:list>
            <text:p text:style-name="P713"><text:bookmark text:name="sedere"/>Sedére</text:p>
            <text:p text:style-name="Text_20_body"><text:span text:style-name="T2">Nel resto delle coniugazione è possibile solo la radice monottongata </text:span><text:span text:style-name="T4">sed</text:span><text:span text:style-name="T2">-, conformemente alla regola del </text:span><text:a xlink:type="simple" xlink:href="https://it.wikipedia.org/wiki/Dittongo_mobile" text:style-name="Internet_20_link" text:visited-style-name="Visited_20_Internet_20_Link"><text:span text:style-name="T2">dittongo mobile</text:span></text:a><text:span text:style-name="T2">, in tutto è prevista, la quale sarebbe preferibile anche nel futuro semplice e nel condizionale, pur essendo oggi ormai prevalente la radice dittongata </text:span><text:span text:style-name="T4">sied</text:span><text:span text:style-name="T2">-. </text:span></text:p>
            <text:list xml:id="list5353035011582353306" text:style-name="L314">
              <text:list-item>
                <text:p text:style-name="P642"><text:a xlink:type="simple" xlink:href="https://it.wikipedia.org/wiki/Presente_indicativo" text:style-name="Internet_20_link" text:visited-style-name="Visited_20_Internet_20_Link"><text:span text:style-name="T2">Presente</text:span></text:a><text:span text:style-name="T2">: </text:span><text:span text:style-name="T4">siedo</text:span><text:span text:style-name="T2"> (lett. </text:span><text:span text:style-name="T4">seggo</text:span><text:span text:style-name="T2">), </text:span><text:span text:style-name="T4">siedi, siede, sediamo, sedete, siedono</text:span><text:span text:style-name="T2"> (lett. </text:span><text:span text:style-name="T4">seggono</text:span><text:span text:style-name="T2">) </text:span></text:p>
              </text:list-item>
              <text:list-item>
                <text:p text:style-name="P642"><text:a xlink:type="simple" xlink:href="https://it.wikipedia.org/wiki/Futuro_semplice" text:style-name="Internet_20_link" text:visited-style-name="Visited_20_Internet_20_Link"><text:span text:style-name="T2">Futuro</text:span></text:a><text:span text:style-name="T2">: </text:span><text:span text:style-name="T4">s(i)ederò, s(i)ederai, s(i)ederà, s(i)ederemo, s(i)ederete, s(i)ederanno</text:span><text:span text:style-name="T2"> </text:span></text:p>
              </text:list-item>
              <text:list-item>
                <text:p text:style-name="P642"><text:a xlink:type="simple" xlink:href="https://it.wikipedia.org/wiki/Congiuntivo_presente" text:style-name="Internet_20_link" text:visited-style-name="Visited_20_Internet_20_Link"><text:span text:style-name="T2">Congiuntivo presente</text:span></text:a><text:span text:style-name="T2">: </text:span><text:span text:style-name="T4">sieda</text:span><text:span text:style-name="T2"> (lett </text:span><text:span text:style-name="T4">segga</text:span><text:span text:style-name="T2">), </text:span><text:span text:style-name="T4">sieda</text:span><text:span text:style-name="T2"> (lett </text:span><text:span text:style-name="T4">segga</text:span><text:span text:style-name="T2">), </text:span><text:span text:style-name="T4">sieda</text:span><text:span text:style-name="T2"> (lett </text:span><text:span text:style-name="T4">segga</text:span><text:span text:style-name="T2">), </text:span><text:span text:style-name="T4">sediamo, sediate, siedano</text:span><text:span text:style-name="T2"> (lett. </text:span><text:span text:style-name="T4">seggano</text:span><text:span text:style-name="T2">) </text:span></text:p>
              </text:list-item>
              <text:list-item>
                <text:p text:style-name="P362"><text:a xlink:type="simple" xlink:href="https://it.wikipedia.org/wiki/Condizionale_presente" text:style-name="Internet_20_link" text:visited-style-name="Visited_20_Internet_20_Link"><text:span text:style-name="T2">Condizionale presente</text:span></text:a><text:span text:style-name="T2">: </text:span><text:span text:style-name="T4">s(i)ederei, s(i)ederei, s(i)ederebbe, s(i)ederemmo, s(i)edereste, s(i)ederebbero</text:span></text:p>
              </text:list-item>
            </text:list>
            <text:p text:style-name="P1">Si coniugano come <text:span text:style-name="T8">sedere</text:span>: </text:p>
            <text:list xml:id="list7612730529712161626" text:style-name="L315">
              <text:list-item>
                <text:p text:style-name="P500"><text:soft-page-break/><text:span text:style-name="T1">Compossedére</text:span> </text:p>
              </text:list-item>
              <text:list-item>
                <text:p text:style-name="P500"><text:span text:style-name="T1">Presedére</text:span> </text:p>
              </text:list-item>
              <text:list-item>
                <text:p text:style-name="P500"><text:span text:style-name="T1">Possedére</text:span> </text:p>
              </text:list-item>
              <text:list-item>
                <text:p text:style-name="P500"><text:span text:style-name="T1">Risedére</text:span> </text:p>
              </text:list-item>
              <text:list-item>
                <text:p text:style-name="P500"><text:span text:style-name="T1">Soprassedére</text:span>: non possiede le varianti in -segg-. </text:p>
              </text:list-item>
              <text:list-item>
                <text:p text:style-name="P77">Spossedére</text:p>
              </text:list-item>
            </text:list>
            <text:p text:style-name="P713"><text:bookmark text:name="solere"/>Solére</text:p>
            <text:list xml:id="list4997171628217550828" text:style-name="L316">
              <text:list-item>
                <text:p text:style-name="P643"><text:a xlink:type="simple" xlink:href="https://it.wikipedia.org/wiki/Presente_indicativo" text:style-name="Internet_20_link" text:visited-style-name="Visited_20_Internet_20_Link"><text:span text:style-name="T2">Presente</text:span></text:a><text:span text:style-name="T2">: </text:span><text:span text:style-name="T4">soglio, suoli, suole, sogliamo, solete, sogliono</text:span><text:span text:style-name="T2"> </text:span></text:p>
              </text:list-item>
              <text:list-item>
                <text:p text:style-name="P643"><text:a xlink:type="simple" xlink:href="https://it.wikipedia.org/wiki/Congiuntivo_presente" text:style-name="Internet_20_link" text:visited-style-name="Visited_20_Internet_20_Link"><text:span text:style-name="T2">Congiuntivo presente</text:span></text:a><text:span text:style-name="T2">: </text:span><text:span text:style-name="T4">soglia, soglia, soglia, sogliamo, sogliate, sogliano</text:span><text:span text:style-name="T2"> </text:span></text:p>
              </text:list-item>
              <text:list-item>
                <text:p text:style-name="P643"><text:a xlink:type="simple" xlink:href="https://it.wikipedia.org/wiki/Imperativo" text:style-name="Internet_20_link" text:visited-style-name="Visited_20_Internet_20_Link"><text:span text:style-name="T2">Imperativo</text:span></text:a><text:span text:style-name="T2">: </text:span><text:span text:style-name="T4">sogli, soglia, sogliamo, sogliate, sogliano</text:span><text:span text:style-name="T2"> </text:span></text:p>
              </text:list-item>
              <text:list-item>
                <text:p text:style-name="P363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solito</text:span></text:p>
              </text:list-item>
            </text:list>
            <text:p text:style-name="P713"><text:bookmark text:name="solvere"/>Sòlvere</text:p>
            <text:list xml:id="list3856382784291255510" text:style-name="L317">
              <text:list-item>
                <text:p text:style-name="P364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soluto</text:span></text:p>
              </text:list-item>
            </text:list>
            <text:p text:style-name="P713"><text:bookmark text:name="sorgere"/>Sórgere</text:p>
            <text:list xml:id="list2846672607312540650" text:style-name="L318">
              <text:list-item>
                <text:p text:style-name="P644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sorsi, sorgesti, sorse, sorgemmo, sorgeste, sorsero</text:span><text:span text:style-name="T2"> </text:span></text:p>
              </text:list-item>
              <text:list-item>
                <text:p text:style-name="P365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sorto</text:span></text:p>
              </text:list-item>
            </text:list>
            <text:p text:style-name="P1">Si coniugano come <text:span text:style-name="T8">sorgere</text:span>: </text:p>
            <text:list xml:id="list6665732715612601187" text:style-name="L319">
              <text:list-item>
                <text:p text:style-name="P501"><text:span text:style-name="T1">Assórgere</text:span> </text:p>
              </text:list-item>
              <text:list-item>
                <text:p text:style-name="P501"><text:span text:style-name="T1">Insórgere</text:span> </text:p>
              </text:list-item>
              <text:list-item>
                <text:p text:style-name="P501"><text:span text:style-name="T1">Reinsórgere</text:span> </text:p>
              </text:list-item>
              <text:list-item>
                <text:p text:style-name="P78">Risórgere</text:p>
              </text:list-item>
            </text:list>
            <text:p text:style-name="P713"><text:bookmark text:name="spandere"/>Spàndere</text:p>
            <text:list xml:id="list7520453731916026512" text:style-name="L320">
              <text:list-item>
                <text:p text:style-name="P645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spansi</text:span><text:span text:style-name="T2"> o </text:span><text:span text:style-name="T4">spandei, spandesti, spanse</text:span><text:span text:style-name="T2"> o </text:span><text:span text:style-name="T4">spandé, spandemmo, spandeste, spansero</text:span><text:span text:style-name="T2"> o </text:span><text:span text:style-name="T4">spanderono</text:span><text:span text:style-name="T2"> </text:span></text:p>
              </text:list-item>
              <text:list-item>
                <text:p text:style-name="P366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spanto</text:span><text:span text:style-name="T2"> o </text:span><text:span text:style-name="T4">spanduto</text:span></text:p>
              </text:list-item>
            </text:list>
            <text:p text:style-name="P1">Si coniugano come <text:span text:style-name="T8">spandere</text:span>: </text:p>
            <text:list xml:id="list3686966984760412517" text:style-name="L321">
              <text:list-item>
                <text:p text:style-name="P139"><text:span text:style-name="T1">espàndere</text:span>: participio passato <text:span text:style-name="T8">espanso</text:span></text:p>
              </text:list-item>
            </text:list>
            <text:p text:style-name="P713"><text:bookmark text:name="spargere"/>Spàrgere</text:p>
            <text:list xml:id="list80967104817139282" text:style-name="L322">
              <text:list-item>
                <text:p text:style-name="P646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sparsi, spargesti, sparse, spargemmo, spargeste, sparsero</text:span><text:span text:style-name="T2"> </text:span></text:p>
              </text:list-item>
              <text:list-item>
                <text:p text:style-name="P367"><text:soft-page-break/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sparso</text:span></text:p>
              </text:list-item>
            </text:list>
            <text:p text:style-name="P1">Si coniugano come <text:span text:style-name="T8">spargere</text:span>: </text:p>
            <text:list xml:id="list4331504220723926783" text:style-name="L323">
              <text:list-item>
                <text:p text:style-name="P502"><text:span text:style-name="T1">Cospàrgere</text:span>: variante <text:span text:style-name="T8">conspargere</text:span> </text:p>
              </text:list-item>
              <text:list-item>
                <text:p text:style-name="P502"><text:span text:style-name="T1">Dispàrgere</text:span> </text:p>
              </text:list-item>
              <text:list-item>
                <text:p text:style-name="P79">Espàrgere</text:p>
              </text:list-item>
            </text:list>
            <text:p text:style-name="P713"><text:bookmark text:name="spegnere"/>Spègnere</text:p>
            <text:list xml:id="list6657825471147619326" text:style-name="L324">
              <text:list-item>
                <text:p text:style-name="P647"><text:a xlink:type="simple" xlink:href="https://it.wikipedia.org/wiki/Presente_indicativo" text:style-name="Internet_20_link" text:visited-style-name="Visited_20_Internet_20_Link"><text:span text:style-name="T2">Presente</text:span></text:a><text:span text:style-name="T2">: </text:span><text:span text:style-name="T4">spengo, spegni, spegne, spegniamo, spegnete, spengono</text:span><text:span text:style-name="T2"> </text:span></text:p>
              </text:list-item>
              <text:list-item>
                <text:p text:style-name="P647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spensi, spegnesti, spense, spegnemmo, spegneste</text:span><text:span text:style-name="T2"> , </text:span><text:span text:style-name="T4">spensero</text:span><text:span text:style-name="T2"> </text:span></text:p>
              </text:list-item>
              <text:list-item>
                <text:p text:style-name="P647"><text:a xlink:type="simple" xlink:href="https://it.wikipedia.org/wiki/Congiuntivo_presente" text:style-name="Internet_20_link" text:visited-style-name="Visited_20_Internet_20_Link"><text:span text:style-name="T2">Congiuntivo presente</text:span></text:a><text:span text:style-name="T2">: </text:span><text:span text:style-name="T4">spenga, spenga, spenga, spegniamo, spegniate, spengano</text:span><text:span text:style-name="T2"> </text:span></text:p>
              </text:list-item>
              <text:list-item>
                <text:p text:style-name="P368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spento</text:span></text:p>
              </text:list-item>
            </text:list>
            <text:p text:style-name="P1">Si coniugano come <text:span text:style-name="T8">spegnere</text:span>: </text:p>
            <text:list xml:id="list1157425487619623284" text:style-name="L325">
              <text:list-item>
                <text:p text:style-name="P80">Dispegnere</text:p>
              </text:list-item>
            </text:list>
            <text:p text:style-name="P713"><text:bookmark text:name="spendere"/>Spèndere</text:p>
            <text:list xml:id="list1827711313849741674" text:style-name="L326">
              <text:list-item>
                <text:p text:style-name="P648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spesi, spendesti, spese, spendemmo, spendeste, spesero</text:span><text:span text:style-name="T2"> </text:span></text:p>
              </text:list-item>
              <text:list-item>
                <text:p text:style-name="P369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speso</text:span></text:p>
              </text:list-item>
            </text:list>
            <text:p text:style-name="P713"><text:bookmark text:name="spergere"/>Spèrgere</text:p>
            <text:list xml:id="list2943534395442682256" text:style-name="L327">
              <text:list-item>
                <text:p text:style-name="P649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spersi, spergesti, sperse, spergemmo, spergeste, spersero</text:span><text:span text:style-name="T2"> </text:span></text:p>
              </text:list-item>
              <text:list-item>
                <text:p text:style-name="P370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sperso</text:span></text:p>
              </text:list-item>
            </text:list>
            <text:p text:style-name="P1">Si coniugano come <text:span text:style-name="T8">spergere</text:span>: </text:p>
            <text:list xml:id="list1773611839135607505" text:style-name="L328">
              <text:list-item>
                <text:p text:style-name="P503"><text:span text:style-name="T1">Aspèrgere</text:span> </text:p>
              </text:list-item>
              <text:list-item>
                <text:p text:style-name="P503"><text:span text:style-name="T1">Cospèrgere</text:span>: variante <text:span text:style-name="T8">conspergere</text:span> </text:p>
              </text:list-item>
              <text:list-item>
                <text:p text:style-name="P81">Dispèrgere</text:p>
              </text:list-item>
            </text:list>
            <text:p text:style-name="P713"><text:bookmark text:name="spingere"/>Spìngere</text:p>
            <text:list xml:id="list7247119662317116845" text:style-name="L329">
              <text:list-item>
                <text:p text:style-name="P650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spinsi, spingesti, spinse, spingemmo, spingeste, spinsero</text:span><text:span text:style-name="T2"> </text:span></text:p>
              </text:list-item>
              <text:list-item>
                <text:p text:style-name="P371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spinto</text:span></text:p>
              </text:list-item>
            </text:list>
            <text:p text:style-name="P1">Si coniugano come <text:span text:style-name="T8">spingere</text:span>: </text:p>
            <text:list xml:id="list530739954084968819" text:style-name="L330">
              <text:list-item>
                <text:p text:style-name="P504"><text:span text:style-name="T1">Respìngere</text:span> </text:p>
              </text:list-item>
              <text:list-item>
                <text:p text:style-name="P504"><text:soft-page-break/><text:span text:style-name="T1">Retrospìngere</text:span> </text:p>
              </text:list-item>
              <text:list-item>
                <text:p text:style-name="P504"><text:span text:style-name="T1">Risospìngere</text:span> </text:p>
              </text:list-item>
              <text:list-item>
                <text:p text:style-name="P504"><text:span text:style-name="T1">Rispìngere</text:span> </text:p>
              </text:list-item>
              <text:list-item>
                <text:p text:style-name="P82">Sospìngere</text:p>
              </text:list-item>
            </text:list>
            <text:p text:style-name="P713"><text:bookmark text:name="stringere"/>Strìngere</text:p>
            <text:list xml:id="list7084262836623742118" text:style-name="L331">
              <text:list-item>
                <text:p text:style-name="P651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strinsi, stringesti, strinse, stringemmo, stringeste, strinsero</text:span><text:span text:style-name="T2"> </text:span></text:p>
              </text:list-item>
              <text:list-item>
                <text:p text:style-name="P372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stretto</text:span><text:span text:style-name="T2"> (tosc. </text:span><text:span text:style-name="T4">strinto</text:span><text:span text:style-name="T2">)</text:span></text:p>
              </text:list-item>
            </text:list>
            <text:p text:style-name="P1">Si coniugano come <text:span text:style-name="T8">stringere</text:span>: </text:p>
            <text:list xml:id="list8933793114803728726" text:style-name="L332">
              <text:list-item>
                <text:p text:style-name="P505"><text:span text:style-name="T1">Astrìngere</text:span> </text:p>
              </text:list-item>
              <text:list-item>
                <text:p text:style-name="P505"><text:span text:style-name="T1">Costrìngere</text:span>: variante <text:span text:style-name="T8">constringere</text:span> </text:p>
              </text:list-item>
              <text:list-item>
                <text:p text:style-name="P505"><text:span text:style-name="T1">Distrìngere</text:span> </text:p>
              </text:list-item>
              <text:list-item>
                <text:p text:style-name="P505"><text:span text:style-name="T1">Restrìngere</text:span>: Participio passato <text:span text:style-name="T8">ristretto</text:span> </text:p>
              </text:list-item>
              <text:list-item>
                <text:p text:style-name="P83">Ristrìngere</text:p>
              </text:list-item>
            </text:list>
            <text:p text:style-name="P713"><text:bookmark text:name="struggere"/>Strùggere</text:p>
            <text:list xml:id="list5972657868455643166" text:style-name="L333">
              <text:list-item>
                <text:p text:style-name="P652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strussi, struggesti, strusse, struggemmo, struggeste, strussero</text:span><text:span text:style-name="T2"> </text:span></text:p>
              </text:list-item>
              <text:list-item>
                <text:p text:style-name="P373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strutto</text:span></text:p>
              </text:list-item>
            </text:list>
            <text:p text:style-name="P1">Si coniugano come <text:span text:style-name="T8">struggere</text:span>: </text:p>
            <text:list xml:id="list6426760302240219157" text:style-name="L334">
              <text:list-item>
                <text:p text:style-name="P140"><text:span text:style-name="T1">Distrùggere</text:span>: variante <text:span text:style-name="T8">destruggere</text:span></text:p>
              </text:list-item>
            </text:list>
            <text:p text:style-name="P713"><text:bookmark text:name="suadere"/>Suadére</text:p>
            <text:list xml:id="list691481952053612613" text:style-name="L335">
              <text:list-item>
                <text:p text:style-name="P653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suasi, suadesti, suase, suademmo, suadeste, suasero</text:span><text:span text:style-name="T2"> </text:span></text:p>
              </text:list-item>
              <text:list-item>
                <text:p text:style-name="P374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suaso</text:span></text:p>
              </text:list-item>
            </text:list>
            <text:p text:style-name="P1">Si coniugano come <text:span text:style-name="T8">suadere</text:span>: </text:p>
            <text:list xml:id="list3285866052392723482" text:style-name="L336">
              <text:list-item>
                <text:p text:style-name="P506"><text:span text:style-name="T1">Dissuadére</text:span> </text:p>
              </text:list-item>
              <text:list-item>
                <text:p text:style-name="P84">Persuadére</text:p>
              </text:list-item>
            </text:list>
            <text:p text:style-name="P713"><text:bookmark text:name="sumere"/>Sùmere</text:p>
            <text:list xml:id="list4660677878006209041" text:style-name="L337">
              <text:list-item>
                <text:p text:style-name="P654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sunsi, sumesti, sunse, sumemmo, sumeste, sunsero</text:span><text:span text:style-name="T2"> </text:span></text:p>
              </text:list-item>
              <text:list-item>
                <text:p text:style-name="P375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sunto</text:span></text:p>
              </text:list-item>
            </text:list>
            <text:p text:style-name="P1">Si coniugano come <text:span text:style-name="T8">sumere</text:span>: </text:p>
            <text:list xml:id="list7514516834667320870" text:style-name="L338">
              <text:list-item>
                <text:p text:style-name="P507"><text:soft-page-break/><text:span text:style-name="T1">Assùmere</text:span> </text:p>
              </text:list-item>
              <text:list-item>
                <text:p text:style-name="P507"><text:span text:style-name="T1">Consùmere</text:span> </text:p>
              </text:list-item>
              <text:list-item>
                <text:p text:style-name="P507"><text:span text:style-name="T1">Desùmere</text:span> </text:p>
              </text:list-item>
              <text:list-item>
                <text:p text:style-name="P507"><text:span text:style-name="T1">Presùmere</text:span>: variante <text:span text:style-name="T8">prosumere</text:span> </text:p>
              </text:list-item>
              <text:list-item>
                <text:p text:style-name="P507"><text:span text:style-name="T1">Rassùmere</text:span> </text:p>
              </text:list-item>
              <text:list-item>
                <text:p text:style-name="P507"><text:span text:style-name="T1">Riassùmere</text:span>: variante <text:span text:style-name="T8">reassumere</text:span> </text:p>
              </text:list-item>
              <text:list-item>
                <text:p text:style-name="P85">Sussùmere</text:p>
              </text:list-item>
            </text:list>
            <text:p text:style-name="Horizontal_20_Line"/>
            <text:p text:style-name="P713"><text:bookmark text:name="tacere"/>Tacére</text:p>
            <text:list xml:id="list8872385978956602987" text:style-name="L339">
              <text:list-item>
                <text:p text:style-name="P655"><text:a xlink:type="simple" xlink:href="https://it.wikipedia.org/wiki/Presente_indicativo" text:style-name="Internet_20_link" text:visited-style-name="Visited_20_Internet_20_Link"><text:span text:style-name="T2">Presente</text:span></text:a><text:span text:style-name="T2">: </text:span><text:span text:style-name="T4">taccio, taci, tace, tacciamo, tacete, tacciono</text:span><text:span text:style-name="T2"> </text:span></text:p>
              </text:list-item>
              <text:list-item>
                <text:p text:style-name="P655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tacqui, tacesti, tacque, tacemmo, taceste, tacquero</text:span><text:span text:style-name="T2"> </text:span></text:p>
              </text:list-item>
              <text:list-item>
                <text:p text:style-name="P376"><text:a xlink:type="simple" xlink:href="https://it.wikipedia.org/wiki/Congiuntivo_presente" text:style-name="Internet_20_link" text:visited-style-name="Visited_20_Internet_20_Link"><text:span text:style-name="T2">Congiuntivo presente</text:span></text:a><text:span text:style-name="T2">: </text:span><text:span text:style-name="T4">taccia, tacciamo, tacciate, tacciano</text:span></text:p>
              </text:list-item>
            </text:list>
            <text:p text:style-name="P1">Si coniugano come <text:span text:style-name="T8">tacere</text:span>: </text:p>
            <text:list xml:id="list5415340822604645068" text:style-name="L340">
              <text:list-item>
                <text:p text:style-name="P86">Sottacére</text:p>
              </text:list-item>
            </text:list>
            <text:p text:style-name="P713"><text:bookmark text:name="tendere"/>Tèndere</text:p>
            <text:list xml:id="list9109967373801817775" text:style-name="L341">
              <text:list-item>
                <text:p text:style-name="P656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tesi, tendesti, tese, tendemmo, tendeste, tesero</text:span><text:span text:style-name="T2"> </text:span></text:p>
              </text:list-item>
              <text:list-item>
                <text:p text:style-name="P377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teso</text:span></text:p>
              </text:list-item>
            </text:list>
            <text:p text:style-name="P1">Si coniugano come <text:span text:style-name="T8">tendere</text:span>: </text:p>
            <text:list xml:id="list8140615947647658544" text:style-name="L342">
              <text:list-item>
                <text:p text:style-name="P508"><text:span text:style-name="T1">Attèndere</text:span> </text:p>
              </text:list-item>
              <text:list-item>
                <text:p text:style-name="P508"><text:span text:style-name="T1">Contèndere</text:span> </text:p>
              </text:list-item>
              <text:list-item>
                <text:p text:style-name="P508"><text:span text:style-name="T1">Disattèndere</text:span> </text:p>
              </text:list-item>
              <text:list-item>
                <text:p text:style-name="P508"><text:span text:style-name="T1">Disintèndere</text:span> </text:p>
              </text:list-item>
              <text:list-item>
                <text:p text:style-name="P508"><text:span text:style-name="T1">Distèndere</text:span> </text:p>
              </text:list-item>
              <text:list-item>
                <text:p text:style-name="P508"><text:span text:style-name="T1">Estèndere</text:span> </text:p>
              </text:list-item>
              <text:list-item>
                <text:p text:style-name="P508"><text:span text:style-name="T1">Fraintèndere</text:span>: variante <text:span text:style-name="T8">frantendere</text:span>, <text:span text:style-name="T8">traintendere</text:span> </text:p>
              </text:list-item>
              <text:list-item>
                <text:p text:style-name="P508"><text:span text:style-name="T1">Intèndere</text:span> </text:p>
              </text:list-item>
              <text:list-item>
                <text:p text:style-name="P508"><text:span text:style-name="T1">Malintèndere</text:span> </text:p>
              </text:list-item>
              <text:list-item>
                <text:p text:style-name="P657"><text:span text:style-name="T3">Ostèndere</text:span><text:span text:style-name="T2">: part. pass. solo il raro </text:span><text:span text:style-name="T4">ostenso</text:span><text:bookmark text:name="cite_ref-16"/><text:a xlink:type="simple" xlink:href="https://it.wikipedia.org/w/index.php?title=Verbi_irregolari_italiani&amp;printable=yes#cite_note-16" text:style-name="Internet_20_link" text:visited-style-name="Visited_20_Internet_20_Link"><text:span text:style-name="T2">[16]</text:span></text:a><text:span text:style-name="T2"> </text:span></text:p>
              </text:list-item>
              <text:list-item>
                <text:p text:style-name="P508"><text:span text:style-name="T1">Pretèndere</text:span> </text:p>
              </text:list-item>
              <text:list-item>
                <text:p text:style-name="P508"><text:span text:style-name="T1">Protèndere</text:span> </text:p>
              </text:list-item>
              <text:list-item>
                <text:p text:style-name="P508"><text:span text:style-name="T1">Prostèndere</text:span> </text:p>
              </text:list-item>
              <text:list-item>
                <text:p text:style-name="P508"><text:span text:style-name="T1">Riattèndere</text:span> </text:p>
              </text:list-item>
              <text:list-item>
                <text:p text:style-name="P508"><text:span text:style-name="T1">Soprintèndere</text:span>: varianti <text:span text:style-name="T8">sopraintendere</text:span> <text:span text:style-name="T8">sovrintendere</text:span> </text:p>
              </text:list-item>
              <text:list-item>
                <text:p text:style-name="P508"><text:soft-page-break/><text:span text:style-name="T1">Sottèndere</text:span> </text:p>
              </text:list-item>
              <text:list-item>
                <text:p text:style-name="P508"><text:span text:style-name="T1">Sottintèndere</text:span> </text:p>
              </text:list-item>
              <text:list-item>
                <text:p text:style-name="P87">Stèndere</text:p>
              </text:list-item>
            </text:list>
            <text:p text:style-name="P713"><text:bookmark text:name="tenere"/>Tenére</text:p>
            <text:list xml:id="list4033774345081642085" text:style-name="L343">
              <text:list-item>
                <text:p text:style-name="P658"><text:a xlink:type="simple" xlink:href="https://it.wikipedia.org/wiki/Presente_indicativo" text:style-name="Internet_20_link" text:visited-style-name="Visited_20_Internet_20_Link"><text:span text:style-name="T2">Presente</text:span></text:a><text:span text:style-name="T2">: </text:span><text:span text:style-name="T4">tengo, tieni, tiene, teniamo, tenete, tengono</text:span><text:span text:style-name="T2"> </text:span></text:p>
              </text:list-item>
              <text:list-item>
                <text:p text:style-name="P658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tenni, tenesti, tenne, tenemmo, teneste, tennero</text:span><text:span text:style-name="T2"> </text:span></text:p>
              </text:list-item>
              <text:list-item>
                <text:p text:style-name="P658"><text:a xlink:type="simple" xlink:href="https://it.wikipedia.org/wiki/Futuro_semplice" text:style-name="Internet_20_link" text:visited-style-name="Visited_20_Internet_20_Link"><text:span text:style-name="T2">Futuro</text:span></text:a><text:span text:style-name="T2">: </text:span><text:span text:style-name="T4">terrò, terrai, terrà, terremo, terrete, terranno</text:span><text:span text:style-name="T2"> </text:span></text:p>
              </text:list-item>
              <text:list-item>
                <text:p text:style-name="P658"><text:a xlink:type="simple" xlink:href="https://it.wikipedia.org/wiki/Congiuntivo_presente" text:style-name="Internet_20_link" text:visited-style-name="Visited_20_Internet_20_Link"><text:span text:style-name="T2">Congiuntivo presente</text:span></text:a><text:span text:style-name="T2">: </text:span><text:span text:style-name="T4">tenga, teniamo, teniate, tengano</text:span><text:span text:style-name="T2"> </text:span></text:p>
              </text:list-item>
              <text:list-item>
                <text:p text:style-name="P378"><text:a xlink:type="simple" xlink:href="https://it.wikipedia.org/wiki/Condizionale_presente" text:style-name="Internet_20_link" text:visited-style-name="Visited_20_Internet_20_Link"><text:span text:style-name="T2">Condizionale presente</text:span></text:a><text:span text:style-name="T2">: </text:span><text:span text:style-name="T4">terrei, terresti, terrebbe, terremmo, terreste, terrebbero</text:span></text:p>
              </text:list-item>
            </text:list>
            <text:p text:style-name="P1">Si coniugano come <text:span text:style-name="T8">tenere</text:span>: </text:p>
            <text:list xml:id="list4286358810416153297" text:style-name="L344">
              <text:list-item>
                <text:p text:style-name="P509"><text:span text:style-name="T1">Appartenére</text:span>: variante <text:span text:style-name="T8">appertenere</text:span> </text:p>
              </text:list-item>
              <text:list-item>
                <text:p text:style-name="P509"><text:span text:style-name="T1">Astenére</text:span> </text:p>
              </text:list-item>
              <text:list-item>
                <text:p text:style-name="P509"><text:span text:style-name="T1">Attenére</text:span> </text:p>
              </text:list-item>
              <text:list-item>
                <text:p text:style-name="P509"><text:span text:style-name="T1">Contenére</text:span> </text:p>
              </text:list-item>
              <text:list-item>
                <text:p text:style-name="P509"><text:span text:style-name="T1">Detenére</text:span> </text:p>
              </text:list-item>
              <text:list-item>
                <text:p text:style-name="P509"><text:span text:style-name="T1">Distenére</text:span> </text:p>
              </text:list-item>
              <text:list-item>
                <text:p text:style-name="P509"><text:span text:style-name="T1">Intertenére</text:span> </text:p>
              </text:list-item>
              <text:list-item>
                <text:p text:style-name="P509"><text:span text:style-name="T1">Intrattenére</text:span> </text:p>
              </text:list-item>
              <text:list-item>
                <text:p text:style-name="P509"><text:span text:style-name="T1">Mantenére</text:span> </text:p>
              </text:list-item>
              <text:list-item>
                <text:p text:style-name="P509"><text:span text:style-name="T1">Manutenére</text:span> </text:p>
              </text:list-item>
              <text:list-item>
                <text:p text:style-name="P509"><text:span text:style-name="T1">Ottenére</text:span> </text:p>
              </text:list-item>
              <text:list-item>
                <text:p text:style-name="P509"><text:span text:style-name="T1">Partenére</text:span> </text:p>
              </text:list-item>
              <text:list-item>
                <text:p text:style-name="P509"><text:span text:style-name="T1">Pertenére</text:span> </text:p>
              </text:list-item>
              <text:list-item>
                <text:p text:style-name="P509"><text:span text:style-name="T1">Rattenére</text:span> </text:p>
              </text:list-item>
              <text:list-item>
                <text:p text:style-name="P509"><text:span text:style-name="T1">Ritenére</text:span> </text:p>
              </text:list-item>
              <text:list-item>
                <text:p text:style-name="P509"><text:span text:style-name="T1">Soprattenére</text:span> </text:p>
              </text:list-item>
              <text:list-item>
                <text:p text:style-name="P509"><text:span text:style-name="T1">Sostenére</text:span> </text:p>
              </text:list-item>
              <text:list-item>
                <text:p text:style-name="P88">Trattenére</text:p>
              </text:list-item>
            </text:list>
            <text:p text:style-name="P713"><text:bookmark text:name="tergere"/>Tèrgere</text:p>
            <text:list xml:id="list3764825540237256534" text:style-name="L345">
              <text:list-item>
                <text:p text:style-name="P659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tersi, tergesti, terse, tergemmo, tergeste, tersero</text:span><text:span text:style-name="T2"> </text:span></text:p>
              </text:list-item>
              <text:list-item>
                <text:p text:style-name="P379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terso</text:span></text:p>
              </text:list-item>
            </text:list>
            <text:p text:style-name="P1">Si coniugano come <text:span text:style-name="T8">tergere</text:span>: </text:p>
            <text:list xml:id="list6706622702917113806" text:style-name="L346">
              <text:list-item>
                <text:p text:style-name="P510"><text:span text:style-name="T1">Astèrgere</text:span>: variante <text:span text:style-name="T8">abstergere</text:span> </text:p>
              </text:list-item>
              <text:list-item>
                <text:p text:style-name="P89"><text:soft-page-break/>Detèrgere</text:p>
              </text:list-item>
            </text:list>
            <text:p text:style-name="P713"><text:bookmark text:name="tingere"/>Tìngere</text:p>
            <text:list xml:id="list3128958385507792995" text:style-name="L347">
              <text:list-item>
                <text:p text:style-name="P660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tinsi, tingesti, tinse, tingemmo, tingeste, tinsero</text:span><text:span text:style-name="T2"> </text:span></text:p>
              </text:list-item>
              <text:list-item>
                <text:p text:style-name="P380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tinto</text:span></text:p>
              </text:list-item>
            </text:list>
            <text:p text:style-name="P1">Si coniugano come <text:span text:style-name="T8">tingere</text:span>: </text:p>
            <text:list xml:id="list1852902394724662565" text:style-name="L348">
              <text:list-item>
                <text:p text:style-name="P511"><text:span text:style-name="T1">Attìngere</text:span> </text:p>
              </text:list-item>
              <text:list-item>
                <text:p text:style-name="P511"><text:span text:style-name="T1">Contìngere</text:span> </text:p>
              </text:list-item>
              <text:list-item>
                <text:p text:style-name="P511"><text:span text:style-name="T1">Intìngere</text:span> </text:p>
              </text:list-item>
              <text:list-item>
                <text:p text:style-name="P511"><text:span text:style-name="T1">Sovratìngere</text:span> </text:p>
              </text:list-item>
              <text:list-item>
                <text:p text:style-name="P90">Stìngere</text:p>
              </text:list-item>
            </text:list>
            <text:p text:style-name="P713"><text:bookmark text:name="togliere"/>Tògliere</text:p>
            <text:list xml:id="list8494097575994025778" text:style-name="L349">
              <text:list-item>
                <text:p text:style-name="P661"><text:a xlink:type="simple" xlink:href="https://it.wikipedia.org/wiki/Presente_indicativo" text:style-name="Internet_20_link" text:visited-style-name="Visited_20_Internet_20_Link"><text:span text:style-name="T2">Presente</text:span></text:a><text:span text:style-name="T2">: </text:span><text:span text:style-name="T4">tolgo, togli, toglie, togliamo, togliete, tolgono</text:span><text:span text:style-name="T2"> </text:span></text:p>
              </text:list-item>
              <text:list-item>
                <text:p text:style-name="P661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tolsi, togliesti, tolse, togliemmo, toglieste, tolsero</text:span><text:span text:style-name="T2"> </text:span></text:p>
              </text:list-item>
              <text:list-item>
                <text:p text:style-name="P661"><text:a xlink:type="simple" xlink:href="https://it.wikipedia.org/wiki/Congiuntivo_presente" text:style-name="Internet_20_link" text:visited-style-name="Visited_20_Internet_20_Link"><text:span text:style-name="T2">Congiuntivo presente</text:span></text:a><text:span text:style-name="T2">: </text:span><text:span text:style-name="T4">tolga, tolga, tolga, togliamo, togliate, tolgano</text:span><text:span text:style-name="T2"> </text:span></text:p>
              </text:list-item>
              <text:list-item>
                <text:p text:style-name="P381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tolto</text:span></text:p>
              </text:list-item>
            </text:list>
            <text:p text:style-name="P1">Si coniugano come <text:span text:style-name="T8">togliere</text:span>: </text:p>
            <text:list xml:id="list3363277046845130712" text:style-name="L350">
              <text:list-item>
                <text:p text:style-name="P512"><text:span text:style-name="T1">Distògliere</text:span> </text:p>
              </text:list-item>
              <text:list-item>
                <text:p text:style-name="P512"><text:span text:style-name="T1">Ritògliere</text:span> </text:p>
              </text:list-item>
              <text:list-item>
                <text:p text:style-name="P91">Stògliere</text:p>
              </text:list-item>
            </text:list>
            <text:p text:style-name="P713"><text:bookmark text:name="torcere"/>Tòrcere</text:p>
            <text:list xml:id="list1173884538823809632" text:style-name="L351">
              <text:list-item>
                <text:p text:style-name="P662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torsi, torcesti, torse, torcemmo, torceste, torsero</text:span><text:span text:style-name="T2"> </text:span></text:p>
              </text:list-item>
              <text:list-item>
                <text:p text:style-name="P382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torto</text:span></text:p>
              </text:list-item>
            </text:list>
            <text:p text:style-name="P1">Si coniugano come <text:span text:style-name="T8">torcere</text:span>: </text:p>
            <text:list xml:id="list8973192182463961500" text:style-name="L352">
              <text:list-item>
                <text:p text:style-name="P513"><text:span text:style-name="T1">Attorcere</text:span> </text:p>
              </text:list-item>
              <text:list-item>
                <text:p text:style-name="P513"><text:span text:style-name="T1">Contorcere</text:span> </text:p>
              </text:list-item>
              <text:list-item>
                <text:p text:style-name="P513"><text:span text:style-name="T1">Detorcere</text:span> </text:p>
              </text:list-item>
              <text:list-item>
                <text:p text:style-name="P513"><text:span text:style-name="T1">Distorcere</text:span> </text:p>
              </text:list-item>
              <text:list-item>
                <text:p text:style-name="P513"><text:span text:style-name="T1">Estorcere</text:span> </text:p>
              </text:list-item>
              <text:list-item>
                <text:p text:style-name="P513"><text:span text:style-name="T1">Intorcere</text:span> </text:p>
              </text:list-item>
              <text:list-item>
                <text:p text:style-name="P513"><text:span text:style-name="T1">Rattorcere</text:span> </text:p>
              </text:list-item>
              <text:list-item>
                <text:p text:style-name="P513"><text:soft-page-break/><text:span text:style-name="T1">Ritorcere</text:span> </text:p>
              </text:list-item>
              <text:list-item>
                <text:p text:style-name="P513"><text:span text:style-name="T1">Scontorcere</text:span> </text:p>
              </text:list-item>
              <text:list-item>
                <text:p text:style-name="P92">Storcere</text:p>
              </text:list-item>
            </text:list>
            <text:p text:style-name="P713"><text:bookmark text:name="trarre"/>Trarre</text:p>
            <text:list xml:id="list1081216510714255677" text:style-name="L353">
              <text:list-item>
                <text:p text:style-name="P663"><text:a xlink:type="simple" xlink:href="https://it.wikipedia.org/wiki/Presente_indicativo" text:style-name="Internet_20_link" text:visited-style-name="Visited_20_Internet_20_Link"><text:span text:style-name="T2">Presente</text:span></text:a><text:span text:style-name="T2">: </text:span><text:span text:style-name="T4">traggo, trai, trae, traiamo, traete, traggono</text:span><text:span text:style-name="T2"> </text:span></text:p>
              </text:list-item>
              <text:list-item>
                <text:p text:style-name="P663"><text:a xlink:type="simple" xlink:href="https://it.wikipedia.org/wiki/Imperfetto_indicativo" text:style-name="Internet_20_link" text:visited-style-name="Visited_20_Internet_20_Link"><text:span text:style-name="T2">Imperfetto</text:span></text:a><text:span text:style-name="T2">: </text:span><text:span text:style-name="T4">traevo, traevi, traeva, traevamo, traevate</text:span><text:span text:style-name="T2"> </text:span><text:span text:style-name="T4">traevano</text:span><text:span text:style-name="T2"> </text:span></text:p>
              </text:list-item>
              <text:list-item>
                <text:p text:style-name="P663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trassi, traesti, trasse, traemmo, traeste, trassero</text:span><text:span text:style-name="T2"> </text:span></text:p>
              </text:list-item>
              <text:list-item>
                <text:p text:style-name="P663"><text:a xlink:type="simple" xlink:href="https://it.wikipedia.org/wiki/Futuro_semplice" text:style-name="Internet_20_link" text:visited-style-name="Visited_20_Internet_20_Link"><text:span text:style-name="T2">Futuro</text:span></text:a><text:span text:style-name="T2">: </text:span><text:span text:style-name="T4">trarrò, trarrai, trarrà, trarremo, trarrete, trarranno</text:span><text:span text:style-name="T2"> </text:span></text:p>
              </text:list-item>
              <text:list-item>
                <text:p text:style-name="P663"><text:a xlink:type="simple" xlink:href="https://it.wikipedia.org/wiki/Congiuntivo_presente" text:style-name="Internet_20_link" text:visited-style-name="Visited_20_Internet_20_Link"><text:span text:style-name="T2">Congiuntivo presente</text:span></text:a><text:span text:style-name="T2">: </text:span><text:span text:style-name="T4">tragga, tragga, tragga, traiamo, traiate, traggano</text:span><text:span text:style-name="T2">. </text:span></text:p>
              </text:list-item>
              <text:list-item>
                <text:p text:style-name="P663"><text:a xlink:type="simple" xlink:href="https://it.wikipedia.org/wiki/Congiuntivo_imperfetto" text:style-name="Internet_20_link" text:visited-style-name="Visited_20_Internet_20_Link"><text:span text:style-name="T2">Congiuntivo imperfetto</text:span></text:a><text:span text:style-name="T2">: </text:span><text:span text:style-name="T4">traessi, traessi, traesse, traessimo, traeste, trassero</text:span><text:span text:style-name="T2"> </text:span></text:p>
              </text:list-item>
              <text:list-item>
                <text:p text:style-name="P663"><text:a xlink:type="simple" xlink:href="https://it.wikipedia.org/wiki/Condizionale_presente" text:style-name="Internet_20_link" text:visited-style-name="Visited_20_Internet_20_Link"><text:span text:style-name="T2">Condizionale presente</text:span></text:a><text:span text:style-name="T2">: </text:span><text:span text:style-name="T4">trarrei, trarresti, trarrebbe, trarremmo, trarreste, trarrebbero</text:span><text:span text:style-name="T2"> </text:span></text:p>
              </text:list-item>
              <text:list-item>
                <text:p text:style-name="P663"><text:a xlink:type="simple" xlink:href="https://it.wikipedia.org/wiki/Participio_presente" text:style-name="Internet_20_link" text:visited-style-name="Visited_20_Internet_20_Link"><text:span text:style-name="T2">Participio presente</text:span></text:a><text:span text:style-name="T2">: </text:span><text:span text:style-name="T4">traente</text:span><text:span text:style-name="T2"> </text:span></text:p>
              </text:list-item>
              <text:list-item>
                <text:p text:style-name="P663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tratto</text:span><text:span text:style-name="T2"> </text:span></text:p>
              </text:list-item>
              <text:list-item>
                <text:p text:style-name="P383"><text:a xlink:type="simple" xlink:href="https://it.wikipedia.org/wiki/Gerundio" text:style-name="Internet_20_link" text:visited-style-name="Visited_20_Internet_20_Link"><text:span text:style-name="T2">Gerundio</text:span></text:a><text:span text:style-name="T2">: </text:span><text:span text:style-name="T4">traendo</text:span></text:p>
              </text:list-item>
            </text:list>
            <text:p text:style-name="P1">Si coniugano come <text:span text:style-name="T8">trarre</text:span>: </text:p>
            <text:list xml:id="list8756512265779051044" text:style-name="L354">
              <text:list-item>
                <text:p text:style-name="P514"><text:span text:style-name="T1">Astrarre</text:span> </text:p>
              </text:list-item>
              <text:list-item>
                <text:p text:style-name="P514"><text:span text:style-name="T1">Attrarre</text:span> </text:p>
              </text:list-item>
              <text:list-item>
                <text:p text:style-name="P514"><text:span text:style-name="T1">Contrarre</text:span> </text:p>
              </text:list-item>
              <text:list-item>
                <text:p text:style-name="P514"><text:span text:style-name="T1">Decontrarre</text:span> </text:p>
              </text:list-item>
              <text:list-item>
                <text:p text:style-name="P514"><text:span text:style-name="T1">Detrarre</text:span> </text:p>
              </text:list-item>
              <text:list-item>
                <text:p text:style-name="P514"><text:span text:style-name="T1">Distrarre</text:span> </text:p>
              </text:list-item>
              <text:list-item>
                <text:p text:style-name="P514"><text:span text:style-name="T1">Estrarre</text:span>: variante <text:span text:style-name="T8">strarre</text:span> </text:p>
              </text:list-item>
              <text:list-item>
                <text:p text:style-name="P514"><text:span text:style-name="T1">Protrarre</text:span> </text:p>
              </text:list-item>
              <text:list-item>
                <text:p text:style-name="P514"><text:span text:style-name="T1">Rattrarre</text:span> </text:p>
              </text:list-item>
              <text:list-item>
                <text:p text:style-name="P514"><text:span text:style-name="T1">Retrarre</text:span> </text:p>
              </text:list-item>
              <text:list-item>
                <text:p text:style-name="P514"><text:span text:style-name="T1">Ricontrarre</text:span> </text:p>
              </text:list-item>
              <text:list-item>
                <text:p text:style-name="P514"><text:span text:style-name="T1">Ritrarre</text:span> </text:p>
              </text:list-item>
              <text:list-item>
                <text:p text:style-name="P93">Sottrarre</text:p>
              </text:list-item>
            </text:list>
            <text:p text:style-name="Horizontal_20_Line"/>
            <text:p text:style-name="P713"><text:bookmark text:name="ungere"/>Ùngere</text:p>
            <text:list xml:id="list1738463552077609807" text:style-name="L355">
              <text:list-item>
                <text:p text:style-name="P664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unsi, ungesti, unse, ungemmo, ungeste, unsero</text:span><text:span text:style-name="T2"> </text:span></text:p>
              </text:list-item>
              <text:list-item>
                <text:p text:style-name="P384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unto</text:span></text:p>
              </text:list-item>
            </text:list>
            <text:p text:style-name="P1">Si coniugano come <text:span text:style-name="T8">valere</text:span>: </text:p>
            <text:list xml:id="list8630687311631191325" text:style-name="L356">
              <text:list-item>
                <text:p text:style-name="P515"><text:soft-page-break/><text:span text:style-name="T1">Disùngere</text:span> </text:p>
              </text:list-item>
              <text:list-item>
                <text:p text:style-name="P94">Riungere</text:p>
              </text:list-item>
            </text:list>
            <text:p text:style-name="Horizontal_20_Line"/>
            <text:p text:style-name="P713"><text:bookmark text:name="valere"/>Valére</text:p>
            <text:list xml:id="list6567427063313076960" text:style-name="L357">
              <text:list-item>
                <text:p text:style-name="P665"><text:a xlink:type="simple" xlink:href="https://it.wikipedia.org/wiki/Presente_indicativo" text:style-name="Internet_20_link" text:visited-style-name="Visited_20_Internet_20_Link"><text:span text:style-name="T2">Presente</text:span></text:a><text:span text:style-name="T2">: </text:span><text:span text:style-name="T4">valgo, vali, vale, valiamo, valete, valgono</text:span><text:span text:style-name="T2"> </text:span></text:p>
              </text:list-item>
              <text:list-item>
                <text:p text:style-name="P665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valsi, valesti, valse, valemmo, valeste, valsero</text:span><text:span text:style-name="T2"> </text:span></text:p>
              </text:list-item>
              <text:list-item>
                <text:p text:style-name="P665"><text:a xlink:type="simple" xlink:href="https://it.wikipedia.org/wiki/Futuro_semplice" text:style-name="Internet_20_link" text:visited-style-name="Visited_20_Internet_20_Link"><text:span text:style-name="T2">Futuro</text:span></text:a><text:span text:style-name="T2">: </text:span><text:span text:style-name="T4">varrò, varrai, varrà, varremo, varreste, varrebbero</text:span><text:span text:style-name="T2"> </text:span></text:p>
              </text:list-item>
              <text:list-item>
                <text:p text:style-name="P665"><text:a xlink:type="simple" xlink:href="https://it.wikipedia.org/wiki/Congiuntivo_presente" text:style-name="Internet_20_link" text:visited-style-name="Visited_20_Internet_20_Link"><text:span text:style-name="T2">Congiuntivo presente</text:span></text:a><text:span text:style-name="T2">: </text:span><text:span text:style-name="T4">valga, valiamo, valiate, valgano</text:span><text:span text:style-name="T2"> </text:span></text:p>
              </text:list-item>
              <text:list-item>
                <text:p text:style-name="P665"><text:a xlink:type="simple" xlink:href="https://it.wikipedia.org/wiki/Condizionale_presente" text:style-name="Internet_20_link" text:visited-style-name="Visited_20_Internet_20_Link"><text:span text:style-name="T2">Condizionale presente</text:span></text:a><text:span text:style-name="T2">: </text:span><text:span text:style-name="T4">varrei, varresti, varrebbe, varremmo, varreste, varrebbero</text:span><text:span text:style-name="T2"> </text:span></text:p>
              </text:list-item>
              <text:list-item>
                <text:p text:style-name="P385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valso</text:span></text:p>
              </text:list-item>
            </text:list>
            <text:p text:style-name="P1">Si coniugano come <text:span text:style-name="T8">valere</text:span>: </text:p>
            <text:list xml:id="list490480344849114590" text:style-name="L358">
              <text:list-item>
                <text:p text:style-name="P516"><text:span text:style-name="T1">Avvalérsi</text:span> </text:p>
              </text:list-item>
              <text:list-item>
                <text:p text:style-name="P516"><text:span text:style-name="T1">Contravvalére</text:span> </text:p>
              </text:list-item>
              <text:list-item>
                <text:p text:style-name="P516"><text:span text:style-name="T1">Disvalere</text:span> </text:p>
              </text:list-item>
              <text:list-item>
                <text:p text:style-name="P516"><text:span text:style-name="T1">Equivalére</text:span> </text:p>
              </text:list-item>
              <text:list-item>
                <text:p text:style-name="P516"><text:span text:style-name="T1">Invalére</text:span> </text:p>
              </text:list-item>
              <text:list-item>
                <text:p text:style-name="P516"><text:span text:style-name="T1">Prevalére</text:span> </text:p>
              </text:list-item>
              <text:list-item>
                <text:p text:style-name="P95">Rivalére</text:p>
              </text:list-item>
            </text:list>
            <text:p text:style-name="P713"><text:bookmark text:name="vedere"/>Vedére</text:p>
            <text:list xml:id="list8901934063676949057" text:style-name="L359">
              <text:list-item>
                <text:p text:style-name="P666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vidi, vedesti, vide, vedemmo, vedeste, videro</text:span><text:span text:style-name="T2"> </text:span></text:p>
              </text:list-item>
              <text:list-item>
                <text:p text:style-name="P666"><text:a xlink:type="simple" xlink:href="https://it.wikipedia.org/wiki/Futuro_semplice" text:style-name="Internet_20_link" text:visited-style-name="Visited_20_Internet_20_Link"><text:span text:style-name="T2">Futuro</text:span></text:a><text:span text:style-name="T2">: </text:span><text:span text:style-name="T4">vedrò, vedrai, vedrà, vedremo, vedrete, vedranno</text:span><text:span text:style-name="T2"> </text:span></text:p>
              </text:list-item>
              <text:list-item>
                <text:p text:style-name="P666"><text:a xlink:type="simple" xlink:href="https://it.wikipedia.org/wiki/Condizionale_presente" text:style-name="Internet_20_link" text:visited-style-name="Visited_20_Internet_20_Link"><text:span text:style-name="T2">Condizionale presente</text:span></text:a><text:span text:style-name="T2">: </text:span><text:span text:style-name="T4">vedrei, vedresti, vedrebbe, vedremmo, vedreste, vedrebbero</text:span><text:span text:style-name="T2"> </text:span></text:p>
              </text:list-item>
              <text:list-item>
                <text:p text:style-name="P386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visto</text:span><text:span text:style-name="T2"> o </text:span><text:span text:style-name="T4">veduto</text:span></text:p>
              </text:list-item>
            </text:list>
            <text:p text:style-name="P1">Si coniugano come <text:span text:style-name="T8">vedere</text:span>: </text:p>
            <text:list xml:id="list2079384968703667442" text:style-name="L360">
              <text:list-item>
                <text:p text:style-name="P517"><text:span text:style-name="T1">Antivedére</text:span> </text:p>
              </text:list-item>
              <text:list-item>
                <text:p text:style-name="P517"><text:span text:style-name="T1">Avvedérsi</text:span>: participio <text:span text:style-name="T8">avveduto</text:span> </text:p>
              </text:list-item>
              <text:list-item>
                <text:p text:style-name="P517"><text:span text:style-name="T1">Disvedére</text:span> </text:p>
              </text:list-item>
              <text:list-item>
                <text:p text:style-name="P517"><text:span text:style-name="T1">Divedére</text:span> </text:p>
              </text:list-item>
              <text:list-item>
                <text:p text:style-name="P517"><text:span text:style-name="T1">Intravedére</text:span> </text:p>
              </text:list-item>
              <text:list-item>
                <text:p text:style-name="P517"><text:span text:style-name="T1">Malvedére</text:span> </text:p>
              </text:list-item>
              <text:list-item>
                <text:p text:style-name="P517"><text:span text:style-name="T1">Prevedére</text:span> </text:p>
              </text:list-item>
              <text:list-item>
                <text:p text:style-name="P517"><text:span text:style-name="T1">Provvedére</text:span> </text:p>
              </text:list-item>
              <text:list-item>
                <text:p text:style-name="P517"><text:span text:style-name="T1">Ravvedérsi</text:span>: participio <text:span text:style-name="T8">ravveduto</text:span> </text:p>
              </text:list-item>
              <text:list-item>
                <text:p text:style-name="P517"><text:soft-page-break/><text:span text:style-name="T1">Rivedére</text:span>: variante <text:span text:style-name="T8">revedere</text:span> </text:p>
              </text:list-item>
              <text:list-item>
                <text:p text:style-name="P517"><text:span text:style-name="T1">Sopravvedére</text:span> </text:p>
              </text:list-item>
              <text:list-item>
                <text:p text:style-name="P517"><text:span text:style-name="T1">Sprovvedére</text:span> </text:p>
              </text:list-item>
              <text:list-item>
                <text:p text:style-name="P517"><text:span text:style-name="T1">Stravedére</text:span> </text:p>
              </text:list-item>
              <text:list-item>
                <text:p text:style-name="P141"><text:span text:style-name="T1">Travedére</text:span>: variante <text:span text:style-name="T8">transvedere</text:span>, <text:span text:style-name="T8">trasvedere</text:span></text:p>
              </text:list-item>
            </text:list>
            <text:p text:style-name="P713"><text:bookmark text:name="vellere"/>Vèllere</text:p>
            <text:list xml:id="list2281326410521726696" text:style-name="L361">
              <text:list-item>
                <text:p text:style-name="P667"><text:a xlink:type="simple" xlink:href="https://it.wikipedia.org/wiki/Presente_indicativo" text:style-name="Internet_20_link" text:visited-style-name="Visited_20_Internet_20_Link"><text:span text:style-name="T2">Presente</text:span></text:a><text:span text:style-name="T2">: </text:span><text:span text:style-name="T4">vello</text:span><text:span text:style-name="T2"> (o </text:span><text:span text:style-name="T4">velgo</text:span><text:span text:style-name="T2">), </text:span><text:span text:style-name="T4">velli, velle, velliamo, vellete</text:span><text:span text:style-name="T2">, vellono (o </text:span><text:span text:style-name="T4">velgono</text:span><text:span text:style-name="T2">) </text:span></text:p>
              </text:list-item>
              <text:list-item>
                <text:p text:style-name="P667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velsi, vellesti, velse, vellemmo, velleste, velsero</text:span><text:span text:style-name="T2"> </text:span></text:p>
              </text:list-item>
              <text:list-item>
                <text:p text:style-name="P667"><text:a xlink:type="simple" xlink:href="https://it.wikipedia.org/wiki/Congiuntivo_presente" text:style-name="Internet_20_link" text:visited-style-name="Visited_20_Internet_20_Link"><text:span text:style-name="T2">Congiuntivo presente</text:span></text:a><text:span text:style-name="T2">: </text:span><text:span text:style-name="T4">vella</text:span><text:span text:style-name="T2"> (o </text:span><text:span text:style-name="T4">velga</text:span><text:span text:style-name="T2">), </text:span><text:span text:style-name="T4">vella</text:span><text:span text:style-name="T2"> (o </text:span><text:span text:style-name="T4">velga</text:span><text:span text:style-name="T2">), </text:span><text:span text:style-name="T4">vella</text:span><text:span text:style-name="T2"> (o </text:span><text:span text:style-name="T4">velga</text:span><text:span text:style-name="T2">), </text:span><text:span text:style-name="T4">velliamo, velliate, vellano</text:span><text:span text:style-name="T2"> (o </text:span><text:span text:style-name="T4">velgano</text:span><text:span text:style-name="T2">) </text:span></text:p>
              </text:list-item>
              <text:list-item>
                <text:p text:style-name="P387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velto</text:span></text:p>
              </text:list-item>
            </text:list>
            <text:p text:style-name="P1">Si coniugano come <text:span text:style-name="T8">vellere</text:span>: </text:p>
            <text:list xml:id="list496494379982002294" text:style-name="L362">
              <text:list-item>
                <text:p text:style-name="P518"><text:span text:style-name="T1">Disvèllere</text:span> </text:p>
              </text:list-item>
              <text:list-item>
                <text:p text:style-name="P518"><text:span text:style-name="T1">Divèllere</text:span> </text:p>
              </text:list-item>
              <text:list-item>
                <text:p text:style-name="P96">Svèllere</text:p>
              </text:list-item>
            </text:list>
            <text:p text:style-name="P713"><text:bookmark text:name="vincere"/>Vìncere</text:p>
            <text:list xml:id="list8118573096013308568" text:style-name="L363">
              <text:list-item>
                <text:p text:style-name="P668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vinsi, vincesti, vinse, vincemmo, vinceste, vinsero</text:span><text:span text:style-name="T2"> </text:span></text:p>
              </text:list-item>
              <text:list-item>
                <text:p text:style-name="P388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vinto</text:span></text:p>
              </text:list-item>
            </text:list>
            <text:p text:style-name="P1">Si coniugano come <text:span text:style-name="T8">vincere</text:span>: </text:p>
            <text:list xml:id="list1037525605059219007" text:style-name="L364">
              <text:list-item>
                <text:p text:style-name="P519"><text:span text:style-name="T1">Avvìncere</text:span> </text:p>
              </text:list-item>
              <text:list-item>
                <text:p text:style-name="P519"><text:span text:style-name="T1">Convìncere</text:span> </text:p>
              </text:list-item>
              <text:list-item>
                <text:p text:style-name="P519"><text:span text:style-name="T1">Evìncere</text:span> </text:p>
              </text:list-item>
              <text:list-item>
                <text:p text:style-name="P519"><text:span text:style-name="T1">Rivìncere</text:span> </text:p>
              </text:list-item>
              <text:list-item>
                <text:p text:style-name="P519"><text:span text:style-name="T1">Sopravvìncere</text:span> </text:p>
              </text:list-item>
              <text:list-item>
                <text:p text:style-name="P97">Stravìncere</text:p>
              </text:list-item>
            </text:list>
            <text:p text:style-name="P713"><text:bookmark text:name="vivere"/>Vìvere</text:p>
            <text:list xml:id="list3830900465822981028" text:style-name="L365">
              <text:list-item>
                <text:p text:style-name="P669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vissi, vivesti, visse, vivemmo, viveste, vissero</text:span><text:span text:style-name="T2"> </text:span></text:p>
              </text:list-item>
              <text:list-item>
                <text:p text:style-name="P669"><text:a xlink:type="simple" xlink:href="https://it.wikipedia.org/wiki/Futuro_semplice" text:style-name="Internet_20_link" text:visited-style-name="Visited_20_Internet_20_Link"><text:span text:style-name="T2">Futuro</text:span></text:a><text:span text:style-name="T2">: </text:span><text:span text:style-name="T4">vivrò, vivrai, vivrà, vivremo, vivrete, vivranno</text:span><text:span text:style-name="T2"> </text:span></text:p>
              </text:list-item>
              <text:list-item>
                <text:p text:style-name="P669"><text:a xlink:type="simple" xlink:href="https://it.wikipedia.org/wiki/Condizionale_presente" text:style-name="Internet_20_link" text:visited-style-name="Visited_20_Internet_20_Link"><text:span text:style-name="T2">Condizionale presente</text:span></text:a><text:span text:style-name="T2">: </text:span><text:span text:style-name="T4">vivrei, vivresti, vivrebbe, vivremmo, vivreste, vivrebbero</text:span><text:span text:style-name="T2"> </text:span></text:p>
              </text:list-item>
              <text:list-item>
                <text:p text:style-name="P389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vissuto</text:span></text:p>
              </text:list-item>
            </text:list>
            <text:p text:style-name="P1">Si coniugano come <text:span text:style-name="T8">vivere</text:span>: </text:p>
            <text:list xml:id="list7002784576255039566" text:style-name="L366">
              <text:list-item>
                <text:p text:style-name="P520"><text:soft-page-break/><text:span text:style-name="T1">Convìvere</text:span>: nel futuro e nel condizionale sono comuni anche le forme non sincopate: <text:span text:style-name="T8">conviverò</text:span> ecc.; <text:span text:style-name="T8">conviverei</text:span> ecc. </text:p>
              </text:list-item>
              <text:list-item>
                <text:p text:style-name="P520"><text:span text:style-name="T1">Rivìvere</text:span> </text:p>
              </text:list-item>
              <text:list-item>
                <text:p text:style-name="P142"><text:span text:style-name="T1">Sopravvìvere</text:span>: nel futuro e nel condizionale sono comuni anche le forme non sincopate: <text:span text:style-name="T8">sopravviverò</text:span> ecc.; <text:span text:style-name="T8">sopravviverei</text:span> ecc.</text:p>
              </text:list-item>
            </text:list>
            <text:p text:style-name="P713"><text:bookmark text:name="volere"/>Volére</text:p>
            <text:list xml:id="list1723094424478013809" text:style-name="L367">
              <text:list-item>
                <text:p text:style-name="P670"><text:a xlink:type="simple" xlink:href="https://it.wikipedia.org/wiki/Presente_indicativo" text:style-name="Internet_20_link" text:visited-style-name="Visited_20_Internet_20_Link"><text:span text:style-name="T2">Presente</text:span></text:a><text:span text:style-name="T2">: </text:span><text:span text:style-name="T4">voglio, vuoi, vuole, vogliamo, volete, vogliono</text:span><text:span text:style-name="T2"> </text:span></text:p>
              </text:list-item>
              <text:list-item>
                <text:p text:style-name="P670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volli, volesti, volle, volemmo, voleste, vollero</text:span><text:span text:style-name="T2"> </text:span></text:p>
              </text:list-item>
              <text:list-item>
                <text:p text:style-name="P670"><text:a xlink:type="simple" xlink:href="https://it.wikipedia.org/wiki/Futuro_semplice" text:style-name="Internet_20_link" text:visited-style-name="Visited_20_Internet_20_Link"><text:span text:style-name="T2">Futuro</text:span></text:a><text:span text:style-name="T2">: </text:span><text:span text:style-name="T4">vorrò, vorrai, vorrà, vorremo, vorrete, vorranno</text:span><text:span text:style-name="T2"> </text:span></text:p>
              </text:list-item>
              <text:list-item>
                <text:p text:style-name="P670"><text:a xlink:type="simple" xlink:href="https://it.wikipedia.org/wiki/Congiuntivo_presente" text:style-name="Internet_20_link" text:visited-style-name="Visited_20_Internet_20_Link"><text:span text:style-name="T2">Congiuntivo presente</text:span></text:a><text:span text:style-name="T2">: </text:span><text:span text:style-name="T4">voglia, vogliamo, vogliate, vogliano</text:span><text:span text:style-name="T2"> </text:span></text:p>
              </text:list-item>
              <text:list-item>
                <text:p text:style-name="P390"><text:a xlink:type="simple" xlink:href="https://it.wikipedia.org/wiki/Condizionale_presente" text:style-name="Internet_20_link" text:visited-style-name="Visited_20_Internet_20_Link"><text:span text:style-name="T2">Condizionale presente</text:span></text:a><text:span text:style-name="T2">: </text:span><text:span text:style-name="T4">vorrei, vorresti, vorrebbe, vorremmo, vorreste, vorrebbero</text:span></text:p>
              </text:list-item>
            </text:list>
            <text:p text:style-name="P1">Si coniugano come <text:span text:style-name="T8">volere</text:span>: </text:p>
            <text:list xml:id="list9128661027074914175" text:style-name="L368">
              <text:list-item>
                <text:p text:style-name="P521"><text:span text:style-name="T1">Benvolére</text:span> </text:p>
              </text:list-item>
              <text:list-item>
                <text:p text:style-name="P521"><text:span text:style-name="T1">Disvolére</text:span> </text:p>
              </text:list-item>
              <text:list-item>
                <text:p text:style-name="P521"><text:span text:style-name="T1">Malvolére</text:span> </text:p>
              </text:list-item>
              <text:list-item>
                <text:p text:style-name="P521"><text:span text:style-name="T1">Rivolére</text:span> </text:p>
              </text:list-item>
              <text:list-item>
                <text:p text:style-name="P521"><text:span text:style-name="T1">Svolére</text:span> </text:p>
              </text:list-item>
              <text:list-item>
                <text:p text:style-name="P98">Stravolére</text:p>
              </text:list-item>
            </text:list>
            <text:p text:style-name="P713"><text:bookmark text:name="volgere"/>Vòlgere</text:p>
            <text:list xml:id="list7127259118951065577" text:style-name="L369">
              <text:list-item>
                <text:p text:style-name="P671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volsi, volgesti, volse, volgemmo, volgeste, volsero</text:span><text:span text:style-name="T2"> </text:span></text:p>
              </text:list-item>
              <text:list-item>
                <text:p text:style-name="P391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volto</text:span></text:p>
              </text:list-item>
            </text:list>
            <text:p text:style-name="P1">Si coniugano come <text:span text:style-name="T8">volgere</text:span>: </text:p>
            <text:list xml:id="list1685535223629655110" text:style-name="L370">
              <text:list-item>
                <text:p text:style-name="P522"><text:span text:style-name="T1">Avvòlgere</text:span> </text:p>
              </text:list-item>
              <text:list-item>
                <text:p text:style-name="P522"><text:span text:style-name="T1">Capovòlgere</text:span>: variante <text:span text:style-name="T8">capivolgere</text:span> </text:p>
              </text:list-item>
              <text:list-item>
                <text:p text:style-name="P522"><text:span text:style-name="T1">Circonvòlgere</text:span> </text:p>
              </text:list-item>
              <text:list-item>
                <text:p text:style-name="P522"><text:span text:style-name="T1">Coinvòlgere</text:span> </text:p>
              </text:list-item>
              <text:list-item>
                <text:p text:style-name="P522"><text:span text:style-name="T1">Convòlgere</text:span> </text:p>
              </text:list-item>
              <text:list-item>
                <text:p text:style-name="P522"><text:span text:style-name="T1">Disinvòlgere</text:span> </text:p>
              </text:list-item>
              <text:list-item>
                <text:p text:style-name="P522"><text:span text:style-name="T1">Disvòlgere</text:span> </text:p>
              </text:list-item>
              <text:list-item>
                <text:p text:style-name="P522"><text:span text:style-name="T1">Invòlgere</text:span> </text:p>
              </text:list-item>
              <text:list-item>
                <text:p text:style-name="P522"><text:span text:style-name="T1">Ravvòlgere</text:span> </text:p>
              </text:list-item>
              <text:list-item>
                <text:p text:style-name="P522"><text:span text:style-name="T1">Riavvòlgere</text:span> </text:p>
              </text:list-item>
              <text:list-item>
                <text:p text:style-name="P522"><text:span text:style-name="T1">Rinvòlgere</text:span> </text:p>
              </text:list-item>
              <text:list-item>
                <text:p text:style-name="P522"><text:soft-page-break/><text:span text:style-name="T1">Rivòlgere</text:span> </text:p>
              </text:list-item>
              <text:list-item>
                <text:p text:style-name="P522"><text:span text:style-name="T1">Sconvòlgere</text:span> </text:p>
              </text:list-item>
              <text:list-item>
                <text:p text:style-name="P522"><text:span text:style-name="T1">Stravòlgere</text:span> </text:p>
              </text:list-item>
              <text:list-item>
                <text:p text:style-name="P522"><text:span text:style-name="T1">Svòlgere</text:span> </text:p>
              </text:list-item>
              <text:list-item>
                <text:p text:style-name="P143"><text:span text:style-name="T1">Travòlgere</text:span>: variante <text:span text:style-name="T8">trasvolgere</text:span></text:p>
              </text:list-item>
            </text:list>
            <text:h text:style-name="Heading_20_2" text:outline-level="2"><text:bookmark text:name="Terza_coniugazione"/><text:bookmark-start text:name="__RefHeading___Toc445_925071808"/><text:a xlink:type="simple" xlink:href="https://it.wikipedia.org/wiki/Terza_coniugazione" text:style-name="Internet_20_link" text:visited-style-name="Visited_20_Internet_20_Link"><text:span text:style-name="T6">Terza coniugazione</text:span></text:a><text:bookmark-end text:name="__RefHeading___Toc445_925071808"/></text:h>
            <text:p text:style-name="P713"><text:bookmark text:name="apparire"/>Apparire</text:p>
            <text:list xml:id="list5311937630596496068" text:style-name="L371">
              <text:list-item>
                <text:p text:style-name="P672"><text:a xlink:type="simple" xlink:href="https://it.wikipedia.org/wiki/Presente_indicativo" text:style-name="Internet_20_link" text:visited-style-name="Visited_20_Internet_20_Link"><text:span text:style-name="T2">Presente indicativo</text:span></text:a><text:span text:style-name="T2">: </text:span><text:span text:style-name="T4">appaio</text:span><text:span text:style-name="T2"> (o </text:span><text:span text:style-name="T4">apparisco</text:span><text:span text:style-name="T2">), </text:span><text:span text:style-name="T4">appari</text:span><text:span text:style-name="T2"> (o </text:span><text:span text:style-name="T4">apparisci</text:span><text:span text:style-name="T2">), </text:span><text:span text:style-name="T4">appare</text:span><text:span text:style-name="T2"> (o </text:span><text:span text:style-name="T4">apparisce</text:span><text:span text:style-name="T2">), </text:span><text:span text:style-name="T4">appariamo, apparite, appaiono</text:span><text:span text:style-name="T2"> (o </text:span><text:span text:style-name="T4">appariscono</text:span><text:span text:style-name="T2">) </text:span></text:p>
              </text:list-item>
              <text:list-item>
                <text:p text:style-name="P672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apparvi</text:span><text:span text:style-name="T2"> (o </text:span><text:span text:style-name="T4">apparii</text:span><text:span text:style-name="T2"> o </text:span><text:span text:style-name="T4">apparsi</text:span><text:span text:style-name="T2">), </text:span><text:span text:style-name="T4">apparisti, apparve</text:span><text:span text:style-name="T2"> (o </text:span><text:span text:style-name="T4">apparì</text:span><text:span text:style-name="T2"> o </text:span><text:span text:style-name="T4">apparse</text:span><text:span text:style-name="T2">), </text:span><text:span text:style-name="T4">apparimmo, appariste, apparvero</text:span><text:span text:style-name="T2"> (o </text:span><text:span text:style-name="T4">apparirono</text:span><text:span text:style-name="T2"> o </text:span><text:span text:style-name="T4">apparsero</text:span><text:span text:style-name="T2">) </text:span></text:p>
              </text:list-item>
              <text:list-item>
                <text:p text:style-name="P672"><text:a xlink:type="simple" xlink:href="https://it.wikipedia.org/wiki/Futuro_semplice" text:style-name="Internet_20_link" text:visited-style-name="Visited_20_Internet_20_Link"><text:span text:style-name="T2">Futuro</text:span></text:a><text:span text:style-name="T2">: </text:span><text:span text:style-name="T4">apparirò</text:span><text:span text:style-name="T2"> (lett. </text:span><text:span text:style-name="T4">apparrò</text:span><text:span text:style-name="T2">), </text:span><text:span text:style-name="T4">apparirai</text:span><text:span text:style-name="T2"> (lett. </text:span><text:span text:style-name="T4">apparrai</text:span><text:span text:style-name="T2">), </text:span><text:span text:style-name="T4">apparirà</text:span><text:span text:style-name="T2"> (lett. </text:span><text:span text:style-name="T4">apparrà</text:span><text:span text:style-name="T2">), </text:span><text:span text:style-name="T4">appariremo</text:span><text:span text:style-name="T2"> (lett. </text:span><text:span text:style-name="T4">apparremo</text:span><text:span text:style-name="T2">), </text:span><text:span text:style-name="T4">apparirete</text:span><text:span text:style-name="T2"> (lett. </text:span><text:span text:style-name="T4">apparrete</text:span><text:span text:style-name="T2">), </text:span><text:span text:style-name="T4">appariranno</text:span><text:span text:style-name="T2"> (lett. </text:span><text:span text:style-name="T4">apparranno</text:span><text:span text:style-name="T2">) </text:span></text:p>
              </text:list-item>
              <text:list-item>
                <text:p text:style-name="P672"><text:a xlink:type="simple" xlink:href="https://it.wikipedia.org/wiki/Congiuntivo_presente" text:style-name="Internet_20_link" text:visited-style-name="Visited_20_Internet_20_Link"><text:span text:style-name="T2">Congiuntivo presente</text:span></text:a><text:span text:style-name="T2">: </text:span><text:span text:style-name="T4">appaia</text:span><text:span text:style-name="T2"> (o </text:span><text:span text:style-name="T4">apparisca</text:span><text:span text:style-name="T2">), </text:span><text:span text:style-name="T4">appaia</text:span><text:span text:style-name="T2"> (o </text:span><text:span text:style-name="T4">apparisca</text:span><text:span text:style-name="T2">), </text:span><text:span text:style-name="T4">appaia</text:span><text:span text:style-name="T2"> (o </text:span><text:span text:style-name="T4">apparisca</text:span><text:span text:style-name="T2">), </text:span><text:span text:style-name="T4">appariamo, appariate, appaiano</text:span><text:span text:style-name="T2"> (o </text:span><text:span text:style-name="T4">appariscano</text:span><text:span text:style-name="T2">) </text:span></text:p>
              </text:list-item>
              <text:list-item>
                <text:p text:style-name="P392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apparso</text:span><text:span text:style-name="T2"> (o </text:span><text:span text:style-name="T4">apparito</text:span><text:span text:style-name="T2">)</text:span></text:p>
              </text:list-item>
            </text:list>
            <text:p text:style-name="P1">Si coniugano come <text:span text:style-name="T8">apparire</text:span>: </text:p>
            <text:list xml:id="list8460532714574262487" text:style-name="L372">
              <text:list-item>
                <text:p text:style-name="P673"><text:span text:style-name="T3">Comparire</text:span><text:span text:style-name="T2">: le forme regolari (le </text:span><text:a xlink:type="simple" xlink:href="https://it.wikipedia.org/wiki/Verbi_incoativi" text:style-name="Internet_20_link" text:visited-style-name="Visited_20_Internet_20_Link"><text:span text:style-name="T2">incoative</text:span></text:a><text:span text:style-name="T2"> </text:span><text:span text:style-name="T4">comparisco</text:span><text:span text:style-name="T2"> ecc, e il passato remoto </text:span><text:span text:style-name="T4">comparii</text:span><text:span text:style-name="T2"> ecc. e il participio </text:span><text:span text:style-name="T4">comparito</text:span><text:span text:style-name="T2">) sono proprie del significato 'far bella figura'; i </text:span><text:a xlink:type="simple" xlink:href="https://it.wikipedia.org/w/index.php?title=Perfetto_sigmatico&amp;action=edit&amp;redlink=1" text:style-name="Internet_20_link" text:visited-style-name="Visited_20_Internet_20_Link"><text:span text:style-name="T2">perfetti sigmatici</text:span></text:a><text:span text:style-name="T2"> (</text:span><text:span text:style-name="T4">comparsi</text:span><text:span text:style-name="T2"> ecc.) del significato 'presentarsi in giudizio'.</text:span><text:bookmark text:name="cite_ref-17"/><text:a xlink:type="simple" xlink:href="https://it.wikipedia.org/w/index.php?title=Verbi_irregolari_italiani&amp;printable=yes#cite_note-17" text:style-name="Internet_20_link" text:visited-style-name="Visited_20_Internet_20_Link"><text:span text:style-name="T2">[17]</text:span></text:a><text:span text:style-name="T2"> </text:span></text:p>
              </text:list-item>
              <text:list-item>
                <text:p text:style-name="P523"><text:span text:style-name="T1">Disapparire</text:span> </text:p>
              </text:list-item>
              <text:list-item>
                <text:p text:style-name="P523"><text:span text:style-name="T1">Disparire</text:span>: più comune il participio <text:span text:style-name="T8">disparito</text:span>; antiquate le forme del pass. rem. <text:span text:style-name="T8">disparsi</text:span> ecc. </text:p>
              </text:list-item>
              <text:list-item>
                <text:p text:style-name="P523"><text:span text:style-name="T1">Rapparire</text:span> </text:p>
              </text:list-item>
              <text:list-item>
                <text:p text:style-name="P523"><text:span text:style-name="T1">Riapparire</text:span> </text:p>
              </text:list-item>
              <text:list-item>
                <text:p text:style-name="P523"><text:span text:style-name="T1">Ricomparire</text:span> </text:p>
              </text:list-item>
              <text:list-item>
                <text:p text:style-name="P673"><text:span text:style-name="T3">Scomparire</text:span><text:span text:style-name="T2">: le forme incoative sono forme proprie del significato 'far brutta figura'.</text:span><text:bookmark text:name="cite_ref-18"/><text:a xlink:type="simple" xlink:href="https://it.wikipedia.org/w/index.php?title=Verbi_irregolari_italiani&amp;printable=yes#cite_note-18" text:style-name="Internet_20_link" text:visited-style-name="Visited_20_Internet_20_Link"><text:span text:style-name="T2">[18]</text:span></text:a><text:span text:style-name="T2"> </text:span></text:p>
              </text:list-item>
              <text:list-item>
                <text:p text:style-name="P144"><text:span text:style-name="T1">Trasparire</text:span>: rare le forme irregolari</text:p>
              </text:list-item>
            </text:list>
            <text:p text:style-name="P713"><text:bookmark text:name="aprire"/>Aprire</text:p>
            <text:list xml:id="list7602575748827717823" text:style-name="L373">
              <text:list-item>
                <text:p text:style-name="P674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aprii</text:span><text:span text:style-name="T2"> (o </text:span><text:span text:style-name="T4">apersi</text:span><text:span text:style-name="T2">), </text:span><text:span text:style-name="T4">apristi, aprì</text:span><text:span text:style-name="T2"> (o </text:span><text:span text:style-name="T4">aperse</text:span><text:span text:style-name="T2">), </text:span><text:span text:style-name="T4">aprimmo, apriste, aprirono</text:span><text:span text:style-name="T2"> (o </text:span><text:span text:style-name="T4">apersero</text:span><text:span text:style-name="T2">) </text:span></text:p>
              </text:list-item>
              <text:list-item>
                <text:p text:style-name="P393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aperto</text:span></text:p>
              </text:list-item>
            </text:list>
            <text:p text:style-name="P1">Si coniugano come <text:span text:style-name="T8">aprire</text:span>: </text:p>
            <text:list xml:id="list3894026974562908972" text:style-name="L374">
              <text:list-item>
                <text:p text:style-name="P524"><text:span text:style-name="T1">Riaprire</text:span> </text:p>
              </text:list-item>
              <text:list-item>
                <text:p text:style-name="P99"><text:soft-page-break/>Semiaprire</text:p>
              </text:list-item>
            </text:list>
            <text:p text:style-name="P713"><text:bookmark text:name="convertire"/>Convertire</text:p>
            <text:list xml:id="list3941654055505279215" text:style-name="L375">
              <text:list-item>
                <text:p text:style-name="P675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convertii</text:span><text:span text:style-name="T2"> (lett. </text:span><text:span text:style-name="T4">conversi</text:span><text:span text:style-name="T2">), </text:span><text:span text:style-name="T4">convertisti, convertì</text:span><text:span text:style-name="T2"> (lett. </text:span><text:span text:style-name="T4">converse</text:span><text:span text:style-name="T2">), </text:span><text:span text:style-name="T4">convertimmo, convertiste, convertirono</text:span><text:span text:style-name="T2"> (lett. </text:span><text:span text:style-name="T4">conversero</text:span><text:span text:style-name="T2">) </text:span></text:p>
              </text:list-item>
              <text:list-item>
                <text:p text:style-name="P394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convertito</text:span><text:span text:style-name="T2"> (lett. </text:span><text:span text:style-name="T4">converso</text:span><text:span text:style-name="T2">)</text:span></text:p>
              </text:list-item>
            </text:list>
            <text:p text:style-name="P1">Si coniugano come <text:span text:style-name="T8">convertire</text:span>: </text:p>
            <text:list xml:id="list5194249065604329350" text:style-name="L376">
              <text:list-item>
                <text:p text:style-name="P525"><text:span text:style-name="T1">Invertire</text:span> </text:p>
              </text:list-item>
              <text:list-item>
                <text:p text:style-name="P145"><text:span text:style-name="T1">Pervertire</text:span>: le forme irregolari sono arcaiche</text:p>
              </text:list-item>
            </text:list>
            <text:p text:style-name="P713"><text:bookmark text:name="coprire"/>Coprire</text:p>
            <text:list xml:id="list2603726592187861871" text:style-name="L377">
              <text:list-item>
                <text:p text:style-name="P676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coprii</text:span><text:span text:style-name="T2"> (o </text:span><text:span text:style-name="T4">copersi</text:span><text:span text:style-name="T2">), </text:span><text:span text:style-name="T4">copristi, coprì</text:span><text:span text:style-name="T2"> (o </text:span><text:span text:style-name="T4">coperse</text:span><text:span text:style-name="T2">), </text:span><text:span text:style-name="T4">coprimmo, copriste, coprirono</text:span><text:span text:style-name="T2"> (o </text:span><text:span text:style-name="T4">copersero</text:span><text:span text:style-name="T2">) </text:span></text:p>
              </text:list-item>
              <text:list-item>
                <text:p text:style-name="P395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coperto</text:span></text:p>
              </text:list-item>
            </text:list>
            <text:p text:style-name="P1">Si coniugano come <text:span text:style-name="T8">coprire</text:span>: </text:p>
            <text:list xml:id="list426402586769585380" text:style-name="L378">
              <text:list-item>
                <text:p text:style-name="P526"><text:span text:style-name="T1">Discoprire</text:span> </text:p>
              </text:list-item>
              <text:list-item>
                <text:p text:style-name="P526"><text:span text:style-name="T1">Ricoprire</text:span> </text:p>
              </text:list-item>
              <text:list-item>
                <text:p text:style-name="P526"><text:span text:style-name="T1">Riscoprire</text:span> </text:p>
              </text:list-item>
              <text:list-item>
                <text:p text:style-name="P100">Scoprire</text:p>
              </text:list-item>
            </text:list>
            <text:p text:style-name="P713"><text:bookmark text:name="cucire"/>Cucire</text:p>
            <text:p text:style-name="Text_20_body"><text:span text:style-name="T2">Sarebbe quasi meglio definirlo un verbo semplicemente </text:span><text:span text:style-name="T4">anomalo</text:span><text:span text:style-name="T2"> piuttosto che </text:span><text:span text:style-name="T4">irregolare</text:span><text:span text:style-name="T2">, dato che il suo inserimento nelle lista è dovuto all'aggiunta di una -i- </text:span><text:a xlink:type="simple" xlink:href="https://it.wikipedia.org/wiki/Diacritico" text:style-name="Internet_20_link" text:visited-style-name="Visited_20_Internet_20_Link"><text:span text:style-name="T2">diacritica</text:span></text:a><text:span text:style-name="T2">, in quelle voci dove tutti gli altri verbi in -</text:span><text:span text:style-name="T4">cire</text:span><text:span text:style-name="T2"> inseriscono l'infisso -isc- (</text:span><text:a xlink:type="simple" xlink:href="https://it.wikipedia.org/wiki/Verbi_incoativi" text:style-name="Internet_20_link" text:visited-style-name="Visited_20_Internet_20_Link"><text:span text:style-name="T4">coniugazione incoativa</text:span></text:a><text:span text:style-name="T2">), per mantenere la pronuncia </text:span><text:a xlink:type="simple" xlink:href="https://it.wikipedia.org/wiki/C_dolce" text:style-name="Internet_20_link" text:visited-style-name="Visited_20_Internet_20_Link"><text:span text:style-name="T2">dolce</text:span></text:a><text:span text:style-name="T2"> </text:span><text:a xlink:type="simple" xlink:href="https://it.wikipedia.org/wiki//ʧ/" text:style-name="Internet_20_link" text:visited-style-name="Visited_20_Internet_20_Link"><text:span text:style-name="T2">[ʧ]</text:span></text:a><text:span text:style-name="T2"> delle -c tematica; sono comunque errate forme come *</text:span><text:span text:style-name="T4">cucisco</text:span><text:span text:style-name="T2"> o *</text:span><text:span text:style-name="T4">cuciscano</text:span><text:span text:style-name="T2"> (v. </text:span><text:a xlink:type="simple" xlink:href="https://it.wikipedia.org/w/index.php?title=Verbi_irregolari_italiani&amp;printable=yes#fuggire" text:style-name="Internet_20_link" text:visited-style-name="Visited_20_Internet_20_Link"><text:span text:style-name="T2">fuggire</text:span></text:a><text:span text:style-name="T2">). </text:span></text:p>
            <text:list xml:id="list7349263925184466617" text:style-name="L379">
              <text:list-item>
                <text:p text:style-name="P677"><text:a xlink:type="simple" xlink:href="https://it.wikipedia.org/wiki/Presente_indicativo" text:style-name="Internet_20_link" text:visited-style-name="Visited_20_Internet_20_Link"><text:span text:style-name="T2">Presente</text:span></text:a><text:span text:style-name="T2">: </text:span><text:span text:style-name="T4">cucio, cuci, cuce, cuciamo, cucite, cuciono</text:span><text:span text:style-name="T2"> </text:span></text:p>
              </text:list-item>
              <text:list-item>
                <text:p text:style-name="P396"><text:a xlink:type="simple" xlink:href="https://it.wikipedia.org/wiki/Congiuntivo_presente" text:style-name="Internet_20_link" text:visited-style-name="Visited_20_Internet_20_Link"><text:span text:style-name="T2">Congiuntivo presente</text:span></text:a><text:span text:style-name="T2">: </text:span><text:span text:style-name="T4">cucia, cucia, cucia, cuciamo, cuciate, cuciano</text:span></text:p>
              </text:list-item>
            </text:list>
            <text:p text:style-name="P1">Si coniugano come <text:span text:style-name="T8">cucire</text:span>: </text:p>
            <text:list xml:id="list7288617777440314462" text:style-name="L380">
              <text:list-item>
                <text:p text:style-name="P527"><text:span text:style-name="T1">Discucire</text:span> </text:p>
              </text:list-item>
              <text:list-item>
                <text:p text:style-name="P527"><text:span text:style-name="T1">Ricucire</text:span> </text:p>
              </text:list-item>
              <text:list-item>
                <text:p text:style-name="P527"><text:span text:style-name="T1">Scucire</text:span> </text:p>
              </text:list-item>
              <text:list-item>
                <text:p text:style-name="P146"><text:span text:style-name="T1">Sdrucire</text:span>: sono maggiormente diffuse le forme regolari incoative con -isc-: <text:span text:style-name="T8">sdrucisco, sdrucisci, sdrucisce, sdruciscono</text:span>; <text:span text:style-name="T8">sdrucisca, sdriciscano</text:span></text:p>
              </text:list-item>
            </text:list>
            <text:p text:style-name="P713"><text:bookmark text:name="dire"/><text:soft-page-break/>Dire</text:p>
            <text:p text:style-name="Text_20_body"><text:span text:style-name="T2">Da </text:span><text:a xlink:type="simple" xlink:href="https://it.wikipedia.org/wiki/Sincope_(linguistica)" text:style-name="Internet_20_link" text:visited-style-name="Visited_20_Internet_20_Link"><text:span text:style-name="T2">sincope</text:span></text:a><text:span text:style-name="T2"> del latino </text:span><text:span text:style-name="T14">dicere</text:span><text:span text:style-name="T2"> - con conseguente passaggio dalla </text:span><text:a xlink:type="simple" xlink:href="https://it.wikipedia.org/wiki/Seconda_coniugazione" text:style-name="Internet_20_link" text:visited-style-name="Visited_20_Internet_20_Link"><text:span text:style-name="T2">seconda</text:span></text:a><text:span text:style-name="T2"> alla terza coniugazione, per cui conserva spesso la </text:span><text:a xlink:type="simple" xlink:href="https://it.wikipedia.org/wiki/Vocale_tematica" text:style-name="Internet_20_link" text:visited-style-name="Visited_20_Internet_20_Link"><text:span text:style-name="T2">vocale tematica</text:span></text:a><text:span text:style-name="T2"> </text:span><text:span text:style-name="T4">e</text:span><text:span text:style-name="T2"> in alcune forme (</text:span><text:span text:style-name="T4">dicevo, dicessi</text:span><text:span text:style-name="T2">). </text:span></text:p>
            <text:list xml:id="list2656370135574575008" text:style-name="L381">
              <text:list-item>
                <text:p text:style-name="P678"><text:a xlink:type="simple" xlink:href="https://it.wikipedia.org/wiki/Presente_indicativo" text:style-name="Internet_20_link" text:visited-style-name="Visited_20_Internet_20_Link"><text:span text:style-name="T2">Presente</text:span></text:a><text:span text:style-name="T2">: </text:span><text:span text:style-name="T4">dico, dici, dice, diciamo, dite, dicono</text:span><text:span text:style-name="T2"> </text:span></text:p>
              </text:list-item>
              <text:list-item>
                <text:p text:style-name="P678"><text:a xlink:type="simple" xlink:href="https://it.wikipedia.org/wiki/Imperfetto_indicativo" text:style-name="Internet_20_link" text:visited-style-name="Visited_20_Internet_20_Link"><text:span text:style-name="T2">Imperfetto</text:span></text:a><text:span text:style-name="T2">: </text:span><text:span text:style-name="T4">dicevo, dicevi, diceva, dicevamo, dicevate</text:span><text:span text:style-name="T2">, dicevano </text:span></text:p>
              </text:list-item>
              <text:list-item>
                <text:p text:style-name="P678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dissi, dicesti, disse, dicemmo, diceste, dissero</text:span><text:span text:style-name="T2"> </text:span></text:p>
              </text:list-item>
              <text:list-item>
                <text:p text:style-name="P678"><text:a xlink:type="simple" xlink:href="https://it.wikipedia.org/wiki/Congiuntivo_presente" text:style-name="Internet_20_link" text:visited-style-name="Visited_20_Internet_20_Link"><text:span text:style-name="T2">Congiuntivo presente</text:span></text:a><text:span text:style-name="T2">: </text:span><text:span text:style-name="T4">dica, dica, dica, diciamo, diciate, dicano</text:span><text:span text:style-name="T2"> </text:span></text:p>
              </text:list-item>
              <text:list-item>
                <text:p text:style-name="P678"><text:a xlink:type="simple" xlink:href="https://it.wikipedia.org/wiki/Congiuntivo_imperfetto" text:style-name="Internet_20_link" text:visited-style-name="Visited_20_Internet_20_Link"><text:span text:style-name="T2">Congiuntivo imperfetto</text:span></text:a><text:span text:style-name="T2">: </text:span><text:span text:style-name="T4">dicessi, dicessi, dicesse, dicessimo, diceste, dicessero</text:span><text:span text:style-name="T2"> </text:span></text:p>
              </text:list-item>
              <text:list-item>
                <text:p text:style-name="P678"><text:a xlink:type="simple" xlink:href="https://it.wikipedia.org/wiki/Imperativo" text:style-name="Internet_20_link" text:visited-style-name="Visited_20_Internet_20_Link"><text:span text:style-name="T2">Imperativo</text:span></text:a><text:span text:style-name="T2">: </text:span><text:span text:style-name="T4">di'</text:span><text:span text:style-name="T2"> o </text:span><text:span text:style-name="T4">dì, dica, diciamo, dite, dicano</text:span><text:span text:style-name="T2"> </text:span></text:p>
              </text:list-item>
              <text:list-item>
                <text:p text:style-name="P678"><text:a xlink:type="simple" xlink:href="https://it.wikipedia.org/wiki/Participio_presente" text:style-name="Internet_20_link" text:visited-style-name="Visited_20_Internet_20_Link"><text:span text:style-name="T2">Participio presente</text:span></text:a><text:span text:style-name="T2">: </text:span><text:span text:style-name="T4">dicente</text:span><text:span text:style-name="T2"> </text:span></text:p>
              </text:list-item>
              <text:list-item>
                <text:p text:style-name="P678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detto</text:span><text:span text:style-name="T2"> </text:span></text:p>
              </text:list-item>
              <text:list-item>
                <text:p text:style-name="P397"><text:a xlink:type="simple" xlink:href="https://it.wikipedia.org/wiki/Gerundio" text:style-name="Internet_20_link" text:visited-style-name="Visited_20_Internet_20_Link"><text:span text:style-name="T2">Gerundio</text:span></text:a><text:span text:style-name="T2">: </text:span><text:span text:style-name="T4">dicendo</text:span></text:p>
              </text:list-item>
            </text:list>
            <text:p text:style-name="P1">Si coniugano come <text:span text:style-name="T8">dire</text:span>: </text:p>
            <text:list xml:id="list4789198342097044531" text:style-name="L382">
              <text:list-item>
                <text:p text:style-name="P528"><text:span text:style-name="T1">Addire</text:span> </text:p>
              </text:list-item>
              <text:list-item>
                <text:p text:style-name="P528"><text:span text:style-name="T1">Benedire</text:span> </text:p>
              </text:list-item>
              <text:list-item>
                <text:p text:style-name="P528"><text:span text:style-name="T1">Contraddire</text:span> </text:p>
              </text:list-item>
              <text:list-item>
                <text:p text:style-name="P528"><text:span text:style-name="T1">Disdire</text:span> </text:p>
              </text:list-item>
              <text:list-item>
                <text:p text:style-name="P528"><text:span text:style-name="T1">Indire</text:span> </text:p>
              </text:list-item>
              <text:list-item>
                <text:p text:style-name="P528"><text:span text:style-name="T1">Interdire</text:span> </text:p>
              </text:list-item>
              <text:list-item>
                <text:p text:style-name="P528"><text:span text:style-name="T1">Maledire</text:span> </text:p>
              </text:list-item>
              <text:list-item>
                <text:p text:style-name="P528"><text:span text:style-name="T1">Predire</text:span> </text:p>
              </text:list-item>
              <text:list-item>
                <text:p text:style-name="P528"><text:span text:style-name="T1">Ridire</text:span> </text:p>
              </text:list-item>
              <text:list-item>
                <text:p text:style-name="P528"><text:span text:style-name="T1">Sdire</text:span> </text:p>
              </text:list-item>
              <text:list-item>
                <text:p text:style-name="P528"><text:span text:style-name="T1">Sopraddire</text:span> </text:p>
              </text:list-item>
              <text:list-item>
                <text:p text:style-name="P101">Stradire</text:p>
              </text:list-item>
            </text:list>
            <text:p text:style-name="P713"><text:bookmark text:name="empire"/>Empire</text:p>
            <text:list xml:id="list872481690892873625" text:style-name="L383">
              <text:list-item>
                <text:p text:style-name="P679"><text:a xlink:type="simple" xlink:href="https://it.wikipedia.org/wiki/Presente_indicativo" text:style-name="Internet_20_link" text:visited-style-name="Visited_20_Internet_20_Link"><text:span text:style-name="T2">Presente</text:span></text:a><text:span text:style-name="T2">: </text:span><text:span text:style-name="T4">empio, empi, empie, empiamo, empite</text:span><text:span text:style-name="T2"> (o </text:span><text:span text:style-name="T4">empiete</text:span><text:span text:style-name="T2">), </text:span><text:span text:style-name="T4">empiono</text:span><text:span text:style-name="T2"> </text:span></text:p>
              </text:list-item>
              <text:list-item>
                <text:p text:style-name="P679"><text:a xlink:type="simple" xlink:href="https://it.wikipedia.org/wiki/Imperfetto_indicativo" text:style-name="Internet_20_link" text:visited-style-name="Visited_20_Internet_20_Link"><text:span text:style-name="T2">Imperfetto</text:span></text:a><text:span text:style-name="T2">: </text:span><text:span text:style-name="T4">empivo, empivi, empiva, empivamo, empivate, empivano</text:span><text:span text:style-name="T2"> </text:span></text:p>
              </text:list-item>
              <text:list-item>
                <text:p text:style-name="P679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empii</text:span><text:span text:style-name="T2"> (o </text:span><text:span text:style-name="T4">empiei</text:span><text:span text:style-name="T2">), </text:span><text:span text:style-name="T4">empisti</text:span><text:span text:style-name="T2"> (o </text:span><text:span text:style-name="T4">empiesti</text:span><text:span text:style-name="T2">), </text:span><text:span text:style-name="T4">empì</text:span><text:span text:style-name="T2"> (o </text:span><text:span text:style-name="T4">empié</text:span><text:span text:style-name="T2">), </text:span><text:span text:style-name="T4">empimmo</text:span><text:span text:style-name="T2"> (o </text:span><text:span text:style-name="T4">empiemmo</text:span><text:span text:style-name="T2">), </text:span><text:span text:style-name="T4">empiste</text:span><text:span text:style-name="T2"> (o </text:span><text:span text:style-name="T4">empieste</text:span><text:span text:style-name="T2">), </text:span><text:span text:style-name="T4">empirono</text:span><text:span text:style-name="T2"> (o </text:span><text:span text:style-name="T4">empierono</text:span><text:span text:style-name="T2">) </text:span></text:p>
              </text:list-item>
              <text:list-item>
                <text:p text:style-name="P679"><text:a xlink:type="simple" xlink:href="https://it.wikipedia.org/wiki/Futuro_semplice" text:style-name="Internet_20_link" text:visited-style-name="Visited_20_Internet_20_Link"><text:span text:style-name="T2">Futuro</text:span></text:a><text:span text:style-name="T2">: </text:span><text:span text:style-name="T4">empirò, empirai, empirà, empiremo, empirete, empiranno</text:span><text:span text:style-name="T2"> </text:span></text:p>
              </text:list-item>
              <text:list-item>
                <text:p text:style-name="P679"><text:a xlink:type="simple" xlink:href="https://it.wikipedia.org/wiki/Congiuntivo_presente" text:style-name="Internet_20_link" text:visited-style-name="Visited_20_Internet_20_Link"><text:span text:style-name="T2">Congiuntivo presente</text:span></text:a><text:span text:style-name="T2">: </text:span><text:span text:style-name="T4">empia, empia, empia, empiamo, empiate, empiano</text:span><text:span text:style-name="T2"> </text:span></text:p>
              </text:list-item>
              <text:list-item>
                <text:p text:style-name="P679"><text:a xlink:type="simple" xlink:href="https://it.wikipedia.org/wiki/Congiuntivo_imperfetto" text:style-name="Internet_20_link" text:visited-style-name="Visited_20_Internet_20_Link"><text:span text:style-name="T2">Congiuntivo imperfetto</text:span></text:a><text:span text:style-name="T2">: </text:span><text:span text:style-name="T4">empissi, empissi, empisse, empissimo, empiste, empissero</text:span><text:span text:style-name="T2"> </text:span></text:p>
              </text:list-item>
              <text:list-item>
                <text:p text:style-name="P679"><text:a xlink:type="simple" xlink:href="https://it.wikipedia.org/wiki/Condizionale_presente" text:style-name="Internet_20_link" text:visited-style-name="Visited_20_Internet_20_Link"><text:span text:style-name="T2">Condizionale presente</text:span></text:a><text:span text:style-name="T2">: </text:span><text:span text:style-name="T4">empirei, empiresti, empirebbe, empiremmo, empireste, empirebbero</text:span><text:span text:style-name="T2"> </text:span></text:p>
              </text:list-item>
              <text:list-item>
                <text:p text:style-name="P679"><text:a xlink:type="simple" xlink:href="https://it.wikipedia.org/wiki/Gerundio" text:style-name="Internet_20_link" text:visited-style-name="Visited_20_Internet_20_Link"><text:span text:style-name="T2">Gerundio</text:span></text:a><text:span text:style-name="T2">: </text:span><text:span text:style-name="T4">empiendo</text:span><text:span text:style-name="T2"> </text:span></text:p>
              </text:list-item>
              <text:list-item>
                <text:p text:style-name="P679"><text:soft-page-break/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empito</text:span><text:span text:style-name="T2"> (o </text:span><text:span text:style-name="T4">empiuto</text:span><text:span text:style-name="T2">) </text:span></text:p>
              </text:list-item>
              <text:list-item>
                <text:p text:style-name="P398"><text:a xlink:type="simple" xlink:href="https://it.wikipedia.org/wiki/Participio_presente" text:style-name="Internet_20_link" text:visited-style-name="Visited_20_Internet_20_Link"><text:span text:style-name="T2">Participio presente</text:span></text:a><text:span text:style-name="T2">: </text:span><text:span text:style-name="T4">empiente</text:span></text:p>
              </text:list-item>
            </text:list>
            <text:p text:style-name="P1">Si coniugano come <text:span text:style-name="T8">empire</text:span>: </text:p>
            <text:list xml:id="list7863615965314466555" text:style-name="L384">
              <text:list-item>
                <text:p text:style-name="P529"><text:span text:style-name="T1">Riempire</text:span> </text:p>
              </text:list-item>
              <text:list-item>
                <text:p text:style-name="P102">Sovrempire</text:p>
              </text:list-item>
            </text:list>
            <text:p text:style-name="P712"><text:bookmark text:name="fedire"/>Fedire </text:p>
            <text:p text:style-name="P705"><text:span text:style-name="T2">da </text:span><text:span text:style-name="T4">ferire</text:span><text:span text:style-name="T2"> per dissimilazione della 'r', non si tratta di un verbo irregolare propriamente detto, essendo l'irregolarità spiegabile come una normale </text:span><text:a xlink:type="simple" xlink:href="https://it.wikipedia.org/wiki/Dittongazione" text:style-name="Internet_20_link" text:visited-style-name="Visited_20_Internet_20_Link"><text:span text:style-name="T2">dittongazione</text:span></text:a><text:span text:style-name="T2"> dovuta alla leggere del </text:span><text:a xlink:type="simple" xlink:href="https://it.wikipedia.org/wiki/Dittongo_mobile" text:style-name="Internet_20_link" text:visited-style-name="Visited_20_Internet_20_Link"><text:span text:style-name="T2">dittongo mobile</text:span></text:a><text:span text:style-name="T2"> applicate forme non </text:span><text:a xlink:type="simple" xlink:href="https://it.wikipedia.org/wiki/Verbi_incoativi" text:style-name="Internet_20_link" text:visited-style-name="Visited_20_Internet_20_Link"><text:span text:style-name="T2">incoative</text:span></text:a><text:span text:style-name="T2"> e quindi </text:span><text:a xlink:type="simple" xlink:href="https://it.wikipedia.org/wiki/Rizotonia" text:style-name="Internet_20_link" text:visited-style-name="Visited_20_Internet_20_Link"><text:span text:style-name="T2">rizotoniche</text:span></text:a><text:span text:style-name="T2">: </text:span></text:p>
            <text:list xml:id="list2205174244193435156" text:style-name="L385">
              <text:list-item>
                <text:p text:style-name="P680"><text:a xlink:type="simple" xlink:href="https://it.wikipedia.org/wiki/Presente_indicativo" text:style-name="Internet_20_link" text:visited-style-name="Visited_20_Internet_20_Link"><text:span text:style-name="T2">Presente</text:span></text:a><text:span text:style-name="T2">: </text:span><text:span text:style-name="T4">fedisco</text:span><text:span text:style-name="T2"> o </text:span><text:span text:style-name="T4">fiedo</text:span><text:span text:style-name="T2">, </text:span><text:span text:style-name="T4">fedisci</text:span><text:span text:style-name="T2"> o </text:span><text:span text:style-name="T4">fiedi, fedisca</text:span><text:span text:style-name="T2"> o </text:span><text:span text:style-name="T4">fieda, fediamo, fedite, fediscono</text:span><text:span text:style-name="T2"> o </text:span><text:span text:style-name="T4">fiedono</text:span><text:span text:style-name="T2"> </text:span></text:p>
              </text:list-item>
              <text:list-item>
                <text:p text:style-name="P399"><text:a xlink:type="simple" xlink:href="https://it.wikipedia.org/wiki/Congiuntivo_presente" text:style-name="Internet_20_link" text:visited-style-name="Visited_20_Internet_20_Link"><text:span text:style-name="T2">Congiuntivo presente</text:span></text:a><text:span text:style-name="T2">: </text:span><text:span text:style-name="T4">fedisca</text:span><text:span text:style-name="T2"> o </text:span><text:span text:style-name="T4">fieda, fedisca</text:span><text:span text:style-name="T2"> o </text:span><text:span text:style-name="T4">fieda</text:span><text:span text:style-name="T2">, </text:span><text:span text:style-name="T4">fedisca</text:span><text:span text:style-name="T2"> o </text:span><text:span text:style-name="T4">fieda, fediamo, fediate, fediscano</text:span><text:span text:style-name="T2"> o </text:span><text:span text:style-name="T4">fiedano</text:span></text:p>
              </text:list-item>
            </text:list>
            <text:p text:style-name="P713"><text:bookmark text:name="fuggire"/>Fuggire</text:p>
            <text:p text:style-name="Text_20_body"><text:span text:style-name="T2">Non è un verbo propriamente </text:span><text:span text:style-name="T4">irregolare</text:span><text:span text:style-name="T2"> semmai </text:span><text:span text:style-name="T4">anomalo</text:span><text:span text:style-name="T2">, dato che il suo inserimento nella lista è dovuto al fatto che, contrariamente a tutti gli altri verbi in -</text:span><text:span text:style-name="T4">gire</text:span><text:span text:style-name="T2">, non inserisce l'infisso -</text:span><text:span text:style-name="T4">isc (</text:span><text:a xlink:type="simple" xlink:href="https://it.wikipedia.org/wiki/Verbi_incoativi" text:style-name="Internet_20_link" text:visited-style-name="Visited_20_Internet_20_Link"><text:span text:style-name="T4">coniugazione incoativa</text:span></text:a><text:span text:style-name="T4">)</text:span><text:span text:style-name="T2"> per mantenere inalterato il suono </text:span><text:a xlink:type="simple" xlink:href="https://it.wikipedia.org/wiki/G_dolce" text:style-name="Internet_20_link" text:visited-style-name="Visited_20_Internet_20_Link"><text:span text:style-name="T4">dolce</text:span></text:a><text:span text:style-name="T2"> </text:span><text:a xlink:type="simple" xlink:href="https://it.wikipedia.org/wiki//ʤ/" text:style-name="Internet_20_link" text:visited-style-name="Visited_20_Internet_20_Link"><text:span text:style-name="T2">[ʤ]</text:span></text:a><text:span text:style-name="T2"> dell -g tematica, ma lo muta in quello </text:span><text:a xlink:type="simple" xlink:href="https://it.wikipedia.org/wiki/G_dura" text:style-name="Internet_20_link" text:visited-style-name="Visited_20_Internet_20_Link"><text:span text:style-name="T4">duro</text:span></text:a><text:span text:style-name="T2"> </text:span><text:a xlink:type="simple" xlink:href="https://it.wikipedia.org/wiki//g/" text:style-name="Internet_20_link" text:visited-style-name="Visited_20_Internet_20_Link"><text:span text:style-name="T2">[g]</text:span></text:a><text:span text:style-name="T2"> (v. </text:span><text:a xlink:type="simple" xlink:href="https://it.wikipedia.org/w/index.php?title=Verbi_irregolari_italiani&amp;printable=yes#cucire" text:style-name="Internet_20_link" text:visited-style-name="Visited_20_Internet_20_Link"><text:span text:style-name="T2">cucire</text:span></text:a><text:span text:style-name="T2">). </text:span></text:p>
            <text:list xml:id="list8801098362552093413" text:style-name="L386">
              <text:list-item>
                <text:p text:style-name="P681"><text:a xlink:type="simple" xlink:href="https://it.wikipedia.org/wiki/Presente_indicativo" text:style-name="Internet_20_link" text:visited-style-name="Visited_20_Internet_20_Link"><text:span text:style-name="T2">Presente</text:span></text:a><text:span text:style-name="T2">: </text:span><text:span text:style-name="T4">fuggo, fuggi, fugge, fuggiamo, fuggite, fuggono</text:span><text:span text:style-name="T2"> </text:span></text:p>
              </text:list-item>
              <text:list-item>
                <text:p text:style-name="P400"><text:a xlink:type="simple" xlink:href="https://it.wikipedia.org/wiki/Congiuntivo_presente" text:style-name="Internet_20_link" text:visited-style-name="Visited_20_Internet_20_Link"><text:span text:style-name="T2">Congiuntivo presente</text:span></text:a><text:span text:style-name="T2">: </text:span><text:span text:style-name="T4">fugga, fugga, fugga, fuggiamo, fuggiate, fuggano</text:span></text:p>
              </text:list-item>
            </text:list>
            <text:p text:style-name="P1">Si coniugano come <text:span text:style-name="T8">fuggire</text:span>: </text:p>
            <text:list xml:id="list4083654899205025313" text:style-name="L387">
              <text:list-item>
                <text:p text:style-name="P530"><text:span text:style-name="T1">Rifuggire</text:span> </text:p>
              </text:list-item>
              <text:list-item>
                <text:p text:style-name="P530"><text:span text:style-name="T1">Sfuggire</text:span> </text:p>
              </text:list-item>
              <text:list-item>
                <text:p text:style-name="P530"><text:span text:style-name="T1">Sotterfuggire</text:span> </text:p>
              </text:list-item>
              <text:list-item>
                <text:p text:style-name="P103">Trafuggire</text:p>
              </text:list-item>
            </text:list>
            <text:p text:style-name="P713"><text:bookmark text:name="inferire"/>Inferire</text:p>
            <text:list xml:id="list7241782175679278847" text:style-name="L388">
              <text:list-item>
                <text:p text:style-name="P682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infersi</text:span><text:span text:style-name="T2"> o </text:span><text:span text:style-name="T4">inferii, inferisti, inferse</text:span><text:span text:style-name="T2"> o </text:span><text:span text:style-name="T4">inferì, inferimmo, inferiste, infersero</text:span><text:span text:style-name="T2"> o </text:span><text:span text:style-name="T4">inferirono</text:span><text:span text:style-name="T2"> </text:span></text:p>
              </text:list-item>
              <text:list-item>
                <text:p text:style-name="P401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inferto</text:span><text:span text:style-name="T2"> o, molto meno spesso, </text:span><text:span text:style-name="T4">inferito</text:span></text:p>
              </text:list-item>
            </text:list>
            <text:p text:style-name="P706">Le forme <text:span text:style-name="T8">infers</text:span>- e <text:span text:style-name="T8">inferto</text:span> si sono specializzare per il significato 'cagionare'</text:p>
            <text:p text:style-name="P1">Si coniugano come <text:span text:style-name="T8">inferire</text:span>: </text:p>
            <text:list xml:id="list322092373716255205" text:style-name="L389">
              <text:list-item>
                <text:p text:style-name="P104"><text:soft-page-break/>Profferire</text:p>
              </text:list-item>
            </text:list>
            <text:p text:style-name="P713"><text:bookmark text:name="morire"/>Morire</text:p>
            <text:list xml:id="list479027061200930188" text:style-name="L390">
              <text:list-item>
                <text:p text:style-name="P683"><text:a xlink:type="simple" xlink:href="https://it.wikipedia.org/wiki/Presente_indicativo" text:style-name="Internet_20_link" text:visited-style-name="Visited_20_Internet_20_Link"><text:span text:style-name="T2">Presente</text:span></text:a><text:span text:style-name="T2">: </text:span><text:span text:style-name="T4">muoio, muori, muore, moriamo, morite, muoiono</text:span><text:span text:style-name="T2"> </text:span></text:p>
              </text:list-item>
              <text:list-item>
                <text:p text:style-name="P683"><text:a xlink:type="simple" xlink:href="https://it.wikipedia.org/wiki/Futuro_semplice" text:style-name="Internet_20_link" text:visited-style-name="Visited_20_Internet_20_Link"><text:span text:style-name="T2">Futuro</text:span></text:a><text:span text:style-name="T2">: </text:span><text:span text:style-name="T4">morirò</text:span><text:span text:style-name="T2"> o </text:span><text:span text:style-name="T4">morrò</text:span><text:span text:style-name="T2">, </text:span><text:span text:style-name="T4">morirai</text:span><text:span text:style-name="T2"> o </text:span><text:span text:style-name="T4">morrai, morirà</text:span><text:span text:style-name="T2"> o </text:span><text:span text:style-name="T4">morrà, moriremo</text:span><text:span text:style-name="T2"> o </text:span><text:span text:style-name="T4">morremo, morirete</text:span><text:span text:style-name="T2"> o </text:span><text:span text:style-name="T4">morrete, moriranno</text:span><text:span text:style-name="T2"> o </text:span><text:span text:style-name="T4">morranno</text:span><text:span text:style-name="T2"> </text:span></text:p>
              </text:list-item>
              <text:list-item>
                <text:p text:style-name="P683"><text:a xlink:type="simple" xlink:href="https://it.wikipedia.org/wiki/Congiuntivo_presente" text:style-name="Internet_20_link" text:visited-style-name="Visited_20_Internet_20_Link"><text:span text:style-name="T2">Congiuntivo presente</text:span></text:a><text:span text:style-name="T2">: </text:span><text:span text:style-name="T4">muoia, muoia, muoia, moriamo, moriate, muoiano</text:span><text:span text:style-name="T2"> </text:span></text:p>
              </text:list-item>
              <text:list-item>
                <text:p text:style-name="P683"><text:a xlink:type="simple" xlink:href="https://it.wikipedia.org/wiki/Condizionale_presente" text:style-name="Internet_20_link" text:visited-style-name="Visited_20_Internet_20_Link"><text:span text:style-name="T2">Condizionale presente</text:span></text:a><text:span text:style-name="T2">: </text:span><text:span text:style-name="T4">morirei</text:span><text:span text:style-name="T2"> o </text:span><text:span text:style-name="T4">morrei, moriresti</text:span><text:span text:style-name="T2"> o </text:span><text:span text:style-name="T4">morresti, morirebbe</text:span><text:span text:style-name="T2"> o </text:span><text:span text:style-name="T4">morrebbe, moriremmo</text:span><text:span text:style-name="T2"> o </text:span><text:span text:style-name="T4">morremmo, morireste</text:span><text:span text:style-name="T2"> o </text:span><text:span text:style-name="T4">morreste, morirebbero</text:span><text:span text:style-name="T2"> o </text:span><text:span text:style-name="T4">morrebbero</text:span><text:span text:style-name="T2"> </text:span></text:p>
              </text:list-item>
              <text:list-item>
                <text:p text:style-name="P402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morto</text:span></text:p>
              </text:list-item>
            </text:list>
            <text:p text:style-name="P1">Si coniugano come <text:span text:style-name="T8">morire</text:span>: </text:p>
            <text:list xml:id="list8786353817636076920" text:style-name="L391">
              <text:list-item>
                <text:p text:style-name="P531"><text:span text:style-name="T1">Premorire</text:span> </text:p>
              </text:list-item>
              <text:list-item>
                <text:p text:style-name="P531"><text:span text:style-name="T1">Rimorire</text:span> </text:p>
              </text:list-item>
              <text:list-item>
                <text:p text:style-name="P105">Smorire</text:p>
              </text:list-item>
            </text:list>
            <text:p text:style-name="P713"><text:bookmark text:name="offrire"/>Offrire</text:p>
            <text:list xml:id="list7003607363795166998" text:style-name="L392">
              <text:list-item>
                <text:p text:style-name="P684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offrii</text:span><text:span text:style-name="T2"> (o </text:span><text:span text:style-name="T4">offersi</text:span><text:span text:style-name="T2">), </text:span><text:span text:style-name="T4">offristi, offrì</text:span><text:span text:style-name="T2"> (o </text:span><text:span text:style-name="T4">offerse</text:span><text:span text:style-name="T2">), </text:span><text:span text:style-name="T4">offrimmo, offriste, offrirono</text:span><text:span text:style-name="T2"> (o </text:span><text:span text:style-name="T4">offersero</text:span><text:span text:style-name="T2">) </text:span></text:p>
              </text:list-item>
              <text:list-item>
                <text:p text:style-name="P684"><text:a xlink:type="simple" xlink:href="https://it.wikipedia.org/wiki/Participio_presente" text:style-name="Internet_20_link" text:visited-style-name="Visited_20_Internet_20_Link"><text:span text:style-name="T2">Participio presente</text:span></text:a><text:span text:style-name="T2">: </text:span><text:span text:style-name="T4">offerente</text:span><text:span text:style-name="T2"> </text:span></text:p>
              </text:list-item>
              <text:list-item>
                <text:p text:style-name="P403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offerto</text:span></text:p>
              </text:list-item>
            </text:list>
            <text:p text:style-name="P1">Si coniugano come <text:span text:style-name="T8">offrire</text:span>: </text:p>
            <text:list xml:id="list2121445707100162461" text:style-name="L393">
              <text:list-item>
                <text:p text:style-name="P532"><text:span text:style-name="T1">Controffrire</text:span> </text:p>
              </text:list-item>
              <text:list-item>
                <text:p text:style-name="P106">Soffrire</text:p>
              </text:list-item>
            </text:list>
            <text:p text:style-name="P713"><text:bookmark text:name="polluire"/>Polluire</text:p>
            <text:list xml:id="list4512416012668280507" text:style-name="L394">
              <text:list-item>
                <text:p text:style-name="P404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polluto</text:span></text:p>
              </text:list-item>
            </text:list>
            <text:p text:style-name="P713"><text:bookmark text:name="salire"/>Salire</text:p>
            <text:list xml:id="list3571993914086276939" text:style-name="L395">
              <text:list-item>
                <text:p text:style-name="P685"><text:a xlink:type="simple" xlink:href="https://it.wikipedia.org/wiki/Presente_indicativo" text:style-name="Internet_20_link" text:visited-style-name="Visited_20_Internet_20_Link"><text:span text:style-name="T2">Presente</text:span></text:a><text:span text:style-name="T2">: </text:span><text:span text:style-name="T4">salgo, sali, sale, saliamo, salite, salgono</text:span><text:span text:style-name="T2"> </text:span></text:p>
              </text:list-item>
              <text:list-item>
                <text:p text:style-name="P405"><text:a xlink:type="simple" xlink:href="https://it.wikipedia.org/wiki/Congiuntivo_presente" text:style-name="Internet_20_link" text:visited-style-name="Visited_20_Internet_20_Link"><text:span text:style-name="T2">Congiuntivo presente</text:span></text:a><text:span text:style-name="T2">: </text:span><text:span text:style-name="T4">salga, salga, salga, saliamo, saliate, salgano</text:span></text:p>
              </text:list-item>
            </text:list>
            <text:p text:style-name="P1">Si coniugano come <text:span text:style-name="T8">salire</text:span>: </text:p>
            <text:list xml:id="list8511247087998078859" text:style-name="L396">
              <text:list-item>
                <text:p text:style-name="P533"><text:span text:style-name="T1">Assalire</text:span> </text:p>
              </text:list-item>
              <text:list-item>
                <text:p text:style-name="P533"><text:span text:style-name="T1">Risalire</text:span> </text:p>
              </text:list-item>
              <text:list-item>
                <text:p text:style-name="P107"><text:soft-page-break/>Soprassalire</text:p>
              </text:list-item>
            </text:list>
            <text:p text:style-name="P713"><text:bookmark text:name="sentire"/>Sentire</text:p>
            <text:list xml:id="list3546544821532895266" text:style-name="L397">
              <text:list-item>
                <text:p text:style-name="P406"><text:a xlink:type="simple" xlink:href="https://it.wikipedia.org/wiki/Participio_presente" text:style-name="Internet_20_link" text:visited-style-name="Visited_20_Internet_20_Link"><text:span text:style-name="T2">Participio presente</text:span></text:a><text:span text:style-name="T2">: </text:span><text:span text:style-name="T4">senziente</text:span></text:p>
              </text:list-item>
            </text:list>
            <text:p text:style-name="P1">Si coniugano come <text:span text:style-name="T8">sentire</text:span>: </text:p>
            <text:list xml:id="list2452781043718949770" text:style-name="L398">
              <text:list-item>
                <text:p text:style-name="P534"><text:span text:style-name="T1">Acconsentire</text:span> </text:p>
              </text:list-item>
              <text:list-item>
                <text:p text:style-name="P534"><text:span text:style-name="T1">Assentire</text:span> </text:p>
              </text:list-item>
              <text:list-item>
                <text:p text:style-name="P534"><text:span text:style-name="T1">Consentire</text:span> </text:p>
              </text:list-item>
              <text:list-item>
                <text:p text:style-name="P534"><text:span text:style-name="T1">Disconsentire</text:span> </text:p>
              </text:list-item>
              <text:list-item>
                <text:p text:style-name="P534"><text:span text:style-name="T1">Dissentire</text:span> </text:p>
              </text:list-item>
              <text:list-item>
                <text:p text:style-name="P534"><text:span text:style-name="T1">Intrasentire</text:span> </text:p>
              </text:list-item>
              <text:list-item>
                <text:p text:style-name="P534"><text:span text:style-name="T1">Presentire</text:span> </text:p>
              </text:list-item>
              <text:list-item>
                <text:p text:style-name="P534"><text:span text:style-name="T1">Riconsentire</text:span> </text:p>
              </text:list-item>
              <text:list-item>
                <text:p text:style-name="P534"><text:span text:style-name="T1">Risentire</text:span> </text:p>
              </text:list-item>
              <text:list-item>
                <text:p text:style-name="P534"><text:span text:style-name="T1">Sconsentire</text:span> </text:p>
              </text:list-item>
              <text:list-item>
                <text:p text:style-name="P534"><text:span text:style-name="T1">Soprasentire</text:span> </text:p>
              </text:list-item>
              <text:list-item>
                <text:p text:style-name="P108">Trasentire</text:p>
              </text:list-item>
            </text:list>
            <text:p text:style-name="P713"><text:bookmark text:name="seppellito"/>Seppellire</text:p>
            <text:list xml:id="list4121860255150323087" text:style-name="L399">
              <text:list-item>
                <text:p text:style-name="P407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sepolto</text:span><text:span text:style-name="T2"> o </text:span><text:span text:style-name="T4">seppellito</text:span></text:p>
              </text:list-item>
            </text:list>
            <text:p text:style-name="P1">Si coniugano come <text:span text:style-name="T8">seppellire</text:span>: </text:p>
            <text:list xml:id="list4210524904899411996" text:style-name="L400">
              <text:list-item>
                <text:p text:style-name="P109">Disseppellito</text:p>
              </text:list-item>
            </text:list>
            <text:p text:style-name="P713"><text:bookmark text:name="sparire"/>Sparire</text:p>
            <text:list xml:id="list395340763978146218" text:style-name="L401">
              <text:list-item>
                <text:p text:style-name="P408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sparii</text:span><text:span text:style-name="T2"> (lett. </text:span><text:span text:style-name="T4">sparvi</text:span><text:span text:style-name="T2">), </text:span><text:span text:style-name="T4">sparisti, sparì</text:span><text:span text:style-name="T2"> (lett. </text:span><text:span text:style-name="T4">sparve</text:span><text:span text:style-name="T2">), </text:span><text:span text:style-name="T4">sparimmo, spariste, sparirono</text:span><text:span text:style-name="T2"> (lett. </text:span><text:span text:style-name="T4">sparvero</text:span><text:span text:style-name="T2">)</text:span></text:p>
              </text:list-item>
            </text:list>
            <text:p text:style-name="P1">Si coniugano come <text:span text:style-name="T8">sparire</text:span>: </text:p>
            <text:list xml:id="list1463902131756567901" text:style-name="L402">
              <text:list-item>
                <text:p text:style-name="P110">Risparire</text:p>
              </text:list-item>
            </text:list>
            <text:p text:style-name="P713"><text:bookmark text:name="udire"/>Udire</text:p>
            <text:list xml:id="list587728045916381786" text:style-name="L403">
              <text:list-item>
                <text:p text:style-name="P686"><text:a xlink:type="simple" xlink:href="https://it.wikipedia.org/wiki/Presente_indicativo" text:style-name="Internet_20_link" text:visited-style-name="Visited_20_Internet_20_Link"><text:span text:style-name="T2">Presente</text:span></text:a><text:span text:style-name="T2">: </text:span><text:span text:style-name="T4">odo, odi, ode, udiamo, udite, odono</text:span><text:span text:style-name="T2"> </text:span></text:p>
              </text:list-item>
              <text:list-item>
                <text:p text:style-name="P686"><text:a xlink:type="simple" xlink:href="https://it.wikipedia.org/wiki/Futuro_semplice" text:style-name="Internet_20_link" text:visited-style-name="Visited_20_Internet_20_Link"><text:span text:style-name="T2">Futuro</text:span></text:a><text:span text:style-name="T2">: </text:span><text:span text:style-name="T4">udirò</text:span><text:span text:style-name="T2"> o </text:span><text:span text:style-name="T4">udrò, udirai</text:span><text:span text:style-name="T2"> </text:span><text:span text:style-name="T4">udrai, udirà</text:span><text:span text:style-name="T2"> o </text:span><text:span text:style-name="T4">udrà, udiremo</text:span><text:span text:style-name="T2"> o </text:span><text:span text:style-name="T4">udremo, udirete</text:span><text:span text:style-name="T2"> o </text:span><text:span text:style-name="T4">udrete, udiranno</text:span><text:span text:style-name="T2"> o </text:span><text:span text:style-name="T4">udranno</text:span><text:span text:style-name="T2"> </text:span></text:p>
              </text:list-item>
              <text:list-item>
                <text:p text:style-name="P686"><text:soft-page-break/><text:a xlink:type="simple" xlink:href="https://it.wikipedia.org/wiki/Congiuntivo_presente" text:style-name="Internet_20_link" text:visited-style-name="Visited_20_Internet_20_Link"><text:span text:style-name="T2">Congiuntivo presente</text:span></text:a><text:span text:style-name="T2">: </text:span><text:span text:style-name="T4">oda, oda, oda, udiamo, udiate, odano</text:span><text:span text:style-name="T2"> </text:span></text:p>
              </text:list-item>
              <text:list-item>
                <text:p text:style-name="P686"><text:a xlink:type="simple" xlink:href="https://it.wikipedia.org/wiki/Condizionale_presente" text:style-name="Internet_20_link" text:visited-style-name="Visited_20_Internet_20_Link"><text:span text:style-name="T2">Condizionale presente</text:span></text:a><text:span text:style-name="T2">: </text:span><text:span text:style-name="T4">udirei</text:span><text:span text:style-name="T2"> o </text:span><text:span text:style-name="T4">udrei, udiresti</text:span><text:span text:style-name="T2"> o </text:span><text:span text:style-name="T4">udresti, udirebbe</text:span><text:span text:style-name="T2"> o </text:span><text:span text:style-name="T4">udrebbe, udiremmo</text:span><text:span text:style-name="T2"> o </text:span><text:span text:style-name="T4">udremmo, udireste</text:span><text:span text:style-name="T2"> o </text:span><text:span text:style-name="T4">udreste, udirebbero</text:span><text:span text:style-name="T2"> o </text:span><text:span text:style-name="T4">udrebbero</text:span><text:span text:style-name="T2"> </text:span></text:p>
              </text:list-item>
              <text:list-item>
                <text:p text:style-name="P409"><text:a xlink:type="simple" xlink:href="https://it.wikipedia.org/wiki/Participio_presente" text:style-name="Internet_20_link" text:visited-style-name="Visited_20_Internet_20_Link"><text:span text:style-name="T2">Participio presente</text:span></text:a><text:span text:style-name="T2">: udente (o </text:span><text:span text:style-name="T4">udiente</text:span><text:span text:style-name="T2">)</text:span></text:p>
              </text:list-item>
            </text:list>
            <text:p text:style-name="P1">Si coniugano come <text:span text:style-name="T8">udire</text:span>: </text:p>
            <text:list xml:id="list2558271546185641170" text:style-name="L404">
              <text:list-item>
                <text:p text:style-name="P535"><text:span text:style-name="T1">Intraudire</text:span> </text:p>
              </text:list-item>
              <text:list-item>
                <text:p text:style-name="P535"><text:span text:style-name="T1">Riudire</text:span> </text:p>
              </text:list-item>
              <text:list-item>
                <text:p text:style-name="P111">Traudire</text:p>
              </text:list-item>
            </text:list>
            <text:p text:style-name="P713"><text:bookmark text:name="uscire"/>Uscire</text:p>
            <text:list xml:id="list7005637950168704178" text:style-name="L405">
              <text:list-item>
                <text:p text:style-name="P687"><text:a xlink:type="simple" xlink:href="https://it.wikipedia.org/wiki/Presente_indicativo" text:style-name="Internet_20_link" text:visited-style-name="Visited_20_Internet_20_Link"><text:span text:style-name="T2">Presente</text:span></text:a><text:span text:style-name="T2">: </text:span><text:span text:style-name="T4">esco, esci, esce, usciamo, uscite, escono</text:span><text:span text:style-name="T2"> </text:span></text:p>
              </text:list-item>
              <text:list-item>
                <text:p text:style-name="P410"><text:a xlink:type="simple" xlink:href="https://it.wikipedia.org/wiki/Congiuntivo_presente" text:style-name="Internet_20_link" text:visited-style-name="Visited_20_Internet_20_Link"><text:span text:style-name="T2">Congiuntivo presente</text:span></text:a><text:span text:style-name="T2">: </text:span><text:span text:style-name="T4">esca, esca, esca, usciamo, usciate, escano</text:span></text:p>
              </text:list-item>
            </text:list>
            <text:p text:style-name="P1">Si coniugano come <text:span text:style-name="T8">uscire</text:span>: </text:p>
            <text:list xml:id="list8848144656581001586" text:style-name="L406">
              <text:list-item>
                <text:p text:style-name="P536"><text:span text:style-name="T1">Fuoriuscire</text:span>: variante <text:span text:style-name="T8">fuoruscire</text:span> </text:p>
              </text:list-item>
              <text:list-item>
                <text:p text:style-name="P112">Riuscire</text:p>
              </text:list-item>
            </text:list>
            <text:p text:style-name="P713"><text:bookmark text:name="venire"/>Venire</text:p>
            <text:list xml:id="list655441236092434407" text:style-name="L407">
              <text:list-item>
                <text:p text:style-name="P688"><text:a xlink:type="simple" xlink:href="https://it.wikipedia.org/wiki/Presente_indicativo" text:style-name="Internet_20_link" text:visited-style-name="Visited_20_Internet_20_Link"><text:span text:style-name="T2">Presente</text:span></text:a><text:span text:style-name="T2">: </text:span><text:span text:style-name="T4">vengo, vieni, viene, veniamo, venite, vengono</text:span><text:span text:style-name="T2"> </text:span></text:p>
              </text:list-item>
              <text:list-item>
                <text:p text:style-name="P688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venni, venisti, venne, venimmo, veniste, vennero</text:span><text:span text:style-name="T2"> </text:span></text:p>
              </text:list-item>
              <text:list-item>
                <text:p text:style-name="P688"><text:a xlink:type="simple" xlink:href="https://it.wikipedia.org/wiki/Futuro_semplice" text:style-name="Internet_20_link" text:visited-style-name="Visited_20_Internet_20_Link"><text:span text:style-name="T2">Futuro</text:span></text:a><text:span text:style-name="T2">: </text:span><text:span text:style-name="T4">verrò, verrai, verrà, verremo, verrete, verranno</text:span><text:span text:style-name="T2"> </text:span></text:p>
              </text:list-item>
              <text:list-item>
                <text:p text:style-name="P688"><text:a xlink:type="simple" xlink:href="https://it.wikipedia.org/wiki/Congiuntivo_presente" text:style-name="Internet_20_link" text:visited-style-name="Visited_20_Internet_20_Link"><text:span text:style-name="T2">Congiuntivo presente</text:span></text:a><text:span text:style-name="T2">: </text:span><text:span text:style-name="T4">venga, venga, venga, veniamo, veniate, vengano</text:span><text:span text:style-name="T2"> </text:span></text:p>
              </text:list-item>
              <text:list-item>
                <text:p text:style-name="P688"><text:a xlink:type="simple" xlink:href="https://it.wikipedia.org/wiki/Condizionale_presente" text:style-name="Internet_20_link" text:visited-style-name="Visited_20_Internet_20_Link"><text:span text:style-name="T2">Condizionale presente</text:span></text:a><text:span text:style-name="T2">: </text:span><text:span text:style-name="T4">verrei, verresti, verrebbe, verremmo, verreste, verrebbero</text:span><text:span text:style-name="T2"> </text:span></text:p>
              </text:list-item>
              <text:list-item>
                <text:p text:style-name="P688"><text:a xlink:type="simple" xlink:href="https://it.wikipedia.org/wiki/Participio_presente" text:style-name="Internet_20_link" text:visited-style-name="Visited_20_Internet_20_Link"><text:span text:style-name="T2">Participio presente</text:span></text:a><text:span text:style-name="T2">: </text:span><text:span text:style-name="T4">veniente</text:span><text:span text:style-name="T2"> </text:span></text:p>
              </text:list-item>
              <text:list-item>
                <text:p text:style-name="P411"><text:a xlink:type="simple" xlink:href="https://it.wikipedia.org/wiki/Participio_passato" text:style-name="Internet_20_link" text:visited-style-name="Visited_20_Internet_20_Link"><text:span text:style-name="T2">Participio passato</text:span></text:a><text:span text:style-name="T2">: </text:span><text:span text:style-name="T4">venuto</text:span></text:p>
              </text:list-item>
            </text:list>
            <text:p text:style-name="P1">Si coniugano come <text:span text:style-name="T8">venire</text:span>: </text:p>
            <text:list xml:id="list4843157877797075911" text:style-name="L408">
              <text:list-item>
                <text:p text:style-name="P537"><text:span text:style-name="T1">Addivenire</text:span> </text:p>
              </text:list-item>
              <text:list-item>
                <text:p text:style-name="P537"><text:span text:style-name="T1">Antivenire</text:span> </text:p>
              </text:list-item>
              <text:list-item>
                <text:p text:style-name="P537"><text:span text:style-name="T1">Avvenire</text:span> </text:p>
              </text:list-item>
              <text:list-item>
                <text:p text:style-name="P537"><text:span text:style-name="T1">Circonvenire</text:span> </text:p>
              </text:list-item>
              <text:list-item>
                <text:p text:style-name="P537"><text:span text:style-name="T1">Contravvenire</text:span> </text:p>
              </text:list-item>
              <text:list-item>
                <text:p text:style-name="P537"><text:span text:style-name="T1">Convenire</text:span> </text:p>
              </text:list-item>
              <text:list-item>
                <text:p text:style-name="P537"><text:span text:style-name="T1">Devenire</text:span> </text:p>
              </text:list-item>
              <text:list-item>
                <text:p text:style-name="P537"><text:span text:style-name="T1">Disavvenire</text:span> </text:p>
              </text:list-item>
              <text:list-item>
                <text:p text:style-name="P537"><text:span text:style-name="T1">Disconvenire</text:span> </text:p>
              </text:list-item>
              <text:list-item>
                <text:p text:style-name="P537"><text:soft-page-break/><text:span text:style-name="T1">Disvenire</text:span> </text:p>
              </text:list-item>
              <text:list-item>
                <text:p text:style-name="P537"><text:span text:style-name="T1">Divenire</text:span> </text:p>
              </text:list-item>
              <text:list-item>
                <text:p text:style-name="P537"><text:span text:style-name="T1">Intervenire</text:span> </text:p>
              </text:list-item>
              <text:list-item>
                <text:p text:style-name="P537"><text:span text:style-name="T1">Intravvenire</text:span> </text:p>
              </text:list-item>
              <text:list-item>
                <text:p text:style-name="P537"><text:span text:style-name="T1">Misvenire</text:span> </text:p>
              </text:list-item>
              <text:list-item>
                <text:p text:style-name="P537"><text:span text:style-name="T1">Pervenire</text:span> </text:p>
              </text:list-item>
              <text:list-item>
                <text:p text:style-name="P537"><text:span text:style-name="T1">Prevenire</text:span> </text:p>
              </text:list-item>
              <text:list-item>
                <text:p text:style-name="P537"><text:span text:style-name="T1">Provenire</text:span> </text:p>
              </text:list-item>
              <text:list-item>
                <text:p text:style-name="P537"><text:span text:style-name="T1">Riconvenire</text:span> </text:p>
              </text:list-item>
              <text:list-item>
                <text:p text:style-name="P537"><text:span text:style-name="T1">Rinvenire</text:span> </text:p>
              </text:list-item>
              <text:list-item>
                <text:p text:style-name="P537"><text:span text:style-name="T1">Risovvenire</text:span> </text:p>
              </text:list-item>
              <text:list-item>
                <text:p text:style-name="P537"><text:span text:style-name="T1">Rivenire</text:span> </text:p>
              </text:list-item>
              <text:list-item>
                <text:p text:style-name="P537"><text:span text:style-name="T1">Sorvenire</text:span> </text:p>
              </text:list-item>
              <text:list-item>
                <text:p text:style-name="P537"><text:span text:style-name="T1">Sconvenire</text:span> </text:p>
              </text:list-item>
              <text:list-item>
                <text:p text:style-name="P537"><text:span text:style-name="T1">Sopravvenire</text:span> </text:p>
              </text:list-item>
              <text:list-item>
                <text:p text:style-name="P537"><text:span text:style-name="T1">Sovvenire</text:span> </text:p>
              </text:list-item>
              <text:list-item>
                <text:p text:style-name="P113">Svenire</text:p>
              </text:list-item>
            </text:list>
            <text:h text:style-name="P698" text:outline-level="2"><text:bookmark text:name="Verbi_anticamente_irregolari"/><text:bookmark-start text:name="__RefHeading___Toc447_925071808"/>Verbi anticamente irregolari<text:bookmark-end text:name="__RefHeading___Toc447_925071808"/></text:h>
            <text:p text:style-name="P1">Ci sono verbi oggi regolari che in antichità, ma alcuni anche solo fino a pochi decenni fa, presentavano delle forme irregolari </text:p>
            <text:p text:style-name="P713"><text:bookmark text:name="cedere"/>Cèdere</text:p>
            <text:p text:style-name="Text_20_body"><text:span text:style-name="T2">Oggi regolare, anticamente ammetteva le forme (v </text:span><text:a xlink:type="simple" xlink:href="https://it.wikipedia.org/w/index.php?title=Verbi_irregolari_italiani&amp;printable=yes#concedere" text:style-name="Internet_20_link" text:visited-style-name="Visited_20_Internet_20_Link"><text:span text:style-name="T2">concedere</text:span></text:a><text:span text:style-name="T2">): </text:span></text:p>
            <text:list xml:id="list1714384000205477641" text:style-name="L409">
              <text:list-item>
                <text:p text:style-name="P689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cessi</text:span><text:span text:style-name="T2">, ---, </text:span><text:span text:style-name="T4">cesse</text:span><text:span text:style-name="T2">, ---, ---, </text:span><text:span text:style-name="T4">cessero</text:span><text:span text:style-name="T2">. </text:span></text:p>
              </text:list-item>
              <text:list-item>
                <text:p text:style-name="P412"><text:a xlink:type="simple" xlink:href="https://it.wikipedia.org/wiki/Participio_passato" text:style-name="Internet_20_link" text:visited-style-name="Visited_20_Internet_20_Link"><text:span text:style-name="T2">Participio pass.</text:span></text:a><text:span text:style-name="T2">: </text:span><text:span text:style-name="T4">cesso</text:span><text:span text:style-name="T2">.</text:span></text:p>
              </text:list-item>
            </text:list>
            <text:p text:style-name="P1">si coniugavano come <text:span text:style-name="T8">cedere</text:span>: </text:p>
            <text:list xml:id="list6820540884934604445" text:style-name="L410">
              <text:list-item>
                <text:p text:style-name="P538"><text:span text:style-name="T1">Accèdere</text:span>*: </text:p>
              </text:list-item>
              <text:list-item>
                <text:p text:style-name="P538"><text:span text:style-name="T1">Antecèdere</text:span>*: </text:p>
              </text:list-item>
              <text:list-item>
                <text:p text:style-name="P538"><text:span text:style-name="T1">Decèdere</text:span>*: </text:p>
              </text:list-item>
              <text:list-item>
                <text:p text:style-name="P538"><text:span text:style-name="T1">Eccèdere</text:span>*: </text:p>
              </text:list-item>
              <text:list-item>
                <text:p text:style-name="P538"><text:span text:style-name="T1">Incèdere</text:span>*: </text:p>
              </text:list-item>
              <text:list-item>
                <text:p text:style-name="P538"><text:span text:style-name="T1">Intercèdere</text:span>*: </text:p>
              </text:list-item>
              <text:list-item>
                <text:p text:style-name="P538"><text:span text:style-name="T1">Precèdere</text:span>*: </text:p>
              </text:list-item>
              <text:list-item>
                <text:p text:style-name="P538"><text:span text:style-name="T1">Procèdere</text:span>*: </text:p>
              </text:list-item>
              <text:list-item>
                <text:p text:style-name="P147"><text:soft-page-break/><text:span text:style-name="T1">Recèdere</text:span>*:</text:p>
              </text:list-item>
            </text:list>
            <text:p text:style-name="P1"><text:span text:style-name="T9">*Seppur rare le forme irregolari sono usate nella lingua letteraria</text:span> </text:p>
            <text:p text:style-name="P713"><text:bookmark text:name="costruire"/>Costruire</text:p>
            <text:p text:style-name="P1">Oggi regolare, anticamente ammetteva le forme: </text:p>
            <text:list xml:id="list2328969926257118748" text:style-name="L411">
              <text:list-item>
                <text:p text:style-name="P690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costrussi</text:span><text:span text:style-name="T2">, ---, </text:span><text:span text:style-name="T4">costrusse</text:span><text:span text:style-name="T2">, ---, ---, </text:span><text:span text:style-name="T4">costrussero</text:span><text:span text:style-name="T2">. </text:span></text:p>
              </text:list-item>
              <text:list-item>
                <text:p text:style-name="P413"><text:a xlink:type="simple" xlink:href="https://it.wikipedia.org/wiki/Participio_passato" text:style-name="Internet_20_link" text:visited-style-name="Visited_20_Internet_20_Link"><text:span text:style-name="T2">Participio pass.</text:span></text:a><text:span text:style-name="T2">: </text:span><text:span text:style-name="T4">costrutto</text:span><text:span text:style-name="T2">.</text:span></text:p>
              </text:list-item>
            </text:list>
            <text:p text:style-name="P1">si coniugavano come <text:span text:style-name="T8">costruire</text:span>: </text:p>
            <text:list xml:id="list2146074765129102858" text:style-name="L412">
              <text:list-item>
                <text:p text:style-name="P539"><text:span text:style-name="T1">Istruire</text:span>: </text:p>
              </text:list-item>
              <text:list-item>
                <text:p text:style-name="P148"><text:span text:style-name="T1">Ricostruire</text:span>:</text:p>
              </text:list-item>
            </text:list>
            <text:p text:style-name="P713"><text:bookmark text:name="fendere"/>Fèndere</text:p>
            <text:p text:style-name="P1">Oggi regolare, anticamente ammetteva le forme </text:p>
            <text:list xml:id="list1684171000733045208" text:style-name="L413">
              <text:list-item>
                <text:p text:style-name="P691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fessi</text:span><text:span text:style-name="T2">, ---, </text:span><text:span text:style-name="T4">fesse</text:span><text:span text:style-name="T2">, ---, ---, </text:span><text:span text:style-name="T4">fessero</text:span><text:span text:style-name="T2">. </text:span></text:p>
              </text:list-item>
              <text:list-item>
                <text:p text:style-name="P414"><text:a xlink:type="simple" xlink:href="https://it.wikipedia.org/wiki/Participio_passato" text:style-name="Internet_20_link" text:visited-style-name="Visited_20_Internet_20_Link"><text:span text:style-name="T2">Participio pass.</text:span></text:a><text:span text:style-name="T2">: </text:span><text:span text:style-name="T4">fesso</text:span><text:span text:style-name="T2">.</text:span></text:p>
              </text:list-item>
            </text:list>
            <text:p text:style-name="P713"><text:bookmark text:name="mescere"/>Méscere</text:p>
            <text:p text:style-name="P1">Oggi regolare, anticamente ammetteva le forme: </text:p>
            <text:list xml:id="list2787727680509409971" text:style-name="L414">
              <text:list-item>
                <text:p text:style-name="P415"><text:a xlink:type="simple" xlink:href="https://it.wikipedia.org/wiki/Participio_passato" text:style-name="Internet_20_link" text:visited-style-name="Visited_20_Internet_20_Link"><text:span text:style-name="T2">Participio pass.</text:span></text:a><text:span text:style-name="T2">: </text:span><text:span text:style-name="T4">misto</text:span><text:span text:style-name="T2">.</text:span></text:p>
              </text:list-item>
            </text:list>
            <text:p text:style-name="P713"><text:bookmark text:name="pascere"/>Pàscere</text:p>
            <text:p text:style-name="P1">Oggi regolare, anticamente ammetteva le forme: </text:p>
            <text:list xml:id="list5748230598882551073" text:style-name="L415">
              <text:list-item>
                <text:p text:style-name="P416"><text:a xlink:type="simple" xlink:href="https://it.wikipedia.org/wiki/Participio_passato" text:style-name="Internet_20_link" text:visited-style-name="Visited_20_Internet_20_Link"><text:span text:style-name="T2">Participio pass.</text:span></text:a><text:span text:style-name="T2">: </text:span><text:span text:style-name="T4">pasto</text:span><text:span text:style-name="T2">.</text:span></text:p>
              </text:list-item>
            </text:list>
            <text:p text:style-name="P713"><text:bookmark text:name="premere"/>Prèmere</text:p>
            <text:p text:style-name="P1">Oggi regolare, anticamente ammetteva le forme: </text:p>
            <text:list xml:id="list1857832582988660642" text:style-name="L416">
              <text:list-item>
                <text:p text:style-name="P692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pressi</text:span><text:span text:style-name="T2">, ---, </text:span><text:span text:style-name="T4">presse</text:span><text:span text:style-name="T2">, ---, ---, </text:span><text:span text:style-name="T4">pressero</text:span><text:span text:style-name="T2">. </text:span></text:p>
              </text:list-item>
              <text:list-item>
                <text:p text:style-name="P417"><text:a xlink:type="simple" xlink:href="https://it.wikipedia.org/wiki/Participio_passato" text:style-name="Internet_20_link" text:visited-style-name="Visited_20_Internet_20_Link"><text:span text:style-name="T2">Participio pass.</text:span></text:a><text:span text:style-name="T2">: </text:span><text:span text:style-name="T4">presso</text:span><text:span text:style-name="T2">.</text:span></text:p>
              </text:list-item>
            </text:list>
            <text:p text:style-name="P1">si coniugavano come <text:span text:style-name="T8">premere</text:span>: </text:p>
            <text:list xml:id="list4677031554004904410" text:style-name="L417">
              <text:list-item>
                <text:p text:style-name="P149"><text:span text:style-name="T1">Sprèmere</text:span>:</text:p>
              </text:list-item>
            </text:list>
            <text:p text:style-name="P713"><text:bookmark text:name="seguire"/><text:soft-page-break/>Seguire</text:p>
            <text:p text:style-name="P1">Oggi regolare, anticamente ammetteva le forme: </text:p>
            <text:list xml:id="list2039064430472772602" text:style-name="L418">
              <text:list-item>
                <text:p text:style-name="P693"><text:a xlink:type="simple" xlink:href="https://it.wikipedia.org/wiki/Indicativo_presente" text:style-name="Internet_20_link" text:visited-style-name="Visited_20_Internet_20_Link"><text:span text:style-name="T2">Presente</text:span></text:a><text:span text:style-name="T2">: </text:span><text:span text:style-name="T4">sieguo</text:span><text:span text:style-name="T2"> o </text:span><text:span text:style-name="T4">seguisco</text:span><text:span text:style-name="T2">, </text:span><text:span text:style-name="T4">siegui</text:span><text:span text:style-name="T2"> o </text:span><text:span text:style-name="T4">seguisci</text:span><text:span text:style-name="T2">, </text:span><text:span text:style-name="T4">siegue</text:span><text:span text:style-name="T2"> o </text:span><text:span text:style-name="T4">seguisce</text:span><text:span text:style-name="T2">, ---, ---, </text:span><text:span text:style-name="T4">sieguono</text:span><text:span text:style-name="T2"> o </text:span><text:span text:style-name="T4">sieguiscono</text:span><text:span text:style-name="T2">. </text:span></text:p>
              </text:list-item>
              <text:list-item>
                <text:p text:style-name="P693"><text:a xlink:type="simple" xlink:href="https://it.wikipedia.org/wiki/Passato_remoto" text:style-name="Internet_20_link" text:visited-style-name="Visited_20_Internet_20_Link"><text:span text:style-name="T2">Passato remoto</text:span></text:a><text:span text:style-name="T2">: </text:span><text:span text:style-name="T4">seguetti</text:span><text:span text:style-name="T2">, ---, </text:span><text:span text:style-name="T4">seguette</text:span><text:span text:style-name="T2">, ---, ---, </text:span><text:span text:style-name="T4">seguettero</text:span><text:span text:style-name="T2"> </text:span></text:p>
              </text:list-item>
              <text:list-item>
                <text:p text:style-name="P418"><text:a xlink:type="simple" xlink:href="https://it.wikipedia.org/wiki/Presente_congiuntivo" text:style-name="Internet_20_link" text:visited-style-name="Visited_20_Internet_20_Link"><text:span text:style-name="T2">Congiuntivo pres.</text:span></text:a><text:span text:style-name="T2">: </text:span><text:span text:style-name="T4">siegua</text:span><text:span text:style-name="T2"> o </text:span><text:span text:style-name="T4">seguisca</text:span><text:span text:style-name="T2">, </text:span><text:span text:style-name="T4">siegua</text:span><text:span text:style-name="T2"> o </text:span><text:span text:style-name="T4">seguisca</text:span><text:span text:style-name="T2">, </text:span><text:span text:style-name="T4">siegua</text:span><text:span text:style-name="T2"> o </text:span><text:span text:style-name="T4">seguisca</text:span><text:span text:style-name="T2">, ---, ---, </text:span><text:span text:style-name="T4">sieguano</text:span><text:span text:style-name="T2"> o </text:span><text:span text:style-name="T4">sieguiscano</text:span><text:span text:style-name="T2">.</text:span></text:p>
              </text:list-item>
            </text:list>
            <text:p text:style-name="P1">si coniugavano come <text:span text:style-name="T8">seguire</text:span>: </text:p>
            <text:list xml:id="list3020967998385413297" text:style-name="L419">
              <text:list-item>
                <text:p text:style-name="P540"><text:span text:style-name="T1">Conseguire</text:span>: </text:p>
              </text:list-item>
              <text:list-item>
                <text:p text:style-name="P540"><text:span text:style-name="T1">Proseguire</text:span>: </text:p>
              </text:list-item>
              <text:list-item>
                <text:p text:style-name="P540"><text:span text:style-name="T1">Perseguire</text:span>: </text:p>
              </text:list-item>
              <text:list-item>
                <text:p text:style-name="P150"><text:span text:style-name="T1">Susseguire</text:span>:</text:p>
              </text:list-item>
            </text:list>
            <text:h text:style-name="P698" text:outline-level="2"><text:bookmark text:name="Note"/><text:bookmark-start text:name="__RefHeading___Toc449_925071808"/>Note<text:bookmark-end text:name="__RefHeading___Toc449_925071808"/></text:h>
            <text:list xml:id="list9128400193750825871" text:style-name="L420">
              <text:list-item>
                <text:p text:style-name="P694"><text:bookmark text:name="cite_note-1"/><text:a xlink:type="simple" xlink:href="https://it.wikipedia.org/w/index.php?title=Verbi_irregolari_italiani&amp;printable=yes#cite_ref-1" text:style-name="Internet_20_link" text:visited-style-name="Visited_20_Internet_20_Link"><text:span text:style-name="T3">^</text:span></text:a><text:span text:style-name="T2"> </text:span><text:a xlink:type="simple" xlink:href="http://www.edilingua.it/Upload/gr2_pagine.pdf" text:style-name="Internet_20_link" text:visited-style-name="Visited_20_Internet_20_Link"><text:span text:style-name="T2">edilingua</text:span></text:a><text:span text:style-name="T2"> </text:span></text:p>
              </text:list-item>
              <text:list-item>
                <text:p text:style-name="P694"><text:bookmark text:name="cite_note-monosib-2"/><text:span text:style-name="T3">^</text:span><text:span text:style-name="T2"> </text:span><text:a xlink:type="simple" xlink:href="https://it.wikipedia.org/w/index.php?title=Verbi_irregolari_italiani&amp;printable=yes#cite_ref-monosib_2-0" text:style-name="Internet_20_link" text:visited-style-name="Visited_20_Internet_20_Link"><text:span text:style-name="T15">a</text:span></text:a><text:span text:style-name="T2"> </text:span><text:a xlink:type="simple" xlink:href="https://it.wikipedia.org/w/index.php?title=Verbi_irregolari_italiani&amp;printable=yes#cite_ref-monosib_2-1" text:style-name="Internet_20_link" text:visited-style-name="Visited_20_Internet_20_Link"><text:span text:style-name="T15">b</text:span></text:a><text:span text:style-name="T2"> </text:span><text:a xlink:type="simple" xlink:href="https://it.wikipedia.org/w/index.php?title=Verbi_irregolari_italiani&amp;printable=yes#cite_ref-monosib_2-2" text:style-name="Internet_20_link" text:visited-style-name="Visited_20_Internet_20_Link"><text:span text:style-name="T15">c</text:span></text:a><text:span text:style-name="T2"> </text:span><text:a xlink:type="simple" xlink:href="https://it.wikipedia.org/w/index.php?title=Verbi_irregolari_italiani&amp;printable=yes#cite_ref-monosib_2-3" text:style-name="Internet_20_link" text:visited-style-name="Visited_20_Internet_20_Link"><text:span text:style-name="T15">d</text:span></text:a><text:span text:style-name="T2"> </text:span><text:a xlink:type="simple" xlink:href="https://it.wikipedia.org/w/index.php?title=Verbi_irregolari_italiani&amp;printable=yes#cite_ref-monosib_2-4" text:style-name="Internet_20_link" text:visited-style-name="Visited_20_Internet_20_Link"><text:span text:style-name="T15">e</text:span></text:a><text:span text:style-name="T2"> </text:span><text:a xlink:type="simple" xlink:href="https://it.wikipedia.org/w/index.php?title=Verbi_irregolari_italiani&amp;printable=yes#cite_ref-monosib_2-5" text:style-name="Internet_20_link" text:visited-style-name="Visited_20_Internet_20_Link"><text:span text:style-name="T15">f</text:span></text:a><text:span text:style-name="T2"> Queste voci monosillabiche richiedono l'</text:span><text:a xlink:type="simple" xlink:href="https://it.wikipedia.org/wiki/Accento_grafico" text:style-name="Internet_20_link" text:visited-style-name="Visited_20_Internet_20_Link"><text:span text:style-name="T2">accento grafico</text:span></text:a><text:span text:style-name="T2"> nei verbi derivati. </text:span></text:p>
              </text:list-item>
              <text:list-item>
                <text:p text:style-name="P694"><text:bookmark text:name="cite_note-3"/><text:a xlink:type="simple" xlink:href="https://it.wikipedia.org/w/index.php?title=Verbi_irregolari_italiani&amp;printable=yes#cite_ref-3" text:style-name="Internet_20_link" text:visited-style-name="Visited_20_Internet_20_Link"><text:span text:style-name="T3">^</text:span></text:a><text:span text:style-name="T2"> Mastrofini: </text:span><text:a xlink:type="simple" xlink:href="http://books.google.it/books?id=PlAVAAAAYAAJ&amp;printsec=frontcover#v=onepage&amp;q=andare&amp;f=false" text:style-name="Internet_20_link" text:visited-style-name="Visited_20_Internet_20_Link"><text:span text:style-name="T4">andare</text:span></text:a><text:span text:style-name="T2"> </text:span></text:p>
              </text:list-item>
              <text:list-item>
                <text:p text:style-name="P694"><text:bookmark text:name="cite_note-4"/><text:a xlink:type="simple" xlink:href="https://it.wikipedia.org/w/index.php?title=Verbi_irregolari_italiani&amp;printable=yes#cite_ref-4" text:style-name="Internet_20_link" text:visited-style-name="Visited_20_Internet_20_Link"><text:span text:style-name="T3">^</text:span></text:a><text:span text:style-name="T2"> Manuzzi </text:span><text:span text:style-name="T4">Vocabolario della lingua italiana già compilato dagli accademici della Crusca</text:span><text:span text:style-name="T2"> (1838) voce «</text:span><text:a xlink:type="simple" xlink:href="http://books.google.it/books?id=qIw7AAAAMAAJ&amp;q=oltrandare#v=snippet&amp;q=oltrandare&amp;f=false" text:style-name="Internet_20_link" text:visited-style-name="Visited_20_Internet_20_Link"><text:span text:style-name="T2">oltrandare</text:span></text:a><text:span text:style-name="T2">» </text:span></text:p>
              </text:list-item>
              <text:list-item>
                <text:p text:style-name="P694"><text:bookmark text:name="cite_note-5"/><text:a xlink:type="simple" xlink:href="https://it.wikipedia.org/w/index.php?title=Verbi_irregolari_italiani&amp;printable=yes#cite_ref-5" text:style-name="Internet_20_link" text:visited-style-name="Visited_20_Internet_20_Link"><text:span text:style-name="T3">^</text:span></text:a><text:span text:style-name="T2"> Il </text:span><text:a xlink:type="simple" xlink:href="https://it.wikipedia.org/w/index.php?title=Grande_Dizionario_Italiano_dell%27uso&amp;action=edit&amp;redlink=1" text:style-name="Internet_20_link" text:visited-style-name="Visited_20_Internet_20_Link"><text:span text:style-name="T4">Grande Dizionario Italiano dell'uso</text:span></text:a><text:span text:style-name="T2"> (</text:span><text:a xlink:type="simple" xlink:href="https://it.wikipedia.org/wiki/Tullio_De_Mauro" text:style-name="Internet_20_link" text:visited-style-name="Visited_20_Internet_20_Link"><text:span text:style-name="T2">Tullio De Mauro</text:span></text:a><text:span text:style-name="T2">) per le voci del verbo </text:span><text:span text:style-name="T4">oltrandare</text:span><text:span text:style-name="T2"> congiuntivo presente con radice </text:span><text:span text:style-name="T4">vad</text:span><text:span text:style-name="T2">- indica l'uso della lettera -</text:span><text:span text:style-name="T4">e</text:span><text:span text:style-name="T2">-: </text:span><text:span text:style-name="T4">oltrevada, oltrevadano</text:span><text:span text:style-name="T2"> </text:span></text:p>
              </text:list-item>
              <text:list-item>
                <text:p text:style-name="P694"><text:bookmark text:name="cite_note-6"/><text:a xlink:type="simple" xlink:href="https://it.wikipedia.org/w/index.php?title=Verbi_irregolari_italiani&amp;printable=yes#cite_ref-6" text:style-name="Internet_20_link" text:visited-style-name="Visited_20_Internet_20_Link"><text:span text:style-name="T3">^</text:span></text:a><text:span text:style-name="T2"> Treccani </text:span><text:a xlink:type="simple" xlink:href="http://www.treccani.it/Portale/elements/categoriesItems.jsp?pathFile=/sites/default/BancaDati/Vocabolario_online/R/VIT_III_R_096255.xml" text:style-name="Internet_20_link" text:visited-style-name="Visited_20_Internet_20_Link"><text:span text:style-name="T2">lemma «riandare»</text:span></text:a><text:span text:style-name="T2"> </text:span></text:p>
              </text:list-item>
              <text:list-item>
                <text:p text:style-name="P694"><text:bookmark text:name="cite_note-7"/><text:a xlink:type="simple" xlink:href="https://it.wikipedia.org/w/index.php?title=Verbi_irregolari_italiani&amp;printable=yes#cite_ref-7" text:style-name="Internet_20_link" text:visited-style-name="Visited_20_Internet_20_Link"><text:span text:style-name="T3">^</text:span></text:a><text:span text:style-name="T2"> Treccani </text:span><text:a xlink:type="simple" xlink:href="http://www.treccani.it/Portale/elements/categoriesItems.jsp?pathFile=/sites/default/BancaDati/Vocabolario_online/T/VIT_III_T_120231.xml" text:style-name="Internet_20_link" text:visited-style-name="Visited_20_Internet_20_Link"><text:span text:style-name="T2">lemma «trasandare»</text:span></text:a><text:span text:style-name="T2"> </text:span></text:p>
              </text:list-item>
              <text:list-item>
                <text:p text:style-name="P694"><text:bookmark text:name="cite_note-8"/><text:a xlink:type="simple" xlink:href="https://it.wikipedia.org/w/index.php?title=Verbi_irregolari_italiani&amp;printable=yes#cite_ref-8" text:style-name="Internet_20_link" text:visited-style-name="Visited_20_Internet_20_Link"><text:span text:style-name="T3">^</text:span></text:a><text:span text:style-name="T2"> </text:span><text:a xlink:type="simple" xlink:href="http://tlio.ovi.cnr.it/voci/015065.htm" text:style-name="Internet_20_link" text:visited-style-name="Visited_20_Internet_20_Link"><text:span text:style-name="T2">disdare</text:span></text:a><text:span text:style-name="T2"> </text:span></text:p>
              </text:list-item>
              <text:list-item>
                <text:p text:style-name="P694"><text:bookmark text:name="cite_note-9"/><text:a xlink:type="simple" xlink:href="https://it.wikipedia.org/w/index.php?title=Verbi_irregolari_italiani&amp;printable=yes#cite_ref-9" text:style-name="Internet_20_link" text:visited-style-name="Visited_20_Internet_20_Link"><text:span text:style-name="T3">^</text:span></text:a><text:span text:style-name="T2"> </text:span><text:a xlink:type="simple" xlink:href="http://www.dizionario.rai.it/poplemma.aspx?lid=73355&amp;r=23704" text:style-name="Internet_20_link" text:visited-style-name="Visited_20_Internet_20_Link"><text:span text:style-name="T2">Lemma «compiere»</text:span></text:a><text:span text:style-name="T2"> sul </text:span><text:a xlink:type="simple" xlink:href="https://it.wikipedia.org/wiki/Dizionario_d%27ortografia_e_di_pronunzia" text:style-name="Internet_20_link" text:visited-style-name="Visited_20_Internet_20_Link"><text:span text:style-name="T2">DOP</text:span></text:a><text:span text:style-name="T2"> </text:span></text:p>
              </text:list-item>
              <text:list-item>
                <text:p text:style-name="P694"><text:bookmark text:name="cite_note-10"/><text:a xlink:type="simple" xlink:href="https://it.wikipedia.org/w/index.php?title=Verbi_irregolari_italiani&amp;printable=yes#cite_ref-10" text:style-name="Internet_20_link" text:visited-style-name="Visited_20_Internet_20_Link"><text:span text:style-name="T3">^</text:span></text:a><text:span text:style-name="T2"> Verbo d'ambito prettamente medico attestato dal </text:span><text:a xlink:type="simple" xlink:href="https://it.wikipedia.org/wiki/Gradit" text:style-name="Internet_20_link" text:visited-style-name="Visited_20_Internet_20_Link"><text:span text:style-name="T4">Gradit</text:span></text:a><text:span text:style-name="T2"> col significato di "</text:span><text:span text:style-name="T4">asportare chirurgicamente un lembo di pelle</text:span><text:span text:style-name="T2">" </text:span></text:p>
              </text:list-item>
              <text:list-item>
                <text:p text:style-name="P694"><text:bookmark text:name="cite_note-11"/><text:a xlink:type="simple" xlink:href="https://it.wikipedia.org/w/index.php?title=Verbi_irregolari_italiani&amp;printable=yes#cite_ref-11" text:style-name="Internet_20_link" text:visited-style-name="Visited_20_Internet_20_Link"><text:span text:style-name="T3">^</text:span></text:a><text:span text:style-name="T2"> </text:span><text:a xlink:type="simple" xlink:href="https://it.wikipedia.org/w/index.php?title=Verbi_irregolari_italiani&amp;printable=yes#CITEREFmastrofini" text:style-name="Internet_20_link" text:visited-style-name="Visited_20_Internet_20_Link"><text:span text:style-name="T2">mastrofini</text:span></text:a><text:span text:style-name="T2">, </text:span><text:a xlink:type="simple" xlink:href="http://books.google.it/books?id=PlAVAAAAYAAJ&amp;printsec=frontcover#v=onepage&amp;q=arrogere&amp;f=false" text:style-name="Internet_20_link" text:visited-style-name="Visited_20_Internet_20_Link"><text:span text:style-name="T2">p. 506</text:span></text:a><text:span text:style-name="T2"> </text:span></text:p>
              </text:list-item>
              <text:list-item>
                <text:p text:style-name="P694"><text:bookmark text:name="cite_note-12"/><text:a xlink:type="simple" xlink:href="https://it.wikipedia.org/w/index.php?title=Verbi_irregolari_italiani&amp;printable=yes#cite_ref-12" text:style-name="Internet_20_link" text:visited-style-name="Visited_20_Internet_20_Link"><text:span text:style-name="T3">^</text:span></text:a><text:span text:style-name="T2"> </text:span><text:a xlink:type="simple" xlink:href="http://books.google.it/books?id=JUgVAAAAYAAJ&amp;pg=RA2-PA617&amp;dq=fecimo&amp;lr=&amp;cd=11#v=onepage&amp;q=assistere&amp;f=false" text:style-name="Internet_20_link" text:visited-style-name="Visited_20_Internet_20_Link"><text:span text:style-name="T2">Teoria e prospetto: ossia dizionario critico dei verbi italiani</text:span></text:a><text:span text:style-name="T2"> </text:span></text:p>
              </text:list-item>
              <text:list-item>
                <text:p text:style-name="P694"><text:bookmark text:name="cite_note-13"/><text:a xlink:type="simple" xlink:href="https://it.wikipedia.org/w/index.php?title=Verbi_irregolari_italiani&amp;printable=yes#cite_ref-13" text:style-name="Internet_20_link" text:visited-style-name="Visited_20_Internet_20_Link"><text:span text:style-name="T3">^</text:span></text:a><text:span text:style-name="T2"> DOP </text:span><text:a xlink:type="simple" xlink:href="http://www.dizionario.rai.it/poplemma.aspx?lid=20275&amp;r=282273" text:style-name="Internet_20_link" text:visited-style-name="Visited_20_Internet_20_Link"><text:span text:style-name="T2">lemma «retrocedere»</text:span></text:a><text:span text:style-name="T2"> </text:span></text:p>
              </text:list-item>
              <text:list-item>
                <text:p text:style-name="P694"><text:bookmark text:name="cite_note-14"/><text:a xlink:type="simple" xlink:href="https://it.wikipedia.org/w/index.php?title=Verbi_irregolari_italiani&amp;printable=yes#cite_ref-14" text:style-name="Internet_20_link" text:visited-style-name="Visited_20_Internet_20_Link"><text:span text:style-name="T3">^</text:span></text:a><text:span text:style-name="T2"> </text:span><text:a xlink:type="simple" xlink:href="http://www.treccani.it/enciclopedia/verbi-difettivi_%28La_grammatica_italiana%29/" text:style-name="Internet_20_link" text:visited-style-name="Visited_20_Internet_20_Link"><text:span text:style-name="T2">treccani</text:span></text:a><text:span text:style-name="T2"> </text:span></text:p>
              </text:list-item>
              <text:list-item>
                <text:p text:style-name="P694"><text:bookmark text:name="cite_note-15"/><text:a xlink:type="simple" xlink:href="https://it.wikipedia.org/w/index.php?title=Verbi_irregolari_italiani&amp;printable=yes#cite_ref-15" text:style-name="Internet_20_link" text:visited-style-name="Visited_20_Internet_20_Link"><text:span text:style-name="T3">^</text:span></text:a><text:span text:style-name="T2"> </text:span><text:span text:style-name="T4">Esigito</text:span><text:span text:style-name="T2">, come participio passato di </text:span><text:span text:style-name="T4">esigere</text:span><text:span text:style-name="T2">, viene definito dal </text:span><text:a xlink:type="simple" xlink:href="http://www.dizionario.rai.it/poplemma.aspx?lid=60612&amp;r=11092" text:style-name="Internet_20_link" text:visited-style-name="Visited_20_Internet_20_Link"><text:span text:style-name="T2">DOP</text:span></text:a><text:span text:style-name="T2"> «discutibile», tuttavia il suo utilizzo è auspicato anche da </text:span><text:a xlink:type="simple" xlink:href="https://it.wikipedia.org/wiki/Giovanni_Nencioni" text:style-name="Internet_20_link" text:visited-style-name="Visited_20_Internet_20_Link"><text:span text:style-name="T2">Nencioni</text:span></text:a><text:span text:style-name="T2"> (</text:span><text:span text:style-name="T4">La Crusca risponde</text:span><text:span text:style-name="T2">. Le lettere, 1995. </text:span><text:a xlink:type="simple" xlink:href="https://it.wikipedia.org/wiki/Speciale:RicercaISBN/8871662296" text:style-name="Internet_20_link" text:visited-style-name="Visited_20_Internet_20_Link"><text:span text:style-name="T2">ISBN 88-7166-229-6</text:span></text:a><text:span text:style-name="T2">) </text:span></text:p>
              </text:list-item>
              <text:list-item>
                <text:p text:style-name="P694"><text:bookmark text:name="cite_note-16"/><text:a xlink:type="simple" xlink:href="https://it.wikipedia.org/w/index.php?title=Verbi_irregolari_italiani&amp;printable=yes#cite_ref-16" text:style-name="Internet_20_link" text:visited-style-name="Visited_20_Internet_20_Link"><text:span text:style-name="T3">^</text:span></text:a><text:span text:style-name="T2"> Treccani, lemma «</text:span><text:a xlink:type="simple" xlink:href="http://www.treccani.it/vocabolario/ostendere/" text:style-name="Internet_20_link" text:visited-style-name="Visited_20_Internet_20_Link"><text:span text:style-name="T2">ostendere</text:span></text:a><text:span text:style-name="T2">» </text:span></text:p>
              </text:list-item>
              <text:list-item>
                <text:p text:style-name="P694"><text:bookmark text:name="cite_note-17"/><text:a xlink:type="simple" xlink:href="https://it.wikipedia.org/w/index.php?title=Verbi_irregolari_italiani&amp;printable=yes#cite_ref-17" text:style-name="Internet_20_link" text:visited-style-name="Visited_20_Internet_20_Link"><text:span text:style-name="T3">^</text:span></text:a><text:span text:style-name="T2"> </text:span><text:a xlink:type="simple" xlink:href="http://www.dizionario.rai.it/poplemma.aspx?lid=73309" text:style-name="Internet_20_link" text:visited-style-name="Visited_20_Internet_20_Link"><text:span text:style-name="T2">Lemma «comparire»</text:span></text:a><text:span text:style-name="T2"> sul DOP </text:span></text:p>
              </text:list-item>
              <text:list-item>
                <text:p text:style-name="P419"><text:bookmark text:name="cite_note-18"/><text:a xlink:type="simple" xlink:href="https://it.wikipedia.org/w/index.php?title=Verbi_irregolari_italiani&amp;printable=yes#cite_ref-18" text:style-name="Internet_20_link" text:visited-style-name="Visited_20_Internet_20_Link"><text:span text:style-name="T3">^</text:span></text:a><text:span text:style-name="T2"> </text:span><text:a xlink:type="simple" xlink:href="http://www.dizionario.rai.it/poplemma.aspx?lid=11916" text:style-name="Internet_20_link" text:visited-style-name="Visited_20_Internet_20_Link"><text:span text:style-name="T2">Lemma «scomparire»</text:span></text:a><text:span text:style-name="T2"> sul DOP </text:span></text:p>
              </text:list-item>
            </text:list>
            <text:h text:style-name="P698" text:outline-level="2"><text:bookmark text:name="Bibliografia"/><text:bookmark-start text:name="__RefHeading___Toc451_925071808"/><text:soft-page-break/>Bibliografia<text:bookmark-end text:name="__RefHeading___Toc451_925071808"/></text:h>
            <text:list xml:id="list5443068118872516047" text:style-name="L421">
              <text:list-item>
                <text:p text:style-name="P695"><text:bookmark text:name="CITEREFSerianni"/><text:a xlink:type="simple" xlink:href="https://it.wikipedia.org/wiki/Luca_Serianni" text:style-name="Internet_20_link" text:visited-style-name="Visited_20_Internet_20_Link"><text:span text:style-name="Citation"><text:span text:style-name="T16">Luca Serianni</text:span></text:span></text:a><text:span text:style-name="Citation"><text:span text:style-name="T16">. </text:span></text:span><text:span text:style-name="Citation"><text:span text:style-name="T17">Italiano</text:span></text:span><text:span text:style-name="Citation"><text:span text:style-name="T16">. Milano, Garzanti, 2000. XI. 125-355</text:span></text:span><text:span text:style-name="T2"> </text:span></text:p>
              </text:list-item>
              <text:list-item>
                <text:p text:style-name="P695"><text:bookmark text:name="CITEREFDOP"/><text:a xlink:type="simple" xlink:href="https://it.wikipedia.org/wiki/Bruno_Migliorini" text:style-name="Internet_20_link" text:visited-style-name="Visited_20_Internet_20_Link"><text:span text:style-name="Citation"><text:span text:style-name="T16">Bruno Migliorini</text:span></text:span></text:a><text:span text:style-name="Citation"><text:span text:style-name="T16">, </text:span></text:span><text:a xlink:type="simple" xlink:href="https://it.wikipedia.org/wiki/Carlo_Tagliavini" text:style-name="Internet_20_link" text:visited-style-name="Visited_20_Internet_20_Link"><text:span text:style-name="Citation"><text:span text:style-name="T16">Carlo Tagliavini</text:span></text:span></text:a><text:span text:style-name="Citation"><text:span text:style-name="T16">, </text:span></text:span><text:a xlink:type="simple" xlink:href="https://it.wikipedia.org/wiki/Piero_Fiorelli" text:style-name="Internet_20_link" text:visited-style-name="Visited_20_Internet_20_Link"><text:span text:style-name="Citation"><text:span text:style-name="T16">Piero Fiorelli</text:span></text:span></text:a><text:span text:style-name="Citation"><text:span text:style-name="T16">. </text:span></text:span><text:a xlink:type="simple" xlink:href="https://it.wikipedia.org/wiki/Dizionario_d%27ortografia_e_di_pronunzia" text:style-name="Internet_20_link" text:visited-style-name="Visited_20_Internet_20_Link"><text:span text:style-name="Citation"><text:span text:style-name="T17">Dizionario d'ortografia e di pronunzia</text:span></text:span></text:a><text:span text:style-name="Citation"><text:span text:style-name="T16"> RAI, 2008 (</text:span></text:span><text:a xlink:type="simple" xlink:href="http://www.dizionario.rai.it/index.aspx?treeID=1" text:style-name="Internet_20_link" text:visited-style-name="Visited_20_Internet_20_Link"><text:span text:style-name="Citation"><text:span text:style-name="T16">versione in linea</text:span></text:span></text:a><text:span text:style-name="Citation"><text:span text:style-name="T16">)</text:span></text:span><text:span text:style-name="T2"> </text:span></text:p>
              </text:list-item>
              <text:list-item>
                <text:p text:style-name="P695"><text:bookmark text:name="CITEREFTreccani"/><text:span text:style-name="Citation"><text:span text:style-name="T17">Vocabolario Treccani</text:span></text:span><text:span text:style-name="Citation"><text:span text:style-name="T16"> (</text:span></text:span><text:a xlink:type="simple" xlink:href="http://www.treccani.it/Portale/ricerche/searchNew.html" text:style-name="Internet_20_link" text:visited-style-name="Visited_20_Internet_20_Link"><text:span text:style-name="Citation"><text:span text:style-name="T16">versione in linea</text:span></text:span></text:a><text:span text:style-name="Citation"><text:span text:style-name="T16">)</text:span></text:span><text:span text:style-name="T2"> </text:span></text:p>
              </text:list-item>
              <text:list-item>
                <text:p text:style-name="P695"><text:bookmark text:name="CITEREFMastrofini"/><text:a xlink:type="simple" xlink:href="https://it.wikipedia.org/wiki/Marco_Mastrofini" text:style-name="Internet_20_link" text:visited-style-name="Visited_20_Internet_20_Link"><text:span text:style-name="Citation"><text:span text:style-name="T16">Marco Mastrofini</text:span></text:span></text:a><text:span text:style-name="Citation"><text:span text:style-name="T16"> </text:span></text:span><text:span text:style-name="Citation"><text:span text:style-name="T17">Teoria e Prospetto, ossia dizionario critico de' verbi italiani conjugati</text:span></text:span><text:span text:style-name="Citation"><text:span text:style-name="T16">. </text:span></text:span><text:a xlink:type="simple" xlink:href="http://books.google.it/books?id=PlAVAAAAYAAJ&amp;printsec=frontcover#v=onepage&amp;q=&amp;f=false" text:style-name="Internet_20_link" text:visited-style-name="Visited_20_Internet_20_Link"><text:span text:style-name="Citation"><text:span text:style-name="T16">Vol. 1</text:span></text:span></text:a><text:span text:style-name="Citation"><text:span text:style-name="T16"> </text:span></text:span><text:span text:style-name="Citation"><text:span text:style-name="T18">(A-M)</text:span></text:span><text:span text:style-name="Citation"><text:span text:style-name="T16">, </text:span></text:span><text:a xlink:type="simple" xlink:href="http://books.google.it/books?id=GBjfcCQmnu4C&amp;printsec=frontcover#v=onepage&amp;q=&amp;f=false" text:style-name="Internet_20_link" text:visited-style-name="Visited_20_Internet_20_Link"><text:span text:style-name="Citation"><text:span text:style-name="T16">Vol. 2</text:span></text:span></text:a><text:span text:style-name="Citation"><text:span text:style-name="T16"> </text:span></text:span><text:span text:style-name="Citation"><text:span text:style-name="T18">(M-Z)</text:span></text:span><text:span text:style-name="T2"> </text:span></text:p>
              </text:list-item>
              <text:list-item>
                <text:p text:style-name="P420"><text:bookmark text:name="CITEREFCompagnoni"/><text:a xlink:type="simple" xlink:href="https://it.wikipedia.org/wiki/Giuseppe_Compagnoni" text:style-name="Internet_20_link" text:visited-style-name="Visited_20_Internet_20_Link"><text:span text:style-name="Citation"><text:span text:style-name="T16">Giuseppe Compagnoni</text:span></text:span></text:a><text:span text:style-name="Citation"><text:span text:style-name="T16">, </text:span></text:span><text:a xlink:type="simple" xlink:href="http://books.google.com/books?id=fdUWAAAAQAAJ&amp;printsec=frontcover&amp;hl=it#v=onepage&amp;q&amp;f=false" text:style-name="Internet_20_link" text:visited-style-name="Visited_20_Internet_20_Link"><text:span text:style-name="Citation"><text:span text:style-name="T17">Teorica dei verbi italiani regolari, anomali, difettivi e mal noti</text:span></text:span></text:a><text:span text:style-name="Citation"><text:span text:style-name="T16"> 4ª ed. Milano, 1830.</text:span></text:span></text:p>
              </text:list-item>
            </text:list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ato Black1" svg:font-family="'Lato Black'" style:font-adornments="Black" style:font-pitch="variable"/>
    <style:font-face style:name="Lato Black" svg:font-family="'Lato Black'" style:font-adornments="Black Italic" style:font-pitch="variable"/>
    <style:font-face style:name="Lato Heavy" svg:font-family="'Lato Heavy'" style:font-adornments="Heavy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/>
    </style:style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 style:master-page-name="">
      <style:paragraph-properties fo:margin-top="0in" fo:margin-bottom="0.1965in" loext:contextual-spacing="false" fo:line-height="120%" fo:orphans="3" fo:widows="3" style:page-number="auto" style:writing-mode="page">
        <style:tab-stops/>
      </style:paragraph-properties>
      <style:text-properties style:font-name="Times New Roman1" fo:font-family="'Times New Roman'" style:font-style-name="Regular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keep-with-next="always" style:writing-mode="page"/>
      <style:text-properties style:font-name="Lato Heavy" fo:font-family="'Lato Heavy'" style:font-style-name="Heavy" style:font-pitch="variable" fo:font-size="28pt" fo:font-weight="800" style:font-size-asian="22pt" style:font-weight-asian="bold" style:font-size-complex="22pt" style:font-weight-complex="600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 style:writing-mode="page"/>
      <style:text-properties style:font-name="Lato Heavy" fo:font-family="'Lato Heavy'" style:font-style-name="Heavy" style:font-pitch="variable" fo:font-weight="800" style:font-weight-asian="bold" style:font-weight-complex="60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 style:writing-mode="page"/>
      <style:text-properties style:font-name="Times New Roman1" fo:font-family="'Times New Roman'" style:font-style-name="Regular" style:font-family-generic="roman" style:font-pitch="variabl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 fo:keep-with-next="always" style:writing-mode="page"/>
      <style:text-properties style:font-name="Lato Black" fo:font-family="'Lato Black'" style:font-style-name="Black Italic" style:font-pitch="variable" fo:font-size="19pt" fo:font-style="normal" style:text-underline-style="none" fo:font-weight="900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60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 fo:keep-with-next="always" style:writing-mode="page"/>
      <style:text-properties style:font-name="Lato Black1" fo:font-family="'Lato Black'" style:font-style-name="Black" style:font-pitch="variable" fo:font-size="16pt" fo:font-weight="900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 fo:keep-with-next="always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 fo:keep-with-next="always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 fo:keep-with-next="always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reformatted_20_Text.source-css" style:display-name="Preformatted Text.source-css" style:family="paragraph" style:parent-style-name="Preformatted_20_Text"/>
    <style:style style:name="Preformatted_20_Text.source-javascript" style:display-name="Preformatted Text.source-javascript" style:family="paragraph" style:parent-style-name="Preformatted_20_Text"/>
    <style:style style:name="Preformatted_20_Text.source-lua" style:display-name="Preformatted Text.source-lua" style:family="paragraph" style:parent-style-name="Preformatted_20_Text"/>
    <style:style style:name="Table_20_Heading" style:display-name="Table Heading" style:family="paragraph" style:parent-style-name="Table_20_Contents" style:class="extra">
      <style:paragraph-properties fo:margin-top="0in" fo:margin-bottom="0in" loext:contextual-spacing="false" fo:line-height="100%" fo:text-align="center" style:justify-single-word="false" text:number-lines="false" text:line-number="0" style:writing-mode="page"/>
      <style:text-properties fo:font-weight="bold" style:font-weight-asian="bold" style:font-weight-complex="600"/>
    </style:style>
    <style:style style:name="Frame_20_contents" style:display-name="Frame contents" style:family="paragraph" style:parent-style-name="Standard" style:class="extra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00" style:text-line-through-style="none" style:text-line-through-type="none" style:text-underline-style="solid" style:text-underline-width="auto" style:text-underline-color="font-color" style:text-blinking="false" style:text-overline-style="none" style:text-overline-color="font-color"/>
    </style:style>
    <style:style style:name="Visited_20_Internet_20_Link" style:display-name="Visited Internet Link" style:family="text">
      <style:text-properties fo:color="#000000" style:text-line-through-style="none" style:text-line-through-type="none" fo:language="zxx" fo:country="none" style:text-underline-style="solid" style:text-underline-width="auto" style:text-underline-color="font-color" style:text-blinking="false" style:language-asian="zxx" style:country-asian="none" style:language-complex="zxx" style:country-complex="none" style:text-overline-style="none" style:text-ov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imes New Roman" fo:font-size="11pt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fo:background-color="#ffffff" style:writing-mode="lr-tb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7</text:page-number></text:p>
      </style:footer>
    </style:master-page>
    <style:master-page style:name="Endnote" style:page-layout-name="Mpm2"/>
    <style:master-page style:name="HTML" style:hidden="tru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erbi irregolari italiani - Wikipedia</dc:title>
    <dc:date>2018-01-20T04:44:47.630341748</dc:date>
    <meta:editing-duration>PT17M26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77" meta:paragraph-count="2326" meta:word-count="11211" meta:character-count="81628" meta:non-whitespace-character-count="72510"/>
    <meta:user-defined meta:name="ResourceLoaderDynamicStyles"/>
    <meta:user-defined meta:name="referrer">origin-when-cross-origin</meta:user-defined>
    <meta:user-defined meta:name="robots">noindex,follow</meta:user-defined>
  </office:meta>
</office:document-meta>
</file>